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3.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mode64" table:style-name="ta1"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column table:style-name="co1" table:number-columns-repeated="2" table:default-cell-style-name="ce1"/>
        <table:table-column table:style-name="co1" table:number-columns-repeated="2" table:default-cell-style-name="Default"/>
        <table:table-column table:style-name="co1" table:number-columns-repeated="2" table:default-cell-style-name="ce1"/>
        <table:table-row table:style-name="ro1">
          <table:table-cell office:value-type="string" calcext:value-type="string">
            <text:p>hbarW=</text:p>
          </table:table-cell>
          <table:table-cell office:value-type="float" office:value="-0.00000025109023" calcext:value-type="float">
            <text:p>-2.51E-07</text:p>
          </table:table-cell>
          <table:table-cell office:value-type="string" calcext:value-type="string">
            <text:p>Ha</text:p>
          </table:table-cell>
          <table:table-cell office:value-type="float" office:value="-0.0000068325126" calcext:value-type="float">
            <text:p>-6.83E-06</text:p>
          </table:table-cell>
          <table:table-cell office:value-type="string" calcext:value-type="string">
            <text:p>eV;</text:p>
          </table:table-cell>
          <table:table-cell office:value-type="string" calcext:value-type="string">
            <text:p>nu=</text:p>
          </table:table-cell>
          <table:table-cell office:value-type="float" office:value="-0.055107937" calcext:value-type="float">
            <text:p>-5.51E-02</text:p>
          </table:table-cell>
          <table:table-cell office:value-type="string" calcext:value-type="string">
            <text:p>cm^-1</text:p>
          </table:table-cell>
          <table:table-cell office:value-type="float" office:value="1" calcext:value-type="float">
            <text:p>1</text:p>
          </table:table-cell>
          <table:table-cell office:value-type="float" office:value="-0.0000068325126" calcext:value-type="float">
            <text:p>-6.83E-06</text:p>
          </table:table-cell>
          <table:table-cell office:value-type="float" office:value="-0.055107937" calcext:value-type="float">
            <text:p>-5.51E-02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0.0000020009259" calcext:value-type="float">
            <text:p>-2.00E-06</text:p>
          </table:table-cell>
          <table:table-cell office:value-type="float" office:value="-0.016138558" calcext:value-type="float">
            <text:p>-1.61E-02</text:p>
          </table:table-cell>
        </table:table-row>
        <table:table-row table:style-name="ro1">
          <table:table-cell office:value-type="string" calcext:value-type="string">
            <text:p>hbarW=</text:p>
          </table:table-cell>
          <table:table-cell office:value-type="float" office:value="-0.00000021017557" calcext:value-type="float">
            <text:p>-2.10E-07</text:p>
          </table:table-cell>
          <table:table-cell office:value-type="string" calcext:value-type="string">
            <text:p>Ha</text:p>
          </table:table-cell>
          <table:table-cell office:value-type="float" office:value="-0.0000057191681" calcext:value-type="float">
            <text:p>-5.72E-06</text:p>
          </table:table-cell>
          <table:table-cell office:value-type="string" calcext:value-type="string">
            <text:p>eV;</text:p>
          </table:table-cell>
          <table:table-cell office:value-type="string" calcext:value-type="string">
            <text:p>nu=</text:p>
          </table:table-cell>
          <table:table-cell office:value-type="float" office:value="-0.046128206" calcext:value-type="float">
            <text:p>-4.61E-02</text:p>
          </table:table-cell>
          <table:table-cell office:value-type="string" calcext:value-type="string">
            <text:p>cm^-1</text:p>
          </table:table-cell>
          <table:table-cell office:value-type="float" office:value="2" calcext:value-type="float">
            <text:p>2</text:p>
          </table:table-cell>
          <table:table-cell office:value-type="float" office:value="-0.0000057191681" calcext:value-type="float">
            <text:p>-5.72E-06</text:p>
          </table:table-cell>
          <table:table-cell office:value-type="float" office:value="-0.046128206" calcext:value-type="float">
            <text:p>-4.61E-02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0065594273" calcext:value-type="float">
            <text:p>6.56E-03</text:p>
          </table:table-cell>
          <table:table-cell office:value-type="float" office:value="52.905354" calcext:value-type="float">
            <text:p>5.29E+01</text:p>
          </table:table-cell>
        </table:table-row>
        <table:table-row table:style-name="ro1">
          <table:table-cell office:value-type="string" calcext:value-type="string">
            <text:p>hbarW=</text:p>
          </table:table-cell>
          <table:table-cell office:value-type="float" office:value="-0.000000073532678" calcext:value-type="float">
            <text:p>-7.35E-08</text:p>
          </table:table-cell>
          <table:table-cell office:value-type="string" calcext:value-type="string">
            <text:p>Ha</text:p>
          </table:table-cell>
          <table:table-cell office:value-type="float" office:value="-0.0000020009259" calcext:value-type="float">
            <text:p>-2.00E-06</text:p>
          </table:table-cell>
          <table:table-cell office:value-type="string" calcext:value-type="string">
            <text:p>eV;</text:p>
          </table:table-cell>
          <table:table-cell office:value-type="string" calcext:value-type="string">
            <text:p>nu=</text:p>
          </table:table-cell>
          <table:table-cell office:value-type="float" office:value="-0.016138558" calcext:value-type="float">
            <text:p>-1.61E-02</text:p>
          </table:table-cell>
          <table:table-cell office:value-type="string" calcext:value-type="string">
            <text:p>cm^-1</text:p>
          </table:table-cell>
          <table:table-cell office:value-type="float" office:value="3" calcext:value-type="float">
            <text:p>3</text:p>
          </table:table-cell>
          <table:table-cell office:value-type="float" office:value="-0.0000020009259" calcext:value-type="float">
            <text:p>-2.00E-06</text:p>
          </table:table-cell>
          <table:table-cell office:value-type="float" office:value="-0.016138558" calcext:value-type="float">
            <text:p>-1.61E-0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0065635361" calcext:value-type="float">
            <text:p>6.56E-03</text:p>
          </table:table-cell>
          <table:table-cell office:value-type="float" office:value="52.938495" calcext:value-type="float">
            <text:p>5.29E+01</text:p>
          </table:table-cell>
        </table:table-row>
        <table:table-row table:style-name="ro1">
          <table:table-cell office:value-type="string" calcext:value-type="string">
            <text:p>hbarW=</text:p>
          </table:table-cell>
          <table:table-cell office:value-type="float" office:value="0.00024105453" calcext:value-type="float">
            <text:p>2.41E-04</text:p>
          </table:table-cell>
          <table:table-cell office:value-type="string" calcext:value-type="string">
            <text:p>Ha</text:p>
          </table:table-cell>
          <table:table-cell office:value-type="float" office:value="0.0065594273" calcext:value-type="float">
            <text:p>6.56E-03</text:p>
          </table:table-cell>
          <table:table-cell office:value-type="string" calcext:value-type="string">
            <text:p>eV;</text:p>
          </table:table-cell>
          <table:table-cell office:value-type="string" calcext:value-type="string">
            <text:p>nu=</text:p>
          </table:table-cell>
          <table:table-cell office:value-type="float" office:value="52.905354" calcext:value-type="float">
            <text:p>5.29E+01</text:p>
          </table:table-cell>
          <table:table-cell office:value-type="string" calcext:value-type="string">
            <text:p>cm^-1</text:p>
          </table:table-cell>
          <table:table-cell office:value-type="float" office:value="4" calcext:value-type="float">
            <text:p>4</text:p>
          </table:table-cell>
          <table:table-cell office:value-type="float" office:value="0.0065594273" calcext:value-type="float">
            <text:p>6.56E-03</text:p>
          </table:table-cell>
          <table:table-cell office:value-type="float" office:value="52.905354" calcext:value-type="float">
            <text:p>5.29E+0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.0065694647" calcext:value-type="float">
            <text:p>6.57E-03</text:p>
          </table:table-cell>
          <table:table-cell office:value-type="float" office:value="52.986312" calcext:value-type="float">
            <text:p>5.30E+01</text:p>
          </table:table-cell>
        </table:table-row>
        <table:table-row table:style-name="ro1">
          <table:table-cell office:value-type="string" calcext:value-type="string">
            <text:p>hbarW=</text:p>
          </table:table-cell>
          <table:table-cell office:value-type="float" office:value="0.00024120552" calcext:value-type="float">
            <text:p>2.41E-04</text:p>
          </table:table-cell>
          <table:table-cell office:value-type="string" calcext:value-type="string">
            <text:p>Ha</text:p>
          </table:table-cell>
          <table:table-cell office:value-type="float" office:value="0.0065635361" calcext:value-type="float">
            <text:p>6.56E-03</text:p>
          </table:table-cell>
          <table:table-cell office:value-type="string" calcext:value-type="string">
            <text:p>eV;</text:p>
          </table:table-cell>
          <table:table-cell office:value-type="string" calcext:value-type="string">
            <text:p>nu=</text:p>
          </table:table-cell>
          <table:table-cell office:value-type="float" office:value="52.938495" calcext:value-type="float">
            <text:p>5.29E+01</text:p>
          </table:table-cell>
          <table:table-cell office:value-type="string" calcext:value-type="string">
            <text:p>cm^-1</text:p>
          </table:table-cell>
          <table:table-cell office:value-type="float" office:value="5" calcext:value-type="float">
            <text:p>5</text:p>
          </table:table-cell>
          <table:table-cell office:value-type="float" office:value="0.0065635361" calcext:value-type="float">
            <text:p>6.56E-03</text:p>
          </table:table-cell>
          <table:table-cell office:value-type="float" office:value="52.938495" calcext:value-type="float">
            <text:p>5.29E+0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0065767091" calcext:value-type="float">
            <text:p>6.58E-03</text:p>
          </table:table-cell>
          <table:table-cell office:value-type="float" office:value="53.044742" calcext:value-type="float">
            <text:p>5.30E+01</text:p>
          </table:table-cell>
        </table:table-row>
        <table:table-row table:style-name="ro1">
          <table:table-cell office:value-type="string" calcext:value-type="string">
            <text:p>hbarW=</text:p>
          </table:table-cell>
          <table:table-cell office:value-type="float" office:value="0.0002414234" calcext:value-type="float">
            <text:p>2.41E-04</text:p>
          </table:table-cell>
          <table:table-cell office:value-type="string" calcext:value-type="string">
            <text:p>Ha</text:p>
          </table:table-cell>
          <table:table-cell office:value-type="float" office:value="0.0065694647" calcext:value-type="float">
            <text:p>6.57E-03</text:p>
          </table:table-cell>
          <table:table-cell office:value-type="string" calcext:value-type="string">
            <text:p>eV;</text:p>
          </table:table-cell>
          <table:table-cell office:value-type="string" calcext:value-type="string">
            <text:p>nu=</text:p>
          </table:table-cell>
          <table:table-cell office:value-type="float" office:value="52.986312" calcext:value-type="float">
            <text:p>5.30E+01</text:p>
          </table:table-cell>
          <table:table-cell office:value-type="string" calcext:value-type="string">
            <text:p>cm^-1</text:p>
          </table:table-cell>
          <table:table-cell office:value-type="float" office:value="6" calcext:value-type="float">
            <text:p>6</text:p>
          </table:table-cell>
          <table:table-cell office:value-type="float" office:value="0.0065694647" calcext:value-type="float">
            <text:p>6.57E-03</text:p>
          </table:table-cell>
          <table:table-cell office:value-type="float" office:value="52.986312" calcext:value-type="float">
            <text:p>5.30E+0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.0065790486" calcext:value-type="float">
            <text:p>6.58E-03</text:p>
          </table:table-cell>
          <table:table-cell office:value-type="float" office:value="53.063611" calcext:value-type="float">
            <text:p>5.31E+01</text:p>
          </table:table-cell>
        </table:table-row>
        <table:table-row table:style-name="ro1">
          <table:table-cell office:value-type="string" calcext:value-type="string">
            <text:p>hbarW=</text:p>
          </table:table-cell>
          <table:table-cell office:value-type="float" office:value="0.00024168962" calcext:value-type="float">
            <text:p>2.42E-04</text:p>
          </table:table-cell>
          <table:table-cell office:value-type="string" calcext:value-type="string">
            <text:p>Ha</text:p>
          </table:table-cell>
          <table:table-cell office:value-type="float" office:value="0.0065767091" calcext:value-type="float">
            <text:p>6.58E-03</text:p>
          </table:table-cell>
          <table:table-cell office:value-type="string" calcext:value-type="string">
            <text:p>eV;</text:p>
          </table:table-cell>
          <table:table-cell office:value-type="string" calcext:value-type="string">
            <text:p>nu=</text:p>
          </table:table-cell>
          <table:table-cell office:value-type="float" office:value="53.044742" calcext:value-type="float">
            <text:p>5.30E+01</text:p>
          </table:table-cell>
          <table:table-cell office:value-type="string" calcext:value-type="string">
            <text:p>cm^-1</text:p>
          </table:table-cell>
          <table:table-cell office:value-type="float" office:value="7" calcext:value-type="float">
            <text:p>7</text:p>
          </table:table-cell>
          <table:table-cell office:value-type="float" office:value="0.0065767091" calcext:value-type="float">
            <text:p>6.58E-03</text:p>
          </table:table-cell>
          <table:table-cell office:value-type="float" office:value="53.044742" calcext:value-type="float">
            <text:p>5.30E+0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0065801116" calcext:value-type="float">
            <text:p>6.58E-03</text:p>
          </table:table-cell>
          <table:table-cell office:value-type="float" office:value="53.072185" calcext:value-type="float">
            <text:p>5.31E+01</text:p>
          </table:table-cell>
        </table:table-row>
        <table:table-row table:style-name="ro1">
          <table:table-cell office:value-type="string" calcext:value-type="string">
            <text:p>hbarW=</text:p>
          </table:table-cell>
          <table:table-cell office:value-type="float" office:value="0.0002417756" calcext:value-type="float">
            <text:p>2.42E-04</text:p>
          </table:table-cell>
          <table:table-cell office:value-type="string" calcext:value-type="string">
            <text:p>Ha</text:p>
          </table:table-cell>
          <table:table-cell office:value-type="float" office:value="0.0065790486" calcext:value-type="float">
            <text:p>6.58E-03</text:p>
          </table:table-cell>
          <table:table-cell office:value-type="string" calcext:value-type="string">
            <text:p>eV;</text:p>
          </table:table-cell>
          <table:table-cell office:value-type="string" calcext:value-type="string">
            <text:p>nu=</text:p>
          </table:table-cell>
          <table:table-cell office:value-type="float" office:value="53.063611" calcext:value-type="float">
            <text:p>5.31E+01</text:p>
          </table:table-cell>
          <table:table-cell office:value-type="string" calcext:value-type="string">
            <text:p>cm^-1</text:p>
          </table:table-cell>
          <table:table-cell office:value-type="float" office:value="8" calcext:value-type="float">
            <text:p>8</text:p>
          </table:table-cell>
          <table:table-cell office:value-type="float" office:value="0.0065790486" calcext:value-type="float">
            <text:p>6.58E-03</text:p>
          </table:table-cell>
          <table:table-cell office:value-type="float" office:value="53.063611" calcext:value-type="float">
            <text:p>5.31E+0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0065814703" calcext:value-type="float">
            <text:p>6.58E-03</text:p>
          </table:table-cell>
          <table:table-cell office:value-type="float" office:value="53.083144" calcext:value-type="float">
            <text:p>5.31E+01</text:p>
          </table:table-cell>
        </table:table-row>
        <table:table-row table:style-name="ro1">
          <table:table-cell office:value-type="string" calcext:value-type="string">
            <text:p>hbarW=</text:p>
          </table:table-cell>
          <table:table-cell office:value-type="float" office:value="0.00024181466" calcext:value-type="float">
            <text:p>2.42E-04</text:p>
          </table:table-cell>
          <table:table-cell office:value-type="string" calcext:value-type="string">
            <text:p>Ha</text:p>
          </table:table-cell>
          <table:table-cell office:value-type="float" office:value="0.0065801116" calcext:value-type="float">
            <text:p>6.58E-03</text:p>
          </table:table-cell>
          <table:table-cell office:value-type="string" calcext:value-type="string">
            <text:p>eV;</text:p>
          </table:table-cell>
          <table:table-cell office:value-type="string" calcext:value-type="string">
            <text:p>nu=</text:p>
          </table:table-cell>
          <table:table-cell office:value-type="float" office:value="53.072185" calcext:value-type="float">
            <text:p>5.31E+01</text:p>
          </table:table-cell>
          <table:table-cell office:value-type="string" calcext:value-type="string">
            <text:p>cm^-1</text:p>
          </table:table-cell>
          <table:table-cell office:value-type="float" office:value="9" calcext:value-type="float">
            <text:p>9</text:p>
          </table:table-cell>
          <table:table-cell office:value-type="float" office:value="0.0065801116" calcext:value-type="float">
            <text:p>6.58E-03</text:p>
          </table:table-cell>
          <table:table-cell office:value-type="float" office:value="53.072185" calcext:value-type="float">
            <text:p>5.31E+0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0065853131" calcext:value-type="float">
            <text:p>6.59E-03</text:p>
          </table:table-cell>
          <table:table-cell office:value-type="float" office:value="53.114138" calcext:value-type="float">
            <text:p>5.31E+01</text:p>
          </table:table-cell>
        </table:table-row>
        <table:table-row table:style-name="ro1">
          <table:table-cell office:value-type="string" calcext:value-type="string">
            <text:p>hbarW=</text:p>
          </table:table-cell>
          <table:table-cell office:value-type="float" office:value="0.0002418646" calcext:value-type="float">
            <text:p>2.42E-04</text:p>
          </table:table-cell>
          <table:table-cell office:value-type="string" calcext:value-type="string">
            <text:p>Ha</text:p>
          </table:table-cell>
          <table:table-cell office:value-type="float" office:value="0.0065814703" calcext:value-type="float">
            <text:p>6.58E-03</text:p>
          </table:table-cell>
          <table:table-cell office:value-type="string" calcext:value-type="string">
            <text:p>eV;</text:p>
          </table:table-cell>
          <table:table-cell office:value-type="string" calcext:value-type="string">
            <text:p>nu=</text:p>
          </table:table-cell>
          <table:table-cell office:value-type="float" office:value="53.083144" calcext:value-type="float">
            <text:p>5.31E+01</text:p>
          </table:table-cell>
          <table:table-cell office:value-type="string" calcext:value-type="string">
            <text:p>cm^-1</text:p>
          </table:table-cell>
          <table:table-cell office:value-type="float" office:value="10" calcext:value-type="float">
            <text:p>10</text:p>
          </table:table-cell>
          <table:table-cell office:value-type="float" office:value="0.0065814703" calcext:value-type="float">
            <text:p>6.58E-03</text:p>
          </table:table-cell>
          <table:table-cell office:value-type="float" office:value="53.083144" calcext:value-type="float">
            <text:p>5.31E+01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.0073021712" calcext:value-type="float">
            <text:p>7.30E-03</text:p>
          </table:table-cell>
          <table:table-cell office:value-type="float" office:value="58.895989" calcext:value-type="float">
            <text:p>5.89E+01</text:p>
          </table:table-cell>
        </table:table-row>
        <table:table-row table:style-name="ro1">
          <table:table-cell office:value-type="string" calcext:value-type="string">
            <text:p>hbarW=</text:p>
          </table:table-cell>
          <table:table-cell office:value-type="float" office:value="0.00024200582" calcext:value-type="float">
            <text:p>2.42E-04</text:p>
          </table:table-cell>
          <table:table-cell office:value-type="string" calcext:value-type="string">
            <text:p>Ha</text:p>
          </table:table-cell>
          <table:table-cell office:value-type="float" office:value="0.0065853131" calcext:value-type="float">
            <text:p>6.59E-03</text:p>
          </table:table-cell>
          <table:table-cell office:value-type="string" calcext:value-type="string">
            <text:p>eV;</text:p>
          </table:table-cell>
          <table:table-cell office:value-type="string" calcext:value-type="string">
            <text:p>nu=</text:p>
          </table:table-cell>
          <table:table-cell office:value-type="float" office:value="53.114138" calcext:value-type="float">
            <text:p>5.31E+01</text:p>
          </table:table-cell>
          <table:table-cell office:value-type="string" calcext:value-type="string">
            <text:p>cm^-1</text:p>
          </table:table-cell>
          <table:table-cell office:value-type="float" office:value="11" calcext:value-type="float">
            <text:p>11</text:p>
          </table:table-cell>
          <table:table-cell office:value-type="float" office:value="0.0065853131" calcext:value-type="float">
            <text:p>6.59E-03</text:p>
          </table:table-cell>
          <table:table-cell office:value-type="float" office:value="53.114138" calcext:value-type="float">
            <text:p>5.31E+0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.0073086031" calcext:value-type="float">
            <text:p>7.31E-03</text:p>
          </table:table-cell>
          <table:table-cell office:value-type="float" office:value="58.947866" calcext:value-type="float">
            <text:p>5.89E+01</text:p>
          </table:table-cell>
        </table:table-row>
        <table:table-row table:style-name="ro1">
          <table:table-cell office:value-type="string" calcext:value-type="string">
            <text:p>hbarW=</text:p>
          </table:table-cell>
          <table:table-cell office:value-type="float" office:value="0.00026834987" calcext:value-type="float">
            <text:p>2.68E-04</text:p>
          </table:table-cell>
          <table:table-cell office:value-type="string" calcext:value-type="string">
            <text:p>Ha</text:p>
          </table:table-cell>
          <table:table-cell office:value-type="float" office:value="0.0073021712" calcext:value-type="float">
            <text:p>7.30E-03</text:p>
          </table:table-cell>
          <table:table-cell office:value-type="string" calcext:value-type="string">
            <text:p>eV;</text:p>
          </table:table-cell>
          <table:table-cell office:value-type="string" calcext:value-type="string">
            <text:p>nu=</text:p>
          </table:table-cell>
          <table:table-cell office:value-type="float" office:value="58.895989" calcext:value-type="float">
            <text:p>5.89E+01</text:p>
          </table:table-cell>
          <table:table-cell office:value-type="string" calcext:value-type="string">
            <text:p>cm^-1</text:p>
          </table:table-cell>
          <table:table-cell office:value-type="float" office:value="12" calcext:value-type="float">
            <text:p>12</text:p>
          </table:table-cell>
          <table:table-cell office:value-type="float" office:value="0.0073021712" calcext:value-type="float">
            <text:p>7.30E-03</text:p>
          </table:table-cell>
          <table:table-cell office:value-type="float" office:value="58.895989" calcext:value-type="float">
            <text:p>5.89E+01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.0073093668" calcext:value-type="float">
            <text:p>7.31E-03</text:p>
          </table:table-cell>
          <table:table-cell office:value-type="float" office:value="58.954025" calcext:value-type="float">
            <text:p>5.90E+01</text:p>
          </table:table-cell>
        </table:table-row>
        <table:table-row table:style-name="ro1">
          <table:table-cell office:value-type="string" calcext:value-type="string">
            <text:p>hbarW=</text:p>
          </table:table-cell>
          <table:table-cell office:value-type="float" office:value="0.00026858623" calcext:value-type="float">
            <text:p>2.69E-04</text:p>
          </table:table-cell>
          <table:table-cell office:value-type="string" calcext:value-type="string">
            <text:p>Ha</text:p>
          </table:table-cell>
          <table:table-cell office:value-type="float" office:value="0.0073086031" calcext:value-type="float">
            <text:p>7.31E-03</text:p>
          </table:table-cell>
          <table:table-cell office:value-type="string" calcext:value-type="string">
            <text:p>eV;</text:p>
          </table:table-cell>
          <table:table-cell office:value-type="string" calcext:value-type="string">
            <text:p>nu=</text:p>
          </table:table-cell>
          <table:table-cell office:value-type="float" office:value="58.947866" calcext:value-type="float">
            <text:p>5.89E+01</text:p>
          </table:table-cell>
          <table:table-cell office:value-type="string" calcext:value-type="string">
            <text:p>cm^-1</text:p>
          </table:table-cell>
          <table:table-cell office:value-type="float" office:value="13" calcext:value-type="float">
            <text:p>13</text:p>
          </table:table-cell>
          <table:table-cell office:value-type="float" office:value="0.0073086031" calcext:value-type="float">
            <text:p>7.31E-03</text:p>
          </table:table-cell>
          <table:table-cell office:value-type="float" office:value="58.947866" calcext:value-type="float">
            <text:p>5.89E+0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0073121017" calcext:value-type="float">
            <text:p>7.31E-03</text:p>
          </table:table-cell>
          <table:table-cell office:value-type="float" office:value="58.976084" calcext:value-type="float">
            <text:p>5.90E+01</text:p>
          </table:table-cell>
        </table:table-row>
        <table:table-row table:style-name="ro1">
          <table:table-cell office:value-type="string" calcext:value-type="string">
            <text:p>hbarW=</text:p>
          </table:table-cell>
          <table:table-cell office:value-type="float" office:value="0.0002686143" calcext:value-type="float">
            <text:p>2.69E-04</text:p>
          </table:table-cell>
          <table:table-cell office:value-type="string" calcext:value-type="string">
            <text:p>Ha</text:p>
          </table:table-cell>
          <table:table-cell office:value-type="float" office:value="0.0073093668" calcext:value-type="float">
            <text:p>7.31E-03</text:p>
          </table:table-cell>
          <table:table-cell office:value-type="string" calcext:value-type="string">
            <text:p>eV;</text:p>
          </table:table-cell>
          <table:table-cell office:value-type="string" calcext:value-type="string">
            <text:p>nu=</text:p>
          </table:table-cell>
          <table:table-cell office:value-type="float" office:value="58.954025" calcext:value-type="float">
            <text:p>5.90E+01</text:p>
          </table:table-cell>
          <table:table-cell office:value-type="string" calcext:value-type="string">
            <text:p>cm^-1</text:p>
          </table:table-cell>
          <table:table-cell office:value-type="float" office:value="14" calcext:value-type="float">
            <text:p>14</text:p>
          </table:table-cell>
          <table:table-cell office:value-type="float" office:value="0.0073093668" calcext:value-type="float">
            <text:p>7.31E-03</text:p>
          </table:table-cell>
          <table:table-cell office:value-type="float" office:value="58.954025" calcext:value-type="float">
            <text:p>5.90E+0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0.007313029" calcext:value-type="float">
            <text:p>7.31E-03</text:p>
          </table:table-cell>
          <table:table-cell office:value-type="float" office:value="58.983563" calcext:value-type="float">
            <text:p>5.90E+01</text:p>
          </table:table-cell>
        </table:table-row>
        <table:table-row table:style-name="ro1">
          <table:table-cell office:value-type="string" calcext:value-type="string">
            <text:p>hbarW=</text:p>
          </table:table-cell>
          <table:table-cell office:value-type="float" office:value="0.0002687148" calcext:value-type="float">
            <text:p>2.69E-04</text:p>
          </table:table-cell>
          <table:table-cell office:value-type="string" calcext:value-type="string">
            <text:p>Ha</text:p>
          </table:table-cell>
          <table:table-cell office:value-type="float" office:value="0.0073121017" calcext:value-type="float">
            <text:p>7.31E-03</text:p>
          </table:table-cell>
          <table:table-cell office:value-type="string" calcext:value-type="string">
            <text:p>eV;</text:p>
          </table:table-cell>
          <table:table-cell office:value-type="string" calcext:value-type="string">
            <text:p>nu=</text:p>
          </table:table-cell>
          <table:table-cell office:value-type="float" office:value="58.976084" calcext:value-type="float">
            <text:p>5.90E+01</text:p>
          </table:table-cell>
          <table:table-cell office:value-type="string" calcext:value-type="string">
            <text:p>cm^-1</text:p>
          </table:table-cell>
          <table:table-cell office:value-type="float" office:value="15" calcext:value-type="float">
            <text:p>15</text:p>
          </table:table-cell>
          <table:table-cell office:value-type="float" office:value="0.0073121017" calcext:value-type="float">
            <text:p>7.31E-03</text:p>
          </table:table-cell>
          <table:table-cell office:value-type="float" office:value="58.976084" calcext:value-type="float">
            <text:p>5.90E+0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0.0073135516" calcext:value-type="float">
            <text:p>7.31E-03</text:p>
          </table:table-cell>
          <table:table-cell office:value-type="float" office:value="58.987778" calcext:value-type="float">
            <text:p>5.90E+01</text:p>
          </table:table-cell>
        </table:table-row>
        <table:table-row table:style-name="ro1">
          <table:table-cell office:value-type="string" calcext:value-type="string">
            <text:p>hbarW=</text:p>
          </table:table-cell>
          <table:table-cell office:value-type="float" office:value="0.00026874888" calcext:value-type="float">
            <text:p>2.69E-04</text:p>
          </table:table-cell>
          <table:table-cell office:value-type="string" calcext:value-type="string">
            <text:p>Ha</text:p>
          </table:table-cell>
          <table:table-cell office:value-type="float" office:value="0.007313029" calcext:value-type="float">
            <text:p>7.31E-03</text:p>
          </table:table-cell>
          <table:table-cell office:value-type="string" calcext:value-type="string">
            <text:p>eV;</text:p>
          </table:table-cell>
          <table:table-cell office:value-type="string" calcext:value-type="string">
            <text:p>nu=</text:p>
          </table:table-cell>
          <table:table-cell office:value-type="float" office:value="58.983563" calcext:value-type="float">
            <text:p>5.90E+01</text:p>
          </table:table-cell>
          <table:table-cell office:value-type="string" calcext:value-type="string">
            <text:p>cm^-1</text:p>
          </table:table-cell>
          <table:table-cell office:value-type="float" office:value="16" calcext:value-type="float">
            <text:p>16</text:p>
          </table:table-cell>
          <table:table-cell office:value-type="float" office:value="0.007313029" calcext:value-type="float">
            <text:p>7.31E-03</text:p>
          </table:table-cell>
          <table:table-cell office:value-type="float" office:value="58.983563" calcext:value-type="float">
            <text:p>5.90E+01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0.0073141656" calcext:value-type="float">
            <text:p>7.31E-03</text:p>
          </table:table-cell>
          <table:table-cell office:value-type="float" office:value="58.99273" calcext:value-type="float">
            <text:p>5.90E+01</text:p>
          </table:table-cell>
        </table:table-row>
        <table:table-row table:style-name="ro1">
          <table:table-cell office:value-type="string" calcext:value-type="string">
            <text:p>hbarW=</text:p>
          </table:table-cell>
          <table:table-cell office:value-type="float" office:value="0.00026876809" calcext:value-type="float">
            <text:p>2.69E-04</text:p>
          </table:table-cell>
          <table:table-cell office:value-type="string" calcext:value-type="string">
            <text:p>Ha</text:p>
          </table:table-cell>
          <table:table-cell office:value-type="float" office:value="0.0073135516" calcext:value-type="float">
            <text:p>7.31E-03</text:p>
          </table:table-cell>
          <table:table-cell office:value-type="string" calcext:value-type="string">
            <text:p>eV;</text:p>
          </table:table-cell>
          <table:table-cell office:value-type="string" calcext:value-type="string">
            <text:p>nu=</text:p>
          </table:table-cell>
          <table:table-cell office:value-type="float" office:value="58.987778" calcext:value-type="float">
            <text:p>5.90E+01</text:p>
          </table:table-cell>
          <table:table-cell office:value-type="string" calcext:value-type="string">
            <text:p>cm^-1</text:p>
          </table:table-cell>
          <table:table-cell office:value-type="float" office:value="17" calcext:value-type="float">
            <text:p>17</text:p>
          </table:table-cell>
          <table:table-cell office:value-type="float" office:value="0.0073135516" calcext:value-type="float">
            <text:p>7.31E-03</text:p>
          </table:table-cell>
          <table:table-cell office:value-type="float" office:value="58.987778" calcext:value-type="float">
            <text:p>5.90E+01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0.0073144797" calcext:value-type="float">
            <text:p>7.31E-03</text:p>
          </table:table-cell>
          <table:table-cell office:value-type="float" office:value="58.995263" calcext:value-type="float">
            <text:p>5.90E+01</text:p>
          </table:table-cell>
        </table:table-row>
        <table:table-row table:style-name="ro1">
          <table:table-cell office:value-type="string" calcext:value-type="string">
            <text:p>hbarW=</text:p>
          </table:table-cell>
          <table:table-cell office:value-type="float" office:value="0.00026879065" calcext:value-type="float">
            <text:p>2.69E-04</text:p>
          </table:table-cell>
          <table:table-cell office:value-type="string" calcext:value-type="string">
            <text:p>Ha</text:p>
          </table:table-cell>
          <table:table-cell office:value-type="float" office:value="0.0073141656" calcext:value-type="float">
            <text:p>7.31E-03</text:p>
          </table:table-cell>
          <table:table-cell office:value-type="string" calcext:value-type="string">
            <text:p>eV;</text:p>
          </table:table-cell>
          <table:table-cell office:value-type="string" calcext:value-type="string">
            <text:p>nu=</text:p>
          </table:table-cell>
          <table:table-cell office:value-type="float" office:value="58.99273" calcext:value-type="float">
            <text:p>5.90E+01</text:p>
          </table:table-cell>
          <table:table-cell office:value-type="string" calcext:value-type="string">
            <text:p>cm^-1</text:p>
          </table:table-cell>
          <table:table-cell office:value-type="float" office:value="18" calcext:value-type="float">
            <text:p>18</text:p>
          </table:table-cell>
          <table:table-cell office:value-type="float" office:value="0.0073141656" calcext:value-type="float">
            <text:p>7.31E-03</text:p>
          </table:table-cell>
          <table:table-cell office:value-type="float" office:value="58.99273" calcext:value-type="float">
            <text:p>5.90E+01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.0073146323" calcext:value-type="float">
            <text:p>7.31E-03</text:p>
          </table:table-cell>
          <table:table-cell office:value-type="float" office:value="58.996495" calcext:value-type="float">
            <text:p>5.90E+01</text:p>
          </table:table-cell>
        </table:table-row>
        <table:table-row table:style-name="ro1">
          <table:table-cell office:value-type="string" calcext:value-type="string">
            <text:p>hbarW=</text:p>
          </table:table-cell>
          <table:table-cell office:value-type="float" office:value="0.00026880219" calcext:value-type="float">
            <text:p>2.69E-04</text:p>
          </table:table-cell>
          <table:table-cell office:value-type="string" calcext:value-type="string">
            <text:p>Ha</text:p>
          </table:table-cell>
          <table:table-cell office:value-type="float" office:value="0.0073144797" calcext:value-type="float">
            <text:p>7.31E-03</text:p>
          </table:table-cell>
          <table:table-cell office:value-type="string" calcext:value-type="string">
            <text:p>eV;</text:p>
          </table:table-cell>
          <table:table-cell office:value-type="string" calcext:value-type="string">
            <text:p>nu=</text:p>
          </table:table-cell>
          <table:table-cell office:value-type="float" office:value="58.995263" calcext:value-type="float">
            <text:p>5.90E+01</text:p>
          </table:table-cell>
          <table:table-cell office:value-type="string" calcext:value-type="string">
            <text:p>cm^-1</text:p>
          </table:table-cell>
          <table:table-cell office:value-type="float" office:value="19" calcext:value-type="float">
            <text:p>19</text:p>
          </table:table-cell>
          <table:table-cell office:value-type="float" office:value="0.0073144797" calcext:value-type="float">
            <text:p>7.31E-03</text:p>
          </table:table-cell>
          <table:table-cell office:value-type="float" office:value="58.995263" calcext:value-type="float">
            <text:p>5.90E+01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0.0073158244" calcext:value-type="float">
            <text:p>7.32E-03</text:p>
          </table:table-cell>
          <table:table-cell office:value-type="float" office:value="59.00611" calcext:value-type="float">
            <text:p>5.90E+01</text:p>
          </table:table-cell>
        </table:table-row>
        <table:table-row table:style-name="ro1">
          <table:table-cell office:value-type="string" calcext:value-type="string">
            <text:p>hbarW=</text:p>
          </table:table-cell>
          <table:table-cell office:value-type="float" office:value="0.0002688078" calcext:value-type="float">
            <text:p>2.69E-04</text:p>
          </table:table-cell>
          <table:table-cell office:value-type="string" calcext:value-type="string">
            <text:p>Ha</text:p>
          </table:table-cell>
          <table:table-cell office:value-type="float" office:value="0.0073146323" calcext:value-type="float">
            <text:p>7.31E-03</text:p>
          </table:table-cell>
          <table:table-cell office:value-type="string" calcext:value-type="string">
            <text:p>eV;</text:p>
          </table:table-cell>
          <table:table-cell office:value-type="string" calcext:value-type="string">
            <text:p>nu=</text:p>
          </table:table-cell>
          <table:table-cell office:value-type="float" office:value="58.996495" calcext:value-type="float">
            <text:p>5.90E+01</text:p>
          </table:table-cell>
          <table:table-cell office:value-type="string" calcext:value-type="string">
            <text:p>cm^-1</text:p>
          </table:table-cell>
          <table:table-cell office:value-type="float" office:value="20" calcext:value-type="float">
            <text:p>20</text:p>
          </table:table-cell>
          <table:table-cell office:value-type="float" office:value="0.0073146323" calcext:value-type="float">
            <text:p>7.31E-03</text:p>
          </table:table-cell>
          <table:table-cell office:value-type="float" office:value="58.996495" calcext:value-type="float">
            <text:p>5.90E+01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.0073164269" calcext:value-type="float">
            <text:p>7.32E-03</text:p>
          </table:table-cell>
          <table:table-cell office:value-type="float" office:value="59.010969" calcext:value-type="float">
            <text:p>5.90E+01</text:p>
          </table:table-cell>
        </table:table-row>
        <table:table-row table:style-name="ro1">
          <table:table-cell office:value-type="string" calcext:value-type="string">
            <text:p>hbarW=</text:p>
          </table:table-cell>
          <table:table-cell office:value-type="float" office:value="0.00026885161" calcext:value-type="float">
            <text:p>2.69E-04</text:p>
          </table:table-cell>
          <table:table-cell office:value-type="string" calcext:value-type="string">
            <text:p>Ha</text:p>
          </table:table-cell>
          <table:table-cell office:value-type="float" office:value="0.0073158244" calcext:value-type="float">
            <text:p>7.32E-03</text:p>
          </table:table-cell>
          <table:table-cell office:value-type="string" calcext:value-type="string">
            <text:p>eV;</text:p>
          </table:table-cell>
          <table:table-cell office:value-type="string" calcext:value-type="string">
            <text:p>nu=</text:p>
          </table:table-cell>
          <table:table-cell office:value-type="float" office:value="59.00611" calcext:value-type="float">
            <text:p>5.90E+01</text:p>
          </table:table-cell>
          <table:table-cell office:value-type="string" calcext:value-type="string">
            <text:p>cm^-1</text:p>
          </table:table-cell>
          <table:table-cell office:value-type="float" office:value="21" calcext:value-type="float">
            <text:p>21</text:p>
          </table:table-cell>
          <table:table-cell office:value-type="float" office:value="0.0073158244" calcext:value-type="float">
            <text:p>7.32E-03</text:p>
          </table:table-cell>
          <table:table-cell office:value-type="float" office:value="59.00611" calcext:value-type="float">
            <text:p>5.90E+01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0.007322838" calcext:value-type="float">
            <text:p>7.32E-03</text:p>
          </table:table-cell>
          <table:table-cell office:value-type="float" office:value="59.062678" calcext:value-type="float">
            <text:p>5.91E+01</text:p>
          </table:table-cell>
        </table:table-row>
        <table:table-row table:style-name="ro1">
          <table:table-cell office:value-type="string" calcext:value-type="string">
            <text:p>hbarW=</text:p>
          </table:table-cell>
          <table:table-cell office:value-type="float" office:value="0.00026887375" calcext:value-type="float">
            <text:p>2.69E-04</text:p>
          </table:table-cell>
          <table:table-cell office:value-type="string" calcext:value-type="string">
            <text:p>Ha</text:p>
          </table:table-cell>
          <table:table-cell office:value-type="float" office:value="0.0073164269" calcext:value-type="float">
            <text:p>7.32E-03</text:p>
          </table:table-cell>
          <table:table-cell office:value-type="string" calcext:value-type="string">
            <text:p>eV;</text:p>
          </table:table-cell>
          <table:table-cell office:value-type="string" calcext:value-type="string">
            <text:p>nu=</text:p>
          </table:table-cell>
          <table:table-cell office:value-type="float" office:value="59.010969" calcext:value-type="float">
            <text:p>5.90E+01</text:p>
          </table:table-cell>
          <table:table-cell office:value-type="string" calcext:value-type="string">
            <text:p>cm^-1</text:p>
          </table:table-cell>
          <table:table-cell office:value-type="float" office:value="22" calcext:value-type="float">
            <text:p>22</text:p>
          </table:table-cell>
          <table:table-cell office:value-type="float" office:value="0.0073164269" calcext:value-type="float">
            <text:p>7.32E-03</text:p>
          </table:table-cell>
          <table:table-cell office:value-type="float" office:value="59.010969" calcext:value-type="float">
            <text:p>5.90E+01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0.009180595" calcext:value-type="float">
            <text:p>9.18E-03</text:p>
          </table:table-cell>
          <table:table-cell office:value-type="float" office:value="74.0465" calcext:value-type="float">
            <text:p>7.40E+01</text:p>
          </table:table-cell>
        </table:table-row>
        <table:table-row table:style-name="ro1">
          <table:table-cell office:value-type="string" calcext:value-type="string">
            <text:p>hbarW=</text:p>
          </table:table-cell>
          <table:table-cell office:value-type="float" office:value="0.00026910936" calcext:value-type="float">
            <text:p>2.69E-04</text:p>
          </table:table-cell>
          <table:table-cell office:value-type="string" calcext:value-type="string">
            <text:p>Ha</text:p>
          </table:table-cell>
          <table:table-cell office:value-type="float" office:value="0.007322838" calcext:value-type="float">
            <text:p>7.32E-03</text:p>
          </table:table-cell>
          <table:table-cell office:value-type="string" calcext:value-type="string">
            <text:p>eV;</text:p>
          </table:table-cell>
          <table:table-cell office:value-type="string" calcext:value-type="string">
            <text:p>nu=</text:p>
          </table:table-cell>
          <table:table-cell office:value-type="float" office:value="59.062678" calcext:value-type="float">
            <text:p>5.91E+01</text:p>
          </table:table-cell>
          <table:table-cell office:value-type="string" calcext:value-type="string">
            <text:p>cm^-1</text:p>
          </table:table-cell>
          <table:table-cell office:value-type="float" office:value="23" calcext:value-type="float">
            <text:p>23</text:p>
          </table:table-cell>
          <table:table-cell office:value-type="float" office:value="0.007322838" calcext:value-type="float">
            <text:p>7.32E-03</text:p>
          </table:table-cell>
          <table:table-cell office:value-type="float" office:value="59.062678" calcext:value-type="float">
            <text:p>5.91E+01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0091841625" calcext:value-type="float">
            <text:p>9.18E-03</text:p>
          </table:table-cell>
          <table:table-cell office:value-type="float" office:value="74.075274" calcext:value-type="float">
            <text:p>7.41E+01</text:p>
          </table:table-cell>
        </table:table-row>
        <table:table-row table:style-name="ro1">
          <table:table-cell office:value-type="string" calcext:value-type="string">
            <text:p>hbarW=</text:p>
          </table:table-cell>
          <table:table-cell office:value-type="float" office:value="0.00033738067" calcext:value-type="float">
            <text:p>3.37E-04</text:p>
          </table:table-cell>
          <table:table-cell office:value-type="string" calcext:value-type="string">
            <text:p>Ha</text:p>
          </table:table-cell>
          <table:table-cell office:value-type="float" office:value="0.009180595" calcext:value-type="float">
            <text:p>9.18E-03</text:p>
          </table:table-cell>
          <table:table-cell office:value-type="string" calcext:value-type="string">
            <text:p>eV;</text:p>
          </table:table-cell>
          <table:table-cell office:value-type="string" calcext:value-type="string">
            <text:p>nu=</text:p>
          </table:table-cell>
          <table:table-cell office:value-type="float" office:value="74.0465" calcext:value-type="float">
            <text:p>7.40E+01</text:p>
          </table:table-cell>
          <table:table-cell office:value-type="string" calcext:value-type="string">
            <text:p>cm^-1</text:p>
          </table:table-cell>
          <table:table-cell office:value-type="float" office:value="24" calcext:value-type="float">
            <text:p>24</text:p>
          </table:table-cell>
          <table:table-cell office:value-type="float" office:value="0.009180595" calcext:value-type="float">
            <text:p>9.18E-03</text:p>
          </table:table-cell>
          <table:table-cell office:value-type="float" office:value="74.0465" calcext:value-type="float">
            <text:p>7.40E+01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0.0091857787" calcext:value-type="float">
            <text:p>9.19E-03</text:p>
          </table:table-cell>
          <table:table-cell office:value-type="float" office:value="74.088309" calcext:value-type="float">
            <text:p>7.41E+01</text:p>
          </table:table-cell>
        </table:table-row>
        <table:table-row table:style-name="ro1">
          <table:table-cell office:value-type="string" calcext:value-type="string">
            <text:p>hbarW=</text:p>
          </table:table-cell>
          <table:table-cell office:value-type="float" office:value="0.00033751178" calcext:value-type="float">
            <text:p>3.38E-04</text:p>
          </table:table-cell>
          <table:table-cell office:value-type="string" calcext:value-type="string">
            <text:p>Ha</text:p>
          </table:table-cell>
          <table:table-cell office:value-type="float" office:value="0.0091841625" calcext:value-type="float">
            <text:p>9.18E-03</text:p>
          </table:table-cell>
          <table:table-cell office:value-type="string" calcext:value-type="string">
            <text:p>eV;</text:p>
          </table:table-cell>
          <table:table-cell office:value-type="string" calcext:value-type="string">
            <text:p>nu=</text:p>
          </table:table-cell>
          <table:table-cell office:value-type="float" office:value="74.075274" calcext:value-type="float">
            <text:p>7.41E+01</text:p>
          </table:table-cell>
          <table:table-cell office:value-type="string" calcext:value-type="string">
            <text:p>cm^-1</text:p>
          </table:table-cell>
          <table:table-cell office:value-type="float" office:value="25" calcext:value-type="float">
            <text:p>25</text:p>
          </table:table-cell>
          <table:table-cell office:value-type="float" office:value="0.0091841625" calcext:value-type="float">
            <text:p>9.18E-03</text:p>
          </table:table-cell>
          <table:table-cell office:value-type="float" office:value="74.075274" calcext:value-type="float">
            <text:p>7.41E+01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.009190487" calcext:value-type="float">
            <text:p>9.19E-03</text:p>
          </table:table-cell>
          <table:table-cell office:value-type="float" office:value="74.126285" calcext:value-type="float">
            <text:p>7.41E+01</text:p>
          </table:table-cell>
        </table:table-row>
        <table:table-row table:style-name="ro1">
          <table:table-cell office:value-type="string" calcext:value-type="string">
            <text:p>hbarW=</text:p>
          </table:table-cell>
          <table:table-cell office:value-type="float" office:value="0.00033757117" calcext:value-type="float">
            <text:p>3.38E-04</text:p>
          </table:table-cell>
          <table:table-cell office:value-type="string" calcext:value-type="string">
            <text:p>Ha</text:p>
          </table:table-cell>
          <table:table-cell office:value-type="float" office:value="0.0091857787" calcext:value-type="float">
            <text:p>9.19E-03</text:p>
          </table:table-cell>
          <table:table-cell office:value-type="string" calcext:value-type="string">
            <text:p>eV;</text:p>
          </table:table-cell>
          <table:table-cell office:value-type="string" calcext:value-type="string">
            <text:p>nu=</text:p>
          </table:table-cell>
          <table:table-cell office:value-type="float" office:value="74.088309" calcext:value-type="float">
            <text:p>7.41E+01</text:p>
          </table:table-cell>
          <table:table-cell office:value-type="string" calcext:value-type="string">
            <text:p>cm^-1</text:p>
          </table:table-cell>
          <table:table-cell office:value-type="float" office:value="26" calcext:value-type="float">
            <text:p>26</text:p>
          </table:table-cell>
          <table:table-cell office:value-type="float" office:value="0.0091857787" calcext:value-type="float">
            <text:p>9.19E-03</text:p>
          </table:table-cell>
          <table:table-cell office:value-type="float" office:value="74.088309" calcext:value-type="float">
            <text:p>7.41E+01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0.0091942817" calcext:value-type="float">
            <text:p>9.19E-03</text:p>
          </table:table-cell>
          <table:table-cell office:value-type="float" office:value="74.156891" calcext:value-type="float">
            <text:p>7.42E+01</text:p>
          </table:table-cell>
        </table:table-row>
        <table:table-row table:style-name="ro1">
          <table:table-cell office:value-type="string" calcext:value-type="string">
            <text:p>hbarW=</text:p>
          </table:table-cell>
          <table:table-cell office:value-type="float" office:value="0.0003377442" calcext:value-type="float">
            <text:p>3.38E-04</text:p>
          </table:table-cell>
          <table:table-cell office:value-type="string" calcext:value-type="string">
            <text:p>Ha</text:p>
          </table:table-cell>
          <table:table-cell office:value-type="float" office:value="0.009190487" calcext:value-type="float">
            <text:p>9.19E-03</text:p>
          </table:table-cell>
          <table:table-cell office:value-type="string" calcext:value-type="string">
            <text:p>eV;</text:p>
          </table:table-cell>
          <table:table-cell office:value-type="string" calcext:value-type="string">
            <text:p>nu=</text:p>
          </table:table-cell>
          <table:table-cell office:value-type="float" office:value="74.126285" calcext:value-type="float">
            <text:p>7.41E+01</text:p>
          </table:table-cell>
          <table:table-cell office:value-type="string" calcext:value-type="string">
            <text:p>cm^-1</text:p>
          </table:table-cell>
          <table:table-cell office:value-type="float" office:value="27" calcext:value-type="float">
            <text:p>27</text:p>
          </table:table-cell>
          <table:table-cell office:value-type="float" office:value="0.009190487" calcext:value-type="float">
            <text:p>9.19E-03</text:p>
          </table:table-cell>
          <table:table-cell office:value-type="float" office:value="74.126285" calcext:value-type="float">
            <text:p>7.41E+01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0.0091951998" calcext:value-type="float">
            <text:p>9.20E-03</text:p>
          </table:table-cell>
          <table:table-cell office:value-type="float" office:value="74.164296" calcext:value-type="float">
            <text:p>7.42E+01</text:p>
          </table:table-cell>
        </table:table-row>
        <table:table-row table:style-name="ro1">
          <table:table-cell office:value-type="string" calcext:value-type="string">
            <text:p>hbarW=</text:p>
          </table:table-cell>
          <table:table-cell office:value-type="float" office:value="0.00033788365" calcext:value-type="float">
            <text:p>3.38E-04</text:p>
          </table:table-cell>
          <table:table-cell office:value-type="string" calcext:value-type="string">
            <text:p>Ha</text:p>
          </table:table-cell>
          <table:table-cell office:value-type="float" office:value="0.0091942817" calcext:value-type="float">
            <text:p>9.19E-03</text:p>
          </table:table-cell>
          <table:table-cell office:value-type="string" calcext:value-type="string">
            <text:p>eV;</text:p>
          </table:table-cell>
          <table:table-cell office:value-type="string" calcext:value-type="string">
            <text:p>nu=</text:p>
          </table:table-cell>
          <table:table-cell office:value-type="float" office:value="74.156891" calcext:value-type="float">
            <text:p>7.42E+01</text:p>
          </table:table-cell>
          <table:table-cell office:value-type="string" calcext:value-type="string">
            <text:p>cm^-1</text:p>
          </table:table-cell>
          <table:table-cell office:value-type="float" office:value="28" calcext:value-type="float">
            <text:p>28</text:p>
          </table:table-cell>
          <table:table-cell office:value-type="float" office:value="0.0091942817" calcext:value-type="float">
            <text:p>9.19E-03</text:p>
          </table:table-cell>
          <table:table-cell office:value-type="float" office:value="74.156891" calcext:value-type="float">
            <text:p>7.42E+01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0.00933091" calcext:value-type="float">
            <text:p>9.33E-03</text:p>
          </table:table-cell>
          <table:table-cell office:value-type="float" office:value="75.258873" calcext:value-type="float">
            <text:p>7.53E+01</text:p>
          </table:table-cell>
        </table:table-row>
        <table:table-row table:style-name="ro1">
          <table:table-cell office:value-type="string" calcext:value-type="string">
            <text:p>hbarW=</text:p>
          </table:table-cell>
          <table:table-cell office:value-type="float" office:value="0.00033791739" calcext:value-type="float">
            <text:p>3.38E-04</text:p>
          </table:table-cell>
          <table:table-cell office:value-type="string" calcext:value-type="string">
            <text:p>Ha</text:p>
          </table:table-cell>
          <table:table-cell office:value-type="float" office:value="0.0091951998" calcext:value-type="float">
            <text:p>9.20E-03</text:p>
          </table:table-cell>
          <table:table-cell office:value-type="string" calcext:value-type="string">
            <text:p>eV;</text:p>
          </table:table-cell>
          <table:table-cell office:value-type="string" calcext:value-type="string">
            <text:p>nu=</text:p>
          </table:table-cell>
          <table:table-cell office:value-type="float" office:value="74.164296" calcext:value-type="float">
            <text:p>7.42E+01</text:p>
          </table:table-cell>
          <table:table-cell office:value-type="string" calcext:value-type="string">
            <text:p>cm^-1</text:p>
          </table:table-cell>
          <table:table-cell office:value-type="float" office:value="29" calcext:value-type="float">
            <text:p>29</text:p>
          </table:table-cell>
          <table:table-cell office:value-type="float" office:value="0.0091951998" calcext:value-type="float">
            <text:p>9.20E-03</text:p>
          </table:table-cell>
          <table:table-cell office:value-type="float" office:value="74.164296" calcext:value-type="float">
            <text:p>7.42E+01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0.0093372995" calcext:value-type="float">
            <text:p>9.34E-03</text:p>
          </table:table-cell>
          <table:table-cell office:value-type="float" office:value="75.310408" calcext:value-type="float">
            <text:p>7.53E+01</text:p>
          </table:table-cell>
        </table:table-row>
        <table:table-row table:style-name="ro1">
          <table:table-cell office:value-type="string" calcext:value-type="string">
            <text:p>hbarW=</text:p>
          </table:table-cell>
          <table:table-cell office:value-type="float" office:value="0.00034290465" calcext:value-type="float">
            <text:p>3.43E-04</text:p>
          </table:table-cell>
          <table:table-cell office:value-type="string" calcext:value-type="string">
            <text:p>Ha</text:p>
          </table:table-cell>
          <table:table-cell office:value-type="float" office:value="0.00933091" calcext:value-type="float">
            <text:p>9.33E-03</text:p>
          </table:table-cell>
          <table:table-cell office:value-type="string" calcext:value-type="string">
            <text:p>eV;</text:p>
          </table:table-cell>
          <table:table-cell office:value-type="string" calcext:value-type="string">
            <text:p>nu=</text:p>
          </table:table-cell>
          <table:table-cell office:value-type="float" office:value="75.258873" calcext:value-type="float">
            <text:p>7.53E+01</text:p>
          </table:table-cell>
          <table:table-cell office:value-type="string" calcext:value-type="string">
            <text:p>cm^-1</text:p>
          </table:table-cell>
          <table:table-cell office:value-type="float" office:value="30" calcext:value-type="float">
            <text:p>30</text:p>
          </table:table-cell>
          <table:table-cell office:value-type="float" office:value="0.00933091" calcext:value-type="float">
            <text:p>9.33E-03</text:p>
          </table:table-cell>
          <table:table-cell office:value-type="float" office:value="75.258873" calcext:value-type="float">
            <text:p>7.53E+01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0.0093381004" calcext:value-type="float">
            <text:p>9.34E-03</text:p>
          </table:table-cell>
          <table:table-cell office:value-type="float" office:value="75.316867" calcext:value-type="float">
            <text:p>7.53E+01</text:p>
          </table:table-cell>
        </table:table-row>
        <table:table-row table:style-name="ro1">
          <table:table-cell office:value-type="string" calcext:value-type="string">
            <text:p>hbarW=</text:p>
          </table:table-cell>
          <table:table-cell office:value-type="float" office:value="0.00034313946" calcext:value-type="float">
            <text:p>3.43E-04</text:p>
          </table:table-cell>
          <table:table-cell office:value-type="string" calcext:value-type="string">
            <text:p>Ha</text:p>
          </table:table-cell>
          <table:table-cell office:value-type="float" office:value="0.0093372995" calcext:value-type="float">
            <text:p>9.34E-03</text:p>
          </table:table-cell>
          <table:table-cell office:value-type="string" calcext:value-type="string">
            <text:p>eV;</text:p>
          </table:table-cell>
          <table:table-cell office:value-type="string" calcext:value-type="string">
            <text:p>nu=</text:p>
          </table:table-cell>
          <table:table-cell office:value-type="float" office:value="75.310408" calcext:value-type="float">
            <text:p>7.53E+01</text:p>
          </table:table-cell>
          <table:table-cell office:value-type="string" calcext:value-type="string">
            <text:p>cm^-1</text:p>
          </table:table-cell>
          <table:table-cell office:value-type="float" office:value="31" calcext:value-type="float">
            <text:p>31</text:p>
          </table:table-cell>
          <table:table-cell office:value-type="float" office:value="0.0093372995" calcext:value-type="float">
            <text:p>9.34E-03</text:p>
          </table:table-cell>
          <table:table-cell office:value-type="float" office:value="75.310408" calcext:value-type="float">
            <text:p>7.53E+01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0.0093393489" calcext:value-type="float">
            <text:p>9.34E-03</text:p>
          </table:table-cell>
          <table:table-cell office:value-type="float" office:value="75.326937" calcext:value-type="float">
            <text:p>7.53E+01</text:p>
          </table:table-cell>
        </table:table-row>
        <table:table-row table:style-name="ro1">
          <table:table-cell office:value-type="string" calcext:value-type="string">
            <text:p>hbarW=</text:p>
          </table:table-cell>
          <table:table-cell office:value-type="float" office:value="0.00034316889" calcext:value-type="float">
            <text:p>3.43E-04</text:p>
          </table:table-cell>
          <table:table-cell office:value-type="string" calcext:value-type="string">
            <text:p>Ha</text:p>
          </table:table-cell>
          <table:table-cell office:value-type="float" office:value="0.0093381004" calcext:value-type="float">
            <text:p>9.34E-03</text:p>
          </table:table-cell>
          <table:table-cell office:value-type="string" calcext:value-type="string">
            <text:p>eV;</text:p>
          </table:table-cell>
          <table:table-cell office:value-type="string" calcext:value-type="string">
            <text:p>nu=</text:p>
          </table:table-cell>
          <table:table-cell office:value-type="float" office:value="75.316867" calcext:value-type="float">
            <text:p>7.53E+01</text:p>
          </table:table-cell>
          <table:table-cell office:value-type="string" calcext:value-type="string">
            <text:p>cm^-1</text:p>
          </table:table-cell>
          <table:table-cell office:value-type="float" office:value="32" calcext:value-type="float">
            <text:p>32</text:p>
          </table:table-cell>
          <table:table-cell office:value-type="float" office:value="0.0093381004" calcext:value-type="float">
            <text:p>9.34E-03</text:p>
          </table:table-cell>
          <table:table-cell office:value-type="float" office:value="75.316867" calcext:value-type="float">
            <text:p>7.53E+01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0.0093401281" calcext:value-type="float">
            <text:p>9.34E-03</text:p>
          </table:table-cell>
          <table:table-cell office:value-type="float" office:value="75.333221" calcext:value-type="float">
            <text:p>7.53E+01</text:p>
          </table:table-cell>
        </table:table-row>
        <table:table-row table:style-name="ro1">
          <table:table-cell office:value-type="string" calcext:value-type="string">
            <text:p>hbarW=</text:p>
          </table:table-cell>
          <table:table-cell office:value-type="float" office:value="0.00034321477" calcext:value-type="float">
            <text:p>3.43E-04</text:p>
          </table:table-cell>
          <table:table-cell office:value-type="string" calcext:value-type="string">
            <text:p>Ha</text:p>
          </table:table-cell>
          <table:table-cell office:value-type="float" office:value="0.0093393489" calcext:value-type="float">
            <text:p>9.34E-03</text:p>
          </table:table-cell>
          <table:table-cell office:value-type="string" calcext:value-type="string">
            <text:p>eV;</text:p>
          </table:table-cell>
          <table:table-cell office:value-type="string" calcext:value-type="string">
            <text:p>nu=</text:p>
          </table:table-cell>
          <table:table-cell office:value-type="float" office:value="75.326937" calcext:value-type="float">
            <text:p>7.53E+01</text:p>
          </table:table-cell>
          <table:table-cell office:value-type="string" calcext:value-type="string">
            <text:p>cm^-1</text:p>
          </table:table-cell>
          <table:table-cell office:value-type="float" office:value="33" calcext:value-type="float">
            <text:p>33</text:p>
          </table:table-cell>
          <table:table-cell office:value-type="float" office:value="0.0093393489" calcext:value-type="float">
            <text:p>9.34E-03</text:p>
          </table:table-cell>
          <table:table-cell office:value-type="float" office:value="75.326937" calcext:value-type="float">
            <text:p>7.53E+0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093406754" calcext:value-type="float">
            <text:p>9.34E-03</text:p>
          </table:table-cell>
          <table:table-cell office:value-type="float" office:value="75.337636" calcext:value-type="float">
            <text:p>7.53E+01</text:p>
          </table:table-cell>
        </table:table-row>
        <table:table-row table:style-name="ro1">
          <table:table-cell office:value-type="string" calcext:value-type="string">
            <text:p>hbarW=</text:p>
          </table:table-cell>
          <table:table-cell office:value-type="float" office:value="0.00034324341" calcext:value-type="float">
            <text:p>3.43E-04</text:p>
          </table:table-cell>
          <table:table-cell office:value-type="string" calcext:value-type="string">
            <text:p>Ha</text:p>
          </table:table-cell>
          <table:table-cell office:value-type="float" office:value="0.0093401281" calcext:value-type="float">
            <text:p>9.34E-03</text:p>
          </table:table-cell>
          <table:table-cell office:value-type="string" calcext:value-type="string">
            <text:p>eV;</text:p>
          </table:table-cell>
          <table:table-cell office:value-type="string" calcext:value-type="string">
            <text:p>nu=</text:p>
          </table:table-cell>
          <table:table-cell office:value-type="float" office:value="75.333221" calcext:value-type="float">
            <text:p>7.53E+01</text:p>
          </table:table-cell>
          <table:table-cell office:value-type="string" calcext:value-type="string">
            <text:p>cm^-1</text:p>
          </table:table-cell>
          <table:table-cell office:value-type="float" office:value="34" calcext:value-type="float">
            <text:p>34</text:p>
          </table:table-cell>
          <table:table-cell office:value-type="float" office:value="0.0093401281" calcext:value-type="float">
            <text:p>9.34E-03</text:p>
          </table:table-cell>
          <table:table-cell office:value-type="float" office:value="75.333221" calcext:value-type="float">
            <text:p>7.53E+01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0.0093411525" calcext:value-type="float">
            <text:p>9.34E-03</text:p>
          </table:table-cell>
          <table:table-cell office:value-type="float" office:value="75.341484" calcext:value-type="float">
            <text:p>7.53E+01</text:p>
          </table:table-cell>
        </table:table-row>
        <table:table-row table:style-name="ro1">
          <table:table-cell office:value-type="string" calcext:value-type="string">
            <text:p>hbarW=</text:p>
          </table:table-cell>
          <table:table-cell office:value-type="float" office:value="0.00034326352" calcext:value-type="float">
            <text:p>3.43E-04</text:p>
          </table:table-cell>
          <table:table-cell office:value-type="string" calcext:value-type="string">
            <text:p>Ha</text:p>
          </table:table-cell>
          <table:table-cell office:value-type="float" office:value="0.0093406754" calcext:value-type="float">
            <text:p>9.34E-03</text:p>
          </table:table-cell>
          <table:table-cell office:value-type="string" calcext:value-type="string">
            <text:p>eV;</text:p>
          </table:table-cell>
          <table:table-cell office:value-type="string" calcext:value-type="string">
            <text:p>nu=</text:p>
          </table:table-cell>
          <table:table-cell office:value-type="float" office:value="75.337636" calcext:value-type="float">
            <text:p>7.53E+01</text:p>
          </table:table-cell>
          <table:table-cell office:value-type="string" calcext:value-type="string">
            <text:p>cm^-1</text:p>
          </table:table-cell>
          <table:table-cell office:value-type="float" office:value="35" calcext:value-type="float">
            <text:p>35</text:p>
          </table:table-cell>
          <table:table-cell office:value-type="float" office:value="0.0093406754" calcext:value-type="float">
            <text:p>9.34E-03</text:p>
          </table:table-cell>
          <table:table-cell office:value-type="float" office:value="75.337636" calcext:value-type="float">
            <text:p>7.53E+01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0.0093413397" calcext:value-type="float">
            <text:p>9.34E-03</text:p>
          </table:table-cell>
          <table:table-cell office:value-type="float" office:value="75.342994" calcext:value-type="float">
            <text:p>7.53E+01</text:p>
          </table:table-cell>
        </table:table-row>
        <table:table-row table:style-name="ro1">
          <table:table-cell office:value-type="string" calcext:value-type="string">
            <text:p>hbarW=</text:p>
          </table:table-cell>
          <table:table-cell office:value-type="float" office:value="0.00034328105" calcext:value-type="float">
            <text:p>3.43E-04</text:p>
          </table:table-cell>
          <table:table-cell office:value-type="string" calcext:value-type="string">
            <text:p>Ha</text:p>
          </table:table-cell>
          <table:table-cell office:value-type="float" office:value="0.0093411525" calcext:value-type="float">
            <text:p>9.34E-03</text:p>
          </table:table-cell>
          <table:table-cell office:value-type="string" calcext:value-type="string">
            <text:p>eV;</text:p>
          </table:table-cell>
          <table:table-cell office:value-type="string" calcext:value-type="string">
            <text:p>nu=</text:p>
          </table:table-cell>
          <table:table-cell office:value-type="float" office:value="75.341484" calcext:value-type="float">
            <text:p>7.53E+01</text:p>
          </table:table-cell>
          <table:table-cell office:value-type="string" calcext:value-type="string">
            <text:p>cm^-1</text:p>
          </table:table-cell>
          <table:table-cell office:value-type="float" office:value="36" calcext:value-type="float">
            <text:p>36</text:p>
          </table:table-cell>
          <table:table-cell office:value-type="float" office:value="0.0093411525" calcext:value-type="float">
            <text:p>9.34E-03</text:p>
          </table:table-cell>
          <table:table-cell office:value-type="float" office:value="75.341484" calcext:value-type="float">
            <text:p>7.53E+01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0.0093425504" calcext:value-type="float">
            <text:p>9.34E-03</text:p>
          </table:table-cell>
          <table:table-cell office:value-type="float" office:value="75.352759" calcext:value-type="float">
            <text:p>7.54E+01</text:p>
          </table:table-cell>
        </table:table-row>
        <table:table-row table:style-name="ro1">
          <table:table-cell office:value-type="string" calcext:value-type="string">
            <text:p>hbarW=</text:p>
          </table:table-cell>
          <table:table-cell office:value-type="float" office:value="0.00034328793" calcext:value-type="float">
            <text:p>3.43E-04</text:p>
          </table:table-cell>
          <table:table-cell office:value-type="string" calcext:value-type="string">
            <text:p>Ha</text:p>
          </table:table-cell>
          <table:table-cell office:value-type="float" office:value="0.0093413397" calcext:value-type="float">
            <text:p>9.34E-03</text:p>
          </table:table-cell>
          <table:table-cell office:value-type="string" calcext:value-type="string">
            <text:p>eV;</text:p>
          </table:table-cell>
          <table:table-cell office:value-type="string" calcext:value-type="string">
            <text:p>nu=</text:p>
          </table:table-cell>
          <table:table-cell office:value-type="float" office:value="75.342994" calcext:value-type="float">
            <text:p>7.53E+01</text:p>
          </table:table-cell>
          <table:table-cell office:value-type="string" calcext:value-type="string">
            <text:p>cm^-1</text:p>
          </table:table-cell>
          <table:table-cell office:value-type="float" office:value="37" calcext:value-type="float">
            <text:p>37</text:p>
          </table:table-cell>
          <table:table-cell office:value-type="float" office:value="0.0093413397" calcext:value-type="float">
            <text:p>9.34E-03</text:p>
          </table:table-cell>
          <table:table-cell office:value-type="float" office:value="75.342994" calcext:value-type="float">
            <text:p>7.53E+01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0.0093429436" calcext:value-type="float">
            <text:p>9.34E-03</text:p>
          </table:table-cell>
          <table:table-cell office:value-type="float" office:value="75.35593" calcext:value-type="float">
            <text:p>7.54E+01</text:p>
          </table:table-cell>
        </table:table-row>
        <table:table-row table:style-name="ro1">
          <table:table-cell office:value-type="string" calcext:value-type="string">
            <text:p>hbarW=</text:p>
          </table:table-cell>
          <table:table-cell office:value-type="float" office:value="0.00034333242" calcext:value-type="float">
            <text:p>3.43E-04</text:p>
          </table:table-cell>
          <table:table-cell office:value-type="string" calcext:value-type="string">
            <text:p>Ha</text:p>
          </table:table-cell>
          <table:table-cell office:value-type="float" office:value="0.0093425504" calcext:value-type="float">
            <text:p>9.34E-03</text:p>
          </table:table-cell>
          <table:table-cell office:value-type="string" calcext:value-type="string">
            <text:p>eV;</text:p>
          </table:table-cell>
          <table:table-cell office:value-type="string" calcext:value-type="string">
            <text:p>nu=</text:p>
          </table:table-cell>
          <table:table-cell office:value-type="float" office:value="75.352759" calcext:value-type="float">
            <text:p>7.54E+01</text:p>
          </table:table-cell>
          <table:table-cell office:value-type="string" calcext:value-type="string">
            <text:p>cm^-1</text:p>
          </table:table-cell>
          <table:table-cell office:value-type="float" office:value="38" calcext:value-type="float">
            <text:p>38</text:p>
          </table:table-cell>
          <table:table-cell office:value-type="float" office:value="0.0093425504" calcext:value-type="float">
            <text:p>9.34E-03</text:p>
          </table:table-cell>
          <table:table-cell office:value-type="float" office:value="75.352759" calcext:value-type="float">
            <text:p>7.54E+01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0.0093431762" calcext:value-type="float">
            <text:p>9.34E-03</text:p>
          </table:table-cell>
          <table:table-cell office:value-type="float" office:value="75.357806" calcext:value-type="float">
            <text:p>7.54E+01</text:p>
          </table:table-cell>
        </table:table-row>
        <table:table-row table:style-name="ro1">
          <table:table-cell office:value-type="string" calcext:value-type="string">
            <text:p>hbarW=</text:p>
          </table:table-cell>
          <table:table-cell office:value-type="float" office:value="0.00034334688" calcext:value-type="float">
            <text:p>3.43E-04</text:p>
          </table:table-cell>
          <table:table-cell office:value-type="string" calcext:value-type="string">
            <text:p>Ha</text:p>
          </table:table-cell>
          <table:table-cell office:value-type="float" office:value="0.0093429436" calcext:value-type="float">
            <text:p>9.34E-03</text:p>
          </table:table-cell>
          <table:table-cell office:value-type="string" calcext:value-type="string">
            <text:p>eV;</text:p>
          </table:table-cell>
          <table:table-cell office:value-type="string" calcext:value-type="string">
            <text:p>nu=</text:p>
          </table:table-cell>
          <table:table-cell office:value-type="float" office:value="75.35593" calcext:value-type="float">
            <text:p>7.54E+01</text:p>
          </table:table-cell>
          <table:table-cell office:value-type="string" calcext:value-type="string">
            <text:p>cm^-1</text:p>
          </table:table-cell>
          <table:table-cell office:value-type="float" office:value="39" calcext:value-type="float">
            <text:p>39</text:p>
          </table:table-cell>
          <table:table-cell office:value-type="float" office:value="0.0093429436" calcext:value-type="float">
            <text:p>9.34E-03</text:p>
          </table:table-cell>
          <table:table-cell office:value-type="float" office:value="75.35593" calcext:value-type="float">
            <text:p>7.54E+01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0.0093483228" calcext:value-type="float">
            <text:p>9.35E-03</text:p>
          </table:table-cell>
          <table:table-cell office:value-type="float" office:value="75.399317" calcext:value-type="float">
            <text:p>7.54E+01</text:p>
          </table:table-cell>
        </table:table-row>
        <table:table-row table:style-name="ro1">
          <table:table-cell office:value-type="string" calcext:value-type="string">
            <text:p>hbarW=</text:p>
          </table:table-cell>
          <table:table-cell office:value-type="float" office:value="0.00034335542" calcext:value-type="float">
            <text:p>3.43E-04</text:p>
          </table:table-cell>
          <table:table-cell office:value-type="string" calcext:value-type="string">
            <text:p>Ha</text:p>
          </table:table-cell>
          <table:table-cell office:value-type="float" office:value="0.0093431762" calcext:value-type="float">
            <text:p>9.34E-03</text:p>
          </table:table-cell>
          <table:table-cell office:value-type="string" calcext:value-type="string">
            <text:p>eV;</text:p>
          </table:table-cell>
          <table:table-cell office:value-type="string" calcext:value-type="string">
            <text:p>nu=</text:p>
          </table:table-cell>
          <table:table-cell office:value-type="float" office:value="75.357806" calcext:value-type="float">
            <text:p>7.54E+01</text:p>
          </table:table-cell>
          <table:table-cell office:value-type="string" calcext:value-type="string">
            <text:p>cm^-1</text:p>
          </table:table-cell>
          <table:table-cell office:value-type="float" office:value="40" calcext:value-type="float">
            <text:p>40</text:p>
          </table:table-cell>
          <table:table-cell office:value-type="float" office:value="0.0093431762" calcext:value-type="float">
            <text:p>9.34E-03</text:p>
          </table:table-cell>
          <table:table-cell office:value-type="float" office:value="75.357806" calcext:value-type="float">
            <text:p>7.54E+01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0.012535361" calcext:value-type="float">
            <text:p>1.25E-02</text:p>
          </table:table-cell>
          <table:table-cell office:value-type="float" office:value="101.10452" calcext:value-type="float">
            <text:p>1.01E+02</text:p>
          </table:table-cell>
        </table:table-row>
        <table:table-row table:style-name="ro1">
          <table:table-cell office:value-type="string" calcext:value-type="string">
            <text:p>hbarW=</text:p>
          </table:table-cell>
          <table:table-cell office:value-type="float" office:value="0.00034354456" calcext:value-type="float">
            <text:p>3.44E-04</text:p>
          </table:table-cell>
          <table:table-cell office:value-type="string" calcext:value-type="string">
            <text:p>Ha</text:p>
          </table:table-cell>
          <table:table-cell office:value-type="float" office:value="0.0093483228" calcext:value-type="float">
            <text:p>9.35E-03</text:p>
          </table:table-cell>
          <table:table-cell office:value-type="string" calcext:value-type="string">
            <text:p>eV;</text:p>
          </table:table-cell>
          <table:table-cell office:value-type="string" calcext:value-type="string">
            <text:p>nu=</text:p>
          </table:table-cell>
          <table:table-cell office:value-type="float" office:value="75.399317" calcext:value-type="float">
            <text:p>7.54E+01</text:p>
          </table:table-cell>
          <table:table-cell office:value-type="string" calcext:value-type="string">
            <text:p>cm^-1</text:p>
          </table:table-cell>
          <table:table-cell office:value-type="float" office:value="41" calcext:value-type="float">
            <text:p>41</text:p>
          </table:table-cell>
          <table:table-cell office:value-type="float" office:value="0.0093483228" calcext:value-type="float">
            <text:p>9.35E-03</text:p>
          </table:table-cell>
          <table:table-cell office:value-type="float" office:value="75.399317" calcext:value-type="float">
            <text:p>7.54E+01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0.012536002" calcext:value-type="float">
            <text:p>1.25E-02</text:p>
          </table:table-cell>
          <table:table-cell office:value-type="float" office:value="101.10969" calcext:value-type="float">
            <text:p>1.01E+02</text:p>
          </table:table-cell>
        </table:table-row>
        <table:table-row table:style-name="ro1">
          <table:table-cell office:value-type="string" calcext:value-type="string">
            <text:p>hbarW=</text:p>
          </table:table-cell>
          <table:table-cell office:value-type="float" office:value="0.00046066606" calcext:value-type="float">
            <text:p>4.61E-04</text:p>
          </table:table-cell>
          <table:table-cell office:value-type="string" calcext:value-type="string">
            <text:p>Ha</text:p>
          </table:table-cell>
          <table:table-cell office:value-type="float" office:value="0.012535361" calcext:value-type="float">
            <text:p>1.25E-02</text:p>
          </table:table-cell>
          <table:table-cell office:value-type="string" calcext:value-type="string">
            <text:p>eV;</text:p>
          </table:table-cell>
          <table:table-cell office:value-type="string" calcext:value-type="string">
            <text:p>nu=</text:p>
          </table:table-cell>
          <table:table-cell office:value-type="float" office:value="101.10452" calcext:value-type="float">
            <text:p>1.01E+02</text:p>
          </table:table-cell>
          <table:table-cell office:value-type="string" calcext:value-type="string">
            <text:p>cm^-1</text:p>
          </table:table-cell>
          <table:table-cell office:value-type="float" office:value="42" calcext:value-type="float">
            <text:p>42</text:p>
          </table:table-cell>
          <table:table-cell office:value-type="float" office:value="0.012535361" calcext:value-type="float">
            <text:p>1.25E-02</text:p>
          </table:table-cell>
          <table:table-cell office:value-type="float" office:value="101.10452" calcext:value-type="float">
            <text:p>1.01E+02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0.01253891" calcext:value-type="float">
            <text:p>1.25E-02</text:p>
          </table:table-cell>
          <table:table-cell office:value-type="float" office:value="101.13314" calcext:value-type="float">
            <text:p>1.01E+02</text:p>
          </table:table-cell>
        </table:table-row>
        <table:table-row table:style-name="ro1">
          <table:table-cell office:value-type="string" calcext:value-type="string">
            <text:p>hbarW=</text:p>
          </table:table-cell>
          <table:table-cell office:value-type="float" office:value="0.00046068963" calcext:value-type="float">
            <text:p>4.61E-04</text:p>
          </table:table-cell>
          <table:table-cell office:value-type="string" calcext:value-type="string">
            <text:p>Ha</text:p>
          </table:table-cell>
          <table:table-cell office:value-type="float" office:value="0.012536002" calcext:value-type="float">
            <text:p>1.25E-02</text:p>
          </table:table-cell>
          <table:table-cell office:value-type="string" calcext:value-type="string">
            <text:p>eV;</text:p>
          </table:table-cell>
          <table:table-cell office:value-type="string" calcext:value-type="string">
            <text:p>nu=</text:p>
          </table:table-cell>
          <table:table-cell office:value-type="float" office:value="101.10969" calcext:value-type="float">
            <text:p>1.01E+02</text:p>
          </table:table-cell>
          <table:table-cell office:value-type="string" calcext:value-type="string">
            <text:p>cm^-1</text:p>
          </table:table-cell>
          <table:table-cell office:value-type="float" office:value="43" calcext:value-type="float">
            <text:p>43</text:p>
          </table:table-cell>
          <table:table-cell office:value-type="float" office:value="0.012536002" calcext:value-type="float">
            <text:p>1.25E-02</text:p>
          </table:table-cell>
          <table:table-cell office:value-type="float" office:value="101.10969" calcext:value-type="float">
            <text:p>1.01E+02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01253923" calcext:value-type="float">
            <text:p>1.25E-02</text:p>
          </table:table-cell>
          <table:table-cell office:value-type="float" office:value="101.13572" calcext:value-type="float">
            <text:p>1.01E+02</text:p>
          </table:table-cell>
        </table:table-row>
        <table:table-row table:style-name="ro1">
          <table:table-cell office:value-type="string" calcext:value-type="string">
            <text:p>hbarW=</text:p>
          </table:table-cell>
          <table:table-cell office:value-type="float" office:value="0.0004607965" calcext:value-type="float">
            <text:p>4.61E-04</text:p>
          </table:table-cell>
          <table:table-cell office:value-type="string" calcext:value-type="string">
            <text:p>Ha</text:p>
          </table:table-cell>
          <table:table-cell office:value-type="float" office:value="0.01253891" calcext:value-type="float">
            <text:p>1.25E-02</text:p>
          </table:table-cell>
          <table:table-cell office:value-type="string" calcext:value-type="string">
            <text:p>eV;</text:p>
          </table:table-cell>
          <table:table-cell office:value-type="string" calcext:value-type="string">
            <text:p>nu=</text:p>
          </table:table-cell>
          <table:table-cell office:value-type="float" office:value="101.13314" calcext:value-type="float">
            <text:p>1.01E+02</text:p>
          </table:table-cell>
          <table:table-cell office:value-type="string" calcext:value-type="string">
            <text:p>cm^-1</text:p>
          </table:table-cell>
          <table:table-cell office:value-type="float" office:value="44" calcext:value-type="float">
            <text:p>44</text:p>
          </table:table-cell>
          <table:table-cell office:value-type="float" office:value="0.01253891" calcext:value-type="float">
            <text:p>1.25E-02</text:p>
          </table:table-cell>
          <table:table-cell office:value-type="float" office:value="101.13314" calcext:value-type="float">
            <text:p>1.01E+02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0.012539877" calcext:value-type="float">
            <text:p>1.25E-02</text:p>
          </table:table-cell>
          <table:table-cell office:value-type="float" office:value="101.14094" calcext:value-type="float">
            <text:p>1.01E+02</text:p>
          </table:table-cell>
        </table:table-row>
        <table:table-row table:style-name="ro1">
          <table:table-cell office:value-type="string" calcext:value-type="string">
            <text:p>hbarW=</text:p>
          </table:table-cell>
          <table:table-cell office:value-type="float" office:value="0.00046080823" calcext:value-type="float">
            <text:p>4.61E-04</text:p>
          </table:table-cell>
          <table:table-cell office:value-type="string" calcext:value-type="string">
            <text:p>Ha</text:p>
          </table:table-cell>
          <table:table-cell office:value-type="float" office:value="0.01253923" calcext:value-type="float">
            <text:p>1.25E-02</text:p>
          </table:table-cell>
          <table:table-cell office:value-type="string" calcext:value-type="string">
            <text:p>eV;</text:p>
          </table:table-cell>
          <table:table-cell office:value-type="string" calcext:value-type="string">
            <text:p>nu=</text:p>
          </table:table-cell>
          <table:table-cell office:value-type="float" office:value="101.13572" calcext:value-type="float">
            <text:p>1.01E+02</text:p>
          </table:table-cell>
          <table:table-cell office:value-type="string" calcext:value-type="string">
            <text:p>cm^-1</text:p>
          </table:table-cell>
          <table:table-cell office:value-type="float" office:value="45" calcext:value-type="float">
            <text:p>45</text:p>
          </table:table-cell>
          <table:table-cell office:value-type="float" office:value="0.01253923" calcext:value-type="float">
            <text:p>1.25E-02</text:p>
          </table:table-cell>
          <table:table-cell office:value-type="float" office:value="101.13572" calcext:value-type="float">
            <text:p>1.01E+02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0.012540719" calcext:value-type="float">
            <text:p>1.25E-02</text:p>
          </table:table-cell>
          <table:table-cell office:value-type="float" office:value="101.14773" calcext:value-type="float">
            <text:p>1.01E+02</text:p>
          </table:table-cell>
        </table:table-row>
        <table:table-row table:style-name="ro1">
          <table:table-cell office:value-type="string" calcext:value-type="string">
            <text:p>hbarW=</text:p>
          </table:table-cell>
          <table:table-cell office:value-type="float" office:value="0.00046083203" calcext:value-type="float">
            <text:p>4.61E-04</text:p>
          </table:table-cell>
          <table:table-cell office:value-type="string" calcext:value-type="string">
            <text:p>Ha</text:p>
          </table:table-cell>
          <table:table-cell office:value-type="float" office:value="0.012539877" calcext:value-type="float">
            <text:p>1.25E-02</text:p>
          </table:table-cell>
          <table:table-cell office:value-type="string" calcext:value-type="string">
            <text:p>eV;</text:p>
          </table:table-cell>
          <table:table-cell office:value-type="string" calcext:value-type="string">
            <text:p>nu=</text:p>
          </table:table-cell>
          <table:table-cell office:value-type="float" office:value="101.14094" calcext:value-type="float">
            <text:p>1.01E+02</text:p>
          </table:table-cell>
          <table:table-cell office:value-type="string" calcext:value-type="string">
            <text:p>cm^-1</text:p>
          </table:table-cell>
          <table:table-cell office:value-type="float" office:value="46" calcext:value-type="float">
            <text:p>46</text:p>
          </table:table-cell>
          <table:table-cell office:value-type="float" office:value="0.012539877" calcext:value-type="float">
            <text:p>1.25E-02</text:p>
          </table:table-cell>
          <table:table-cell office:value-type="float" office:value="101.14094" calcext:value-type="float">
            <text:p>1.01E+02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0.012541132" calcext:value-type="float">
            <text:p>1.25E-02</text:p>
          </table:table-cell>
          <table:table-cell office:value-type="float" office:value="101.15106" calcext:value-type="float">
            <text:p>1.01E+02</text:p>
          </table:table-cell>
        </table:table-row>
        <table:table-row table:style-name="ro1">
          <table:table-cell office:value-type="string" calcext:value-type="string">
            <text:p>hbarW=</text:p>
          </table:table-cell>
          <table:table-cell office:value-type="float" office:value="0.00046086298" calcext:value-type="float">
            <text:p>4.61E-04</text:p>
          </table:table-cell>
          <table:table-cell office:value-type="string" calcext:value-type="string">
            <text:p>Ha</text:p>
          </table:table-cell>
          <table:table-cell office:value-type="float" office:value="0.012540719" calcext:value-type="float">
            <text:p>1.25E-02</text:p>
          </table:table-cell>
          <table:table-cell office:value-type="string" calcext:value-type="string">
            <text:p>eV;</text:p>
          </table:table-cell>
          <table:table-cell office:value-type="string" calcext:value-type="string">
            <text:p>nu=</text:p>
          </table:table-cell>
          <table:table-cell office:value-type="float" office:value="101.14773" calcext:value-type="float">
            <text:p>1.01E+02</text:p>
          </table:table-cell>
          <table:table-cell office:value-type="string" calcext:value-type="string">
            <text:p>cm^-1</text:p>
          </table:table-cell>
          <table:table-cell office:value-type="float" office:value="47" calcext:value-type="float">
            <text:p>47</text:p>
          </table:table-cell>
          <table:table-cell office:value-type="float" office:value="0.012540719" calcext:value-type="float">
            <text:p>1.25E-02</text:p>
          </table:table-cell>
          <table:table-cell office:value-type="float" office:value="101.14773" calcext:value-type="float">
            <text:p>1.01E+02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0.012542279" calcext:value-type="float">
            <text:p>1.25E-02</text:p>
          </table:table-cell>
          <table:table-cell office:value-type="float" office:value="101.16031" calcext:value-type="float">
            <text:p>1.01E+02</text:p>
          </table:table-cell>
        </table:table-row>
        <table:table-row table:style-name="ro1">
          <table:table-cell office:value-type="string" calcext:value-type="string">
            <text:p>hbarW=</text:p>
          </table:table-cell>
          <table:table-cell office:value-type="float" office:value="0.00046087813" calcext:value-type="float">
            <text:p>4.61E-04</text:p>
          </table:table-cell>
          <table:table-cell office:value-type="string" calcext:value-type="string">
            <text:p>Ha</text:p>
          </table:table-cell>
          <table:table-cell office:value-type="float" office:value="0.012541132" calcext:value-type="float">
            <text:p>1.25E-02</text:p>
          </table:table-cell>
          <table:table-cell office:value-type="string" calcext:value-type="string">
            <text:p>eV;</text:p>
          </table:table-cell>
          <table:table-cell office:value-type="string" calcext:value-type="string">
            <text:p>nu=</text:p>
          </table:table-cell>
          <table:table-cell office:value-type="float" office:value="101.15106" calcext:value-type="float">
            <text:p>1.01E+02</text:p>
          </table:table-cell>
          <table:table-cell office:value-type="string" calcext:value-type="string">
            <text:p>cm^-1</text:p>
          </table:table-cell>
          <table:table-cell office:value-type="float" office:value="48" calcext:value-type="float">
            <text:p>48</text:p>
          </table:table-cell>
          <table:table-cell office:value-type="float" office:value="0.012541132" calcext:value-type="float">
            <text:p>1.25E-02</text:p>
          </table:table-cell>
          <table:table-cell office:value-type="float" office:value="101.15106" calcext:value-type="float">
            <text:p>1.01E+02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0.012542553" calcext:value-type="float">
            <text:p>1.25E-02</text:p>
          </table:table-cell>
          <table:table-cell office:value-type="float" office:value="101.16252" calcext:value-type="float">
            <text:p>1.01E+02</text:p>
          </table:table-cell>
        </table:table-row>
        <table:table-row table:style-name="ro1">
          <table:table-cell office:value-type="string" calcext:value-type="string">
            <text:p>hbarW=</text:p>
          </table:table-cell>
          <table:table-cell office:value-type="float" office:value="0.00046092029" calcext:value-type="float">
            <text:p>4.61E-04</text:p>
          </table:table-cell>
          <table:table-cell office:value-type="string" calcext:value-type="string">
            <text:p>Ha</text:p>
          </table:table-cell>
          <table:table-cell office:value-type="float" office:value="0.012542279" calcext:value-type="float">
            <text:p>1.25E-02</text:p>
          </table:table-cell>
          <table:table-cell office:value-type="string" calcext:value-type="string">
            <text:p>eV;</text:p>
          </table:table-cell>
          <table:table-cell office:value-type="string" calcext:value-type="string">
            <text:p>nu=</text:p>
          </table:table-cell>
          <table:table-cell office:value-type="float" office:value="101.16031" calcext:value-type="float">
            <text:p>1.01E+02</text:p>
          </table:table-cell>
          <table:table-cell office:value-type="string" calcext:value-type="string">
            <text:p>cm^-1</text:p>
          </table:table-cell>
          <table:table-cell office:value-type="float" office:value="49" calcext:value-type="float">
            <text:p>49</text:p>
          </table:table-cell>
          <table:table-cell office:value-type="float" office:value="0.012542279" calcext:value-type="float">
            <text:p>1.25E-02</text:p>
          </table:table-cell>
          <table:table-cell office:value-type="float" office:value="101.16031" calcext:value-type="float">
            <text:p>1.01E+02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0.012544507" calcext:value-type="float">
            <text:p>1.25E-02</text:p>
          </table:table-cell>
          <table:table-cell office:value-type="float" office:value="101.17829" calcext:value-type="float">
            <text:p>1.01E+02</text:p>
          </table:table-cell>
        </table:table-row>
        <table:table-row table:style-name="ro1">
          <table:table-cell office:value-type="string" calcext:value-type="string">
            <text:p>hbarW=</text:p>
          </table:table-cell>
          <table:table-cell office:value-type="float" office:value="0.00046093037" calcext:value-type="float">
            <text:p>4.61E-04</text:p>
          </table:table-cell>
          <table:table-cell office:value-type="string" calcext:value-type="string">
            <text:p>Ha</text:p>
          </table:table-cell>
          <table:table-cell office:value-type="float" office:value="0.012542553" calcext:value-type="float">
            <text:p>1.25E-02</text:p>
          </table:table-cell>
          <table:table-cell office:value-type="string" calcext:value-type="string">
            <text:p>eV;</text:p>
          </table:table-cell>
          <table:table-cell office:value-type="string" calcext:value-type="string">
            <text:p>nu=</text:p>
          </table:table-cell>
          <table:table-cell office:value-type="float" office:value="101.16252" calcext:value-type="float">
            <text:p>1.01E+02</text:p>
          </table:table-cell>
          <table:table-cell office:value-type="string" calcext:value-type="string">
            <text:p>cm^-1</text:p>
          </table:table-cell>
          <table:table-cell office:value-type="float" office:value="50" calcext:value-type="float">
            <text:p>50</text:p>
          </table:table-cell>
          <table:table-cell office:value-type="float" office:value="0.012542553" calcext:value-type="float">
            <text:p>1.25E-02</text:p>
          </table:table-cell>
          <table:table-cell office:value-type="float" office:value="101.16252" calcext:value-type="float">
            <text:p>1.01E+02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0.012544774" calcext:value-type="float">
            <text:p>1.25E-02</text:p>
          </table:table-cell>
          <table:table-cell office:value-type="float" office:value="101.18044" calcext:value-type="float">
            <text:p>1.01E+02</text:p>
          </table:table-cell>
        </table:table-row>
        <table:table-row table:style-name="ro1">
          <table:table-cell office:value-type="string" calcext:value-type="string">
            <text:p>hbarW=</text:p>
          </table:table-cell>
          <table:table-cell office:value-type="float" office:value="0.00046100218" calcext:value-type="float">
            <text:p>4.61E-04</text:p>
          </table:table-cell>
          <table:table-cell office:value-type="string" calcext:value-type="string">
            <text:p>Ha</text:p>
          </table:table-cell>
          <table:table-cell office:value-type="float" office:value="0.012544507" calcext:value-type="float">
            <text:p>1.25E-02</text:p>
          </table:table-cell>
          <table:table-cell office:value-type="string" calcext:value-type="string">
            <text:p>eV;</text:p>
          </table:table-cell>
          <table:table-cell office:value-type="string" calcext:value-type="string">
            <text:p>nu=</text:p>
          </table:table-cell>
          <table:table-cell office:value-type="float" office:value="101.17829" calcext:value-type="float">
            <text:p>1.01E+02</text:p>
          </table:table-cell>
          <table:table-cell office:value-type="string" calcext:value-type="string">
            <text:p>cm^-1</text:p>
          </table:table-cell>
          <table:table-cell office:value-type="float" office:value="51" calcext:value-type="float">
            <text:p>51</text:p>
          </table:table-cell>
          <table:table-cell office:value-type="float" office:value="0.012544507" calcext:value-type="float">
            <text:p>1.25E-02</text:p>
          </table:table-cell>
          <table:table-cell office:value-type="float" office:value="101.17829" calcext:value-type="float">
            <text:p>1.01E+02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0.012545639" calcext:value-type="float">
            <text:p>1.25E-02</text:p>
          </table:table-cell>
          <table:table-cell office:value-type="float" office:value="101.18741" calcext:value-type="float">
            <text:p>1.01E+02</text:p>
          </table:table-cell>
        </table:table-row>
        <table:table-row table:style-name="ro1">
          <table:table-cell office:value-type="string" calcext:value-type="string">
            <text:p>hbarW=</text:p>
          </table:table-cell>
          <table:table-cell office:value-type="float" office:value="0.000461012" calcext:value-type="float">
            <text:p>4.61E-04</text:p>
          </table:table-cell>
          <table:table-cell office:value-type="string" calcext:value-type="string">
            <text:p>Ha</text:p>
          </table:table-cell>
          <table:table-cell office:value-type="float" office:value="0.012544774" calcext:value-type="float">
            <text:p>1.25E-02</text:p>
          </table:table-cell>
          <table:table-cell office:value-type="string" calcext:value-type="string">
            <text:p>eV;</text:p>
          </table:table-cell>
          <table:table-cell office:value-type="string" calcext:value-type="string">
            <text:p>nu=</text:p>
          </table:table-cell>
          <table:table-cell office:value-type="float" office:value="101.18044" calcext:value-type="float">
            <text:p>1.01E+02</text:p>
          </table:table-cell>
          <table:table-cell office:value-type="string" calcext:value-type="string">
            <text:p>cm^-1</text:p>
          </table:table-cell>
          <table:table-cell office:value-type="float" office:value="52" calcext:value-type="float">
            <text:p>52</text:p>
          </table:table-cell>
          <table:table-cell office:value-type="float" office:value="0.012544774" calcext:value-type="float">
            <text:p>1.25E-02</text:p>
          </table:table-cell>
          <table:table-cell office:value-type="float" office:value="101.18044" calcext:value-type="float">
            <text:p>1.01E+02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0.01286208" calcext:value-type="float">
            <text:p>1.29E-02</text:p>
          </table:table-cell>
          <table:table-cell office:value-type="float" office:value="103.73968" calcext:value-type="float">
            <text:p>1.04E+02</text:p>
          </table:table-cell>
        </table:table-row>
        <table:table-row table:style-name="ro1">
          <table:table-cell office:value-type="string" calcext:value-type="string">
            <text:p>hbarW=</text:p>
          </table:table-cell>
          <table:table-cell office:value-type="float" office:value="0.00046104377" calcext:value-type="float">
            <text:p>4.61E-04</text:p>
          </table:table-cell>
          <table:table-cell office:value-type="string" calcext:value-type="string">
            <text:p>Ha</text:p>
          </table:table-cell>
          <table:table-cell office:value-type="float" office:value="0.012545639" calcext:value-type="float">
            <text:p>1.25E-02</text:p>
          </table:table-cell>
          <table:table-cell office:value-type="string" calcext:value-type="string">
            <text:p>eV;</text:p>
          </table:table-cell>
          <table:table-cell office:value-type="string" calcext:value-type="string">
            <text:p>nu=</text:p>
          </table:table-cell>
          <table:table-cell office:value-type="float" office:value="101.18741" calcext:value-type="float">
            <text:p>1.01E+02</text:p>
          </table:table-cell>
          <table:table-cell office:value-type="string" calcext:value-type="string">
            <text:p>cm^-1</text:p>
          </table:table-cell>
          <table:table-cell office:value-type="float" office:value="53" calcext:value-type="float">
            <text:p>53</text:p>
          </table:table-cell>
          <table:table-cell office:value-type="float" office:value="0.012545639" calcext:value-type="float">
            <text:p>1.25E-02</text:p>
          </table:table-cell>
          <table:table-cell office:value-type="float" office:value="101.18741" calcext:value-type="float">
            <text:p>1.01E+02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12863124" calcext:value-type="float">
            <text:p>1.29E-02</text:p>
          </table:table-cell>
          <table:table-cell office:value-type="float" office:value="103.7481" calcext:value-type="float">
            <text:p>1.04E+02</text:p>
          </table:table-cell>
        </table:table-row>
        <table:table-row table:style-name="ro1">
          <table:table-cell office:value-type="string" calcext:value-type="string">
            <text:p>hbarW=</text:p>
          </table:table-cell>
          <table:table-cell office:value-type="float" office:value="0.00047267277" calcext:value-type="float">
            <text:p>4.73E-04</text:p>
          </table:table-cell>
          <table:table-cell office:value-type="string" calcext:value-type="string">
            <text:p>Ha</text:p>
          </table:table-cell>
          <table:table-cell office:value-type="float" office:value="0.01286208" calcext:value-type="float">
            <text:p>1.29E-02</text:p>
          </table:table-cell>
          <table:table-cell office:value-type="string" calcext:value-type="string">
            <text:p>eV;</text:p>
          </table:table-cell>
          <table:table-cell office:value-type="string" calcext:value-type="string">
            <text:p>nu=</text:p>
          </table:table-cell>
          <table:table-cell office:value-type="float" office:value="103.73968" calcext:value-type="float">
            <text:p>1.04E+02</text:p>
          </table:table-cell>
          <table:table-cell office:value-type="string" calcext:value-type="string">
            <text:p>cm^-1</text:p>
          </table:table-cell>
          <table:table-cell office:value-type="float" office:value="54" calcext:value-type="float">
            <text:p>54</text:p>
          </table:table-cell>
          <table:table-cell office:value-type="float" office:value="0.01286208" calcext:value-type="float">
            <text:p>1.29E-02</text:p>
          </table:table-cell>
          <table:table-cell office:value-type="float" office:value="103.73968" calcext:value-type="float">
            <text:p>1.04E+02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0.012864003" calcext:value-type="float">
            <text:p>1.29E-02</text:p>
          </table:table-cell>
          <table:table-cell office:value-type="float" office:value="103.75519" calcext:value-type="float">
            <text:p>1.04E+02</text:p>
          </table:table-cell>
        </table:table-row>
        <table:table-row table:style-name="ro1">
          <table:table-cell office:value-type="string" calcext:value-type="string">
            <text:p>hbarW=</text:p>
          </table:table-cell>
          <table:table-cell office:value-type="float" office:value="0.00047271113" calcext:value-type="float">
            <text:p>4.73E-04</text:p>
          </table:table-cell>
          <table:table-cell office:value-type="string" calcext:value-type="string">
            <text:p>Ha</text:p>
          </table:table-cell>
          <table:table-cell office:value-type="float" office:value="0.012863124" calcext:value-type="float">
            <text:p>1.29E-02</text:p>
          </table:table-cell>
          <table:table-cell office:value-type="string" calcext:value-type="string">
            <text:p>eV;</text:p>
          </table:table-cell>
          <table:table-cell office:value-type="string" calcext:value-type="string">
            <text:p>nu=</text:p>
          </table:table-cell>
          <table:table-cell office:value-type="float" office:value="103.7481" calcext:value-type="float">
            <text:p>1.04E+02</text:p>
          </table:table-cell>
          <table:table-cell office:value-type="string" calcext:value-type="string">
            <text:p>cm^-1</text:p>
          </table:table-cell>
          <table:table-cell office:value-type="float" office:value="55" calcext:value-type="float">
            <text:p>55</text:p>
          </table:table-cell>
          <table:table-cell office:value-type="float" office:value="0.012863124" calcext:value-type="float">
            <text:p>1.29E-02</text:p>
          </table:table-cell>
          <table:table-cell office:value-type="float" office:value="103.7481" calcext:value-type="float">
            <text:p>1.04E+02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0.012864799" calcext:value-type="float">
            <text:p>1.29E-02</text:p>
          </table:table-cell>
          <table:table-cell office:value-type="float" office:value="103.76161" calcext:value-type="float">
            <text:p>1.04E+02</text:p>
          </table:table-cell>
        </table:table-row>
        <table:table-row table:style-name="ro1">
          <table:table-cell office:value-type="string" calcext:value-type="string">
            <text:p>hbarW=</text:p>
          </table:table-cell>
          <table:table-cell office:value-type="float" office:value="0.00047274343" calcext:value-type="float">
            <text:p>4.73E-04</text:p>
          </table:table-cell>
          <table:table-cell office:value-type="string" calcext:value-type="string">
            <text:p>Ha</text:p>
          </table:table-cell>
          <table:table-cell office:value-type="float" office:value="0.012864003" calcext:value-type="float">
            <text:p>1.29E-02</text:p>
          </table:table-cell>
          <table:table-cell office:value-type="string" calcext:value-type="string">
            <text:p>eV;</text:p>
          </table:table-cell>
          <table:table-cell office:value-type="string" calcext:value-type="string">
            <text:p>nu=</text:p>
          </table:table-cell>
          <table:table-cell office:value-type="float" office:value="103.75519" calcext:value-type="float">
            <text:p>1.04E+02</text:p>
          </table:table-cell>
          <table:table-cell office:value-type="string" calcext:value-type="string">
            <text:p>cm^-1</text:p>
          </table:table-cell>
          <table:table-cell office:value-type="float" office:value="56" calcext:value-type="float">
            <text:p>56</text:p>
          </table:table-cell>
          <table:table-cell office:value-type="float" office:value="0.012864003" calcext:value-type="float">
            <text:p>1.29E-02</text:p>
          </table:table-cell>
          <table:table-cell office:value-type="float" office:value="103.75519" calcext:value-type="float">
            <text:p>1.04E+02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0.012866739" calcext:value-type="float">
            <text:p>1.29E-02</text:p>
          </table:table-cell>
          <table:table-cell office:value-type="float" office:value="103.77726" calcext:value-type="float">
            <text:p>1.04E+02</text:p>
          </table:table-cell>
        </table:table-row>
        <table:table-row table:style-name="ro1">
          <table:table-cell office:value-type="string" calcext:value-type="string">
            <text:p>hbarW=</text:p>
          </table:table-cell>
          <table:table-cell office:value-type="float" office:value="0.00047277267" calcext:value-type="float">
            <text:p>4.73E-04</text:p>
          </table:table-cell>
          <table:table-cell office:value-type="string" calcext:value-type="string">
            <text:p>Ha</text:p>
          </table:table-cell>
          <table:table-cell office:value-type="float" office:value="0.012864799" calcext:value-type="float">
            <text:p>1.29E-02</text:p>
          </table:table-cell>
          <table:table-cell office:value-type="string" calcext:value-type="string">
            <text:p>eV;</text:p>
          </table:table-cell>
          <table:table-cell office:value-type="string" calcext:value-type="string">
            <text:p>nu=</text:p>
          </table:table-cell>
          <table:table-cell office:value-type="float" office:value="103.76161" calcext:value-type="float">
            <text:p>1.04E+02</text:p>
          </table:table-cell>
          <table:table-cell office:value-type="string" calcext:value-type="string">
            <text:p>cm^-1</text:p>
          </table:table-cell>
          <table:table-cell office:value-type="float" office:value="57" calcext:value-type="float">
            <text:p>57</text:p>
          </table:table-cell>
          <table:table-cell office:value-type="float" office:value="0.012864799" calcext:value-type="float">
            <text:p>1.29E-02</text:p>
          </table:table-cell>
          <table:table-cell office:value-type="float" office:value="103.76161" calcext:value-type="float">
            <text:p>1.04E+02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0.012866999" calcext:value-type="float">
            <text:p>1.29E-02</text:p>
          </table:table-cell>
          <table:table-cell office:value-type="float" office:value="103.77936" calcext:value-type="float">
            <text:p>1.04E+02</text:p>
          </table:table-cell>
        </table:table-row>
        <table:table-row table:style-name="ro1">
          <table:table-cell office:value-type="string" calcext:value-type="string">
            <text:p>hbarW=</text:p>
          </table:table-cell>
          <table:table-cell office:value-type="float" office:value="0.00047284397" calcext:value-type="float">
            <text:p>4.73E-04</text:p>
          </table:table-cell>
          <table:table-cell office:value-type="string" calcext:value-type="string">
            <text:p>Ha</text:p>
          </table:table-cell>
          <table:table-cell office:value-type="float" office:value="0.012866739" calcext:value-type="float">
            <text:p>1.29E-02</text:p>
          </table:table-cell>
          <table:table-cell office:value-type="string" calcext:value-type="string">
            <text:p>eV;</text:p>
          </table:table-cell>
          <table:table-cell office:value-type="string" calcext:value-type="string">
            <text:p>nu=</text:p>
          </table:table-cell>
          <table:table-cell office:value-type="float" office:value="103.77726" calcext:value-type="float">
            <text:p>1.04E+02</text:p>
          </table:table-cell>
          <table:table-cell office:value-type="string" calcext:value-type="string">
            <text:p>cm^-1</text:p>
          </table:table-cell>
          <table:table-cell office:value-type="float" office:value="58" calcext:value-type="float">
            <text:p>58</text:p>
          </table:table-cell>
          <table:table-cell office:value-type="float" office:value="0.012866739" calcext:value-type="float">
            <text:p>1.29E-02</text:p>
          </table:table-cell>
          <table:table-cell office:value-type="float" office:value="103.77726" calcext:value-type="float">
            <text:p>1.04E+02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0.012868991" calcext:value-type="float">
            <text:p>1.29E-02</text:p>
          </table:table-cell>
          <table:table-cell office:value-type="float" office:value="103.79543" calcext:value-type="float">
            <text:p>1.04E+02</text:p>
          </table:table-cell>
        </table:table-row>
        <table:table-row table:style-name="ro1">
          <table:table-cell office:value-type="string" calcext:value-type="string">
            <text:p>hbarW=</text:p>
          </table:table-cell>
          <table:table-cell office:value-type="float" office:value="0.00047285354" calcext:value-type="float">
            <text:p>4.73E-04</text:p>
          </table:table-cell>
          <table:table-cell office:value-type="string" calcext:value-type="string">
            <text:p>Ha</text:p>
          </table:table-cell>
          <table:table-cell office:value-type="float" office:value="0.012866999" calcext:value-type="float">
            <text:p>1.29E-02</text:p>
          </table:table-cell>
          <table:table-cell office:value-type="string" calcext:value-type="string">
            <text:p>eV;</text:p>
          </table:table-cell>
          <table:table-cell office:value-type="string" calcext:value-type="string">
            <text:p>nu=</text:p>
          </table:table-cell>
          <table:table-cell office:value-type="float" office:value="103.77936" calcext:value-type="float">
            <text:p>1.04E+02</text:p>
          </table:table-cell>
          <table:table-cell office:value-type="string" calcext:value-type="string">
            <text:p>cm^-1</text:p>
          </table:table-cell>
          <table:table-cell office:value-type="float" office:value="59" calcext:value-type="float">
            <text:p>59</text:p>
          </table:table-cell>
          <table:table-cell office:value-type="float" office:value="0.012866999" calcext:value-type="float">
            <text:p>1.29E-02</text:p>
          </table:table-cell>
          <table:table-cell office:value-type="float" office:value="103.77936" calcext:value-type="float">
            <text:p>1.04E+02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0.012869568" calcext:value-type="float">
            <text:p>1.29E-02</text:p>
          </table:table-cell>
          <table:table-cell office:value-type="float" office:value="103.80008" calcext:value-type="float">
            <text:p>1.04E+02</text:p>
          </table:table-cell>
        </table:table-row>
        <table:table-row table:style-name="ro1">
          <table:table-cell office:value-type="string" calcext:value-type="string">
            <text:p>hbarW=</text:p>
          </table:table-cell>
          <table:table-cell office:value-type="float" office:value="0.00047292675" calcext:value-type="float">
            <text:p>4.73E-04</text:p>
          </table:table-cell>
          <table:table-cell office:value-type="string" calcext:value-type="string">
            <text:p>Ha</text:p>
          </table:table-cell>
          <table:table-cell office:value-type="float" office:value="0.012868991" calcext:value-type="float">
            <text:p>1.29E-02</text:p>
          </table:table-cell>
          <table:table-cell office:value-type="string" calcext:value-type="string">
            <text:p>eV;</text:p>
          </table:table-cell>
          <table:table-cell office:value-type="string" calcext:value-type="string">
            <text:p>nu=</text:p>
          </table:table-cell>
          <table:table-cell office:value-type="float" office:value="103.79543" calcext:value-type="float">
            <text:p>1.04E+02</text:p>
          </table:table-cell>
          <table:table-cell office:value-type="string" calcext:value-type="string">
            <text:p>cm^-1</text:p>
          </table:table-cell>
          <table:table-cell office:value-type="float" office:value="60" calcext:value-type="float">
            <text:p>60</text:p>
          </table:table-cell>
          <table:table-cell office:value-type="float" office:value="0.012868991" calcext:value-type="float">
            <text:p>1.29E-02</text:p>
          </table:table-cell>
          <table:table-cell office:value-type="float" office:value="103.79543" calcext:value-type="float">
            <text:p>1.04E+02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0.012870404" calcext:value-type="float">
            <text:p>1.29E-02</text:p>
          </table:table-cell>
          <table:table-cell office:value-type="float" office:value="103.80682" calcext:value-type="float">
            <text:p>1.04E+02</text:p>
          </table:table-cell>
        </table:table-row>
        <table:table-row table:style-name="ro1">
          <table:table-cell office:value-type="string" calcext:value-type="string">
            <text:p>hbarW=</text:p>
          </table:table-cell>
          <table:table-cell office:value-type="float" office:value="0.00047294795" calcext:value-type="float">
            <text:p>4.73E-04</text:p>
          </table:table-cell>
          <table:table-cell office:value-type="string" calcext:value-type="string">
            <text:p>Ha</text:p>
          </table:table-cell>
          <table:table-cell office:value-type="float" office:value="0.012869568" calcext:value-type="float">
            <text:p>1.29E-02</text:p>
          </table:table-cell>
          <table:table-cell office:value-type="string" calcext:value-type="string">
            <text:p>eV;</text:p>
          </table:table-cell>
          <table:table-cell office:value-type="string" calcext:value-type="string">
            <text:p>nu=</text:p>
          </table:table-cell>
          <table:table-cell office:value-type="float" office:value="103.80008" calcext:value-type="float">
            <text:p>1.04E+02</text:p>
          </table:table-cell>
          <table:table-cell office:value-type="string" calcext:value-type="string">
            <text:p>cm^-1</text:p>
          </table:table-cell>
          <table:table-cell office:value-type="float" office:value="61" calcext:value-type="float">
            <text:p>61</text:p>
          </table:table-cell>
          <table:table-cell office:value-type="float" office:value="0.012869568" calcext:value-type="float">
            <text:p>1.29E-02</text:p>
          </table:table-cell>
          <table:table-cell office:value-type="float" office:value="103.80008" calcext:value-type="float">
            <text:p>1.04E+02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0.012870762" calcext:value-type="float">
            <text:p>1.29E-02</text:p>
          </table:table-cell>
          <table:table-cell office:value-type="float" office:value="103.80971" calcext:value-type="float">
            <text:p>1.04E+02</text:p>
          </table:table-cell>
        </table:table-row>
        <table:table-row table:style-name="ro1">
          <table:table-cell office:value-type="string" calcext:value-type="string">
            <text:p>hbarW=</text:p>
          </table:table-cell>
          <table:table-cell office:value-type="float" office:value="0.00047297865" calcext:value-type="float">
            <text:p>4.73E-04</text:p>
          </table:table-cell>
          <table:table-cell office:value-type="string" calcext:value-type="string">
            <text:p>Ha</text:p>
          </table:table-cell>
          <table:table-cell office:value-type="float" office:value="0.012870404" calcext:value-type="float">
            <text:p>1.29E-02</text:p>
          </table:table-cell>
          <table:table-cell office:value-type="string" calcext:value-type="string">
            <text:p>eV;</text:p>
          </table:table-cell>
          <table:table-cell office:value-type="string" calcext:value-type="string">
            <text:p>nu=</text:p>
          </table:table-cell>
          <table:table-cell office:value-type="float" office:value="103.80682" calcext:value-type="float">
            <text:p>1.04E+02</text:p>
          </table:table-cell>
          <table:table-cell office:value-type="string" calcext:value-type="string">
            <text:p>cm^-1</text:p>
          </table:table-cell>
          <table:table-cell office:value-type="float" office:value="62" calcext:value-type="float">
            <text:p>62</text:p>
          </table:table-cell>
          <table:table-cell office:value-type="float" office:value="0.012870404" calcext:value-type="float">
            <text:p>1.29E-02</text:p>
          </table:table-cell>
          <table:table-cell office:value-type="float" office:value="103.80682" calcext:value-type="float">
            <text:p>1.04E+02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0.01287159" calcext:value-type="float">
            <text:p>1.29E-02</text:p>
          </table:table-cell>
          <table:table-cell office:value-type="float" office:value="103.81639" calcext:value-type="float">
            <text:p>1.04E+02</text:p>
          </table:table-cell>
        </table:table-row>
        <table:table-row table:style-name="ro1">
          <table:table-cell office:value-type="string" calcext:value-type="string">
            <text:p>hbarW=</text:p>
          </table:table-cell>
          <table:table-cell office:value-type="float" office:value="0.00047299184" calcext:value-type="float">
            <text:p>4.73E-04</text:p>
          </table:table-cell>
          <table:table-cell office:value-type="string" calcext:value-type="string">
            <text:p>Ha</text:p>
          </table:table-cell>
          <table:table-cell office:value-type="float" office:value="0.012870762" calcext:value-type="float">
            <text:p>1.29E-02</text:p>
          </table:table-cell>
          <table:table-cell office:value-type="string" calcext:value-type="string">
            <text:p>eV;</text:p>
          </table:table-cell>
          <table:table-cell office:value-type="string" calcext:value-type="string">
            <text:p>nu=</text:p>
          </table:table-cell>
          <table:table-cell office:value-type="float" office:value="103.80971" calcext:value-type="float">
            <text:p>1.04E+02</text:p>
          </table:table-cell>
          <table:table-cell office:value-type="string" calcext:value-type="string">
            <text:p>cm^-1</text:p>
          </table:table-cell>
          <table:table-cell office:value-type="float" office:value="63" calcext:value-type="float">
            <text:p>63</text:p>
          </table:table-cell>
          <table:table-cell office:value-type="float" office:value="0.012870762" calcext:value-type="float">
            <text:p>1.29E-02</text:p>
          </table:table-cell>
          <table:table-cell office:value-type="float" office:value="103.80971" calcext:value-type="float">
            <text:p>1.04E+02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0.012872664" calcext:value-type="float">
            <text:p>1.29E-02</text:p>
          </table:table-cell>
          <table:table-cell office:value-type="float" office:value="103.82505" calcext:value-type="float">
            <text:p>1.04E+02</text:p>
          </table:table-cell>
        </table:table-row>
        <table:table-row table:style-name="ro1">
          <table:table-cell office:value-type="string" calcext:value-type="string">
            <text:p>hbarW=</text:p>
          </table:table-cell>
          <table:table-cell office:value-type="float" office:value="0.00047302226" calcext:value-type="float">
            <text:p>4.73E-04</text:p>
          </table:table-cell>
          <table:table-cell office:value-type="string" calcext:value-type="string">
            <text:p>Ha</text:p>
          </table:table-cell>
          <table:table-cell office:value-type="float" office:value="0.01287159" calcext:value-type="float">
            <text:p>1.29E-02</text:p>
          </table:table-cell>
          <table:table-cell office:value-type="string" calcext:value-type="string">
            <text:p>eV;</text:p>
          </table:table-cell>
          <table:table-cell office:value-type="string" calcext:value-type="string">
            <text:p>nu=</text:p>
          </table:table-cell>
          <table:table-cell office:value-type="float" office:value="103.81639" calcext:value-type="float">
            <text:p>1.04E+02</text:p>
          </table:table-cell>
          <table:table-cell office:value-type="string" calcext:value-type="string">
            <text:p>cm^-1</text:p>
          </table:table-cell>
          <table:table-cell office:value-type="float" office:value="64" calcext:value-type="float">
            <text:p>64</text:p>
          </table:table-cell>
          <table:table-cell office:value-type="float" office:value="0.01287159" calcext:value-type="float">
            <text:p>1.29E-02</text:p>
          </table:table-cell>
          <table:table-cell office:value-type="float" office:value="103.81639" calcext:value-type="float">
            <text:p>1.04E+02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0.018952741" calcext:value-type="float">
            <text:p>1.90E-02</text:p>
          </table:table-cell>
          <table:table-cell office:value-type="float" office:value="152.86418" calcext:value-type="float">
            <text:p>1.53E+02</text:p>
          </table:table-cell>
        </table:table-row>
        <table:table-row table:style-name="ro1">
          <table:table-cell office:value-type="string" calcext:value-type="string">
            <text:p>hbarW=</text:p>
          </table:table-cell>
          <table:table-cell office:value-type="float" office:value="0.00047306172" calcext:value-type="float">
            <text:p>4.73E-04</text:p>
          </table:table-cell>
          <table:table-cell office:value-type="string" calcext:value-type="string">
            <text:p>Ha</text:p>
          </table:table-cell>
          <table:table-cell office:value-type="float" office:value="0.012872664" calcext:value-type="float">
            <text:p>1.29E-02</text:p>
          </table:table-cell>
          <table:table-cell office:value-type="string" calcext:value-type="string">
            <text:p>eV;</text:p>
          </table:table-cell>
          <table:table-cell office:value-type="string" calcext:value-type="string">
            <text:p>nu=</text:p>
          </table:table-cell>
          <table:table-cell office:value-type="float" office:value="103.82505" calcext:value-type="float">
            <text:p>1.04E+02</text:p>
          </table:table-cell>
          <table:table-cell office:value-type="string" calcext:value-type="string">
            <text:p>cm^-1</text:p>
          </table:table-cell>
          <table:table-cell office:value-type="float" office:value="65" calcext:value-type="float">
            <text:p>65</text:p>
          </table:table-cell>
          <table:table-cell office:value-type="float" office:value="0.012872664" calcext:value-type="float">
            <text:p>1.29E-02</text:p>
          </table:table-cell>
          <table:table-cell office:value-type="float" office:value="103.82505" calcext:value-type="float">
            <text:p>1.04E+02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0.018953391" calcext:value-type="float">
            <text:p>1.90E-02</text:p>
          </table:table-cell>
          <table:table-cell office:value-type="float" office:value="152.86942" calcext:value-type="float">
            <text:p>1.53E+02</text:p>
          </table:table-cell>
        </table:table-row>
        <table:table-row table:style-name="ro1">
          <table:table-cell office:value-type="string" calcext:value-type="string">
            <text:p>hbarW=</text:p>
          </table:table-cell>
          <table:table-cell office:value-type="float" office:value="0.00069650046" calcext:value-type="float">
            <text:p>6.97E-04</text:p>
          </table:table-cell>
          <table:table-cell office:value-type="string" calcext:value-type="string">
            <text:p>Ha</text:p>
          </table:table-cell>
          <table:table-cell office:value-type="float" office:value="0.018952741" calcext:value-type="float">
            <text:p>1.90E-02</text:p>
          </table:table-cell>
          <table:table-cell office:value-type="string" calcext:value-type="string">
            <text:p>eV;</text:p>
          </table:table-cell>
          <table:table-cell office:value-type="string" calcext:value-type="string">
            <text:p>nu=</text:p>
          </table:table-cell>
          <table:table-cell office:value-type="float" office:value="152.86418" calcext:value-type="float">
            <text:p>1.53E+02</text:p>
          </table:table-cell>
          <table:table-cell office:value-type="string" calcext:value-type="string">
            <text:p>cm^-1</text:p>
          </table:table-cell>
          <table:table-cell office:value-type="float" office:value="66" calcext:value-type="float">
            <text:p>66</text:p>
          </table:table-cell>
          <table:table-cell office:value-type="float" office:value="0.018952741" calcext:value-type="float">
            <text:p>1.90E-02</text:p>
          </table:table-cell>
          <table:table-cell office:value-type="float" office:value="152.86418" calcext:value-type="float">
            <text:p>1.53E+02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0.018953541" calcext:value-type="float">
            <text:p>1.90E-02</text:p>
          </table:table-cell>
          <table:table-cell office:value-type="float" office:value="152.87063" calcext:value-type="float">
            <text:p>1.53E+02</text:p>
          </table:table-cell>
        </table:table-row>
        <table:table-row table:style-name="ro1">
          <table:table-cell office:value-type="string" calcext:value-type="string">
            <text:p>hbarW=</text:p>
          </table:table-cell>
          <table:table-cell office:value-type="float" office:value="0.00069652433" calcext:value-type="float">
            <text:p>6.97E-04</text:p>
          </table:table-cell>
          <table:table-cell office:value-type="string" calcext:value-type="string">
            <text:p>Ha</text:p>
          </table:table-cell>
          <table:table-cell office:value-type="float" office:value="0.018953391" calcext:value-type="float">
            <text:p>1.90E-02</text:p>
          </table:table-cell>
          <table:table-cell office:value-type="string" calcext:value-type="string">
            <text:p>eV;</text:p>
          </table:table-cell>
          <table:table-cell office:value-type="string" calcext:value-type="string">
            <text:p>nu=</text:p>
          </table:table-cell>
          <table:table-cell office:value-type="float" office:value="152.86942" calcext:value-type="float">
            <text:p>1.53E+02</text:p>
          </table:table-cell>
          <table:table-cell office:value-type="string" calcext:value-type="string">
            <text:p>cm^-1</text:p>
          </table:table-cell>
          <table:table-cell office:value-type="float" office:value="67" calcext:value-type="float">
            <text:p>67</text:p>
          </table:table-cell>
          <table:table-cell office:value-type="float" office:value="0.018953391" calcext:value-type="float">
            <text:p>1.90E-02</text:p>
          </table:table-cell>
          <table:table-cell office:value-type="float" office:value="152.86942" calcext:value-type="float">
            <text:p>1.53E+02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0.018954244" calcext:value-type="float">
            <text:p>1.90E-02</text:p>
          </table:table-cell>
          <table:table-cell office:value-type="float" office:value="152.8763" calcext:value-type="float">
            <text:p>1.53E+02</text:p>
          </table:table-cell>
        </table:table-row>
        <table:table-row table:style-name="ro1">
          <table:table-cell office:value-type="string" calcext:value-type="string">
            <text:p>hbarW=</text:p>
          </table:table-cell>
          <table:table-cell office:value-type="float" office:value="0.00069652984" calcext:value-type="float">
            <text:p>6.97E-04</text:p>
          </table:table-cell>
          <table:table-cell office:value-type="string" calcext:value-type="string">
            <text:p>Ha</text:p>
          </table:table-cell>
          <table:table-cell office:value-type="float" office:value="0.018953541" calcext:value-type="float">
            <text:p>1.90E-02</text:p>
          </table:table-cell>
          <table:table-cell office:value-type="string" calcext:value-type="string">
            <text:p>eV;</text:p>
          </table:table-cell>
          <table:table-cell office:value-type="string" calcext:value-type="string">
            <text:p>nu=</text:p>
          </table:table-cell>
          <table:table-cell office:value-type="float" office:value="152.87063" calcext:value-type="float">
            <text:p>1.53E+02</text:p>
          </table:table-cell>
          <table:table-cell office:value-type="string" calcext:value-type="string">
            <text:p>cm^-1</text:p>
          </table:table-cell>
          <table:table-cell office:value-type="float" office:value="68" calcext:value-type="float">
            <text:p>68</text:p>
          </table:table-cell>
          <table:table-cell office:value-type="float" office:value="0.018953541" calcext:value-type="float">
            <text:p>1.90E-02</text:p>
          </table:table-cell>
          <table:table-cell office:value-type="float" office:value="152.87063" calcext:value-type="float">
            <text:p>1.53E+02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0.018954663" calcext:value-type="float">
            <text:p>1.90E-02</text:p>
          </table:table-cell>
          <table:table-cell office:value-type="float" office:value="152.87969" calcext:value-type="float">
            <text:p>1.53E+02</text:p>
          </table:table-cell>
        </table:table-row>
        <table:table-row table:style-name="ro1">
          <table:table-cell office:value-type="string" calcext:value-type="string">
            <text:p>hbarW=</text:p>
          </table:table-cell>
          <table:table-cell office:value-type="float" office:value="0.00069655567" calcext:value-type="float">
            <text:p>6.97E-04</text:p>
          </table:table-cell>
          <table:table-cell office:value-type="string" calcext:value-type="string">
            <text:p>Ha</text:p>
          </table:table-cell>
          <table:table-cell office:value-type="float" office:value="0.018954244" calcext:value-type="float">
            <text:p>1.90E-02</text:p>
          </table:table-cell>
          <table:table-cell office:value-type="string" calcext:value-type="string">
            <text:p>eV;</text:p>
          </table:table-cell>
          <table:table-cell office:value-type="string" calcext:value-type="string">
            <text:p>nu=</text:p>
          </table:table-cell>
          <table:table-cell office:value-type="float" office:value="152.8763" calcext:value-type="float">
            <text:p>1.53E+02</text:p>
          </table:table-cell>
          <table:table-cell office:value-type="string" calcext:value-type="string">
            <text:p>cm^-1</text:p>
          </table:table-cell>
          <table:table-cell office:value-type="float" office:value="69" calcext:value-type="float">
            <text:p>69</text:p>
          </table:table-cell>
          <table:table-cell office:value-type="float" office:value="0.018954244" calcext:value-type="float">
            <text:p>1.90E-02</text:p>
          </table:table-cell>
          <table:table-cell office:value-type="float" office:value="152.8763" calcext:value-type="float">
            <text:p>1.53E+02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0.018957126" calcext:value-type="float">
            <text:p>1.90E-02</text:p>
          </table:table-cell>
          <table:table-cell office:value-type="float" office:value="152.89955" calcext:value-type="float">
            <text:p>1.53E+02</text:p>
          </table:table-cell>
        </table:table-row>
        <table:table-row table:style-name="ro1">
          <table:table-cell office:value-type="string" calcext:value-type="string">
            <text:p>hbarW=</text:p>
          </table:table-cell>
          <table:table-cell office:value-type="float" office:value="0.00069657109" calcext:value-type="float">
            <text:p>6.97E-04</text:p>
          </table:table-cell>
          <table:table-cell office:value-type="string" calcext:value-type="string">
            <text:p>Ha</text:p>
          </table:table-cell>
          <table:table-cell office:value-type="float" office:value="0.018954663" calcext:value-type="float">
            <text:p>1.90E-02</text:p>
          </table:table-cell>
          <table:table-cell office:value-type="string" calcext:value-type="string">
            <text:p>eV;</text:p>
          </table:table-cell>
          <table:table-cell office:value-type="string" calcext:value-type="string">
            <text:p>nu=</text:p>
          </table:table-cell>
          <table:table-cell office:value-type="float" office:value="152.87969" calcext:value-type="float">
            <text:p>1.53E+02</text:p>
          </table:table-cell>
          <table:table-cell office:value-type="string" calcext:value-type="string">
            <text:p>cm^-1</text:p>
          </table:table-cell>
          <table:table-cell office:value-type="float" office:value="70" calcext:value-type="float">
            <text:p>70</text:p>
          </table:table-cell>
          <table:table-cell office:value-type="float" office:value="0.018954663" calcext:value-type="float">
            <text:p>1.90E-02</text:p>
          </table:table-cell>
          <table:table-cell office:value-type="float" office:value="152.87969" calcext:value-type="float">
            <text:p>1.53E+02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0.022947874" calcext:value-type="float">
            <text:p>2.29E-02</text:p>
          </table:table-cell>
          <table:table-cell office:value-type="float" office:value="185.08711" calcext:value-type="float">
            <text:p>1.85E+02</text:p>
          </table:table-cell>
        </table:table-row>
        <table:table-row table:style-name="ro1">
          <table:table-cell office:value-type="string" calcext:value-type="string">
            <text:p>hbarW=</text:p>
          </table:table-cell>
          <table:table-cell office:value-type="float" office:value="0.00069666158" calcext:value-type="float">
            <text:p>6.97E-04</text:p>
          </table:table-cell>
          <table:table-cell office:value-type="string" calcext:value-type="string">
            <text:p>Ha</text:p>
          </table:table-cell>
          <table:table-cell office:value-type="float" office:value="0.018957126" calcext:value-type="float">
            <text:p>1.90E-02</text:p>
          </table:table-cell>
          <table:table-cell office:value-type="string" calcext:value-type="string">
            <text:p>eV;</text:p>
          </table:table-cell>
          <table:table-cell office:value-type="string" calcext:value-type="string">
            <text:p>nu=</text:p>
          </table:table-cell>
          <table:table-cell office:value-type="float" office:value="152.89955" calcext:value-type="float">
            <text:p>1.53E+02</text:p>
          </table:table-cell>
          <table:table-cell office:value-type="string" calcext:value-type="string">
            <text:p>cm^-1</text:p>
          </table:table-cell>
          <table:table-cell office:value-type="float" office:value="71" calcext:value-type="float">
            <text:p>71</text:p>
          </table:table-cell>
          <table:table-cell office:value-type="float" office:value="0.018957126" calcext:value-type="float">
            <text:p>1.90E-02</text:p>
          </table:table-cell>
          <table:table-cell office:value-type="float" office:value="152.89955" calcext:value-type="float">
            <text:p>1.53E+02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0.022949107" calcext:value-type="float">
            <text:p>2.29E-02</text:p>
          </table:table-cell>
          <table:table-cell office:value-type="float" office:value="185.09705" calcext:value-type="float">
            <text:p>1.85E+02</text:p>
          </table:table-cell>
        </table:table-row>
        <table:table-row table:style-name="ro1">
          <table:table-cell office:value-type="string" calcext:value-type="string">
            <text:p>hbarW=</text:p>
          </table:table-cell>
          <table:table-cell office:value-type="float" office:value="0.00084331889" calcext:value-type="float">
            <text:p>8.43E-04</text:p>
          </table:table-cell>
          <table:table-cell office:value-type="string" calcext:value-type="string">
            <text:p>Ha</text:p>
          </table:table-cell>
          <table:table-cell office:value-type="float" office:value="0.022947874" calcext:value-type="float">
            <text:p>2.29E-02</text:p>
          </table:table-cell>
          <table:table-cell office:value-type="string" calcext:value-type="string">
            <text:p>eV;</text:p>
          </table:table-cell>
          <table:table-cell office:value-type="string" calcext:value-type="string">
            <text:p>nu=</text:p>
          </table:table-cell>
          <table:table-cell office:value-type="float" office:value="185.08711" calcext:value-type="float">
            <text:p>1.85E+02</text:p>
          </table:table-cell>
          <table:table-cell office:value-type="string" calcext:value-type="string">
            <text:p>cm^-1</text:p>
          </table:table-cell>
          <table:table-cell office:value-type="float" office:value="72" calcext:value-type="float">
            <text:p>72</text:p>
          </table:table-cell>
          <table:table-cell office:value-type="float" office:value="0.022947874" calcext:value-type="float">
            <text:p>2.29E-02</text:p>
          </table:table-cell>
          <table:table-cell office:value-type="float" office:value="185.08711" calcext:value-type="float">
            <text:p>1.85E+02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0.022949524" calcext:value-type="float">
            <text:p>2.29E-02</text:p>
          </table:table-cell>
          <table:table-cell office:value-type="float" office:value="185.10041" calcext:value-type="float">
            <text:p>1.85E+02</text:p>
          </table:table-cell>
        </table:table-row>
        <table:table-row table:style-name="ro1">
          <table:table-cell office:value-type="string" calcext:value-type="string">
            <text:p>hbarW=</text:p>
          </table:table-cell>
          <table:table-cell office:value-type="float" office:value="0.00084336421" calcext:value-type="float">
            <text:p>8.43E-04</text:p>
          </table:table-cell>
          <table:table-cell office:value-type="string" calcext:value-type="string">
            <text:p>Ha</text:p>
          </table:table-cell>
          <table:table-cell office:value-type="float" office:value="0.022949107" calcext:value-type="float">
            <text:p>2.29E-02</text:p>
          </table:table-cell>
          <table:table-cell office:value-type="string" calcext:value-type="string">
            <text:p>eV;</text:p>
          </table:table-cell>
          <table:table-cell office:value-type="string" calcext:value-type="string">
            <text:p>nu=</text:p>
          </table:table-cell>
          <table:table-cell office:value-type="float" office:value="185.09705" calcext:value-type="float">
            <text:p>1.85E+02</text:p>
          </table:table-cell>
          <table:table-cell office:value-type="string" calcext:value-type="string">
            <text:p>cm^-1</text:p>
          </table:table-cell>
          <table:table-cell office:value-type="float" office:value="73" calcext:value-type="float">
            <text:p>73</text:p>
          </table:table-cell>
          <table:table-cell office:value-type="float" office:value="0.022949107" calcext:value-type="float">
            <text:p>2.29E-02</text:p>
          </table:table-cell>
          <table:table-cell office:value-type="float" office:value="185.09705" calcext:value-type="float">
            <text:p>1.85E+02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0.02295056" calcext:value-type="float">
            <text:p>2.30E-02</text:p>
          </table:table-cell>
          <table:table-cell office:value-type="float" office:value="185.10877" calcext:value-type="float">
            <text:p>1.85E+02</text:p>
          </table:table-cell>
        </table:table-row>
        <table:table-row table:style-name="ro1">
          <table:table-cell office:value-type="string" calcext:value-type="string">
            <text:p>hbarW=</text:p>
          </table:table-cell>
          <table:table-cell office:value-type="float" office:value="0.00084337951" calcext:value-type="float">
            <text:p>8.43E-04</text:p>
          </table:table-cell>
          <table:table-cell office:value-type="string" calcext:value-type="string">
            <text:p>Ha</text:p>
          </table:table-cell>
          <table:table-cell office:value-type="float" office:value="0.022949524" calcext:value-type="float">
            <text:p>2.29E-02</text:p>
          </table:table-cell>
          <table:table-cell office:value-type="string" calcext:value-type="string">
            <text:p>eV;</text:p>
          </table:table-cell>
          <table:table-cell office:value-type="string" calcext:value-type="string">
            <text:p>nu=</text:p>
          </table:table-cell>
          <table:table-cell office:value-type="float" office:value="185.10041" calcext:value-type="float">
            <text:p>1.85E+02</text:p>
          </table:table-cell>
          <table:table-cell office:value-type="string" calcext:value-type="string">
            <text:p>cm^-1</text:p>
          </table:table-cell>
          <table:table-cell office:value-type="float" office:value="74" calcext:value-type="float">
            <text:p>74</text:p>
          </table:table-cell>
          <table:table-cell office:value-type="float" office:value="0.022949524" calcext:value-type="float">
            <text:p>2.29E-02</text:p>
          </table:table-cell>
          <table:table-cell office:value-type="float" office:value="185.10041" calcext:value-type="float">
            <text:p>1.85E+02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0.022950737" calcext:value-type="float">
            <text:p>2.30E-02</text:p>
          </table:table-cell>
          <table:table-cell office:value-type="float" office:value="185.1102" calcext:value-type="float">
            <text:p>1.85E+02</text:p>
          </table:table-cell>
        </table:table-row>
        <table:table-row table:style-name="ro1">
          <table:table-cell office:value-type="string" calcext:value-type="string">
            <text:p>hbarW=</text:p>
          </table:table-cell>
          <table:table-cell office:value-type="float" office:value="0.00084341758" calcext:value-type="float">
            <text:p>8.43E-04</text:p>
          </table:table-cell>
          <table:table-cell office:value-type="string" calcext:value-type="string">
            <text:p>Ha</text:p>
          </table:table-cell>
          <table:table-cell office:value-type="float" office:value="0.02295056" calcext:value-type="float">
            <text:p>2.30E-02</text:p>
          </table:table-cell>
          <table:table-cell office:value-type="string" calcext:value-type="string">
            <text:p>eV;</text:p>
          </table:table-cell>
          <table:table-cell office:value-type="string" calcext:value-type="string">
            <text:p>nu=</text:p>
          </table:table-cell>
          <table:table-cell office:value-type="float" office:value="185.10877" calcext:value-type="float">
            <text:p>1.85E+02</text:p>
          </table:table-cell>
          <table:table-cell office:value-type="string" calcext:value-type="string">
            <text:p>cm^-1</text:p>
          </table:table-cell>
          <table:table-cell office:value-type="float" office:value="75" calcext:value-type="float">
            <text:p>75</text:p>
          </table:table-cell>
          <table:table-cell office:value-type="float" office:value="0.02295056" calcext:value-type="float">
            <text:p>2.30E-02</text:p>
          </table:table-cell>
          <table:table-cell office:value-type="float" office:value="185.10877" calcext:value-type="float">
            <text:p>1.85E+02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0.022951813" calcext:value-type="float">
            <text:p>2.30E-02</text:p>
          </table:table-cell>
          <table:table-cell office:value-type="float" office:value="185.11888" calcext:value-type="float">
            <text:p>1.85E+02</text:p>
          </table:table-cell>
        </table:table-row>
        <table:table-row table:style-name="ro1">
          <table:table-cell office:value-type="string" calcext:value-type="string">
            <text:p>hbarW=</text:p>
          </table:table-cell>
          <table:table-cell office:value-type="float" office:value="0.0008434241" calcext:value-type="float">
            <text:p>8.43E-04</text:p>
          </table:table-cell>
          <table:table-cell office:value-type="string" calcext:value-type="string">
            <text:p>Ha</text:p>
          </table:table-cell>
          <table:table-cell office:value-type="float" office:value="0.022950737" calcext:value-type="float">
            <text:p>2.30E-02</text:p>
          </table:table-cell>
          <table:table-cell office:value-type="string" calcext:value-type="string">
            <text:p>eV;</text:p>
          </table:table-cell>
          <table:table-cell office:value-type="string" calcext:value-type="string">
            <text:p>nu=</text:p>
          </table:table-cell>
          <table:table-cell office:value-type="float" office:value="185.1102" calcext:value-type="float">
            <text:p>1.85E+02</text:p>
          </table:table-cell>
          <table:table-cell office:value-type="string" calcext:value-type="string">
            <text:p>cm^-1</text:p>
          </table:table-cell>
          <table:table-cell office:value-type="float" office:value="76" calcext:value-type="float">
            <text:p>76</text:p>
          </table:table-cell>
          <table:table-cell office:value-type="float" office:value="0.022950737" calcext:value-type="float">
            <text:p>2.30E-02</text:p>
          </table:table-cell>
          <table:table-cell office:value-type="float" office:value="185.1102" calcext:value-type="float">
            <text:p>1.85E+02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0.022952093" calcext:value-type="float">
            <text:p>2.30E-02</text:p>
          </table:table-cell>
          <table:table-cell office:value-type="float" office:value="185.12113" calcext:value-type="float">
            <text:p>1.85E+02</text:p>
          </table:table-cell>
        </table:table-row>
        <table:table-row table:style-name="ro1">
          <table:table-cell office:value-type="string" calcext:value-type="string">
            <text:p>hbarW=</text:p>
          </table:table-cell>
          <table:table-cell office:value-type="float" office:value="0.00084346364" calcext:value-type="float">
            <text:p>8.43E-04</text:p>
          </table:table-cell>
          <table:table-cell office:value-type="string" calcext:value-type="string">
            <text:p>Ha</text:p>
          </table:table-cell>
          <table:table-cell office:value-type="float" office:value="0.022951813" calcext:value-type="float">
            <text:p>2.30E-02</text:p>
          </table:table-cell>
          <table:table-cell office:value-type="string" calcext:value-type="string">
            <text:p>eV;</text:p>
          </table:table-cell>
          <table:table-cell office:value-type="string" calcext:value-type="string">
            <text:p>nu=</text:p>
          </table:table-cell>
          <table:table-cell office:value-type="float" office:value="185.11888" calcext:value-type="float">
            <text:p>1.85E+02</text:p>
          </table:table-cell>
          <table:table-cell office:value-type="string" calcext:value-type="string">
            <text:p>cm^-1</text:p>
          </table:table-cell>
          <table:table-cell office:value-type="float" office:value="77" calcext:value-type="float">
            <text:p>77</text:p>
          </table:table-cell>
          <table:table-cell office:value-type="float" office:value="0.022951813" calcext:value-type="float">
            <text:p>2.30E-02</text:p>
          </table:table-cell>
          <table:table-cell office:value-type="float" office:value="185.11888" calcext:value-type="float">
            <text:p>1.85E+02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0.022952718" calcext:value-type="float">
            <text:p>2.30E-02</text:p>
          </table:table-cell>
          <table:table-cell office:value-type="float" office:value="185.12618" calcext:value-type="float">
            <text:p>1.85E+02</text:p>
          </table:table-cell>
        </table:table-row>
        <table:table-row table:style-name="ro1">
          <table:table-cell office:value-type="string" calcext:value-type="string">
            <text:p>hbarW=</text:p>
          </table:table-cell>
          <table:table-cell office:value-type="float" office:value="0.00084347394" calcext:value-type="float">
            <text:p>8.43E-04</text:p>
          </table:table-cell>
          <table:table-cell office:value-type="string" calcext:value-type="string">
            <text:p>Ha</text:p>
          </table:table-cell>
          <table:table-cell office:value-type="float" office:value="0.022952093" calcext:value-type="float">
            <text:p>2.30E-02</text:p>
          </table:table-cell>
          <table:table-cell office:value-type="string" calcext:value-type="string">
            <text:p>eV;</text:p>
          </table:table-cell>
          <table:table-cell office:value-type="string" calcext:value-type="string">
            <text:p>nu=</text:p>
          </table:table-cell>
          <table:table-cell office:value-type="float" office:value="185.12113" calcext:value-type="float">
            <text:p>1.85E+02</text:p>
          </table:table-cell>
          <table:table-cell office:value-type="string" calcext:value-type="string">
            <text:p>cm^-1</text:p>
          </table:table-cell>
          <table:table-cell office:value-type="float" office:value="78" calcext:value-type="float">
            <text:p>78</text:p>
          </table:table-cell>
          <table:table-cell office:value-type="float" office:value="0.022952093" calcext:value-type="float">
            <text:p>2.30E-02</text:p>
          </table:table-cell>
          <table:table-cell office:value-type="float" office:value="185.12113" calcext:value-type="float">
            <text:p>1.85E+02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0.02295315" calcext:value-type="float">
            <text:p>2.30E-02</text:p>
          </table:table-cell>
          <table:table-cell office:value-type="float" office:value="185.12966" calcext:value-type="float">
            <text:p>1.85E+02</text:p>
          </table:table-cell>
        </table:table-row>
        <table:table-row table:style-name="ro1">
          <table:table-cell office:value-type="string" calcext:value-type="string">
            <text:p>hbarW=</text:p>
          </table:table-cell>
          <table:table-cell office:value-type="float" office:value="0.00084349692" calcext:value-type="float">
            <text:p>8.43E-04</text:p>
          </table:table-cell>
          <table:table-cell office:value-type="string" calcext:value-type="string">
            <text:p>Ha</text:p>
          </table:table-cell>
          <table:table-cell office:value-type="float" office:value="0.022952718" calcext:value-type="float">
            <text:p>2.30E-02</text:p>
          </table:table-cell>
          <table:table-cell office:value-type="string" calcext:value-type="string">
            <text:p>eV;</text:p>
          </table:table-cell>
          <table:table-cell office:value-type="string" calcext:value-type="string">
            <text:p>nu=</text:p>
          </table:table-cell>
          <table:table-cell office:value-type="float" office:value="185.12618" calcext:value-type="float">
            <text:p>1.85E+02</text:p>
          </table:table-cell>
          <table:table-cell office:value-type="string" calcext:value-type="string">
            <text:p>cm^-1</text:p>
          </table:table-cell>
          <table:table-cell office:value-type="float" office:value="79" calcext:value-type="float">
            <text:p>79</text:p>
          </table:table-cell>
          <table:table-cell office:value-type="float" office:value="0.022952718" calcext:value-type="float">
            <text:p>2.30E-02</text:p>
          </table:table-cell>
          <table:table-cell office:value-type="float" office:value="185.12618" calcext:value-type="float">
            <text:p>1.85E+02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0.022953493" calcext:value-type="float">
            <text:p>2.30E-02</text:p>
          </table:table-cell>
          <table:table-cell office:value-type="float" office:value="185.13243" calcext:value-type="float">
            <text:p>1.85E+02</text:p>
          </table:table-cell>
        </table:table-row>
        <table:table-row table:style-name="ro1">
          <table:table-cell office:value-type="string" calcext:value-type="string">
            <text:p>hbarW=</text:p>
          </table:table-cell>
          <table:table-cell office:value-type="float" office:value="0.00084351276" calcext:value-type="float">
            <text:p>8.44E-04</text:p>
          </table:table-cell>
          <table:table-cell office:value-type="string" calcext:value-type="string">
            <text:p>Ha</text:p>
          </table:table-cell>
          <table:table-cell office:value-type="float" office:value="0.02295315" calcext:value-type="float">
            <text:p>2.30E-02</text:p>
          </table:table-cell>
          <table:table-cell office:value-type="string" calcext:value-type="string">
            <text:p>eV;</text:p>
          </table:table-cell>
          <table:table-cell office:value-type="string" calcext:value-type="string">
            <text:p>nu=</text:p>
          </table:table-cell>
          <table:table-cell office:value-type="float" office:value="185.12966" calcext:value-type="float">
            <text:p>1.85E+02</text:p>
          </table:table-cell>
          <table:table-cell office:value-type="string" calcext:value-type="string">
            <text:p>cm^-1</text:p>
          </table:table-cell>
          <table:table-cell office:value-type="float" office:value="80" calcext:value-type="float">
            <text:p>80</text:p>
          </table:table-cell>
          <table:table-cell office:value-type="float" office:value="0.02295315" calcext:value-type="float">
            <text:p>2.30E-02</text:p>
          </table:table-cell>
          <table:table-cell office:value-type="float" office:value="185.12966" calcext:value-type="float">
            <text:p>1.85E+02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0.022954099" calcext:value-type="float">
            <text:p>2.30E-02</text:p>
          </table:table-cell>
          <table:table-cell office:value-type="float" office:value="185.13731" calcext:value-type="float">
            <text:p>1.85E+02</text:p>
          </table:table-cell>
        </table:table-row>
        <table:table-row table:style-name="ro1">
          <table:table-cell office:value-type="string" calcext:value-type="string">
            <text:p>hbarW=</text:p>
          </table:table-cell>
          <table:table-cell office:value-type="float" office:value="0.00084352539" calcext:value-type="float">
            <text:p>8.44E-04</text:p>
          </table:table-cell>
          <table:table-cell office:value-type="string" calcext:value-type="string">
            <text:p>Ha</text:p>
          </table:table-cell>
          <table:table-cell office:value-type="float" office:value="0.022953493" calcext:value-type="float">
            <text:p>2.30E-02</text:p>
          </table:table-cell>
          <table:table-cell office:value-type="string" calcext:value-type="string">
            <text:p>eV;</text:p>
          </table:table-cell>
          <table:table-cell office:value-type="string" calcext:value-type="string">
            <text:p>nu=</text:p>
          </table:table-cell>
          <table:table-cell office:value-type="float" office:value="185.13243" calcext:value-type="float">
            <text:p>1.85E+02</text:p>
          </table:table-cell>
          <table:table-cell office:value-type="string" calcext:value-type="string">
            <text:p>cm^-1</text:p>
          </table:table-cell>
          <table:table-cell office:value-type="float" office:value="81" calcext:value-type="float">
            <text:p>81</text:p>
          </table:table-cell>
          <table:table-cell office:value-type="float" office:value="0.022953493" calcext:value-type="float">
            <text:p>2.30E-02</text:p>
          </table:table-cell>
          <table:table-cell office:value-type="float" office:value="185.13243" calcext:value-type="float">
            <text:p>1.85E+02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0.022955498" calcext:value-type="float">
            <text:p>2.30E-02</text:p>
          </table:table-cell>
          <table:table-cell office:value-type="float" office:value="185.1486" calcext:value-type="float">
            <text:p>1.85E+02</text:p>
          </table:table-cell>
        </table:table-row>
        <table:table-row table:style-name="ro1">
          <table:table-cell office:value-type="string" calcext:value-type="string">
            <text:p>hbarW=</text:p>
          </table:table-cell>
          <table:table-cell office:value-type="float" office:value="0.00084354766" calcext:value-type="float">
            <text:p>8.44E-04</text:p>
          </table:table-cell>
          <table:table-cell office:value-type="string" calcext:value-type="string">
            <text:p>Ha</text:p>
          </table:table-cell>
          <table:table-cell office:value-type="float" office:value="0.022954099" calcext:value-type="float">
            <text:p>2.30E-02</text:p>
          </table:table-cell>
          <table:table-cell office:value-type="string" calcext:value-type="string">
            <text:p>eV;</text:p>
          </table:table-cell>
          <table:table-cell office:value-type="string" calcext:value-type="string">
            <text:p>nu=</text:p>
          </table:table-cell>
          <table:table-cell office:value-type="float" office:value="185.13731" calcext:value-type="float">
            <text:p>1.85E+02</text:p>
          </table:table-cell>
          <table:table-cell office:value-type="string" calcext:value-type="string">
            <text:p>cm^-1</text:p>
          </table:table-cell>
          <table:table-cell office:value-type="float" office:value="82" calcext:value-type="float">
            <text:p>82</text:p>
          </table:table-cell>
          <table:table-cell office:value-type="float" office:value="0.022954099" calcext:value-type="float">
            <text:p>2.30E-02</text:p>
          </table:table-cell>
          <table:table-cell office:value-type="float" office:value="185.13731" calcext:value-type="float">
            <text:p>1.85E+02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0.030546612" calcext:value-type="float">
            <text:p>3.05E-02</text:p>
          </table:table-cell>
          <table:table-cell office:value-type="float" office:value="246.37507" calcext:value-type="float">
            <text:p>2.46E+02</text:p>
          </table:table-cell>
        </table:table-row>
        <table:table-row table:style-name="ro1">
          <table:table-cell office:value-type="string" calcext:value-type="string">
            <text:p>hbarW=</text:p>
          </table:table-cell>
          <table:table-cell office:value-type="float" office:value="0.00084359908" calcext:value-type="float">
            <text:p>8.44E-04</text:p>
          </table:table-cell>
          <table:table-cell office:value-type="string" calcext:value-type="string">
            <text:p>Ha</text:p>
          </table:table-cell>
          <table:table-cell office:value-type="float" office:value="0.022955498" calcext:value-type="float">
            <text:p>2.30E-02</text:p>
          </table:table-cell>
          <table:table-cell office:value-type="string" calcext:value-type="string">
            <text:p>eV;</text:p>
          </table:table-cell>
          <table:table-cell office:value-type="string" calcext:value-type="string">
            <text:p>nu=</text:p>
          </table:table-cell>
          <table:table-cell office:value-type="float" office:value="185.1486" calcext:value-type="float">
            <text:p>1.85E+02</text:p>
          </table:table-cell>
          <table:table-cell office:value-type="string" calcext:value-type="string">
            <text:p>cm^-1</text:p>
          </table:table-cell>
          <table:table-cell office:value-type="float" office:value="83" calcext:value-type="float">
            <text:p>83</text:p>
          </table:table-cell>
          <table:table-cell office:value-type="float" office:value="0.022955498" calcext:value-type="float">
            <text:p>2.30E-02</text:p>
          </table:table-cell>
          <table:table-cell office:value-type="float" office:value="185.1486" calcext:value-type="float">
            <text:p>1.85E+02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0.030547049" calcext:value-type="float">
            <text:p>3.05E-02</text:p>
          </table:table-cell>
          <table:table-cell office:value-type="float" office:value="246.37859" calcext:value-type="float">
            <text:p>2.46E+02</text:p>
          </table:table-cell>
        </table:table-row>
        <table:table-row table:style-name="ro1">
          <table:table-cell office:value-type="string" calcext:value-type="string">
            <text:p>hbarW=</text:p>
          </table:table-cell>
          <table:table-cell office:value-type="float" office:value="0.0011225674" calcext:value-type="float">
            <text:p>1.12E-03</text:p>
          </table:table-cell>
          <table:table-cell office:value-type="string" calcext:value-type="string">
            <text:p>Ha</text:p>
          </table:table-cell>
          <table:table-cell office:value-type="float" office:value="0.030546612" calcext:value-type="float">
            <text:p>3.05E-02</text:p>
          </table:table-cell>
          <table:table-cell office:value-type="string" calcext:value-type="string">
            <text:p>eV;</text:p>
          </table:table-cell>
          <table:table-cell office:value-type="string" calcext:value-type="string">
            <text:p>nu=</text:p>
          </table:table-cell>
          <table:table-cell office:value-type="float" office:value="246.37507" calcext:value-type="float">
            <text:p>2.46E+02</text:p>
          </table:table-cell>
          <table:table-cell office:value-type="string" calcext:value-type="string">
            <text:p>cm^-1</text:p>
          </table:table-cell>
          <table:table-cell office:value-type="float" office:value="84" calcext:value-type="float">
            <text:p>84</text:p>
          </table:table-cell>
          <table:table-cell office:value-type="float" office:value="0.030546612" calcext:value-type="float">
            <text:p>3.05E-02</text:p>
          </table:table-cell>
          <table:table-cell office:value-type="float" office:value="246.37507" calcext:value-type="float">
            <text:p>2.46E+02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0.030547985" calcext:value-type="float">
            <text:p>3.05E-02</text:p>
          </table:table-cell>
          <table:table-cell office:value-type="float" office:value="246.38614" calcext:value-type="float">
            <text:p>2.46E+02</text:p>
          </table:table-cell>
        </table:table-row>
        <table:table-row table:style-name="ro1">
          <table:table-cell office:value-type="string" calcext:value-type="string">
            <text:p>hbarW=</text:p>
          </table:table-cell>
          <table:table-cell office:value-type="float" office:value="0.0011225834" calcext:value-type="float">
            <text:p>1.12E-03</text:p>
          </table:table-cell>
          <table:table-cell office:value-type="string" calcext:value-type="string">
            <text:p>Ha</text:p>
          </table:table-cell>
          <table:table-cell office:value-type="float" office:value="0.030547049" calcext:value-type="float">
            <text:p>3.05E-02</text:p>
          </table:table-cell>
          <table:table-cell office:value-type="string" calcext:value-type="string">
            <text:p>eV;</text:p>
          </table:table-cell>
          <table:table-cell office:value-type="string" calcext:value-type="string">
            <text:p>nu=</text:p>
          </table:table-cell>
          <table:table-cell office:value-type="float" office:value="246.37859" calcext:value-type="float">
            <text:p>2.46E+02</text:p>
          </table:table-cell>
          <table:table-cell office:value-type="string" calcext:value-type="string">
            <text:p>cm^-1</text:p>
          </table:table-cell>
          <table:table-cell office:value-type="float" office:value="85" calcext:value-type="float">
            <text:p>85</text:p>
          </table:table-cell>
          <table:table-cell office:value-type="float" office:value="0.030547049" calcext:value-type="float">
            <text:p>3.05E-02</text:p>
          </table:table-cell>
          <table:table-cell office:value-type="float" office:value="246.37859" calcext:value-type="float">
            <text:p>2.46E+02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0.03055063" calcext:value-type="float">
            <text:p>3.06E-02</text:p>
          </table:table-cell>
          <table:table-cell office:value-type="float" office:value="246.40747" calcext:value-type="float">
            <text:p>2.46E+02</text:p>
          </table:table-cell>
        </table:table-row>
        <table:table-row table:style-name="ro1">
          <table:table-cell office:value-type="string" calcext:value-type="string">
            <text:p>hbarW=</text:p>
          </table:table-cell>
          <table:table-cell office:value-type="float" office:value="0.0011226179" calcext:value-type="float">
            <text:p>1.12E-03</text:p>
          </table:table-cell>
          <table:table-cell office:value-type="string" calcext:value-type="string">
            <text:p>Ha</text:p>
          </table:table-cell>
          <table:table-cell office:value-type="float" office:value="0.030547985" calcext:value-type="float">
            <text:p>3.05E-02</text:p>
          </table:table-cell>
          <table:table-cell office:value-type="string" calcext:value-type="string">
            <text:p>eV;</text:p>
          </table:table-cell>
          <table:table-cell office:value-type="string" calcext:value-type="string">
            <text:p>nu=</text:p>
          </table:table-cell>
          <table:table-cell office:value-type="float" office:value="246.38614" calcext:value-type="float">
            <text:p>2.46E+02</text:p>
          </table:table-cell>
          <table:table-cell office:value-type="string" calcext:value-type="string">
            <text:p>cm^-1</text:p>
          </table:table-cell>
          <table:table-cell office:value-type="float" office:value="86" calcext:value-type="float">
            <text:p>86</text:p>
          </table:table-cell>
          <table:table-cell office:value-type="float" office:value="0.030547985" calcext:value-type="float">
            <text:p>3.05E-02</text:p>
          </table:table-cell>
          <table:table-cell office:value-type="float" office:value="246.38614" calcext:value-type="float">
            <text:p>2.46E+02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0.030551417" calcext:value-type="float">
            <text:p>3.06E-02</text:p>
          </table:table-cell>
          <table:table-cell office:value-type="float" office:value="246.41382" calcext:value-type="float">
            <text:p>2.46E+02</text:p>
          </table:table-cell>
        </table:table-row>
        <table:table-row table:style-name="ro1">
          <table:table-cell office:value-type="string" calcext:value-type="string">
            <text:p>hbarW=</text:p>
          </table:table-cell>
          <table:table-cell office:value-type="float" office:value="0.001122715" calcext:value-type="float">
            <text:p>1.12E-03</text:p>
          </table:table-cell>
          <table:table-cell office:value-type="string" calcext:value-type="string">
            <text:p>Ha</text:p>
          </table:table-cell>
          <table:table-cell office:value-type="float" office:value="0.03055063" calcext:value-type="float">
            <text:p>3.06E-02</text:p>
          </table:table-cell>
          <table:table-cell office:value-type="string" calcext:value-type="string">
            <text:p>eV;</text:p>
          </table:table-cell>
          <table:table-cell office:value-type="string" calcext:value-type="string">
            <text:p>nu=</text:p>
          </table:table-cell>
          <table:table-cell office:value-type="float" office:value="246.40747" calcext:value-type="float">
            <text:p>2.46E+02</text:p>
          </table:table-cell>
          <table:table-cell office:value-type="string" calcext:value-type="string">
            <text:p>cm^-1</text:p>
          </table:table-cell>
          <table:table-cell office:value-type="float" office:value="87" calcext:value-type="float">
            <text:p>87</text:p>
          </table:table-cell>
          <table:table-cell office:value-type="float" office:value="0.03055063" calcext:value-type="float">
            <text:p>3.06E-02</text:p>
          </table:table-cell>
          <table:table-cell office:value-type="float" office:value="246.40747" calcext:value-type="float">
            <text:p>2.46E+02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0.030551577" calcext:value-type="float">
            <text:p>3.06E-02</text:p>
          </table:table-cell>
          <table:table-cell office:value-type="float" office:value="246.41512" calcext:value-type="float">
            <text:p>2.46E+02</text:p>
          </table:table-cell>
        </table:table-row>
        <table:table-row table:style-name="ro1">
          <table:table-cell office:value-type="string" calcext:value-type="string">
            <text:p>hbarW=</text:p>
          </table:table-cell>
          <table:table-cell office:value-type="float" office:value="0.001122744" calcext:value-type="float">
            <text:p>1.12E-03</text:p>
          </table:table-cell>
          <table:table-cell office:value-type="string" calcext:value-type="string">
            <text:p>Ha</text:p>
          </table:table-cell>
          <table:table-cell office:value-type="float" office:value="0.030551417" calcext:value-type="float">
            <text:p>3.06E-02</text:p>
          </table:table-cell>
          <table:table-cell office:value-type="string" calcext:value-type="string">
            <text:p>eV;</text:p>
          </table:table-cell>
          <table:table-cell office:value-type="string" calcext:value-type="string">
            <text:p>nu=</text:p>
          </table:table-cell>
          <table:table-cell office:value-type="float" office:value="246.41382" calcext:value-type="float">
            <text:p>2.46E+02</text:p>
          </table:table-cell>
          <table:table-cell office:value-type="string" calcext:value-type="string">
            <text:p>cm^-1</text:p>
          </table:table-cell>
          <table:table-cell office:value-type="float" office:value="88" calcext:value-type="float">
            <text:p>88</text:p>
          </table:table-cell>
          <table:table-cell office:value-type="float" office:value="0.030551417" calcext:value-type="float">
            <text:p>3.06E-02</text:p>
          </table:table-cell>
          <table:table-cell office:value-type="float" office:value="246.41382" calcext:value-type="float">
            <text:p>2.46E+02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0.030551633" calcext:value-type="float">
            <text:p>3.06E-02</text:p>
          </table:table-cell>
          <table:table-cell office:value-type="float" office:value="246.41556" calcext:value-type="float">
            <text:p>2.46E+02</text:p>
          </table:table-cell>
        </table:table-row>
        <table:table-row table:style-name="ro1">
          <table:table-cell office:value-type="string" calcext:value-type="string">
            <text:p>hbarW=</text:p>
          </table:table-cell>
          <table:table-cell office:value-type="float" office:value="0.0011227499" calcext:value-type="float">
            <text:p>1.12E-03</text:p>
          </table:table-cell>
          <table:table-cell office:value-type="string" calcext:value-type="string">
            <text:p>Ha</text:p>
          </table:table-cell>
          <table:table-cell office:value-type="float" office:value="0.030551577" calcext:value-type="float">
            <text:p>3.06E-02</text:p>
          </table:table-cell>
          <table:table-cell office:value-type="string" calcext:value-type="string">
            <text:p>eV;</text:p>
          </table:table-cell>
          <table:table-cell office:value-type="string" calcext:value-type="string">
            <text:p>nu=</text:p>
          </table:table-cell>
          <table:table-cell office:value-type="float" office:value="246.41512" calcext:value-type="float">
            <text:p>2.46E+02</text:p>
          </table:table-cell>
          <table:table-cell office:value-type="string" calcext:value-type="string">
            <text:p>cm^-1</text:p>
          </table:table-cell>
          <table:table-cell office:value-type="float" office:value="89" calcext:value-type="float">
            <text:p>89</text:p>
          </table:table-cell>
          <table:table-cell office:value-type="float" office:value="0.030551577" calcext:value-type="float">
            <text:p>3.06E-02</text:p>
          </table:table-cell>
          <table:table-cell office:value-type="float" office:value="246.41512" calcext:value-type="float">
            <text:p>2.46E+02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0.030551677" calcext:value-type="float">
            <text:p>3.06E-02</text:p>
          </table:table-cell>
          <table:table-cell office:value-type="float" office:value="246.41592" calcext:value-type="float">
            <text:p>2.46E+02</text:p>
          </table:table-cell>
        </table:table-row>
        <table:table-row table:style-name="ro1">
          <table:table-cell office:value-type="string" calcext:value-type="string">
            <text:p>hbarW=</text:p>
          </table:table-cell>
          <table:table-cell office:value-type="float" office:value="0.0011227519" calcext:value-type="float">
            <text:p>1.12E-03</text:p>
          </table:table-cell>
          <table:table-cell office:value-type="string" calcext:value-type="string">
            <text:p>Ha</text:p>
          </table:table-cell>
          <table:table-cell office:value-type="float" office:value="0.030551633" calcext:value-type="float">
            <text:p>3.06E-02</text:p>
          </table:table-cell>
          <table:table-cell office:value-type="string" calcext:value-type="string">
            <text:p>eV;</text:p>
          </table:table-cell>
          <table:table-cell office:value-type="string" calcext:value-type="string">
            <text:p>nu=</text:p>
          </table:table-cell>
          <table:table-cell office:value-type="float" office:value="246.41556" calcext:value-type="float">
            <text:p>2.46E+02</text:p>
          </table:table-cell>
          <table:table-cell office:value-type="string" calcext:value-type="string">
            <text:p>cm^-1</text:p>
          </table:table-cell>
          <table:table-cell office:value-type="float" office:value="90" calcext:value-type="float">
            <text:p>90</text:p>
          </table:table-cell>
          <table:table-cell office:value-type="float" office:value="0.030551633" calcext:value-type="float">
            <text:p>3.06E-02</text:p>
          </table:table-cell>
          <table:table-cell office:value-type="float" office:value="246.41556" calcext:value-type="float">
            <text:p>2.46E+02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0.030552142" calcext:value-type="float">
            <text:p>3.06E-02</text:p>
          </table:table-cell>
          <table:table-cell office:value-type="float" office:value="246.41967" calcext:value-type="float">
            <text:p>2.46E+02</text:p>
          </table:table-cell>
        </table:table-row>
        <table:table-row table:style-name="ro1">
          <table:table-cell office:value-type="string" calcext:value-type="string">
            <text:p>hbarW=</text:p>
          </table:table-cell>
          <table:table-cell office:value-type="float" office:value="0.0011227535" calcext:value-type="float">
            <text:p>1.12E-03</text:p>
          </table:table-cell>
          <table:table-cell office:value-type="string" calcext:value-type="string">
            <text:p>Ha</text:p>
          </table:table-cell>
          <table:table-cell office:value-type="float" office:value="0.030551677" calcext:value-type="float">
            <text:p>3.06E-02</text:p>
          </table:table-cell>
          <table:table-cell office:value-type="string" calcext:value-type="string">
            <text:p>eV;</text:p>
          </table:table-cell>
          <table:table-cell office:value-type="string" calcext:value-type="string">
            <text:p>nu=</text:p>
          </table:table-cell>
          <table:table-cell office:value-type="float" office:value="246.41592" calcext:value-type="float">
            <text:p>2.46E+02</text:p>
          </table:table-cell>
          <table:table-cell office:value-type="string" calcext:value-type="string">
            <text:p>cm^-1</text:p>
          </table:table-cell>
          <table:table-cell office:value-type="float" office:value="91" calcext:value-type="float">
            <text:p>91</text:p>
          </table:table-cell>
          <table:table-cell office:value-type="float" office:value="0.030551677" calcext:value-type="float">
            <text:p>3.06E-02</text:p>
          </table:table-cell>
          <table:table-cell office:value-type="float" office:value="246.41592" calcext:value-type="float">
            <text:p>2.46E+02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0.030553723" calcext:value-type="float">
            <text:p>3.06E-02</text:p>
          </table:table-cell>
          <table:table-cell office:value-type="float" office:value="246.43242" calcext:value-type="float">
            <text:p>2.46E+02</text:p>
          </table:table-cell>
        </table:table-row>
        <table:table-row table:style-name="ro1">
          <table:table-cell office:value-type="string" calcext:value-type="string">
            <text:p>hbarW=</text:p>
          </table:table-cell>
          <table:table-cell office:value-type="float" office:value="0.0011227706" calcext:value-type="float">
            <text:p>1.12E-03</text:p>
          </table:table-cell>
          <table:table-cell office:value-type="string" calcext:value-type="string">
            <text:p>Ha</text:p>
          </table:table-cell>
          <table:table-cell office:value-type="float" office:value="0.030552142" calcext:value-type="float">
            <text:p>3.06E-02</text:p>
          </table:table-cell>
          <table:table-cell office:value-type="string" calcext:value-type="string">
            <text:p>eV;</text:p>
          </table:table-cell>
          <table:table-cell office:value-type="string" calcext:value-type="string">
            <text:p>nu=</text:p>
          </table:table-cell>
          <table:table-cell office:value-type="float" office:value="246.41967" calcext:value-type="float">
            <text:p>2.46E+02</text:p>
          </table:table-cell>
          <table:table-cell office:value-type="string" calcext:value-type="string">
            <text:p>cm^-1</text:p>
          </table:table-cell>
          <table:table-cell office:value-type="float" office:value="92" calcext:value-type="float">
            <text:p>92</text:p>
          </table:table-cell>
          <table:table-cell office:value-type="float" office:value="0.030552142" calcext:value-type="float">
            <text:p>3.06E-02</text:p>
          </table:table-cell>
          <table:table-cell office:value-type="float" office:value="246.41967" calcext:value-type="float">
            <text:p>2.46E+02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0.03055397" calcext:value-type="float">
            <text:p>3.06E-02</text:p>
          </table:table-cell>
          <table:table-cell office:value-type="float" office:value="246.43442" calcext:value-type="float">
            <text:p>2.46E+02</text:p>
          </table:table-cell>
        </table:table-row>
        <table:table-row table:style-name="ro1">
          <table:table-cell office:value-type="string" calcext:value-type="string">
            <text:p>hbarW=</text:p>
          </table:table-cell>
          <table:table-cell office:value-type="float" office:value="0.0011228287" calcext:value-type="float">
            <text:p>1.12E-03</text:p>
          </table:table-cell>
          <table:table-cell office:value-type="string" calcext:value-type="string">
            <text:p>Ha</text:p>
          </table:table-cell>
          <table:table-cell office:value-type="float" office:value="0.030553723" calcext:value-type="float">
            <text:p>3.06E-02</text:p>
          </table:table-cell>
          <table:table-cell office:value-type="string" calcext:value-type="string">
            <text:p>eV;</text:p>
          </table:table-cell>
          <table:table-cell office:value-type="string" calcext:value-type="string">
            <text:p>nu=</text:p>
          </table:table-cell>
          <table:table-cell office:value-type="float" office:value="246.43242" calcext:value-type="float">
            <text:p>2.46E+02</text:p>
          </table:table-cell>
          <table:table-cell office:value-type="string" calcext:value-type="string">
            <text:p>cm^-1</text:p>
          </table:table-cell>
          <table:table-cell office:value-type="float" office:value="93" calcext:value-type="float">
            <text:p>93</text:p>
          </table:table-cell>
          <table:table-cell office:value-type="float" office:value="0.030553723" calcext:value-type="float">
            <text:p>3.06E-02</text:p>
          </table:table-cell>
          <table:table-cell office:value-type="float" office:value="246.43242" calcext:value-type="float">
            <text:p>2.46E+0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30555342" calcext:value-type="float">
            <text:p>3.06E-02</text:p>
          </table:table-cell>
          <table:table-cell office:value-type="float" office:value="246.44548" calcext:value-type="float">
            <text:p>2.46E+02</text:p>
          </table:table-cell>
        </table:table-row>
        <table:table-row table:style-name="ro1">
          <table:table-cell office:value-type="string" calcext:value-type="string">
            <text:p>hbarW=</text:p>
          </table:table-cell>
          <table:table-cell office:value-type="float" office:value="0.0011228378" calcext:value-type="float">
            <text:p>1.12E-03</text:p>
          </table:table-cell>
          <table:table-cell office:value-type="string" calcext:value-type="string">
            <text:p>Ha</text:p>
          </table:table-cell>
          <table:table-cell office:value-type="float" office:value="0.03055397" calcext:value-type="float">
            <text:p>3.06E-02</text:p>
          </table:table-cell>
          <table:table-cell office:value-type="string" calcext:value-type="string">
            <text:p>eV;</text:p>
          </table:table-cell>
          <table:table-cell office:value-type="string" calcext:value-type="string">
            <text:p>nu=</text:p>
          </table:table-cell>
          <table:table-cell office:value-type="float" office:value="246.43442" calcext:value-type="float">
            <text:p>2.46E+02</text:p>
          </table:table-cell>
          <table:table-cell office:value-type="string" calcext:value-type="string">
            <text:p>cm^-1</text:p>
          </table:table-cell>
          <table:table-cell office:value-type="float" office:value="94" calcext:value-type="float">
            <text:p>94</text:p>
          </table:table-cell>
          <table:table-cell office:value-type="float" office:value="0.03055397" calcext:value-type="float">
            <text:p>3.06E-02</text:p>
          </table:table-cell>
          <table:table-cell office:value-type="float" office:value="246.43442" calcext:value-type="float">
            <text:p>2.46E+02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0.033722108" calcext:value-type="float">
            <text:p>3.37E-02</text:p>
          </table:table-cell>
          <table:table-cell office:value-type="float" office:value="271.98717" calcext:value-type="float">
            <text:p>2.72E+02</text:p>
          </table:table-cell>
        </table:table-row>
        <table:table-row table:style-name="ro1">
          <table:table-cell office:value-type="string" calcext:value-type="string">
            <text:p>hbarW=</text:p>
          </table:table-cell>
          <table:table-cell office:value-type="float" office:value="0.0011228882" calcext:value-type="float">
            <text:p>1.12E-03</text:p>
          </table:table-cell>
          <table:table-cell office:value-type="string" calcext:value-type="string">
            <text:p>Ha</text:p>
          </table:table-cell>
          <table:table-cell office:value-type="float" office:value="0.030555342" calcext:value-type="float">
            <text:p>3.06E-02</text:p>
          </table:table-cell>
          <table:table-cell office:value-type="string" calcext:value-type="string">
            <text:p>eV;</text:p>
          </table:table-cell>
          <table:table-cell office:value-type="string" calcext:value-type="string">
            <text:p>nu=</text:p>
          </table:table-cell>
          <table:table-cell office:value-type="float" office:value="246.44548" calcext:value-type="float">
            <text:p>2.46E+02</text:p>
          </table:table-cell>
          <table:table-cell office:value-type="string" calcext:value-type="string">
            <text:p>cm^-1</text:p>
          </table:table-cell>
          <table:table-cell office:value-type="float" office:value="95" calcext:value-type="float">
            <text:p>95</text:p>
          </table:table-cell>
          <table:table-cell office:value-type="float" office:value="0.030555342" calcext:value-type="float">
            <text:p>3.06E-02</text:p>
          </table:table-cell>
          <table:table-cell office:value-type="float" office:value="246.44548" calcext:value-type="float">
            <text:p>2.46E+02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0.033731177" calcext:value-type="float">
            <text:p>3.37E-02</text:p>
          </table:table-cell>
          <table:table-cell office:value-type="float" office:value="272.06032" calcext:value-type="float">
            <text:p>2.72E+02</text:p>
          </table:table-cell>
        </table:table-row>
        <table:table-row table:style-name="ro1">
          <table:table-cell office:value-type="string" calcext:value-type="string">
            <text:p>hbarW=</text:p>
          </table:table-cell>
          <table:table-cell office:value-type="float" office:value="0.0012392647" calcext:value-type="float">
            <text:p>1.24E-03</text:p>
          </table:table-cell>
          <table:table-cell office:value-type="string" calcext:value-type="string">
            <text:p>Ha</text:p>
          </table:table-cell>
          <table:table-cell office:value-type="float" office:value="0.033722108" calcext:value-type="float">
            <text:p>3.37E-02</text:p>
          </table:table-cell>
          <table:table-cell office:value-type="string" calcext:value-type="string">
            <text:p>eV;</text:p>
          </table:table-cell>
          <table:table-cell office:value-type="string" calcext:value-type="string">
            <text:p>nu=</text:p>
          </table:table-cell>
          <table:table-cell office:value-type="float" office:value="271.98717" calcext:value-type="float">
            <text:p>2.72E+02</text:p>
          </table:table-cell>
          <table:table-cell office:value-type="string" calcext:value-type="string">
            <text:p>cm^-1</text:p>
          </table:table-cell>
          <table:table-cell office:value-type="float" office:value="96" calcext:value-type="float">
            <text:p>96</text:p>
          </table:table-cell>
          <table:table-cell office:value-type="float" office:value="0.033722108" calcext:value-type="float">
            <text:p>3.37E-02</text:p>
          </table:table-cell>
          <table:table-cell office:value-type="float" office:value="271.98717" calcext:value-type="float">
            <text:p>2.72E+02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0.033736278" calcext:value-type="float">
            <text:p>3.37E-02</text:p>
          </table:table-cell>
          <table:table-cell office:value-type="float" office:value="272.10147" calcext:value-type="float">
            <text:p>2.72E+02</text:p>
          </table:table-cell>
        </table:table-row>
        <table:table-row table:style-name="ro1">
          <table:table-cell office:value-type="string" calcext:value-type="string">
            <text:p>hbarW=</text:p>
          </table:table-cell>
          <table:table-cell office:value-type="float" office:value="0.001239598" calcext:value-type="float">
            <text:p>1.24E-03</text:p>
          </table:table-cell>
          <table:table-cell office:value-type="string" calcext:value-type="string">
            <text:p>Ha</text:p>
          </table:table-cell>
          <table:table-cell office:value-type="float" office:value="0.033731177" calcext:value-type="float">
            <text:p>3.37E-02</text:p>
          </table:table-cell>
          <table:table-cell office:value-type="string" calcext:value-type="string">
            <text:p>eV;</text:p>
          </table:table-cell>
          <table:table-cell office:value-type="string" calcext:value-type="string">
            <text:p>nu=</text:p>
          </table:table-cell>
          <table:table-cell office:value-type="float" office:value="272.06032" calcext:value-type="float">
            <text:p>2.72E+02</text:p>
          </table:table-cell>
          <table:table-cell office:value-type="string" calcext:value-type="string">
            <text:p>cm^-1</text:p>
          </table:table-cell>
          <table:table-cell office:value-type="float" office:value="97" calcext:value-type="float">
            <text:p>97</text:p>
          </table:table-cell>
          <table:table-cell office:value-type="float" office:value="0.033731177" calcext:value-type="float">
            <text:p>3.37E-02</text:p>
          </table:table-cell>
          <table:table-cell office:value-type="float" office:value="272.06032" calcext:value-type="float">
            <text:p>2.72E+02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0.033742415" calcext:value-type="float">
            <text:p>3.37E-02</text:p>
          </table:table-cell>
          <table:table-cell office:value-type="float" office:value="272.15096" calcext:value-type="float">
            <text:p>2.72E+02</text:p>
          </table:table-cell>
        </table:table-row>
        <table:table-row table:style-name="ro1">
          <table:table-cell office:value-type="string" calcext:value-type="string">
            <text:p>hbarW=</text:p>
          </table:table-cell>
          <table:table-cell office:value-type="float" office:value="0.0012397855" calcext:value-type="float">
            <text:p>1.24E-03</text:p>
          </table:table-cell>
          <table:table-cell office:value-type="string" calcext:value-type="string">
            <text:p>Ha</text:p>
          </table:table-cell>
          <table:table-cell office:value-type="float" office:value="0.033736278" calcext:value-type="float">
            <text:p>3.37E-02</text:p>
          </table:table-cell>
          <table:table-cell office:value-type="string" calcext:value-type="string">
            <text:p>eV;</text:p>
          </table:table-cell>
          <table:table-cell office:value-type="string" calcext:value-type="string">
            <text:p>nu=</text:p>
          </table:table-cell>
          <table:table-cell office:value-type="float" office:value="272.10147" calcext:value-type="float">
            <text:p>2.72E+02</text:p>
          </table:table-cell>
          <table:table-cell office:value-type="string" calcext:value-type="string">
            <text:p>cm^-1</text:p>
          </table:table-cell>
          <table:table-cell office:value-type="float" office:value="98" calcext:value-type="float">
            <text:p>98</text:p>
          </table:table-cell>
          <table:table-cell office:value-type="float" office:value="0.033736278" calcext:value-type="float">
            <text:p>3.37E-02</text:p>
          </table:table-cell>
          <table:table-cell office:value-type="float" office:value="272.10147" calcext:value-type="float">
            <text:p>2.72E+02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0.03521883" calcext:value-type="float">
            <text:p>3.52E-02</text:p>
          </table:table-cell>
          <table:table-cell office:value-type="float" office:value="284.05905" calcext:value-type="float">
            <text:p>2.84E+02</text:p>
          </table:table-cell>
        </table:table-row>
        <table:table-row table:style-name="ro1">
          <table:table-cell office:value-type="string" calcext:value-type="string">
            <text:p>hbarW=</text:p>
          </table:table-cell>
          <table:table-cell office:value-type="float" office:value="0.001240011" calcext:value-type="float">
            <text:p>1.24E-03</text:p>
          </table:table-cell>
          <table:table-cell office:value-type="string" calcext:value-type="string">
            <text:p>Ha</text:p>
          </table:table-cell>
          <table:table-cell office:value-type="float" office:value="0.033742415" calcext:value-type="float">
            <text:p>3.37E-02</text:p>
          </table:table-cell>
          <table:table-cell office:value-type="string" calcext:value-type="string">
            <text:p>eV;</text:p>
          </table:table-cell>
          <table:table-cell office:value-type="string" calcext:value-type="string">
            <text:p>nu=</text:p>
          </table:table-cell>
          <table:table-cell office:value-type="float" office:value="272.15096" calcext:value-type="float">
            <text:p>2.72E+02</text:p>
          </table:table-cell>
          <table:table-cell office:value-type="string" calcext:value-type="string">
            <text:p>cm^-1</text:p>
          </table:table-cell>
          <table:table-cell office:value-type="float" office:value="99" calcext:value-type="float">
            <text:p>99</text:p>
          </table:table-cell>
          <table:table-cell office:value-type="float" office:value="0.033742415" calcext:value-type="float">
            <text:p>3.37E-02</text:p>
          </table:table-cell>
          <table:table-cell office:value-type="float" office:value="272.15096" calcext:value-type="float">
            <text:p>2.72E+02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float" office:value="0.035221189" calcext:value-type="float">
            <text:p>3.52E-02</text:p>
          </table:table-cell>
          <table:table-cell office:value-type="float" office:value="284.07808" calcext:value-type="float">
            <text:p>2.84E+02</text:p>
          </table:table-cell>
        </table:table-row>
        <table:table-row table:style-name="ro1">
          <table:table-cell office:value-type="string" calcext:value-type="string">
            <text:p>hbarW=</text:p>
          </table:table-cell>
          <table:table-cell office:value-type="float" office:value="0.0012942682" calcext:value-type="float">
            <text:p>1.29E-03</text:p>
          </table:table-cell>
          <table:table-cell office:value-type="string" calcext:value-type="string">
            <text:p>Ha</text:p>
          </table:table-cell>
          <table:table-cell office:value-type="float" office:value="0.03521883" calcext:value-type="float">
            <text:p>3.52E-02</text:p>
          </table:table-cell>
          <table:table-cell office:value-type="string" calcext:value-type="string">
            <text:p>eV;</text:p>
          </table:table-cell>
          <table:table-cell office:value-type="string" calcext:value-type="string">
            <text:p>nu=</text:p>
          </table:table-cell>
          <table:table-cell office:value-type="float" office:value="284.05905" calcext:value-type="float">
            <text:p>2.84E+02</text:p>
          </table:table-cell>
          <table:table-cell office:value-type="string" calcext:value-type="string">
            <text:p>cm^-1</text:p>
          </table:table-cell>
          <table:table-cell office:value-type="float" office:value="100" calcext:value-type="float">
            <text:p>100</text:p>
          </table:table-cell>
          <table:table-cell office:value-type="float" office:value="0.03521883" calcext:value-type="float">
            <text:p>3.52E-02</text:p>
          </table:table-cell>
          <table:table-cell office:value-type="float" office:value="284.05905" calcext:value-type="float">
            <text:p>2.84E+02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float" office:value="0.035222098" calcext:value-type="float">
            <text:p>3.52E-02</text:p>
          </table:table-cell>
          <table:table-cell office:value-type="float" office:value="284.08541" calcext:value-type="float">
            <text:p>2.84E+02</text:p>
          </table:table-cell>
        </table:table-row>
        <table:table-row table:style-name="ro1">
          <table:table-cell office:value-type="string" calcext:value-type="string">
            <text:p>hbarW=</text:p>
          </table:table-cell>
          <table:table-cell office:value-type="float" office:value="0.0012943549" calcext:value-type="float">
            <text:p>1.29E-03</text:p>
          </table:table-cell>
          <table:table-cell office:value-type="string" calcext:value-type="string">
            <text:p>Ha</text:p>
          </table:table-cell>
          <table:table-cell office:value-type="float" office:value="0.035221189" calcext:value-type="float">
            <text:p>3.52E-02</text:p>
          </table:table-cell>
          <table:table-cell office:value-type="string" calcext:value-type="string">
            <text:p>eV;</text:p>
          </table:table-cell>
          <table:table-cell office:value-type="string" calcext:value-type="string">
            <text:p>nu=</text:p>
          </table:table-cell>
          <table:table-cell office:value-type="float" office:value="284.07808" calcext:value-type="float">
            <text:p>2.84E+02</text:p>
          </table:table-cell>
          <table:table-cell office:value-type="string" calcext:value-type="string">
            <text:p>cm^-1</text:p>
          </table:table-cell>
          <table:table-cell office:value-type="float" office:value="101" calcext:value-type="float">
            <text:p>101</text:p>
          </table:table-cell>
          <table:table-cell office:value-type="float" office:value="0.035221189" calcext:value-type="float">
            <text:p>3.52E-02</text:p>
          </table:table-cell>
          <table:table-cell office:value-type="float" office:value="284.07808" calcext:value-type="float">
            <text:p>2.84E+02</text:p>
          </table:table-cell>
          <table:table-cell/>
          <table:table-cell office:value-type="float" office:value="108" calcext:value-type="float">
            <text:p>108</text:p>
          </table:table-cell>
          <table:table-cell office:value-type="float" office:value="0.035222197" calcext:value-type="float">
            <text:p>3.52E-02</text:p>
          </table:table-cell>
          <table:table-cell office:value-type="float" office:value="284.08621" calcext:value-type="float">
            <text:p>2.84E+02</text:p>
          </table:table-cell>
        </table:table-row>
        <table:table-row table:style-name="ro1">
          <table:table-cell office:value-type="string" calcext:value-type="string">
            <text:p>hbarW=</text:p>
          </table:table-cell>
          <table:table-cell office:value-type="float" office:value="0.0012943883" calcext:value-type="float">
            <text:p>1.29E-03</text:p>
          </table:table-cell>
          <table:table-cell office:value-type="string" calcext:value-type="string">
            <text:p>Ha</text:p>
          </table:table-cell>
          <table:table-cell office:value-type="float" office:value="0.035222098" calcext:value-type="float">
            <text:p>3.52E-02</text:p>
          </table:table-cell>
          <table:table-cell office:value-type="string" calcext:value-type="string">
            <text:p>eV;</text:p>
          </table:table-cell>
          <table:table-cell office:value-type="string" calcext:value-type="string">
            <text:p>nu=</text:p>
          </table:table-cell>
          <table:table-cell office:value-type="float" office:value="284.08541" calcext:value-type="float">
            <text:p>2.84E+02</text:p>
          </table:table-cell>
          <table:table-cell office:value-type="string" calcext:value-type="string">
            <text:p>cm^-1</text:p>
          </table:table-cell>
          <table:table-cell office:value-type="float" office:value="102" calcext:value-type="float">
            <text:p>102</text:p>
          </table:table-cell>
          <table:table-cell office:value-type="float" office:value="0.035222098" calcext:value-type="float">
            <text:p>3.52E-02</text:p>
          </table:table-cell>
          <table:table-cell office:value-type="float" office:value="284.08541" calcext:value-type="float">
            <text:p>2.84E+02</text:p>
          </table:table-cell>
          <table:table-cell/>
          <table:table-cell office:value-type="float" office:value="109" calcext:value-type="float">
            <text:p>109</text:p>
          </table:table-cell>
          <table:table-cell office:value-type="float" office:value="0.035222454" calcext:value-type="float">
            <text:p>3.52E-02</text:p>
          </table:table-cell>
          <table:table-cell office:value-type="float" office:value="284.08828" calcext:value-type="float">
            <text:p>2.84E+02</text:p>
          </table:table-cell>
        </table:table-row>
        <table:table-row table:style-name="ro1">
          <table:table-cell office:value-type="string" calcext:value-type="string">
            <text:p>hbarW=</text:p>
          </table:table-cell>
          <table:table-cell office:value-type="float" office:value="0.001294392" calcext:value-type="float">
            <text:p>1.29E-03</text:p>
          </table:table-cell>
          <table:table-cell office:value-type="string" calcext:value-type="string">
            <text:p>Ha</text:p>
          </table:table-cell>
          <table:table-cell office:value-type="float" office:value="0.035222197" calcext:value-type="float">
            <text:p>3.52E-02</text:p>
          </table:table-cell>
          <table:table-cell office:value-type="string" calcext:value-type="string">
            <text:p>eV;</text:p>
          </table:table-cell>
          <table:table-cell office:value-type="string" calcext:value-type="string">
            <text:p>nu=</text:p>
          </table:table-cell>
          <table:table-cell office:value-type="float" office:value="284.08621" calcext:value-type="float">
            <text:p>2.84E+02</text:p>
          </table:table-cell>
          <table:table-cell office:value-type="string" calcext:value-type="string">
            <text:p>cm^-1</text:p>
          </table:table-cell>
          <table:table-cell office:value-type="float" office:value="103" calcext:value-type="float">
            <text:p>103</text:p>
          </table:table-cell>
          <table:table-cell office:value-type="float" office:value="0.035222197" calcext:value-type="float">
            <text:p>3.52E-02</text:p>
          </table:table-cell>
          <table:table-cell office:value-type="float" office:value="284.08621" calcext:value-type="float">
            <text:p>2.84E+02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0.035224938" calcext:value-type="float">
            <text:p>3.52E-02</text:p>
          </table:table-cell>
          <table:table-cell office:value-type="float" office:value="284.10832" calcext:value-type="float">
            <text:p>2.84E+02</text:p>
          </table:table-cell>
        </table:table-row>
        <table:table-row table:style-name="ro1">
          <table:table-cell office:value-type="string" calcext:value-type="string">
            <text:p>hbarW=</text:p>
          </table:table-cell>
          <table:table-cell office:value-type="float" office:value="0.0012944014" calcext:value-type="float">
            <text:p>1.29E-03</text:p>
          </table:table-cell>
          <table:table-cell office:value-type="string" calcext:value-type="string">
            <text:p>Ha</text:p>
          </table:table-cell>
          <table:table-cell office:value-type="float" office:value="0.035222454" calcext:value-type="float">
            <text:p>3.52E-02</text:p>
          </table:table-cell>
          <table:table-cell office:value-type="string" calcext:value-type="string">
            <text:p>eV;</text:p>
          </table:table-cell>
          <table:table-cell office:value-type="string" calcext:value-type="string">
            <text:p>nu=</text:p>
          </table:table-cell>
          <table:table-cell office:value-type="float" office:value="284.08828" calcext:value-type="float">
            <text:p>2.84E+02</text:p>
          </table:table-cell>
          <table:table-cell office:value-type="string" calcext:value-type="string">
            <text:p>cm^-1</text:p>
          </table:table-cell>
          <table:table-cell office:value-type="float" office:value="104" calcext:value-type="float">
            <text:p>104</text:p>
          </table:table-cell>
          <table:table-cell office:value-type="float" office:value="0.035222454" calcext:value-type="float">
            <text:p>3.52E-02</text:p>
          </table:table-cell>
          <table:table-cell office:value-type="float" office:value="284.08828" calcext:value-type="float">
            <text:p>2.84E+02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float" office:value="0.03605891" calcext:value-type="float">
            <text:p>3.61E-02</text:p>
          </table:table-cell>
          <table:table-cell office:value-type="float" office:value="290.83475" calcext:value-type="float">
            <text:p>2.91E+02</text:p>
          </table:table-cell>
        </table:table-row>
        <table:table-row table:style-name="ro1">
          <table:table-cell office:value-type="string" calcext:value-type="string">
            <text:p>hbarW=</text:p>
          </table:table-cell>
          <table:table-cell office:value-type="float" office:value="0.0012944927" calcext:value-type="float">
            <text:p>1.29E-03</text:p>
          </table:table-cell>
          <table:table-cell office:value-type="string" calcext:value-type="string">
            <text:p>Ha</text:p>
          </table:table-cell>
          <table:table-cell office:value-type="float" office:value="0.035224938" calcext:value-type="float">
            <text:p>3.52E-02</text:p>
          </table:table-cell>
          <table:table-cell office:value-type="string" calcext:value-type="string">
            <text:p>eV;</text:p>
          </table:table-cell>
          <table:table-cell office:value-type="string" calcext:value-type="string">
            <text:p>nu=</text:p>
          </table:table-cell>
          <table:table-cell office:value-type="float" office:value="284.10832" calcext:value-type="float">
            <text:p>2.84E+02</text:p>
          </table:table-cell>
          <table:table-cell office:value-type="string" calcext:value-type="string">
            <text:p>cm^-1</text:p>
          </table:table-cell>
          <table:table-cell office:value-type="float" office:value="105" calcext:value-type="float">
            <text:p>105</text:p>
          </table:table-cell>
          <table:table-cell office:value-type="float" office:value="0.035224938" calcext:value-type="float">
            <text:p>3.52E-02</text:p>
          </table:table-cell>
          <table:table-cell office:value-type="float" office:value="284.10832" calcext:value-type="float">
            <text:p>2.84E+02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0.036064494" calcext:value-type="float">
            <text:p>3.61E-02</text:p>
          </table:table-cell>
          <table:table-cell office:value-type="float" office:value="290.8798" calcext:value-type="float">
            <text:p>2.91E+02</text:p>
          </table:table-cell>
        </table:table-row>
        <table:table-row table:style-name="ro1">
          <table:table-cell office:value-type="string" calcext:value-type="string">
            <text:p>hbarW=</text:p>
          </table:table-cell>
          <table:table-cell office:value-type="float" office:value="0.0013251406" calcext:value-type="float">
            <text:p>1.33E-03</text:p>
          </table:table-cell>
          <table:table-cell office:value-type="string" calcext:value-type="string">
            <text:p>Ha</text:p>
          </table:table-cell>
          <table:table-cell office:value-type="float" office:value="0.03605891" calcext:value-type="float">
            <text:p>3.61E-02</text:p>
          </table:table-cell>
          <table:table-cell office:value-type="string" calcext:value-type="string">
            <text:p>eV;</text:p>
          </table:table-cell>
          <table:table-cell office:value-type="string" calcext:value-type="string">
            <text:p>nu=</text:p>
          </table:table-cell>
          <table:table-cell office:value-type="float" office:value="290.83475" calcext:value-type="float">
            <text:p>2.91E+02</text:p>
          </table:table-cell>
          <table:table-cell office:value-type="string" calcext:value-type="string">
            <text:p>cm^-1</text:p>
          </table:table-cell>
          <table:table-cell office:value-type="float" office:value="106" calcext:value-type="float">
            <text:p>106</text:p>
          </table:table-cell>
          <table:table-cell office:value-type="float" office:value="0.03605891" calcext:value-type="float">
            <text:p>3.61E-02</text:p>
          </table:table-cell>
          <table:table-cell office:value-type="float" office:value="290.83475" calcext:value-type="float">
            <text:p>2.91E+02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float" office:value="0.036065605" calcext:value-type="float">
            <text:p>3.61E-02</text:p>
          </table:table-cell>
          <table:table-cell office:value-type="float" office:value="290.88875" calcext:value-type="float">
            <text:p>2.91E+02</text:p>
          </table:table-cell>
        </table:table-row>
        <table:table-row table:style-name="ro1">
          <table:table-cell office:value-type="string" calcext:value-type="string">
            <text:p>hbarW=</text:p>
          </table:table-cell>
          <table:table-cell office:value-type="float" office:value="0.0013253458" calcext:value-type="float">
            <text:p>1.33E-03</text:p>
          </table:table-cell>
          <table:table-cell office:value-type="string" calcext:value-type="string">
            <text:p>Ha</text:p>
          </table:table-cell>
          <table:table-cell office:value-type="float" office:value="0.036064494" calcext:value-type="float">
            <text:p>3.61E-02</text:p>
          </table:table-cell>
          <table:table-cell office:value-type="string" calcext:value-type="string">
            <text:p>eV;</text:p>
          </table:table-cell>
          <table:table-cell office:value-type="string" calcext:value-type="string">
            <text:p>nu=</text:p>
          </table:table-cell>
          <table:table-cell office:value-type="float" office:value="290.8798" calcext:value-type="float">
            <text:p>2.91E+02</text:p>
          </table:table-cell>
          <table:table-cell office:value-type="string" calcext:value-type="string">
            <text:p>cm^-1</text:p>
          </table:table-cell>
          <table:table-cell office:value-type="float" office:value="107" calcext:value-type="float">
            <text:p>107</text:p>
          </table:table-cell>
          <table:table-cell office:value-type="float" office:value="0.036064494" calcext:value-type="float">
            <text:p>3.61E-02</text:p>
          </table:table-cell>
          <table:table-cell office:value-type="float" office:value="290.8798" calcext:value-type="float">
            <text:p>2.91E+02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float" office:value="0.036073952" calcext:value-type="float">
            <text:p>3.61E-02</text:p>
          </table:table-cell>
          <table:table-cell office:value-type="float" office:value="290.95607" calcext:value-type="float">
            <text:p>2.91E+02</text:p>
          </table:table-cell>
        </table:table-row>
        <table:table-row table:style-name="ro1">
          <table:table-cell office:value-type="string" calcext:value-type="string">
            <text:p>hbarW=</text:p>
          </table:table-cell>
          <table:table-cell office:value-type="float" office:value="0.0013253867" calcext:value-type="float">
            <text:p>1.33E-03</text:p>
          </table:table-cell>
          <table:table-cell office:value-type="string" calcext:value-type="string">
            <text:p>Ha</text:p>
          </table:table-cell>
          <table:table-cell office:value-type="float" office:value="0.036065605" calcext:value-type="float">
            <text:p>3.61E-02</text:p>
          </table:table-cell>
          <table:table-cell office:value-type="string" calcext:value-type="string">
            <text:p>eV;</text:p>
          </table:table-cell>
          <table:table-cell office:value-type="string" calcext:value-type="string">
            <text:p>nu=</text:p>
          </table:table-cell>
          <table:table-cell office:value-type="float" office:value="290.88875" calcext:value-type="float">
            <text:p>2.91E+02</text:p>
          </table:table-cell>
          <table:table-cell office:value-type="string" calcext:value-type="string">
            <text:p>cm^-1</text:p>
          </table:table-cell>
          <table:table-cell office:value-type="float" office:value="108" calcext:value-type="float">
            <text:p>108</text:p>
          </table:table-cell>
          <table:table-cell office:value-type="float" office:value="0.036065605" calcext:value-type="float">
            <text:p>3.61E-02</text:p>
          </table:table-cell>
          <table:table-cell office:value-type="float" office:value="290.88875" calcext:value-type="float">
            <text:p>2.91E+02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0.036670187" calcext:value-type="float">
            <text:p>3.67E-02</text:p>
          </table:table-cell>
          <table:table-cell office:value-type="float" office:value="295.76503" calcext:value-type="float">
            <text:p>2.96E+02</text:p>
          </table:table-cell>
        </table:table-row>
        <table:table-row table:style-name="ro1">
          <table:table-cell office:value-type="string" calcext:value-type="string">
            <text:p>hbarW=</text:p>
          </table:table-cell>
          <table:table-cell office:value-type="float" office:value="0.0013256934" calcext:value-type="float">
            <text:p>1.33E-03</text:p>
          </table:table-cell>
          <table:table-cell office:value-type="string" calcext:value-type="string">
            <text:p>Ha</text:p>
          </table:table-cell>
          <table:table-cell office:value-type="float" office:value="0.036073952" calcext:value-type="float">
            <text:p>3.61E-02</text:p>
          </table:table-cell>
          <table:table-cell office:value-type="string" calcext:value-type="string">
            <text:p>eV;</text:p>
          </table:table-cell>
          <table:table-cell office:value-type="string" calcext:value-type="string">
            <text:p>nu=</text:p>
          </table:table-cell>
          <table:table-cell office:value-type="float" office:value="290.95607" calcext:value-type="float">
            <text:p>2.91E+02</text:p>
          </table:table-cell>
          <table:table-cell office:value-type="string" calcext:value-type="string">
            <text:p>cm^-1</text:p>
          </table:table-cell>
          <table:table-cell office:value-type="float" office:value="109" calcext:value-type="float">
            <text:p>109</text:p>
          </table:table-cell>
          <table:table-cell office:value-type="float" office:value="0.036073952" calcext:value-type="float">
            <text:p>3.61E-02</text:p>
          </table:table-cell>
          <table:table-cell office:value-type="float" office:value="290.95607" calcext:value-type="float">
            <text:p>2.91E+02</text:p>
          </table:table-cell>
          <table:table-cell/>
          <table:table-cell office:value-type="float" office:value="116" calcext:value-type="float">
            <text:p>116</text:p>
          </table:table-cell>
          <table:table-cell office:value-type="float" office:value="0.036670486" calcext:value-type="float">
            <text:p>3.67E-02</text:p>
          </table:table-cell>
          <table:table-cell office:value-type="float" office:value="295.76745" calcext:value-type="float">
            <text:p>2.96E+02</text:p>
          </table:table-cell>
        </table:table-row>
        <table:table-row table:style-name="ro1">
          <table:table-cell office:value-type="string" calcext:value-type="string">
            <text:p>hbarW=</text:p>
          </table:table-cell>
          <table:table-cell office:value-type="float" office:value="0.0013476046" calcext:value-type="float">
            <text:p>1.35E-03</text:p>
          </table:table-cell>
          <table:table-cell office:value-type="string" calcext:value-type="string">
            <text:p>Ha</text:p>
          </table:table-cell>
          <table:table-cell office:value-type="float" office:value="0.036670187" calcext:value-type="float">
            <text:p>3.67E-02</text:p>
          </table:table-cell>
          <table:table-cell office:value-type="string" calcext:value-type="string">
            <text:p>eV;</text:p>
          </table:table-cell>
          <table:table-cell office:value-type="string" calcext:value-type="string">
            <text:p>nu=</text:p>
          </table:table-cell>
          <table:table-cell office:value-type="float" office:value="295.76503" calcext:value-type="float">
            <text:p>2.96E+02</text:p>
          </table:table-cell>
          <table:table-cell office:value-type="string" calcext:value-type="string">
            <text:p>cm^-1</text:p>
          </table:table-cell>
          <table:table-cell office:value-type="float" office:value="110" calcext:value-type="float">
            <text:p>110</text:p>
          </table:table-cell>
          <table:table-cell office:value-type="float" office:value="0.036670187" calcext:value-type="float">
            <text:p>3.67E-02</text:p>
          </table:table-cell>
          <table:table-cell office:value-type="float" office:value="295.76503" calcext:value-type="float">
            <text:p>2.96E+02</text:p>
          </table:table-cell>
          <table:table-cell/>
          <table:table-cell office:value-type="float" office:value="117" calcext:value-type="float">
            <text:p>117</text:p>
          </table:table-cell>
          <table:table-cell office:value-type="float" office:value="0.036671767" calcext:value-type="float">
            <text:p>3.67E-02</text:p>
          </table:table-cell>
          <table:table-cell office:value-type="float" office:value="295.77778" calcext:value-type="float">
            <text:p>2.96E+02</text:p>
          </table:table-cell>
        </table:table-row>
        <table:table-row table:style-name="ro1">
          <table:table-cell office:value-type="string" calcext:value-type="string">
            <text:p>hbarW=</text:p>
          </table:table-cell>
          <table:table-cell office:value-type="float" office:value="0.0013476156" calcext:value-type="float">
            <text:p>1.35E-03</text:p>
          </table:table-cell>
          <table:table-cell office:value-type="string" calcext:value-type="string">
            <text:p>Ha</text:p>
          </table:table-cell>
          <table:table-cell office:value-type="float" office:value="0.036670486" calcext:value-type="float">
            <text:p>3.67E-02</text:p>
          </table:table-cell>
          <table:table-cell office:value-type="string" calcext:value-type="string">
            <text:p>eV;</text:p>
          </table:table-cell>
          <table:table-cell office:value-type="string" calcext:value-type="string">
            <text:p>nu=</text:p>
          </table:table-cell>
          <table:table-cell office:value-type="float" office:value="295.76745" calcext:value-type="float">
            <text:p>2.96E+02</text:p>
          </table:table-cell>
          <table:table-cell office:value-type="string" calcext:value-type="string">
            <text:p>cm^-1</text:p>
          </table:table-cell>
          <table:table-cell office:value-type="float" office:value="111" calcext:value-type="float">
            <text:p>111</text:p>
          </table:table-cell>
          <table:table-cell office:value-type="float" office:value="0.036670486" calcext:value-type="float">
            <text:p>3.67E-02</text:p>
          </table:table-cell>
          <table:table-cell office:value-type="float" office:value="295.76745" calcext:value-type="float">
            <text:p>2.96E+02</text:p>
          </table:table-cell>
          <table:table-cell/>
          <table:table-cell office:value-type="float" office:value="118" calcext:value-type="float">
            <text:p>118</text:p>
          </table:table-cell>
          <table:table-cell office:value-type="float" office:value="0.03667257" calcext:value-type="float">
            <text:p>3.67E-02</text:p>
          </table:table-cell>
          <table:table-cell office:value-type="float" office:value="295.78425" calcext:value-type="float">
            <text:p>2.96E+02</text:p>
          </table:table-cell>
        </table:table-row>
        <table:table-row table:style-name="ro1">
          <table:table-cell office:value-type="string" calcext:value-type="string">
            <text:p>hbarW=</text:p>
          </table:table-cell>
          <table:table-cell office:value-type="float" office:value="0.0013476627" calcext:value-type="float">
            <text:p>1.35E-03</text:p>
          </table:table-cell>
          <table:table-cell office:value-type="string" calcext:value-type="string">
            <text:p>Ha</text:p>
          </table:table-cell>
          <table:table-cell office:value-type="float" office:value="0.036671767" calcext:value-type="float">
            <text:p>3.67E-02</text:p>
          </table:table-cell>
          <table:table-cell office:value-type="string" calcext:value-type="string">
            <text:p>eV;</text:p>
          </table:table-cell>
          <table:table-cell office:value-type="string" calcext:value-type="string">
            <text:p>nu=</text:p>
          </table:table-cell>
          <table:table-cell office:value-type="float" office:value="295.77778" calcext:value-type="float">
            <text:p>2.96E+02</text:p>
          </table:table-cell>
          <table:table-cell office:value-type="string" calcext:value-type="string">
            <text:p>cm^-1</text:p>
          </table:table-cell>
          <table:table-cell office:value-type="float" office:value="112" calcext:value-type="float">
            <text:p>112</text:p>
          </table:table-cell>
          <table:table-cell office:value-type="float" office:value="0.036671767" calcext:value-type="float">
            <text:p>3.67E-02</text:p>
          </table:table-cell>
          <table:table-cell office:value-type="float" office:value="295.77778" calcext:value-type="float">
            <text:p>2.96E+02</text:p>
          </table:table-cell>
          <table:table-cell/>
          <table:table-cell office:value-type="float" office:value="119" calcext:value-type="float">
            <text:p>119</text:p>
          </table:table-cell>
          <table:table-cell office:value-type="float" office:value="0.036672877" calcext:value-type="float">
            <text:p>3.67E-02</text:p>
          </table:table-cell>
          <table:table-cell office:value-type="float" office:value="295.78674" calcext:value-type="float">
            <text:p>2.96E+02</text:p>
          </table:table-cell>
        </table:table-row>
        <table:table-row table:style-name="ro1">
          <table:table-cell office:value-type="string" calcext:value-type="string">
            <text:p>hbarW=</text:p>
          </table:table-cell>
          <table:table-cell office:value-type="float" office:value="0.0013476922" calcext:value-type="float">
            <text:p>1.35E-03</text:p>
          </table:table-cell>
          <table:table-cell office:value-type="string" calcext:value-type="string">
            <text:p>Ha</text:p>
          </table:table-cell>
          <table:table-cell office:value-type="float" office:value="0.03667257" calcext:value-type="float">
            <text:p>3.67E-02</text:p>
          </table:table-cell>
          <table:table-cell office:value-type="string" calcext:value-type="string">
            <text:p>eV;</text:p>
          </table:table-cell>
          <table:table-cell office:value-type="string" calcext:value-type="string">
            <text:p>nu=</text:p>
          </table:table-cell>
          <table:table-cell office:value-type="float" office:value="295.78425" calcext:value-type="float">
            <text:p>2.96E+02</text:p>
          </table:table-cell>
          <table:table-cell office:value-type="string" calcext:value-type="string">
            <text:p>cm^-1</text:p>
          </table:table-cell>
          <table:table-cell office:value-type="float" office:value="113" calcext:value-type="float">
            <text:p>113</text:p>
          </table:table-cell>
          <table:table-cell office:value-type="float" office:value="0.03667257" calcext:value-type="float">
            <text:p>3.67E-02</text:p>
          </table:table-cell>
          <table:table-cell office:value-type="float" office:value="295.78425" calcext:value-type="float">
            <text:p>2.96E+02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0.036674177" calcext:value-type="float">
            <text:p>3.67E-02</text:p>
          </table:table-cell>
          <table:table-cell office:value-type="float" office:value="295.79722" calcext:value-type="float">
            <text:p>2.96E+02</text:p>
          </table:table-cell>
        </table:table-row>
        <table:table-row table:style-name="ro1">
          <table:table-cell office:value-type="string" calcext:value-type="string">
            <text:p>hbarW=</text:p>
          </table:table-cell>
          <table:table-cell office:value-type="float" office:value="0.0013477035" calcext:value-type="float">
            <text:p>1.35E-03</text:p>
          </table:table-cell>
          <table:table-cell office:value-type="string" calcext:value-type="string">
            <text:p>Ha</text:p>
          </table:table-cell>
          <table:table-cell office:value-type="float" office:value="0.036672877" calcext:value-type="float">
            <text:p>3.67E-02</text:p>
          </table:table-cell>
          <table:table-cell office:value-type="string" calcext:value-type="string">
            <text:p>eV;</text:p>
          </table:table-cell>
          <table:table-cell office:value-type="string" calcext:value-type="string">
            <text:p>nu=</text:p>
          </table:table-cell>
          <table:table-cell office:value-type="float" office:value="295.78674" calcext:value-type="float">
            <text:p>2.96E+02</text:p>
          </table:table-cell>
          <table:table-cell office:value-type="string" calcext:value-type="string">
            <text:p>cm^-1</text:p>
          </table:table-cell>
          <table:table-cell office:value-type="float" office:value="114" calcext:value-type="float">
            <text:p>114</text:p>
          </table:table-cell>
          <table:table-cell office:value-type="float" office:value="0.036672877" calcext:value-type="float">
            <text:p>3.67E-02</text:p>
          </table:table-cell>
          <table:table-cell office:value-type="float" office:value="295.78674" calcext:value-type="float">
            <text:p>2.96E+02</text:p>
          </table:table-cell>
          <table:table-cell/>
          <table:table-cell office:value-type="float" office:value="121" calcext:value-type="float">
            <text:p>121</text:p>
          </table:table-cell>
          <table:table-cell office:value-type="float" office:value="0.036675594" calcext:value-type="float">
            <text:p>3.67E-02</text:p>
          </table:table-cell>
          <table:table-cell office:value-type="float" office:value="295.80865" calcext:value-type="float">
            <text:p>2.96E+02</text:p>
          </table:table-cell>
        </table:table-row>
        <table:table-row table:style-name="ro1">
          <table:table-cell office:value-type="string" calcext:value-type="string">
            <text:p>hbarW=</text:p>
          </table:table-cell>
          <table:table-cell office:value-type="float" office:value="0.0013477513" calcext:value-type="float">
            <text:p>1.35E-03</text:p>
          </table:table-cell>
          <table:table-cell office:value-type="string" calcext:value-type="string">
            <text:p>Ha</text:p>
          </table:table-cell>
          <table:table-cell office:value-type="float" office:value="0.036674177" calcext:value-type="float">
            <text:p>3.67E-02</text:p>
          </table:table-cell>
          <table:table-cell office:value-type="string" calcext:value-type="string">
            <text:p>eV;</text:p>
          </table:table-cell>
          <table:table-cell office:value-type="string" calcext:value-type="string">
            <text:p>nu=</text:p>
          </table:table-cell>
          <table:table-cell office:value-type="float" office:value="295.79722" calcext:value-type="float">
            <text:p>2.96E+02</text:p>
          </table:table-cell>
          <table:table-cell office:value-type="string" calcext:value-type="string">
            <text:p>cm^-1</text:p>
          </table:table-cell>
          <table:table-cell office:value-type="float" office:value="115" calcext:value-type="float">
            <text:p>115</text:p>
          </table:table-cell>
          <table:table-cell office:value-type="float" office:value="0.036674177" calcext:value-type="float">
            <text:p>3.67E-02</text:p>
          </table:table-cell>
          <table:table-cell office:value-type="float" office:value="295.79722" calcext:value-type="float">
            <text:p>2.96E+02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float" office:value="0.036676078" calcext:value-type="float">
            <text:p>3.67E-02</text:p>
          </table:table-cell>
          <table:table-cell office:value-type="float" office:value="295.81255" calcext:value-type="float">
            <text:p>2.96E+02</text:p>
          </table:table-cell>
        </table:table-row>
        <table:table-row table:style-name="ro1">
          <table:table-cell office:value-type="string" calcext:value-type="string">
            <text:p>hbarW=</text:p>
          </table:table-cell>
          <table:table-cell office:value-type="float" office:value="0.0013478033" calcext:value-type="float">
            <text:p>1.35E-03</text:p>
          </table:table-cell>
          <table:table-cell office:value-type="string" calcext:value-type="string">
            <text:p>Ha</text:p>
          </table:table-cell>
          <table:table-cell office:value-type="float" office:value="0.036675594" calcext:value-type="float">
            <text:p>3.67E-02</text:p>
          </table:table-cell>
          <table:table-cell office:value-type="string" calcext:value-type="string">
            <text:p>eV;</text:p>
          </table:table-cell>
          <table:table-cell office:value-type="string" calcext:value-type="string">
            <text:p>nu=</text:p>
          </table:table-cell>
          <table:table-cell office:value-type="float" office:value="295.80865" calcext:value-type="float">
            <text:p>2.96E+02</text:p>
          </table:table-cell>
          <table:table-cell office:value-type="string" calcext:value-type="string">
            <text:p>cm^-1</text:p>
          </table:table-cell>
          <table:table-cell office:value-type="float" office:value="116" calcext:value-type="float">
            <text:p>116</text:p>
          </table:table-cell>
          <table:table-cell office:value-type="float" office:value="0.036675594" calcext:value-type="float">
            <text:p>3.67E-02</text:p>
          </table:table-cell>
          <table:table-cell office:value-type="float" office:value="295.80865" calcext:value-type="float">
            <text:p>2.96E+02</text:p>
          </table:table-cell>
          <table:table-cell/>
          <table:table-cell office:value-type="float" office:value="123" calcext:value-type="float">
            <text:p>123</text:p>
          </table:table-cell>
          <table:table-cell office:value-type="float" office:value="0.036676863" calcext:value-type="float">
            <text:p>3.67E-02</text:p>
          </table:table-cell>
          <table:table-cell office:value-type="float" office:value="295.81889" calcext:value-type="float">
            <text:p>2.96E+02</text:p>
          </table:table-cell>
        </table:table-row>
        <table:table-row table:style-name="ro1">
          <table:table-cell office:value-type="string" calcext:value-type="string">
            <text:p>hbarW=</text:p>
          </table:table-cell>
          <table:table-cell office:value-type="float" office:value="0.0013478211" calcext:value-type="float">
            <text:p>1.35E-03</text:p>
          </table:table-cell>
          <table:table-cell office:value-type="string" calcext:value-type="string">
            <text:p>Ha</text:p>
          </table:table-cell>
          <table:table-cell office:value-type="float" office:value="0.036676078" calcext:value-type="float">
            <text:p>3.67E-02</text:p>
          </table:table-cell>
          <table:table-cell office:value-type="string" calcext:value-type="string">
            <text:p>eV;</text:p>
          </table:table-cell>
          <table:table-cell office:value-type="string" calcext:value-type="string">
            <text:p>nu=</text:p>
          </table:table-cell>
          <table:table-cell office:value-type="float" office:value="295.81255" calcext:value-type="float">
            <text:p>2.96E+02</text:p>
          </table:table-cell>
          <table:table-cell office:value-type="string" calcext:value-type="string">
            <text:p>cm^-1</text:p>
          </table:table-cell>
          <table:table-cell office:value-type="float" office:value="117" calcext:value-type="float">
            <text:p>117</text:p>
          </table:table-cell>
          <table:table-cell office:value-type="float" office:value="0.036676078" calcext:value-type="float">
            <text:p>3.67E-02</text:p>
          </table:table-cell>
          <table:table-cell office:value-type="float" office:value="295.81255" calcext:value-type="float">
            <text:p>2.96E+02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float" office:value="0.036677822" calcext:value-type="float">
            <text:p>3.67E-02</text:p>
          </table:table-cell>
          <table:table-cell office:value-type="float" office:value="295.82661" calcext:value-type="float">
            <text:p>2.96E+02</text:p>
          </table:table-cell>
        </table:table-row>
        <table:table-row table:style-name="ro1">
          <table:table-cell office:value-type="string" calcext:value-type="string">
            <text:p>hbarW=</text:p>
          </table:table-cell>
          <table:table-cell office:value-type="float" office:value="0.00134785" calcext:value-type="float">
            <text:p>1.35E-03</text:p>
          </table:table-cell>
          <table:table-cell office:value-type="string" calcext:value-type="string">
            <text:p>Ha</text:p>
          </table:table-cell>
          <table:table-cell office:value-type="float" office:value="0.036676863" calcext:value-type="float">
            <text:p>3.67E-02</text:p>
          </table:table-cell>
          <table:table-cell office:value-type="string" calcext:value-type="string">
            <text:p>eV;</text:p>
          </table:table-cell>
          <table:table-cell office:value-type="string" calcext:value-type="string">
            <text:p>nu=</text:p>
          </table:table-cell>
          <table:table-cell office:value-type="float" office:value="295.81889" calcext:value-type="float">
            <text:p>2.96E+02</text:p>
          </table:table-cell>
          <table:table-cell office:value-type="string" calcext:value-type="string">
            <text:p>cm^-1</text:p>
          </table:table-cell>
          <table:table-cell office:value-type="float" office:value="118" calcext:value-type="float">
            <text:p>118</text:p>
          </table:table-cell>
          <table:table-cell office:value-type="float" office:value="0.036676863" calcext:value-type="float">
            <text:p>3.67E-02</text:p>
          </table:table-cell>
          <table:table-cell office:value-type="float" office:value="295.81889" calcext:value-type="float">
            <text:p>2.96E+02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0.036678454" calcext:value-type="float">
            <text:p>3.67E-02</text:p>
          </table:table-cell>
          <table:table-cell office:value-type="float" office:value="295.83171" calcext:value-type="float">
            <text:p>2.96E+02</text:p>
          </table:table-cell>
        </table:table-row>
        <table:table-row table:style-name="ro1">
          <table:table-cell office:value-type="string" calcext:value-type="string">
            <text:p>hbarW=</text:p>
          </table:table-cell>
          <table:table-cell office:value-type="float" office:value="0.0013478852" calcext:value-type="float">
            <text:p>1.35E-03</text:p>
          </table:table-cell>
          <table:table-cell office:value-type="string" calcext:value-type="string">
            <text:p>Ha</text:p>
          </table:table-cell>
          <table:table-cell office:value-type="float" office:value="0.036677822" calcext:value-type="float">
            <text:p>3.67E-02</text:p>
          </table:table-cell>
          <table:table-cell office:value-type="string" calcext:value-type="string">
            <text:p>eV;</text:p>
          </table:table-cell>
          <table:table-cell office:value-type="string" calcext:value-type="string">
            <text:p>nu=</text:p>
          </table:table-cell>
          <table:table-cell office:value-type="float" office:value="295.82661" calcext:value-type="float">
            <text:p>2.96E+02</text:p>
          </table:table-cell>
          <table:table-cell office:value-type="string" calcext:value-type="string">
            <text:p>cm^-1</text:p>
          </table:table-cell>
          <table:table-cell office:value-type="float" office:value="119" calcext:value-type="float">
            <text:p>119</text:p>
          </table:table-cell>
          <table:table-cell office:value-type="float" office:value="0.036677822" calcext:value-type="float">
            <text:p>3.67E-02</text:p>
          </table:table-cell>
          <table:table-cell office:value-type="float" office:value="295.82661" calcext:value-type="float">
            <text:p>2.96E+02</text:p>
          </table:table-cell>
          <table:table-cell/>
          <table:table-cell office:value-type="float" office:value="126" calcext:value-type="float">
            <text:p>126</text:p>
          </table:table-cell>
          <table:table-cell office:value-type="float" office:value="0.036679314" calcext:value-type="float">
            <text:p>3.67E-02</text:p>
          </table:table-cell>
          <table:table-cell office:value-type="float" office:value="295.83865" calcext:value-type="float">
            <text:p>2.96E+02</text:p>
          </table:table-cell>
        </table:table-row>
        <table:table-row table:style-name="ro1">
          <table:table-cell office:value-type="string" calcext:value-type="string">
            <text:p>hbarW=</text:p>
          </table:table-cell>
          <table:table-cell office:value-type="float" office:value="0.0013479084" calcext:value-type="float">
            <text:p>1.35E-03</text:p>
          </table:table-cell>
          <table:table-cell office:value-type="string" calcext:value-type="string">
            <text:p>Ha</text:p>
          </table:table-cell>
          <table:table-cell office:value-type="float" office:value="0.036678454" calcext:value-type="float">
            <text:p>3.67E-02</text:p>
          </table:table-cell>
          <table:table-cell office:value-type="string" calcext:value-type="string">
            <text:p>eV;</text:p>
          </table:table-cell>
          <table:table-cell office:value-type="string" calcext:value-type="string">
            <text:p>nu=</text:p>
          </table:table-cell>
          <table:table-cell office:value-type="float" office:value="295.83171" calcext:value-type="float">
            <text:p>2.96E+02</text:p>
          </table:table-cell>
          <table:table-cell office:value-type="string" calcext:value-type="string">
            <text:p>cm^-1</text:p>
          </table:table-cell>
          <table:table-cell office:value-type="float" office:value="120" calcext:value-type="float">
            <text:p>120</text:p>
          </table:table-cell>
          <table:table-cell office:value-type="float" office:value="0.036678454" calcext:value-type="float">
            <text:p>3.67E-02</text:p>
          </table:table-cell>
          <table:table-cell office:value-type="float" office:value="295.83171" calcext:value-type="float">
            <text:p>2.96E+02</text:p>
          </table:table-cell>
          <table:table-cell/>
          <table:table-cell office:value-type="float" office:value="127" calcext:value-type="float">
            <text:p>127</text:p>
          </table:table-cell>
          <table:table-cell office:value-type="float" office:value="0.041718526" calcext:value-type="float">
            <text:p>4.17E-02</text:p>
          </table:table-cell>
          <table:table-cell office:value-type="float" office:value="336.48264" calcext:value-type="float">
            <text:p>3.36E+02</text:p>
          </table:table-cell>
        </table:table-row>
        <table:table-row table:style-name="ro1">
          <table:table-cell office:value-type="string" calcext:value-type="string">
            <text:p>hbarW=</text:p>
          </table:table-cell>
          <table:table-cell office:value-type="float" office:value="0.0013479401" calcext:value-type="float">
            <text:p>1.35E-03</text:p>
          </table:table-cell>
          <table:table-cell office:value-type="string" calcext:value-type="string">
            <text:p>Ha</text:p>
          </table:table-cell>
          <table:table-cell office:value-type="float" office:value="0.036679314" calcext:value-type="float">
            <text:p>3.67E-02</text:p>
          </table:table-cell>
          <table:table-cell office:value-type="string" calcext:value-type="string">
            <text:p>eV;</text:p>
          </table:table-cell>
          <table:table-cell office:value-type="string" calcext:value-type="string">
            <text:p>nu=</text:p>
          </table:table-cell>
          <table:table-cell office:value-type="float" office:value="295.83865" calcext:value-type="float">
            <text:p>2.96E+02</text:p>
          </table:table-cell>
          <table:table-cell office:value-type="string" calcext:value-type="string">
            <text:p>cm^-1</text:p>
          </table:table-cell>
          <table:table-cell office:value-type="float" office:value="121" calcext:value-type="float">
            <text:p>121</text:p>
          </table:table-cell>
          <table:table-cell office:value-type="float" office:value="0.036679314" calcext:value-type="float">
            <text:p>3.67E-02</text:p>
          </table:table-cell>
          <table:table-cell office:value-type="float" office:value="295.83865" calcext:value-type="float">
            <text:p>2.96E+02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0.041719839" calcext:value-type="float">
            <text:p>4.17E-02</text:p>
          </table:table-cell>
          <table:table-cell office:value-type="float" office:value="336.49323" calcext:value-type="float">
            <text:p>3.36E+02</text:p>
          </table:table-cell>
        </table:table-row>
        <table:table-row table:style-name="ro1">
          <table:table-cell office:value-type="string" calcext:value-type="string">
            <text:p>hbarW=</text:p>
          </table:table-cell>
          <table:table-cell office:value-type="float" office:value="0.0015331277" calcext:value-type="float">
            <text:p>1.53E-03</text:p>
          </table:table-cell>
          <table:table-cell office:value-type="string" calcext:value-type="string">
            <text:p>Ha</text:p>
          </table:table-cell>
          <table:table-cell office:value-type="float" office:value="0.041718526" calcext:value-type="float">
            <text:p>4.17E-02</text:p>
          </table:table-cell>
          <table:table-cell office:value-type="string" calcext:value-type="string">
            <text:p>eV;</text:p>
          </table:table-cell>
          <table:table-cell office:value-type="string" calcext:value-type="string">
            <text:p>nu=</text:p>
          </table:table-cell>
          <table:table-cell office:value-type="float" office:value="336.48264" calcext:value-type="float">
            <text:p>3.36E+02</text:p>
          </table:table-cell>
          <table:table-cell office:value-type="string" calcext:value-type="string">
            <text:p>cm^-1</text:p>
          </table:table-cell>
          <table:table-cell office:value-type="float" office:value="122" calcext:value-type="float">
            <text:p>122</text:p>
          </table:table-cell>
          <table:table-cell office:value-type="float" office:value="0.041718526" calcext:value-type="float">
            <text:p>4.17E-02</text:p>
          </table:table-cell>
          <table:table-cell office:value-type="float" office:value="336.48264" calcext:value-type="float">
            <text:p>3.36E+02</text:p>
          </table:table-cell>
          <table:table-cell/>
          <table:table-cell office:value-type="float" office:value="129" calcext:value-type="float">
            <text:p>129</text:p>
          </table:table-cell>
          <table:table-cell office:value-type="float" office:value="0.041720859" calcext:value-type="float">
            <text:p>4.17E-02</text:p>
          </table:table-cell>
          <table:table-cell office:value-type="float" office:value="336.50146" calcext:value-type="float">
            <text:p>3.37E+02</text:p>
          </table:table-cell>
        </table:table-row>
        <table:table-row table:style-name="ro1">
          <table:table-cell office:value-type="string" calcext:value-type="string">
            <text:p>hbarW=</text:p>
          </table:table-cell>
          <table:table-cell office:value-type="float" office:value="0.001533176" calcext:value-type="float">
            <text:p>1.53E-03</text:p>
          </table:table-cell>
          <table:table-cell office:value-type="string" calcext:value-type="string">
            <text:p>Ha</text:p>
          </table:table-cell>
          <table:table-cell office:value-type="float" office:value="0.041719839" calcext:value-type="float">
            <text:p>4.17E-02</text:p>
          </table:table-cell>
          <table:table-cell office:value-type="string" calcext:value-type="string">
            <text:p>eV;</text:p>
          </table:table-cell>
          <table:table-cell office:value-type="string" calcext:value-type="string">
            <text:p>nu=</text:p>
          </table:table-cell>
          <table:table-cell office:value-type="float" office:value="336.49323" calcext:value-type="float">
            <text:p>3.36E+02</text:p>
          </table:table-cell>
          <table:table-cell office:value-type="string" calcext:value-type="string">
            <text:p>cm^-1</text:p>
          </table:table-cell>
          <table:table-cell office:value-type="float" office:value="123" calcext:value-type="float">
            <text:p>123</text:p>
          </table:table-cell>
          <table:table-cell office:value-type="float" office:value="0.041719839" calcext:value-type="float">
            <text:p>4.17E-02</text:p>
          </table:table-cell>
          <table:table-cell office:value-type="float" office:value="336.49323" calcext:value-type="float">
            <text:p>3.36E+02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0.041721386" calcext:value-type="float">
            <text:p>4.17E-02</text:p>
          </table:table-cell>
          <table:table-cell office:value-type="float" office:value="336.50571" calcext:value-type="float">
            <text:p>3.37E+02</text:p>
          </table:table-cell>
        </table:table-row>
        <table:table-row table:style-name="ro1">
          <table:table-cell office:value-type="string" calcext:value-type="string">
            <text:p>hbarW=</text:p>
          </table:table-cell>
          <table:table-cell office:value-type="float" office:value="0.0015332134" calcext:value-type="float">
            <text:p>1.53E-03</text:p>
          </table:table-cell>
          <table:table-cell office:value-type="string" calcext:value-type="string">
            <text:p>Ha</text:p>
          </table:table-cell>
          <table:table-cell office:value-type="float" office:value="0.041720859" calcext:value-type="float">
            <text:p>4.17E-02</text:p>
          </table:table-cell>
          <table:table-cell office:value-type="string" calcext:value-type="string">
            <text:p>eV;</text:p>
          </table:table-cell>
          <table:table-cell office:value-type="string" calcext:value-type="string">
            <text:p>nu=</text:p>
          </table:table-cell>
          <table:table-cell office:value-type="float" office:value="336.50146" calcext:value-type="float">
            <text:p>3.37E+02</text:p>
          </table:table-cell>
          <table:table-cell office:value-type="string" calcext:value-type="string">
            <text:p>cm^-1</text:p>
          </table:table-cell>
          <table:table-cell office:value-type="float" office:value="124" calcext:value-type="float">
            <text:p>124</text:p>
          </table:table-cell>
          <table:table-cell office:value-type="float" office:value="0.041720859" calcext:value-type="float">
            <text:p>4.17E-02</text:p>
          </table:table-cell>
          <table:table-cell office:value-type="float" office:value="336.50146" calcext:value-type="float">
            <text:p>3.37E+02</text:p>
          </table:table-cell>
          <table:table-cell/>
          <table:table-cell office:value-type="float" office:value="131" calcext:value-type="float">
            <text:p>131</text:p>
          </table:table-cell>
          <table:table-cell office:value-type="float" office:value="0.041722242" calcext:value-type="float">
            <text:p>4.17E-02</text:p>
          </table:table-cell>
          <table:table-cell office:value-type="float" office:value="336.51261" calcext:value-type="float">
            <text:p>3.37E+02</text:p>
          </table:table-cell>
        </table:table-row>
        <table:table-row table:style-name="ro1">
          <table:table-cell office:value-type="string" calcext:value-type="string">
            <text:p>hbarW=</text:p>
          </table:table-cell>
          <table:table-cell office:value-type="float" office:value="0.0015332328" calcext:value-type="float">
            <text:p>1.53E-03</text:p>
          </table:table-cell>
          <table:table-cell office:value-type="string" calcext:value-type="string">
            <text:p>Ha</text:p>
          </table:table-cell>
          <table:table-cell office:value-type="float" office:value="0.041721386" calcext:value-type="float">
            <text:p>4.17E-02</text:p>
          </table:table-cell>
          <table:table-cell office:value-type="string" calcext:value-type="string">
            <text:p>eV;</text:p>
          </table:table-cell>
          <table:table-cell office:value-type="string" calcext:value-type="string">
            <text:p>nu=</text:p>
          </table:table-cell>
          <table:table-cell office:value-type="float" office:value="336.50571" calcext:value-type="float">
            <text:p>3.37E+02</text:p>
          </table:table-cell>
          <table:table-cell office:value-type="string" calcext:value-type="string">
            <text:p>cm^-1</text:p>
          </table:table-cell>
          <table:table-cell office:value-type="float" office:value="125" calcext:value-type="float">
            <text:p>125</text:p>
          </table:table-cell>
          <table:table-cell office:value-type="float" office:value="0.041721386" calcext:value-type="float">
            <text:p>4.17E-02</text:p>
          </table:table-cell>
          <table:table-cell office:value-type="float" office:value="336.50571" calcext:value-type="float">
            <text:p>3.37E+02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float" office:value="0.041723894" calcext:value-type="float">
            <text:p>4.17E-02</text:p>
          </table:table-cell>
          <table:table-cell office:value-type="float" office:value="336.52593" calcext:value-type="float">
            <text:p>3.37E+02</text:p>
          </table:table-cell>
        </table:table-row>
        <table:table-row table:style-name="ro1">
          <table:table-cell office:value-type="string" calcext:value-type="string">
            <text:p>hbarW=</text:p>
          </table:table-cell>
          <table:table-cell office:value-type="float" office:value="0.0015332642" calcext:value-type="float">
            <text:p>1.53E-03</text:p>
          </table:table-cell>
          <table:table-cell office:value-type="string" calcext:value-type="string">
            <text:p>Ha</text:p>
          </table:table-cell>
          <table:table-cell office:value-type="float" office:value="0.041722242" calcext:value-type="float">
            <text:p>4.17E-02</text:p>
          </table:table-cell>
          <table:table-cell office:value-type="string" calcext:value-type="string">
            <text:p>eV;</text:p>
          </table:table-cell>
          <table:table-cell office:value-type="string" calcext:value-type="string">
            <text:p>nu=</text:p>
          </table:table-cell>
          <table:table-cell office:value-type="float" office:value="336.51261" calcext:value-type="float">
            <text:p>3.37E+02</text:p>
          </table:table-cell>
          <table:table-cell office:value-type="string" calcext:value-type="string">
            <text:p>cm^-1</text:p>
          </table:table-cell>
          <table:table-cell office:value-type="float" office:value="126" calcext:value-type="float">
            <text:p>126</text:p>
          </table:table-cell>
          <table:table-cell office:value-type="float" office:value="0.041722242" calcext:value-type="float">
            <text:p>4.17E-02</text:p>
          </table:table-cell>
          <table:table-cell office:value-type="float" office:value="336.51261" calcext:value-type="float">
            <text:p>3.37E+02</text:p>
          </table:table-cell>
          <table:table-cell/>
          <table:table-cell office:value-type="float" office:value="133" calcext:value-type="float">
            <text:p>133</text:p>
          </table:table-cell>
          <table:table-cell office:value-type="float" office:value="0.041834711" calcext:value-type="float">
            <text:p>4.18E-02</text:p>
          </table:table-cell>
          <table:table-cell office:value-type="float" office:value="337.41974" calcext:value-type="float">
            <text:p>3.37E+02</text:p>
          </table:table-cell>
        </table:table-row>
        <table:table-row table:style-name="ro1">
          <table:table-cell office:value-type="string" calcext:value-type="string">
            <text:p>hbarW=</text:p>
          </table:table-cell>
          <table:table-cell office:value-type="float" office:value="0.001533325" calcext:value-type="float">
            <text:p>1.53E-03</text:p>
          </table:table-cell>
          <table:table-cell office:value-type="string" calcext:value-type="string">
            <text:p>Ha</text:p>
          </table:table-cell>
          <table:table-cell office:value-type="float" office:value="0.041723894" calcext:value-type="float">
            <text:p>4.17E-02</text:p>
          </table:table-cell>
          <table:table-cell office:value-type="string" calcext:value-type="string">
            <text:p>eV;</text:p>
          </table:table-cell>
          <table:table-cell office:value-type="string" calcext:value-type="string">
            <text:p>nu=</text:p>
          </table:table-cell>
          <table:table-cell office:value-type="float" office:value="336.52593" calcext:value-type="float">
            <text:p>3.37E+02</text:p>
          </table:table-cell>
          <table:table-cell office:value-type="string" calcext:value-type="string">
            <text:p>cm^-1</text:p>
          </table:table-cell>
          <table:table-cell office:value-type="float" office:value="127" calcext:value-type="float">
            <text:p>127</text:p>
          </table:table-cell>
          <table:table-cell office:value-type="float" office:value="0.041723894" calcext:value-type="float">
            <text:p>4.17E-02</text:p>
          </table:table-cell>
          <table:table-cell office:value-type="float" office:value="336.52593" calcext:value-type="float">
            <text:p>3.37E+02</text:p>
          </table:table-cell>
          <table:table-cell/>
          <table:table-cell office:value-type="float" office:value="134" calcext:value-type="float">
            <text:p>134</text:p>
          </table:table-cell>
          <table:table-cell office:value-type="float" office:value="0.041835098" calcext:value-type="float">
            <text:p>4.18E-02</text:p>
          </table:table-cell>
          <table:table-cell office:value-type="float" office:value="337.42285" calcext:value-type="float">
            <text:p>3.37E+02</text:p>
          </table:table-cell>
        </table:table-row>
        <table:table-row table:style-name="ro1">
          <table:table-cell office:value-type="string" calcext:value-type="string">
            <text:p>hbarW=</text:p>
          </table:table-cell>
          <table:table-cell office:value-type="float" office:value="0.0015373974" calcext:value-type="float">
            <text:p>1.54E-03</text:p>
          </table:table-cell>
          <table:table-cell office:value-type="string" calcext:value-type="string">
            <text:p>Ha</text:p>
          </table:table-cell>
          <table:table-cell office:value-type="float" office:value="0.041834711" calcext:value-type="float">
            <text:p>4.18E-02</text:p>
          </table:table-cell>
          <table:table-cell office:value-type="string" calcext:value-type="string">
            <text:p>eV;</text:p>
          </table:table-cell>
          <table:table-cell office:value-type="string" calcext:value-type="string">
            <text:p>nu=</text:p>
          </table:table-cell>
          <table:table-cell office:value-type="float" office:value="337.41974" calcext:value-type="float">
            <text:p>3.37E+02</text:p>
          </table:table-cell>
          <table:table-cell office:value-type="string" calcext:value-type="string">
            <text:p>cm^-1</text:p>
          </table:table-cell>
          <table:table-cell office:value-type="float" office:value="128" calcext:value-type="float">
            <text:p>128</text:p>
          </table:table-cell>
          <table:table-cell office:value-type="float" office:value="0.041834711" calcext:value-type="float">
            <text:p>4.18E-02</text:p>
          </table:table-cell>
          <table:table-cell office:value-type="float" office:value="337.41974" calcext:value-type="float">
            <text:p>3.37E+02</text:p>
          </table:table-cell>
          <table:table-cell/>
          <table:table-cell office:value-type="float" office:value="135" calcext:value-type="float">
            <text:p>135</text:p>
          </table:table-cell>
          <table:table-cell office:value-type="float" office:value="0.041835681" calcext:value-type="float">
            <text:p>4.18E-02</text:p>
          </table:table-cell>
          <table:table-cell office:value-type="float" office:value="337.42756" calcext:value-type="float">
            <text:p>3.37E+02</text:p>
          </table:table-cell>
        </table:table-row>
        <table:table-row table:style-name="ro1">
          <table:table-cell office:value-type="string" calcext:value-type="string">
            <text:p>hbarW=</text:p>
          </table:table-cell>
          <table:table-cell office:value-type="float" office:value="0.0015374116" calcext:value-type="float">
            <text:p>1.54E-03</text:p>
          </table:table-cell>
          <table:table-cell office:value-type="string" calcext:value-type="string">
            <text:p>Ha</text:p>
          </table:table-cell>
          <table:table-cell office:value-type="float" office:value="0.041835098" calcext:value-type="float">
            <text:p>4.18E-02</text:p>
          </table:table-cell>
          <table:table-cell office:value-type="string" calcext:value-type="string">
            <text:p>eV;</text:p>
          </table:table-cell>
          <table:table-cell office:value-type="string" calcext:value-type="string">
            <text:p>nu=</text:p>
          </table:table-cell>
          <table:table-cell office:value-type="float" office:value="337.42285" calcext:value-type="float">
            <text:p>3.37E+02</text:p>
          </table:table-cell>
          <table:table-cell office:value-type="string" calcext:value-type="string">
            <text:p>cm^-1</text:p>
          </table:table-cell>
          <table:table-cell office:value-type="float" office:value="129" calcext:value-type="float">
            <text:p>129</text:p>
          </table:table-cell>
          <table:table-cell office:value-type="float" office:value="0.041835098" calcext:value-type="float">
            <text:p>4.18E-02</text:p>
          </table:table-cell>
          <table:table-cell office:value-type="float" office:value="337.42285" calcext:value-type="float">
            <text:p>3.37E+02</text:p>
          </table:table-cell>
          <table:table-cell/>
          <table:table-cell office:value-type="float" office:value="136" calcext:value-type="float">
            <text:p>136</text:p>
          </table:table-cell>
          <table:table-cell office:value-type="float" office:value="0.041835935" calcext:value-type="float">
            <text:p>4.18E-02</text:p>
          </table:table-cell>
          <table:table-cell office:value-type="float" office:value="337.42961" calcext:value-type="float">
            <text:p>3.37E+02</text:p>
          </table:table-cell>
        </table:table-row>
        <table:table-row table:style-name="ro1">
          <table:table-cell office:value-type="string" calcext:value-type="string">
            <text:p>hbarW=</text:p>
          </table:table-cell>
          <table:table-cell office:value-type="float" office:value="0.0015374331" calcext:value-type="float">
            <text:p>1.54E-03</text:p>
          </table:table-cell>
          <table:table-cell office:value-type="string" calcext:value-type="string">
            <text:p>Ha</text:p>
          </table:table-cell>
          <table:table-cell office:value-type="float" office:value="0.041835681" calcext:value-type="float">
            <text:p>4.18E-02</text:p>
          </table:table-cell>
          <table:table-cell office:value-type="string" calcext:value-type="string">
            <text:p>eV;</text:p>
          </table:table-cell>
          <table:table-cell office:value-type="string" calcext:value-type="string">
            <text:p>nu=</text:p>
          </table:table-cell>
          <table:table-cell office:value-type="float" office:value="337.42756" calcext:value-type="float">
            <text:p>3.37E+02</text:p>
          </table:table-cell>
          <table:table-cell office:value-type="string" calcext:value-type="string">
            <text:p>cm^-1</text:p>
          </table:table-cell>
          <table:table-cell office:value-type="float" office:value="130" calcext:value-type="float">
            <text:p>130</text:p>
          </table:table-cell>
          <table:table-cell office:value-type="float" office:value="0.041835681" calcext:value-type="float">
            <text:p>4.18E-02</text:p>
          </table:table-cell>
          <table:table-cell office:value-type="float" office:value="337.42756" calcext:value-type="float">
            <text:p>3.37E+02</text:p>
          </table:table-cell>
          <table:table-cell/>
          <table:table-cell office:value-type="float" office:value="137" calcext:value-type="float">
            <text:p>137</text:p>
          </table:table-cell>
          <table:table-cell office:value-type="float" office:value="0.041836338" calcext:value-type="float">
            <text:p>4.18E-02</text:p>
          </table:table-cell>
          <table:table-cell office:value-type="float" office:value="337.43286" calcext:value-type="float">
            <text:p>3.37E+02</text:p>
          </table:table-cell>
        </table:table-row>
        <table:table-row table:style-name="ro1">
          <table:table-cell office:value-type="string" calcext:value-type="string">
            <text:p>hbarW=</text:p>
          </table:table-cell>
          <table:table-cell office:value-type="float" office:value="0.0015374424" calcext:value-type="float">
            <text:p>1.54E-03</text:p>
          </table:table-cell>
          <table:table-cell office:value-type="string" calcext:value-type="string">
            <text:p>Ha</text:p>
          </table:table-cell>
          <table:table-cell office:value-type="float" office:value="0.041835935" calcext:value-type="float">
            <text:p>4.18E-02</text:p>
          </table:table-cell>
          <table:table-cell office:value-type="string" calcext:value-type="string">
            <text:p>eV;</text:p>
          </table:table-cell>
          <table:table-cell office:value-type="string" calcext:value-type="string">
            <text:p>nu=</text:p>
          </table:table-cell>
          <table:table-cell office:value-type="float" office:value="337.42961" calcext:value-type="float">
            <text:p>3.37E+02</text:p>
          </table:table-cell>
          <table:table-cell office:value-type="string" calcext:value-type="string">
            <text:p>cm^-1</text:p>
          </table:table-cell>
          <table:table-cell office:value-type="float" office:value="131" calcext:value-type="float">
            <text:p>131</text:p>
          </table:table-cell>
          <table:table-cell office:value-type="float" office:value="0.041835935" calcext:value-type="float">
            <text:p>4.18E-02</text:p>
          </table:table-cell>
          <table:table-cell office:value-type="float" office:value="337.42961" calcext:value-type="float">
            <text:p>3.37E+02</text:p>
          </table:table-cell>
          <table:table-cell/>
          <table:table-cell office:value-type="float" office:value="138" calcext:value-type="float">
            <text:p>138</text:p>
          </table:table-cell>
          <table:table-cell office:value-type="float" office:value="0.041836741" calcext:value-type="float">
            <text:p>4.18E-02</text:p>
          </table:table-cell>
          <table:table-cell office:value-type="float" office:value="337.43611" calcext:value-type="float">
            <text:p>3.37E+02</text:p>
          </table:table-cell>
        </table:table-row>
        <table:table-row table:style-name="ro1">
          <table:table-cell office:value-type="string" calcext:value-type="string">
            <text:p>hbarW=</text:p>
          </table:table-cell>
          <table:table-cell office:value-type="float" office:value="0.0015374572" calcext:value-type="float">
            <text:p>1.54E-03</text:p>
          </table:table-cell>
          <table:table-cell office:value-type="string" calcext:value-type="string">
            <text:p>Ha</text:p>
          </table:table-cell>
          <table:table-cell office:value-type="float" office:value="0.041836338" calcext:value-type="float">
            <text:p>4.18E-02</text:p>
          </table:table-cell>
          <table:table-cell office:value-type="string" calcext:value-type="string">
            <text:p>eV;</text:p>
          </table:table-cell>
          <table:table-cell office:value-type="string" calcext:value-type="string">
            <text:p>nu=</text:p>
          </table:table-cell>
          <table:table-cell office:value-type="float" office:value="337.43286" calcext:value-type="float">
            <text:p>3.37E+02</text:p>
          </table:table-cell>
          <table:table-cell office:value-type="string" calcext:value-type="string">
            <text:p>cm^-1</text:p>
          </table:table-cell>
          <table:table-cell office:value-type="float" office:value="132" calcext:value-type="float">
            <text:p>132</text:p>
          </table:table-cell>
          <table:table-cell office:value-type="float" office:value="0.041836338" calcext:value-type="float">
            <text:p>4.18E-02</text:p>
          </table:table-cell>
          <table:table-cell office:value-type="float" office:value="337.43286" calcext:value-type="float">
            <text:p>3.37E+02</text:p>
          </table:table-cell>
          <table:table-cell/>
          <table:table-cell office:value-type="float" office:value="139" calcext:value-type="float">
            <text:p>139</text:p>
          </table:table-cell>
          <table:table-cell office:value-type="float" office:value="0.041837152" calcext:value-type="float">
            <text:p>4.18E-02</text:p>
          </table:table-cell>
          <table:table-cell office:value-type="float" office:value="337.43942" calcext:value-type="float">
            <text:p>3.37E+02</text:p>
          </table:table-cell>
        </table:table-row>
        <table:table-row table:style-name="ro1">
          <table:table-cell office:value-type="string" calcext:value-type="string">
            <text:p>hbarW=</text:p>
          </table:table-cell>
          <table:table-cell office:value-type="float" office:value="0.001537472" calcext:value-type="float">
            <text:p>1.54E-03</text:p>
          </table:table-cell>
          <table:table-cell office:value-type="string" calcext:value-type="string">
            <text:p>Ha</text:p>
          </table:table-cell>
          <table:table-cell office:value-type="float" office:value="0.041836741" calcext:value-type="float">
            <text:p>4.18E-02</text:p>
          </table:table-cell>
          <table:table-cell office:value-type="string" calcext:value-type="string">
            <text:p>eV;</text:p>
          </table:table-cell>
          <table:table-cell office:value-type="string" calcext:value-type="string">
            <text:p>nu=</text:p>
          </table:table-cell>
          <table:table-cell office:value-type="float" office:value="337.43611" calcext:value-type="float">
            <text:p>3.37E+02</text:p>
          </table:table-cell>
          <table:table-cell office:value-type="string" calcext:value-type="string">
            <text:p>cm^-1</text:p>
          </table:table-cell>
          <table:table-cell office:value-type="float" office:value="133" calcext:value-type="float">
            <text:p>133</text:p>
          </table:table-cell>
          <table:table-cell office:value-type="float" office:value="0.041836741" calcext:value-type="float">
            <text:p>4.18E-02</text:p>
          </table:table-cell>
          <table:table-cell office:value-type="float" office:value="337.43611" calcext:value-type="float">
            <text:p>3.37E+02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0.041837256" calcext:value-type="float">
            <text:p>4.18E-02</text:p>
          </table:table-cell>
          <table:table-cell office:value-type="float" office:value="337.44026" calcext:value-type="float">
            <text:p>3.37E+02</text:p>
          </table:table-cell>
        </table:table-row>
        <table:table-row table:style-name="ro1">
          <table:table-cell office:value-type="string" calcext:value-type="string">
            <text:p>hbarW=</text:p>
          </table:table-cell>
          <table:table-cell office:value-type="float" office:value="0.0015374871" calcext:value-type="float">
            <text:p>1.54E-03</text:p>
          </table:table-cell>
          <table:table-cell office:value-type="string" calcext:value-type="string">
            <text:p>Ha</text:p>
          </table:table-cell>
          <table:table-cell office:value-type="float" office:value="0.041837152" calcext:value-type="float">
            <text:p>4.18E-02</text:p>
          </table:table-cell>
          <table:table-cell office:value-type="string" calcext:value-type="string">
            <text:p>eV;</text:p>
          </table:table-cell>
          <table:table-cell office:value-type="string" calcext:value-type="string">
            <text:p>nu=</text:p>
          </table:table-cell>
          <table:table-cell office:value-type="float" office:value="337.43942" calcext:value-type="float">
            <text:p>3.37E+02</text:p>
          </table:table-cell>
          <table:table-cell office:value-type="string" calcext:value-type="string">
            <text:p>cm^-1</text:p>
          </table:table-cell>
          <table:table-cell office:value-type="float" office:value="134" calcext:value-type="float">
            <text:p>134</text:p>
          </table:table-cell>
          <table:table-cell office:value-type="float" office:value="0.041837152" calcext:value-type="float">
            <text:p>4.18E-02</text:p>
          </table:table-cell>
          <table:table-cell office:value-type="float" office:value="337.43942" calcext:value-type="float">
            <text:p>3.37E+02</text:p>
          </table:table-cell>
          <table:table-cell/>
          <table:table-cell office:value-type="float" office:value="141" calcext:value-type="float">
            <text:p>141</text:p>
          </table:table-cell>
          <table:table-cell office:value-type="float" office:value="0.04183792" calcext:value-type="float">
            <text:p>4.18E-02</text:p>
          </table:table-cell>
          <table:table-cell office:value-type="float" office:value="337.44562" calcext:value-type="float">
            <text:p>3.37E+02</text:p>
          </table:table-cell>
        </table:table-row>
        <table:table-row table:style-name="ro1">
          <table:table-cell office:value-type="string" calcext:value-type="string">
            <text:p>hbarW=</text:p>
          </table:table-cell>
          <table:table-cell office:value-type="float" office:value="0.0015374909" calcext:value-type="float">
            <text:p>1.54E-03</text:p>
          </table:table-cell>
          <table:table-cell office:value-type="string" calcext:value-type="string">
            <text:p>Ha</text:p>
          </table:table-cell>
          <table:table-cell office:value-type="float" office:value="0.041837256" calcext:value-type="float">
            <text:p>4.18E-02</text:p>
          </table:table-cell>
          <table:table-cell office:value-type="string" calcext:value-type="string">
            <text:p>eV;</text:p>
          </table:table-cell>
          <table:table-cell office:value-type="string" calcext:value-type="string">
            <text:p>nu=</text:p>
          </table:table-cell>
          <table:table-cell office:value-type="float" office:value="337.44026" calcext:value-type="float">
            <text:p>3.37E+02</text:p>
          </table:table-cell>
          <table:table-cell office:value-type="string" calcext:value-type="string">
            <text:p>cm^-1</text:p>
          </table:table-cell>
          <table:table-cell office:value-type="float" office:value="135" calcext:value-type="float">
            <text:p>135</text:p>
          </table:table-cell>
          <table:table-cell office:value-type="float" office:value="0.041837256" calcext:value-type="float">
            <text:p>4.18E-02</text:p>
          </table:table-cell>
          <table:table-cell office:value-type="float" office:value="337.44026" calcext:value-type="float">
            <text:p>3.37E+02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float" office:value="0.04183824" calcext:value-type="float">
            <text:p>4.18E-02</text:p>
          </table:table-cell>
          <table:table-cell office:value-type="float" office:value="337.4482" calcext:value-type="float">
            <text:p>3.37E+02</text:p>
          </table:table-cell>
        </table:table-row>
        <table:table-row table:style-name="ro1">
          <table:table-cell office:value-type="string" calcext:value-type="string">
            <text:p>hbarW=</text:p>
          </table:table-cell>
          <table:table-cell office:value-type="float" office:value="0.0015375153" calcext:value-type="float">
            <text:p>1.54E-03</text:p>
          </table:table-cell>
          <table:table-cell office:value-type="string" calcext:value-type="string">
            <text:p>Ha</text:p>
          </table:table-cell>
          <table:table-cell office:value-type="float" office:value="0.04183792" calcext:value-type="float">
            <text:p>4.18E-02</text:p>
          </table:table-cell>
          <table:table-cell office:value-type="string" calcext:value-type="string">
            <text:p>eV;</text:p>
          </table:table-cell>
          <table:table-cell office:value-type="string" calcext:value-type="string">
            <text:p>nu=</text:p>
          </table:table-cell>
          <table:table-cell office:value-type="float" office:value="337.44562" calcext:value-type="float">
            <text:p>3.37E+02</text:p>
          </table:table-cell>
          <table:table-cell office:value-type="string" calcext:value-type="string">
            <text:p>cm^-1</text:p>
          </table:table-cell>
          <table:table-cell office:value-type="float" office:value="136" calcext:value-type="float">
            <text:p>136</text:p>
          </table:table-cell>
          <table:table-cell office:value-type="float" office:value="0.04183792" calcext:value-type="float">
            <text:p>4.18E-02</text:p>
          </table:table-cell>
          <table:table-cell office:value-type="float" office:value="337.44562" calcext:value-type="float">
            <text:p>3.37E+02</text:p>
          </table:table-cell>
          <table:table-cell/>
          <table:table-cell office:value-type="float" office:value="143" calcext:value-type="float">
            <text:p>143</text:p>
          </table:table-cell>
          <table:table-cell office:value-type="float" office:value="0.04183864" calcext:value-type="float">
            <text:p>4.18E-02</text:p>
          </table:table-cell>
          <table:table-cell office:value-type="float" office:value="337.45143" calcext:value-type="float">
            <text:p>3.37E+02</text:p>
          </table:table-cell>
        </table:table-row>
        <table:table-row table:style-name="ro1">
          <table:table-cell office:value-type="string" calcext:value-type="string">
            <text:p>hbarW=</text:p>
          </table:table-cell>
          <table:table-cell office:value-type="float" office:value="0.0015375271" calcext:value-type="float">
            <text:p>1.54E-03</text:p>
          </table:table-cell>
          <table:table-cell office:value-type="string" calcext:value-type="string">
            <text:p>Ha</text:p>
          </table:table-cell>
          <table:table-cell office:value-type="float" office:value="0.04183824" calcext:value-type="float">
            <text:p>4.18E-02</text:p>
          </table:table-cell>
          <table:table-cell office:value-type="string" calcext:value-type="string">
            <text:p>eV;</text:p>
          </table:table-cell>
          <table:table-cell office:value-type="string" calcext:value-type="string">
            <text:p>nu=</text:p>
          </table:table-cell>
          <table:table-cell office:value-type="float" office:value="337.4482" calcext:value-type="float">
            <text:p>3.37E+02</text:p>
          </table:table-cell>
          <table:table-cell office:value-type="string" calcext:value-type="string">
            <text:p>cm^-1</text:p>
          </table:table-cell>
          <table:table-cell office:value-type="float" office:value="137" calcext:value-type="float">
            <text:p>137</text:p>
          </table:table-cell>
          <table:table-cell office:value-type="float" office:value="0.04183824" calcext:value-type="float">
            <text:p>4.18E-02</text:p>
          </table:table-cell>
          <table:table-cell office:value-type="float" office:value="337.4482" calcext:value-type="float">
            <text:p>3.37E+02</text:p>
          </table:table-cell>
          <table:table-cell/>
          <table:table-cell office:value-type="float" office:value="144" calcext:value-type="float">
            <text:p>144</text:p>
          </table:table-cell>
          <table:table-cell office:value-type="float" office:value="0.041838741" calcext:value-type="float">
            <text:p>4.18E-02</text:p>
          </table:table-cell>
          <table:table-cell office:value-type="float" office:value="337.45224" calcext:value-type="float">
            <text:p>3.37E+02</text:p>
          </table:table-cell>
        </table:table-row>
        <table:table-row table:style-name="ro1">
          <table:table-cell office:value-type="string" calcext:value-type="string">
            <text:p>hbarW=</text:p>
          </table:table-cell>
          <table:table-cell office:value-type="float" office:value="0.0015375418" calcext:value-type="float">
            <text:p>1.54E-03</text:p>
          </table:table-cell>
          <table:table-cell office:value-type="string" calcext:value-type="string">
            <text:p>Ha</text:p>
          </table:table-cell>
          <table:table-cell office:value-type="float" office:value="0.04183864" calcext:value-type="float">
            <text:p>4.18E-02</text:p>
          </table:table-cell>
          <table:table-cell office:value-type="string" calcext:value-type="string">
            <text:p>eV;</text:p>
          </table:table-cell>
          <table:table-cell office:value-type="string" calcext:value-type="string">
            <text:p>nu=</text:p>
          </table:table-cell>
          <table:table-cell office:value-type="float" office:value="337.45143" calcext:value-type="float">
            <text:p>3.37E+02</text:p>
          </table:table-cell>
          <table:table-cell office:value-type="string" calcext:value-type="string">
            <text:p>cm^-1</text:p>
          </table:table-cell>
          <table:table-cell office:value-type="float" office:value="138" calcext:value-type="float">
            <text:p>138</text:p>
          </table:table-cell>
          <table:table-cell office:value-type="float" office:value="0.04183864" calcext:value-type="float">
            <text:p>4.18E-02</text:p>
          </table:table-cell>
          <table:table-cell office:value-type="float" office:value="337.45143" calcext:value-type="float">
            <text:p>3.37E+02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float" office:value="0.042688104" calcext:value-type="float">
            <text:p>4.27E-02</text:p>
          </table:table-cell>
          <table:table-cell office:value-type="float" office:value="344.30282" calcext:value-type="float">
            <text:p>3.44E+02</text:p>
          </table:table-cell>
        </table:table-row>
        <table:table-row table:style-name="ro1">
          <table:table-cell office:value-type="string" calcext:value-type="string">
            <text:p>hbarW=</text:p>
          </table:table-cell>
          <table:table-cell office:value-type="float" office:value="0.0015375455" calcext:value-type="float">
            <text:p>1.54E-03</text:p>
          </table:table-cell>
          <table:table-cell office:value-type="string" calcext:value-type="string">
            <text:p>Ha</text:p>
          </table:table-cell>
          <table:table-cell office:value-type="float" office:value="0.041838741" calcext:value-type="float">
            <text:p>4.18E-02</text:p>
          </table:table-cell>
          <table:table-cell office:value-type="string" calcext:value-type="string">
            <text:p>eV;</text:p>
          </table:table-cell>
          <table:table-cell office:value-type="string" calcext:value-type="string">
            <text:p>nu=</text:p>
          </table:table-cell>
          <table:table-cell office:value-type="float" office:value="337.45224" calcext:value-type="float">
            <text:p>3.37E+02</text:p>
          </table:table-cell>
          <table:table-cell office:value-type="string" calcext:value-type="string">
            <text:p>cm^-1</text:p>
          </table:table-cell>
          <table:table-cell office:value-type="float" office:value="139" calcext:value-type="float">
            <text:p>139</text:p>
          </table:table-cell>
          <table:table-cell office:value-type="float" office:value="0.041838741" calcext:value-type="float">
            <text:p>4.18E-02</text:p>
          </table:table-cell>
          <table:table-cell office:value-type="float" office:value="337.45224" calcext:value-type="float">
            <text:p>3.37E+02</text:p>
          </table:table-cell>
          <table:table-cell/>
          <table:table-cell office:value-type="float" office:value="146" calcext:value-type="float">
            <text:p>146</text:p>
          </table:table-cell>
          <table:table-cell office:value-type="float" office:value="0.042690008" calcext:value-type="float">
            <text:p>4.27E-02</text:p>
          </table:table-cell>
          <table:table-cell office:value-type="float" office:value="344.31818" calcext:value-type="float">
            <text:p>3.44E+02</text:p>
          </table:table-cell>
        </table:table-row>
        <table:table-row table:style-name="ro1">
          <table:table-cell office:value-type="string" calcext:value-type="string">
            <text:p>hbarW=</text:p>
          </table:table-cell>
          <table:table-cell office:value-type="float" office:value="0.001568759" calcext:value-type="float">
            <text:p>1.57E-03</text:p>
          </table:table-cell>
          <table:table-cell office:value-type="string" calcext:value-type="string">
            <text:p>Ha</text:p>
          </table:table-cell>
          <table:table-cell office:value-type="float" office:value="0.042688104" calcext:value-type="float">
            <text:p>4.27E-02</text:p>
          </table:table-cell>
          <table:table-cell office:value-type="string" calcext:value-type="string">
            <text:p>eV;</text:p>
          </table:table-cell>
          <table:table-cell office:value-type="string" calcext:value-type="string">
            <text:p>nu=</text:p>
          </table:table-cell>
          <table:table-cell office:value-type="float" office:value="344.30282" calcext:value-type="float">
            <text:p>3.44E+02</text:p>
          </table:table-cell>
          <table:table-cell office:value-type="string" calcext:value-type="string">
            <text:p>cm^-1</text:p>
          </table:table-cell>
          <table:table-cell office:value-type="float" office:value="140" calcext:value-type="float">
            <text:p>140</text:p>
          </table:table-cell>
          <table:table-cell office:value-type="float" office:value="0.042688104" calcext:value-type="float">
            <text:p>4.27E-02</text:p>
          </table:table-cell>
          <table:table-cell office:value-type="float" office:value="344.30282" calcext:value-type="float">
            <text:p>3.44E+02</text:p>
          </table:table-cell>
          <table:table-cell/>
          <table:table-cell office:value-type="float" office:value="147" calcext:value-type="float">
            <text:p>147</text:p>
          </table:table-cell>
          <table:table-cell office:value-type="float" office:value="0.042690164" calcext:value-type="float">
            <text:p>4.27E-02</text:p>
          </table:table-cell>
          <table:table-cell office:value-type="float" office:value="344.31943" calcext:value-type="float">
            <text:p>3.44E+02</text:p>
          </table:table-cell>
        </table:table-row>
        <table:table-row table:style-name="ro1">
          <table:table-cell office:value-type="string" calcext:value-type="string">
            <text:p>hbarW=</text:p>
          </table:table-cell>
          <table:table-cell office:value-type="float" office:value="0.001568829" calcext:value-type="float">
            <text:p>1.57E-03</text:p>
          </table:table-cell>
          <table:table-cell office:value-type="string" calcext:value-type="string">
            <text:p>Ha</text:p>
          </table:table-cell>
          <table:table-cell office:value-type="float" office:value="0.042690008" calcext:value-type="float">
            <text:p>4.27E-02</text:p>
          </table:table-cell>
          <table:table-cell office:value-type="string" calcext:value-type="string">
            <text:p>eV;</text:p>
          </table:table-cell>
          <table:table-cell office:value-type="string" calcext:value-type="string">
            <text:p>nu=</text:p>
          </table:table-cell>
          <table:table-cell office:value-type="float" office:value="344.31818" calcext:value-type="float">
            <text:p>3.44E+02</text:p>
          </table:table-cell>
          <table:table-cell office:value-type="string" calcext:value-type="string">
            <text:p>cm^-1</text:p>
          </table:table-cell>
          <table:table-cell office:value-type="float" office:value="141" calcext:value-type="float">
            <text:p>141</text:p>
          </table:table-cell>
          <table:table-cell office:value-type="float" office:value="0.042690008" calcext:value-type="float">
            <text:p>4.27E-02</text:p>
          </table:table-cell>
          <table:table-cell office:value-type="float" office:value="344.31818" calcext:value-type="float">
            <text:p>3.44E+02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float" office:value="0.042690254" calcext:value-type="float">
            <text:p>4.27E-02</text:p>
          </table:table-cell>
          <table:table-cell office:value-type="float" office:value="344.32016" calcext:value-type="float">
            <text:p>3.44E+02</text:p>
          </table:table-cell>
        </table:table-row>
        <table:table-row table:style-name="ro1">
          <table:table-cell office:value-type="string" calcext:value-type="string">
            <text:p>hbarW=</text:p>
          </table:table-cell>
          <table:table-cell office:value-type="float" office:value="0.0015688347" calcext:value-type="float">
            <text:p>1.57E-03</text:p>
          </table:table-cell>
          <table:table-cell office:value-type="string" calcext:value-type="string">
            <text:p>Ha</text:p>
          </table:table-cell>
          <table:table-cell office:value-type="float" office:value="0.042690164" calcext:value-type="float">
            <text:p>4.27E-02</text:p>
          </table:table-cell>
          <table:table-cell office:value-type="string" calcext:value-type="string">
            <text:p>eV;</text:p>
          </table:table-cell>
          <table:table-cell office:value-type="string" calcext:value-type="string">
            <text:p>nu=</text:p>
          </table:table-cell>
          <table:table-cell office:value-type="float" office:value="344.31943" calcext:value-type="float">
            <text:p>3.44E+02</text:p>
          </table:table-cell>
          <table:table-cell office:value-type="string" calcext:value-type="string">
            <text:p>cm^-1</text:p>
          </table:table-cell>
          <table:table-cell office:value-type="float" office:value="142" calcext:value-type="float">
            <text:p>142</text:p>
          </table:table-cell>
          <table:table-cell office:value-type="float" office:value="0.042690164" calcext:value-type="float">
            <text:p>4.27E-02</text:p>
          </table:table-cell>
          <table:table-cell office:value-type="float" office:value="344.31943" calcext:value-type="float">
            <text:p>3.44E+02</text:p>
          </table:table-cell>
          <table:table-cell/>
          <table:table-cell office:value-type="float" office:value="149" calcext:value-type="float">
            <text:p>149</text:p>
          </table:table-cell>
          <table:table-cell office:value-type="float" office:value="0.04269059" calcext:value-type="float">
            <text:p>4.27E-02</text:p>
          </table:table-cell>
          <table:table-cell office:value-type="float" office:value="344.32286" calcext:value-type="float">
            <text:p>3.44E+02</text:p>
          </table:table-cell>
        </table:table-row>
        <table:table-row table:style-name="ro1">
          <table:table-cell office:value-type="string" calcext:value-type="string">
            <text:p>hbarW=</text:p>
          </table:table-cell>
          <table:table-cell office:value-type="float" office:value="0.001568838" calcext:value-type="float">
            <text:p>1.57E-03</text:p>
          </table:table-cell>
          <table:table-cell office:value-type="string" calcext:value-type="string">
            <text:p>Ha</text:p>
          </table:table-cell>
          <table:table-cell office:value-type="float" office:value="0.042690254" calcext:value-type="float">
            <text:p>4.27E-02</text:p>
          </table:table-cell>
          <table:table-cell office:value-type="string" calcext:value-type="string">
            <text:p>eV;</text:p>
          </table:table-cell>
          <table:table-cell office:value-type="string" calcext:value-type="string">
            <text:p>nu=</text:p>
          </table:table-cell>
          <table:table-cell office:value-type="float" office:value="344.32016" calcext:value-type="float">
            <text:p>3.44E+02</text:p>
          </table:table-cell>
          <table:table-cell office:value-type="string" calcext:value-type="string">
            <text:p>cm^-1</text:p>
          </table:table-cell>
          <table:table-cell office:value-type="float" office:value="143" calcext:value-type="float">
            <text:p>143</text:p>
          </table:table-cell>
          <table:table-cell office:value-type="float" office:value="0.042690254" calcext:value-type="float">
            <text:p>4.27E-02</text:p>
          </table:table-cell>
          <table:table-cell office:value-type="float" office:value="344.32016" calcext:value-type="float">
            <text:p>3.44E+02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0.042690646" calcext:value-type="float">
            <text:p>4.27E-02</text:p>
          </table:table-cell>
          <table:table-cell office:value-type="float" office:value="344.32332" calcext:value-type="float">
            <text:p>3.44E+02</text:p>
          </table:table-cell>
        </table:table-row>
        <table:table-row table:style-name="ro1">
          <table:table-cell office:value-type="string" calcext:value-type="string">
            <text:p>hbarW=</text:p>
          </table:table-cell>
          <table:table-cell office:value-type="float" office:value="0.0015688504" calcext:value-type="float">
            <text:p>1.57E-03</text:p>
          </table:table-cell>
          <table:table-cell office:value-type="string" calcext:value-type="string">
            <text:p>Ha</text:p>
          </table:table-cell>
          <table:table-cell office:value-type="float" office:value="0.04269059" calcext:value-type="float">
            <text:p>4.27E-02</text:p>
          </table:table-cell>
          <table:table-cell office:value-type="string" calcext:value-type="string">
            <text:p>eV;</text:p>
          </table:table-cell>
          <table:table-cell office:value-type="string" calcext:value-type="string">
            <text:p>nu=</text:p>
          </table:table-cell>
          <table:table-cell office:value-type="float" office:value="344.32286" calcext:value-type="float">
            <text:p>3.44E+02</text:p>
          </table:table-cell>
          <table:table-cell office:value-type="string" calcext:value-type="string">
            <text:p>cm^-1</text:p>
          </table:table-cell>
          <table:table-cell office:value-type="float" office:value="144" calcext:value-type="float">
            <text:p>144</text:p>
          </table:table-cell>
          <table:table-cell office:value-type="float" office:value="0.04269059" calcext:value-type="float">
            <text:p>4.27E-02</text:p>
          </table:table-cell>
          <table:table-cell office:value-type="float" office:value="344.32286" calcext:value-type="float">
            <text:p>3.44E+02</text:p>
          </table:table-cell>
          <table:table-cell/>
          <table:table-cell office:value-type="float" office:value="151" calcext:value-type="float">
            <text:p>151</text:p>
          </table:table-cell>
          <table:table-cell office:value-type="float" office:value="0.042690731" calcext:value-type="float">
            <text:p>4.27E-02</text:p>
          </table:table-cell>
          <table:table-cell office:value-type="float" office:value="344.324" calcext:value-type="float">
            <text:p>3.44E+02</text:p>
          </table:table-cell>
        </table:table-row>
        <table:table-row table:style-name="ro1">
          <table:table-cell office:value-type="string" calcext:value-type="string">
            <text:p>hbarW=</text:p>
          </table:table-cell>
          <table:table-cell office:value-type="float" office:value="0.0015688525" calcext:value-type="float">
            <text:p>1.57E-03</text:p>
          </table:table-cell>
          <table:table-cell office:value-type="string" calcext:value-type="string">
            <text:p>Ha</text:p>
          </table:table-cell>
          <table:table-cell office:value-type="float" office:value="0.042690646" calcext:value-type="float">
            <text:p>4.27E-02</text:p>
          </table:table-cell>
          <table:table-cell office:value-type="string" calcext:value-type="string">
            <text:p>eV;</text:p>
          </table:table-cell>
          <table:table-cell office:value-type="string" calcext:value-type="string">
            <text:p>nu=</text:p>
          </table:table-cell>
          <table:table-cell office:value-type="float" office:value="344.32332" calcext:value-type="float">
            <text:p>3.44E+02</text:p>
          </table:table-cell>
          <table:table-cell office:value-type="string" calcext:value-type="string">
            <text:p>cm^-1</text:p>
          </table:table-cell>
          <table:table-cell office:value-type="float" office:value="145" calcext:value-type="float">
            <text:p>145</text:p>
          </table:table-cell>
          <table:table-cell office:value-type="float" office:value="0.042690646" calcext:value-type="float">
            <text:p>4.27E-02</text:p>
          </table:table-cell>
          <table:table-cell office:value-type="float" office:value="344.32332" calcext:value-type="float">
            <text:p>3.44E+02</text:p>
          </table:table-cell>
          <table:table-cell/>
          <table:table-cell office:value-type="float" office:value="152" calcext:value-type="float">
            <text:p>152</text:p>
          </table:table-cell>
          <table:table-cell office:value-type="float" office:value="0.042690812" calcext:value-type="float">
            <text:p>4.27E-02</text:p>
          </table:table-cell>
          <table:table-cell office:value-type="float" office:value="344.32466" calcext:value-type="float">
            <text:p>3.44E+02</text:p>
          </table:table-cell>
        </table:table-row>
        <table:table-row table:style-name="ro1">
          <table:table-cell office:value-type="string" calcext:value-type="string">
            <text:p>hbarW=</text:p>
          </table:table-cell>
          <table:table-cell office:value-type="float" office:value="0.0015688556" calcext:value-type="float">
            <text:p>1.57E-03</text:p>
          </table:table-cell>
          <table:table-cell office:value-type="string" calcext:value-type="string">
            <text:p>Ha</text:p>
          </table:table-cell>
          <table:table-cell office:value-type="float" office:value="0.042690731" calcext:value-type="float">
            <text:p>4.27E-02</text:p>
          </table:table-cell>
          <table:table-cell office:value-type="string" calcext:value-type="string">
            <text:p>eV;</text:p>
          </table:table-cell>
          <table:table-cell office:value-type="string" calcext:value-type="string">
            <text:p>nu=</text:p>
          </table:table-cell>
          <table:table-cell office:value-type="float" office:value="344.324" calcext:value-type="float">
            <text:p>3.44E+02</text:p>
          </table:table-cell>
          <table:table-cell office:value-type="string" calcext:value-type="string">
            <text:p>cm^-1</text:p>
          </table:table-cell>
          <table:table-cell office:value-type="float" office:value="146" calcext:value-type="float">
            <text:p>146</text:p>
          </table:table-cell>
          <table:table-cell office:value-type="float" office:value="0.042690731" calcext:value-type="float">
            <text:p>4.27E-02</text:p>
          </table:table-cell>
          <table:table-cell office:value-type="float" office:value="344.324" calcext:value-type="float">
            <text:p>3.44E+02</text:p>
          </table:table-cell>
          <table:table-cell/>
          <table:table-cell office:value-type="float" office:value="153" calcext:value-type="float">
            <text:p>153</text:p>
          </table:table-cell>
          <table:table-cell office:value-type="float" office:value="0.042691191" calcext:value-type="float">
            <text:p>4.27E-02</text:p>
          </table:table-cell>
          <table:table-cell office:value-type="float" office:value="344.32772" calcext:value-type="float">
            <text:p>3.44E+02</text:p>
          </table:table-cell>
        </table:table-row>
        <table:table-row table:style-name="ro1">
          <table:table-cell office:value-type="string" calcext:value-type="string">
            <text:p>hbarW=</text:p>
          </table:table-cell>
          <table:table-cell office:value-type="float" office:value="0.0015688585" calcext:value-type="float">
            <text:p>1.57E-03</text:p>
          </table:table-cell>
          <table:table-cell office:value-type="string" calcext:value-type="string">
            <text:p>Ha</text:p>
          </table:table-cell>
          <table:table-cell office:value-type="float" office:value="0.042690812" calcext:value-type="float">
            <text:p>4.27E-02</text:p>
          </table:table-cell>
          <table:table-cell office:value-type="string" calcext:value-type="string">
            <text:p>eV;</text:p>
          </table:table-cell>
          <table:table-cell office:value-type="string" calcext:value-type="string">
            <text:p>nu=</text:p>
          </table:table-cell>
          <table:table-cell office:value-type="float" office:value="344.32466" calcext:value-type="float">
            <text:p>3.44E+02</text:p>
          </table:table-cell>
          <table:table-cell office:value-type="string" calcext:value-type="string">
            <text:p>cm^-1</text:p>
          </table:table-cell>
          <table:table-cell office:value-type="float" office:value="147" calcext:value-type="float">
            <text:p>147</text:p>
          </table:table-cell>
          <table:table-cell office:value-type="float" office:value="0.042690812" calcext:value-type="float">
            <text:p>4.27E-02</text:p>
          </table:table-cell>
          <table:table-cell office:value-type="float" office:value="344.32466" calcext:value-type="float">
            <text:p>3.44E+02</text:p>
          </table:table-cell>
          <table:table-cell/>
          <table:table-cell office:value-type="float" office:value="154" calcext:value-type="float">
            <text:p>154</text:p>
          </table:table-cell>
          <table:table-cell office:value-type="float" office:value="0.042691346" calcext:value-type="float">
            <text:p>4.27E-02</text:p>
          </table:table-cell>
          <table:table-cell office:value-type="float" office:value="344.32896" calcext:value-type="float">
            <text:p>3.44E+02</text:p>
          </table:table-cell>
        </table:table-row>
        <table:table-row table:style-name="ro1">
          <table:table-cell office:value-type="string" calcext:value-type="string">
            <text:p>hbarW=</text:p>
          </table:table-cell>
          <table:table-cell office:value-type="float" office:value="0.0015688725" calcext:value-type="float">
            <text:p>1.57E-03</text:p>
          </table:table-cell>
          <table:table-cell office:value-type="string" calcext:value-type="string">
            <text:p>Ha</text:p>
          </table:table-cell>
          <table:table-cell office:value-type="float" office:value="0.042691191" calcext:value-type="float">
            <text:p>4.27E-02</text:p>
          </table:table-cell>
          <table:table-cell office:value-type="string" calcext:value-type="string">
            <text:p>eV;</text:p>
          </table:table-cell>
          <table:table-cell office:value-type="string" calcext:value-type="string">
            <text:p>nu=</text:p>
          </table:table-cell>
          <table:table-cell office:value-type="float" office:value="344.32772" calcext:value-type="float">
            <text:p>3.44E+02</text:p>
          </table:table-cell>
          <table:table-cell office:value-type="string" calcext:value-type="string">
            <text:p>cm^-1</text:p>
          </table:table-cell>
          <table:table-cell office:value-type="float" office:value="148" calcext:value-type="float">
            <text:p>148</text:p>
          </table:table-cell>
          <table:table-cell office:value-type="float" office:value="0.042691191" calcext:value-type="float">
            <text:p>4.27E-02</text:p>
          </table:table-cell>
          <table:table-cell office:value-type="float" office:value="344.32772" calcext:value-type="float">
            <text:p>3.44E+02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float" office:value="0.042692433" calcext:value-type="float">
            <text:p>4.27E-02</text:p>
          </table:table-cell>
          <table:table-cell office:value-type="float" office:value="344.33774" calcext:value-type="float">
            <text:p>3.44E+02</text:p>
          </table:table-cell>
        </table:table-row>
        <table:table-row table:style-name="ro1">
          <table:table-cell office:value-type="string" calcext:value-type="string">
            <text:p>hbarW=</text:p>
          </table:table-cell>
          <table:table-cell office:value-type="float" office:value="0.0015688782" calcext:value-type="float">
            <text:p>1.57E-03</text:p>
          </table:table-cell>
          <table:table-cell office:value-type="string" calcext:value-type="string">
            <text:p>Ha</text:p>
          </table:table-cell>
          <table:table-cell office:value-type="float" office:value="0.042691346" calcext:value-type="float">
            <text:p>4.27E-02</text:p>
          </table:table-cell>
          <table:table-cell office:value-type="string" calcext:value-type="string">
            <text:p>eV;</text:p>
          </table:table-cell>
          <table:table-cell office:value-type="string" calcext:value-type="string">
            <text:p>nu=</text:p>
          </table:table-cell>
          <table:table-cell office:value-type="float" office:value="344.32896" calcext:value-type="float">
            <text:p>3.44E+02</text:p>
          </table:table-cell>
          <table:table-cell office:value-type="string" calcext:value-type="string">
            <text:p>cm^-1</text:p>
          </table:table-cell>
          <table:table-cell office:value-type="float" office:value="149" calcext:value-type="float">
            <text:p>149</text:p>
          </table:table-cell>
          <table:table-cell office:value-type="float" office:value="0.042691346" calcext:value-type="float">
            <text:p>4.27E-02</text:p>
          </table:table-cell>
          <table:table-cell office:value-type="float" office:value="344.32896" calcext:value-type="float">
            <text:p>3.44E+02</text:p>
          </table:table-cell>
          <table:table-cell/>
          <table:table-cell office:value-type="float" office:value="156" calcext:value-type="float">
            <text:p>156</text:p>
          </table:table-cell>
          <table:table-cell office:value-type="float" office:value="0.042693561" calcext:value-type="float">
            <text:p>4.27E-02</text:p>
          </table:table-cell>
          <table:table-cell office:value-type="float" office:value="344.34683" calcext:value-type="float">
            <text:p>3.44E+02</text:p>
          </table:table-cell>
        </table:table-row>
        <table:table-row table:style-name="ro1">
          <table:table-cell office:value-type="string" calcext:value-type="string">
            <text:p>hbarW=</text:p>
          </table:table-cell>
          <table:table-cell office:value-type="float" office:value="0.0015689181" calcext:value-type="float">
            <text:p>1.57E-03</text:p>
          </table:table-cell>
          <table:table-cell office:value-type="string" calcext:value-type="string">
            <text:p>Ha</text:p>
          </table:table-cell>
          <table:table-cell office:value-type="float" office:value="0.042692433" calcext:value-type="float">
            <text:p>4.27E-02</text:p>
          </table:table-cell>
          <table:table-cell office:value-type="string" calcext:value-type="string">
            <text:p>eV;</text:p>
          </table:table-cell>
          <table:table-cell office:value-type="string" calcext:value-type="string">
            <text:p>nu=</text:p>
          </table:table-cell>
          <table:table-cell office:value-type="float" office:value="344.33774" calcext:value-type="float">
            <text:p>3.44E+02</text:p>
          </table:table-cell>
          <table:table-cell office:value-type="string" calcext:value-type="string">
            <text:p>cm^-1</text:p>
          </table:table-cell>
          <table:table-cell office:value-type="float" office:value="150" calcext:value-type="float">
            <text:p>150</text:p>
          </table:table-cell>
          <table:table-cell office:value-type="float" office:value="0.042692433" calcext:value-type="float">
            <text:p>4.27E-02</text:p>
          </table:table-cell>
          <table:table-cell office:value-type="float" office:value="344.33774" calcext:value-type="float">
            <text:p>3.44E+02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0.042989544" calcext:value-type="float">
            <text:p>4.30E-02</text:p>
          </table:table-cell>
          <table:table-cell office:value-type="float" office:value="346.7341" calcext:value-type="float">
            <text:p>3.47E+02</text:p>
          </table:table-cell>
        </table:table-row>
        <table:table-row table:style-name="ro1">
          <table:table-cell office:value-type="string" calcext:value-type="string">
            <text:p>hbarW=</text:p>
          </table:table-cell>
          <table:table-cell office:value-type="float" office:value="0.0015689596" calcext:value-type="float">
            <text:p>1.57E-03</text:p>
          </table:table-cell>
          <table:table-cell office:value-type="string" calcext:value-type="string">
            <text:p>Ha</text:p>
          </table:table-cell>
          <table:table-cell office:value-type="float" office:value="0.042693561" calcext:value-type="float">
            <text:p>4.27E-02</text:p>
          </table:table-cell>
          <table:table-cell office:value-type="string" calcext:value-type="string">
            <text:p>eV;</text:p>
          </table:table-cell>
          <table:table-cell office:value-type="string" calcext:value-type="string">
            <text:p>nu=</text:p>
          </table:table-cell>
          <table:table-cell office:value-type="float" office:value="344.34683" calcext:value-type="float">
            <text:p>3.44E+02</text:p>
          </table:table-cell>
          <table:table-cell office:value-type="string" calcext:value-type="string">
            <text:p>cm^-1</text:p>
          </table:table-cell>
          <table:table-cell office:value-type="float" office:value="151" calcext:value-type="float">
            <text:p>151</text:p>
          </table:table-cell>
          <table:table-cell office:value-type="float" office:value="0.042693561" calcext:value-type="float">
            <text:p>4.27E-02</text:p>
          </table:table-cell>
          <table:table-cell office:value-type="float" office:value="344.34683" calcext:value-type="float">
            <text:p>3.44E+02</text:p>
          </table:table-cell>
          <table:table-cell/>
          <table:table-cell office:value-type="float" office:value="158" calcext:value-type="float">
            <text:p>158</text:p>
          </table:table-cell>
          <table:table-cell office:value-type="float" office:value="0.042990727" calcext:value-type="float">
            <text:p>4.30E-02</text:p>
          </table:table-cell>
          <table:table-cell office:value-type="float" office:value="346.74364" calcext:value-type="float">
            <text:p>3.47E+02</text:p>
          </table:table-cell>
        </table:table-row>
        <table:table-row table:style-name="ro1">
          <table:table-cell office:value-type="string" calcext:value-type="string">
            <text:p>hbarW=</text:p>
          </table:table-cell>
          <table:table-cell office:value-type="float" office:value="0.0015798368" calcext:value-type="float">
            <text:p>1.58E-03</text:p>
          </table:table-cell>
          <table:table-cell office:value-type="string" calcext:value-type="string">
            <text:p>Ha</text:p>
          </table:table-cell>
          <table:table-cell office:value-type="float" office:value="0.042989544" calcext:value-type="float">
            <text:p>4.30E-02</text:p>
          </table:table-cell>
          <table:table-cell office:value-type="string" calcext:value-type="string">
            <text:p>eV;</text:p>
          </table:table-cell>
          <table:table-cell office:value-type="string" calcext:value-type="string">
            <text:p>nu=</text:p>
          </table:table-cell>
          <table:table-cell office:value-type="float" office:value="346.7341" calcext:value-type="float">
            <text:p>3.47E+02</text:p>
          </table:table-cell>
          <table:table-cell office:value-type="string" calcext:value-type="string">
            <text:p>cm^-1</text:p>
          </table:table-cell>
          <table:table-cell office:value-type="float" office:value="152" calcext:value-type="float">
            <text:p>152</text:p>
          </table:table-cell>
          <table:table-cell office:value-type="float" office:value="0.042989544" calcext:value-type="float">
            <text:p>4.30E-02</text:p>
          </table:table-cell>
          <table:table-cell office:value-type="float" office:value="346.7341" calcext:value-type="float">
            <text:p>3.47E+02</text:p>
          </table:table-cell>
          <table:table-cell/>
          <table:table-cell office:value-type="float" office:value="159" calcext:value-type="float">
            <text:p>159</text:p>
          </table:table-cell>
          <table:table-cell office:value-type="float" office:value="0.042990995" calcext:value-type="float">
            <text:p>4.30E-02</text:p>
          </table:table-cell>
          <table:table-cell office:value-type="float" office:value="346.7458" calcext:value-type="float">
            <text:p>3.47E+02</text:p>
          </table:table-cell>
        </table:table-row>
        <table:table-row table:style-name="ro1">
          <table:table-cell office:value-type="string" calcext:value-type="string">
            <text:p>hbarW=</text:p>
          </table:table-cell>
          <table:table-cell office:value-type="float" office:value="0.0015798802" calcext:value-type="float">
            <text:p>1.58E-03</text:p>
          </table:table-cell>
          <table:table-cell office:value-type="string" calcext:value-type="string">
            <text:p>Ha</text:p>
          </table:table-cell>
          <table:table-cell office:value-type="float" office:value="0.042990727" calcext:value-type="float">
            <text:p>4.30E-02</text:p>
          </table:table-cell>
          <table:table-cell office:value-type="string" calcext:value-type="string">
            <text:p>eV;</text:p>
          </table:table-cell>
          <table:table-cell office:value-type="string" calcext:value-type="string">
            <text:p>nu=</text:p>
          </table:table-cell>
          <table:table-cell office:value-type="float" office:value="346.74364" calcext:value-type="float">
            <text:p>3.47E+02</text:p>
          </table:table-cell>
          <table:table-cell office:value-type="string" calcext:value-type="string">
            <text:p>cm^-1</text:p>
          </table:table-cell>
          <table:table-cell office:value-type="float" office:value="153" calcext:value-type="float">
            <text:p>153</text:p>
          </table:table-cell>
          <table:table-cell office:value-type="float" office:value="0.042990727" calcext:value-type="float">
            <text:p>4.30E-02</text:p>
          </table:table-cell>
          <table:table-cell office:value-type="float" office:value="346.74364" calcext:value-type="float">
            <text:p>3.47E+02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0.042991033" calcext:value-type="float">
            <text:p>4.30E-02</text:p>
          </table:table-cell>
          <table:table-cell office:value-type="float" office:value="346.7461" calcext:value-type="float">
            <text:p>3.47E+02</text:p>
          </table:table-cell>
        </table:table-row>
        <table:table-row table:style-name="ro1">
          <table:table-cell office:value-type="string" calcext:value-type="string">
            <text:p>hbarW=</text:p>
          </table:table-cell>
          <table:table-cell office:value-type="float" office:value="0.0015798901" calcext:value-type="float">
            <text:p>1.58E-03</text:p>
          </table:table-cell>
          <table:table-cell office:value-type="string" calcext:value-type="string">
            <text:p>Ha</text:p>
          </table:table-cell>
          <table:table-cell office:value-type="float" office:value="0.042990995" calcext:value-type="float">
            <text:p>4.30E-02</text:p>
          </table:table-cell>
          <table:table-cell office:value-type="string" calcext:value-type="string">
            <text:p>eV;</text:p>
          </table:table-cell>
          <table:table-cell office:value-type="string" calcext:value-type="string">
            <text:p>nu=</text:p>
          </table:table-cell>
          <table:table-cell office:value-type="float" office:value="346.7458" calcext:value-type="float">
            <text:p>3.47E+02</text:p>
          </table:table-cell>
          <table:table-cell office:value-type="string" calcext:value-type="string">
            <text:p>cm^-1</text:p>
          </table:table-cell>
          <table:table-cell office:value-type="float" office:value="154" calcext:value-type="float">
            <text:p>154</text:p>
          </table:table-cell>
          <table:table-cell office:value-type="float" office:value="0.042990995" calcext:value-type="float">
            <text:p>4.30E-02</text:p>
          </table:table-cell>
          <table:table-cell office:value-type="float" office:value="346.7458" calcext:value-type="float">
            <text:p>3.47E+02</text:p>
          </table:table-cell>
          <table:table-cell/>
          <table:table-cell office:value-type="float" office:value="161" calcext:value-type="float">
            <text:p>161</text:p>
          </table:table-cell>
          <table:table-cell office:value-type="float" office:value="0.042991061" calcext:value-type="float">
            <text:p>4.30E-02</text:p>
          </table:table-cell>
          <table:table-cell office:value-type="float" office:value="346.74633" calcext:value-type="float">
            <text:p>3.47E+02</text:p>
          </table:table-cell>
        </table:table-row>
        <table:table-row table:style-name="ro1">
          <table:table-cell office:value-type="string" calcext:value-type="string">
            <text:p>hbarW=</text:p>
          </table:table-cell>
          <table:table-cell office:value-type="float" office:value="0.0015798915" calcext:value-type="float">
            <text:p>1.58E-03</text:p>
          </table:table-cell>
          <table:table-cell office:value-type="string" calcext:value-type="string">
            <text:p>Ha</text:p>
          </table:table-cell>
          <table:table-cell office:value-type="float" office:value="0.042991033" calcext:value-type="float">
            <text:p>4.30E-02</text:p>
          </table:table-cell>
          <table:table-cell office:value-type="string" calcext:value-type="string">
            <text:p>eV;</text:p>
          </table:table-cell>
          <table:table-cell office:value-type="string" calcext:value-type="string">
            <text:p>nu=</text:p>
          </table:table-cell>
          <table:table-cell office:value-type="float" office:value="346.7461" calcext:value-type="float">
            <text:p>3.47E+02</text:p>
          </table:table-cell>
          <table:table-cell office:value-type="string" calcext:value-type="string">
            <text:p>cm^-1</text:p>
          </table:table-cell>
          <table:table-cell office:value-type="float" office:value="155" calcext:value-type="float">
            <text:p>155</text:p>
          </table:table-cell>
          <table:table-cell office:value-type="float" office:value="0.042991033" calcext:value-type="float">
            <text:p>4.30E-02</text:p>
          </table:table-cell>
          <table:table-cell office:value-type="float" office:value="346.7461" calcext:value-type="float">
            <text:p>3.47E+02</text:p>
          </table:table-cell>
          <table:table-cell/>
          <table:table-cell office:value-type="float" office:value="162" calcext:value-type="float">
            <text:p>162</text:p>
          </table:table-cell>
          <table:table-cell office:value-type="float" office:value="0.042991232" calcext:value-type="float">
            <text:p>4.30E-02</text:p>
          </table:table-cell>
          <table:table-cell office:value-type="float" office:value="346.74771" calcext:value-type="float">
            <text:p>3.47E+02</text:p>
          </table:table-cell>
        </table:table-row>
        <table:table-row table:style-name="ro1">
          <table:table-cell office:value-type="string" calcext:value-type="string">
            <text:p>hbarW=</text:p>
          </table:table-cell>
          <table:table-cell office:value-type="float" office:value="0.0015798925" calcext:value-type="float">
            <text:p>1.58E-03</text:p>
          </table:table-cell>
          <table:table-cell office:value-type="string" calcext:value-type="string">
            <text:p>Ha</text:p>
          </table:table-cell>
          <table:table-cell office:value-type="float" office:value="0.042991061" calcext:value-type="float">
            <text:p>4.30E-02</text:p>
          </table:table-cell>
          <table:table-cell office:value-type="string" calcext:value-type="string">
            <text:p>eV;</text:p>
          </table:table-cell>
          <table:table-cell office:value-type="string" calcext:value-type="string">
            <text:p>nu=</text:p>
          </table:table-cell>
          <table:table-cell office:value-type="float" office:value="346.74633" calcext:value-type="float">
            <text:p>3.47E+02</text:p>
          </table:table-cell>
          <table:table-cell office:value-type="string" calcext:value-type="string">
            <text:p>cm^-1</text:p>
          </table:table-cell>
          <table:table-cell office:value-type="float" office:value="156" calcext:value-type="float">
            <text:p>156</text:p>
          </table:table-cell>
          <table:table-cell office:value-type="float" office:value="0.042991061" calcext:value-type="float">
            <text:p>4.30E-02</text:p>
          </table:table-cell>
          <table:table-cell office:value-type="float" office:value="346.74633" calcext:value-type="float">
            <text:p>3.47E+02</text:p>
          </table:table-cell>
          <table:table-cell/>
          <table:table-cell office:value-type="float" office:value="163" calcext:value-type="float">
            <text:p>163</text:p>
          </table:table-cell>
          <table:table-cell office:value-type="float" office:value="0.042991458" calcext:value-type="float">
            <text:p>4.30E-02</text:p>
          </table:table-cell>
          <table:table-cell office:value-type="float" office:value="346.74953" calcext:value-type="float">
            <text:p>3.47E+02</text:p>
          </table:table-cell>
        </table:table-row>
        <table:table-row table:style-name="ro1">
          <table:table-cell office:value-type="string" calcext:value-type="string">
            <text:p>hbarW=</text:p>
          </table:table-cell>
          <table:table-cell office:value-type="float" office:value="0.0015798988" calcext:value-type="float">
            <text:p>1.58E-03</text:p>
          </table:table-cell>
          <table:table-cell office:value-type="string" calcext:value-type="string">
            <text:p>Ha</text:p>
          </table:table-cell>
          <table:table-cell office:value-type="float" office:value="0.042991232" calcext:value-type="float">
            <text:p>4.30E-02</text:p>
          </table:table-cell>
          <table:table-cell office:value-type="string" calcext:value-type="string">
            <text:p>eV;</text:p>
          </table:table-cell>
          <table:table-cell office:value-type="string" calcext:value-type="string">
            <text:p>nu=</text:p>
          </table:table-cell>
          <table:table-cell office:value-type="float" office:value="346.74771" calcext:value-type="float">
            <text:p>3.47E+02</text:p>
          </table:table-cell>
          <table:table-cell office:value-type="string" calcext:value-type="string">
            <text:p>cm^-1</text:p>
          </table:table-cell>
          <table:table-cell office:value-type="float" office:value="157" calcext:value-type="float">
            <text:p>157</text:p>
          </table:table-cell>
          <table:table-cell office:value-type="float" office:value="0.042991232" calcext:value-type="float">
            <text:p>4.30E-02</text:p>
          </table:table-cell>
          <table:table-cell office:value-type="float" office:value="346.74771" calcext:value-type="float">
            <text:p>3.47E+02</text:p>
          </table:table-cell>
          <table:table-cell/>
          <table:table-cell office:value-type="float" office:value="164" calcext:value-type="float">
            <text:p>164</text:p>
          </table:table-cell>
          <table:table-cell office:value-type="float" office:value="0.042991543" calcext:value-type="float">
            <text:p>4.30E-02</text:p>
          </table:table-cell>
          <table:table-cell office:value-type="float" office:value="346.75021" calcext:value-type="float">
            <text:p>3.47E+02</text:p>
          </table:table-cell>
        </table:table-row>
        <table:table-row table:style-name="ro1">
          <table:table-cell office:value-type="string" calcext:value-type="string">
            <text:p>hbarW=</text:p>
          </table:table-cell>
          <table:table-cell office:value-type="float" office:value="0.0015799071" calcext:value-type="float">
            <text:p>1.58E-03</text:p>
          </table:table-cell>
          <table:table-cell office:value-type="string" calcext:value-type="string">
            <text:p>Ha</text:p>
          </table:table-cell>
          <table:table-cell office:value-type="float" office:value="0.042991458" calcext:value-type="float">
            <text:p>4.30E-02</text:p>
          </table:table-cell>
          <table:table-cell office:value-type="string" calcext:value-type="string">
            <text:p>eV;</text:p>
          </table:table-cell>
          <table:table-cell office:value-type="string" calcext:value-type="string">
            <text:p>nu=</text:p>
          </table:table-cell>
          <table:table-cell office:value-type="float" office:value="346.74953" calcext:value-type="float">
            <text:p>3.47E+02</text:p>
          </table:table-cell>
          <table:table-cell office:value-type="string" calcext:value-type="string">
            <text:p>cm^-1</text:p>
          </table:table-cell>
          <table:table-cell office:value-type="float" office:value="158" calcext:value-type="float">
            <text:p>158</text:p>
          </table:table-cell>
          <table:table-cell office:value-type="float" office:value="0.042991458" calcext:value-type="float">
            <text:p>4.30E-02</text:p>
          </table:table-cell>
          <table:table-cell office:value-type="float" office:value="346.74953" calcext:value-type="float">
            <text:p>3.47E+02</text:p>
          </table:table-cell>
          <table:table-cell/>
          <table:table-cell office:value-type="float" office:value="165" calcext:value-type="float">
            <text:p>165</text:p>
          </table:table-cell>
          <table:table-cell office:value-type="float" office:value="0.042991731" calcext:value-type="float">
            <text:p>4.30E-02</text:p>
          </table:table-cell>
          <table:table-cell office:value-type="float" office:value="346.75173" calcext:value-type="float">
            <text:p>3.47E+02</text:p>
          </table:table-cell>
        </table:table-row>
        <table:table-row table:style-name="ro1">
          <table:table-cell office:value-type="string" calcext:value-type="string">
            <text:p>hbarW=</text:p>
          </table:table-cell>
          <table:table-cell office:value-type="float" office:value="0.0015799102" calcext:value-type="float">
            <text:p>1.58E-03</text:p>
          </table:table-cell>
          <table:table-cell office:value-type="string" calcext:value-type="string">
            <text:p>Ha</text:p>
          </table:table-cell>
          <table:table-cell office:value-type="float" office:value="0.042991543" calcext:value-type="float">
            <text:p>4.30E-02</text:p>
          </table:table-cell>
          <table:table-cell office:value-type="string" calcext:value-type="string">
            <text:p>eV;</text:p>
          </table:table-cell>
          <table:table-cell office:value-type="string" calcext:value-type="string">
            <text:p>nu=</text:p>
          </table:table-cell>
          <table:table-cell office:value-type="float" office:value="346.75021" calcext:value-type="float">
            <text:p>3.47E+02</text:p>
          </table:table-cell>
          <table:table-cell office:value-type="string" calcext:value-type="string">
            <text:p>cm^-1</text:p>
          </table:table-cell>
          <table:table-cell office:value-type="float" office:value="159" calcext:value-type="float">
            <text:p>159</text:p>
          </table:table-cell>
          <table:table-cell office:value-type="float" office:value="0.042991543" calcext:value-type="float">
            <text:p>4.30E-02</text:p>
          </table:table-cell>
          <table:table-cell office:value-type="float" office:value="346.75021" calcext:value-type="float">
            <text:p>3.47E+02</text:p>
          </table:table-cell>
          <table:table-cell/>
          <table:table-cell office:value-type="float" office:value="166" calcext:value-type="float">
            <text:p>166</text:p>
          </table:table-cell>
          <table:table-cell office:value-type="float" office:value="0.042991778" calcext:value-type="float">
            <text:p>4.30E-02</text:p>
          </table:table-cell>
          <table:table-cell office:value-type="float" office:value="346.75211" calcext:value-type="float">
            <text:p>3.47E+02</text:p>
          </table:table-cell>
        </table:table-row>
        <table:table-row table:style-name="ro1">
          <table:table-cell office:value-type="string" calcext:value-type="string">
            <text:p>hbarW=</text:p>
          </table:table-cell>
          <table:table-cell office:value-type="float" office:value="0.0015799171" calcext:value-type="float">
            <text:p>1.58E-03</text:p>
          </table:table-cell>
          <table:table-cell office:value-type="string" calcext:value-type="string">
            <text:p>Ha</text:p>
          </table:table-cell>
          <table:table-cell office:value-type="float" office:value="0.042991731" calcext:value-type="float">
            <text:p>4.30E-02</text:p>
          </table:table-cell>
          <table:table-cell office:value-type="string" calcext:value-type="string">
            <text:p>eV;</text:p>
          </table:table-cell>
          <table:table-cell office:value-type="string" calcext:value-type="string">
            <text:p>nu=</text:p>
          </table:table-cell>
          <table:table-cell office:value-type="float" office:value="346.75173" calcext:value-type="float">
            <text:p>3.47E+02</text:p>
          </table:table-cell>
          <table:table-cell office:value-type="string" calcext:value-type="string">
            <text:p>cm^-1</text:p>
          </table:table-cell>
          <table:table-cell office:value-type="float" office:value="160" calcext:value-type="float">
            <text:p>160</text:p>
          </table:table-cell>
          <table:table-cell office:value-type="float" office:value="0.042991731" calcext:value-type="float">
            <text:p>4.30E-02</text:p>
          </table:table-cell>
          <table:table-cell office:value-type="float" office:value="346.75173" calcext:value-type="float">
            <text:p>3.47E+02</text:p>
          </table:table-cell>
          <table:table-cell/>
          <table:table-cell office:value-type="float" office:value="167" calcext:value-type="float">
            <text:p>167</text:p>
          </table:table-cell>
          <table:table-cell office:value-type="float" office:value="0.042992445" calcext:value-type="float">
            <text:p>4.30E-02</text:p>
          </table:table-cell>
          <table:table-cell office:value-type="float" office:value="346.7575" calcext:value-type="float">
            <text:p>3.47E+02</text:p>
          </table:table-cell>
        </table:table-row>
        <table:table-row table:style-name="ro1">
          <table:table-cell office:value-type="string" calcext:value-type="string">
            <text:p>hbarW=</text:p>
          </table:table-cell>
          <table:table-cell office:value-type="float" office:value="0.0015799188" calcext:value-type="float">
            <text:p>1.58E-03</text:p>
          </table:table-cell>
          <table:table-cell office:value-type="string" calcext:value-type="string">
            <text:p>Ha</text:p>
          </table:table-cell>
          <table:table-cell office:value-type="float" office:value="0.042991778" calcext:value-type="float">
            <text:p>4.30E-02</text:p>
          </table:table-cell>
          <table:table-cell office:value-type="string" calcext:value-type="string">
            <text:p>eV;</text:p>
          </table:table-cell>
          <table:table-cell office:value-type="string" calcext:value-type="string">
            <text:p>nu=</text:p>
          </table:table-cell>
          <table:table-cell office:value-type="float" office:value="346.75211" calcext:value-type="float">
            <text:p>3.47E+02</text:p>
          </table:table-cell>
          <table:table-cell office:value-type="string" calcext:value-type="string">
            <text:p>cm^-1</text:p>
          </table:table-cell>
          <table:table-cell office:value-type="float" office:value="161" calcext:value-type="float">
            <text:p>161</text:p>
          </table:table-cell>
          <table:table-cell office:value-type="float" office:value="0.042991778" calcext:value-type="float">
            <text:p>4.30E-02</text:p>
          </table:table-cell>
          <table:table-cell office:value-type="float" office:value="346.75211" calcext:value-type="float">
            <text:p>3.47E+02</text:p>
          </table:table-cell>
          <table:table-cell/>
          <table:table-cell office:value-type="float" office:value="168" calcext:value-type="float">
            <text:p>168</text:p>
          </table:table-cell>
          <table:table-cell office:value-type="float" office:value="0.042993836" calcext:value-type="float">
            <text:p>4.30E-02</text:p>
          </table:table-cell>
          <table:table-cell office:value-type="float" office:value="346.76871" calcext:value-type="float">
            <text:p>3.47E+02</text:p>
          </table:table-cell>
        </table:table-row>
        <table:table-row table:style-name="ro1">
          <table:table-cell office:value-type="string" calcext:value-type="string">
            <text:p>hbarW=</text:p>
          </table:table-cell>
          <table:table-cell office:value-type="float" office:value="0.0015799434" calcext:value-type="float">
            <text:p>1.58E-03</text:p>
          </table:table-cell>
          <table:table-cell office:value-type="string" calcext:value-type="string">
            <text:p>Ha</text:p>
          </table:table-cell>
          <table:table-cell office:value-type="float" office:value="0.042992445" calcext:value-type="float">
            <text:p>4.30E-02</text:p>
          </table:table-cell>
          <table:table-cell office:value-type="string" calcext:value-type="string">
            <text:p>eV;</text:p>
          </table:table-cell>
          <table:table-cell office:value-type="string" calcext:value-type="string">
            <text:p>nu=</text:p>
          </table:table-cell>
          <table:table-cell office:value-type="float" office:value="346.7575" calcext:value-type="float">
            <text:p>3.47E+02</text:p>
          </table:table-cell>
          <table:table-cell office:value-type="string" calcext:value-type="string">
            <text:p>cm^-1</text:p>
          </table:table-cell>
          <table:table-cell office:value-type="float" office:value="162" calcext:value-type="float">
            <text:p>162</text:p>
          </table:table-cell>
          <table:table-cell office:value-type="float" office:value="0.042992445" calcext:value-type="float">
            <text:p>4.30E-02</text:p>
          </table:table-cell>
          <table:table-cell office:value-type="float" office:value="346.7575" calcext:value-type="float">
            <text:p>3.47E+02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float" office:value="0.044140714" calcext:value-type="float">
            <text:p>4.41E-02</text:p>
          </table:table-cell>
          <table:table-cell office:value-type="float" office:value="356.01891" calcext:value-type="float">
            <text:p>3.56E+02</text:p>
          </table:table-cell>
        </table:table-row>
        <table:table-row table:style-name="ro1">
          <table:table-cell office:value-type="string" calcext:value-type="string">
            <text:p>hbarW=</text:p>
          </table:table-cell>
          <table:table-cell office:value-type="float" office:value="0.0015799945" calcext:value-type="float">
            <text:p>1.58E-03</text:p>
          </table:table-cell>
          <table:table-cell office:value-type="string" calcext:value-type="string">
            <text:p>Ha</text:p>
          </table:table-cell>
          <table:table-cell office:value-type="float" office:value="0.042993836" calcext:value-type="float">
            <text:p>4.30E-02</text:p>
          </table:table-cell>
          <table:table-cell office:value-type="string" calcext:value-type="string">
            <text:p>eV;</text:p>
          </table:table-cell>
          <table:table-cell office:value-type="string" calcext:value-type="string">
            <text:p>nu=</text:p>
          </table:table-cell>
          <table:table-cell office:value-type="float" office:value="346.76871" calcext:value-type="float">
            <text:p>3.47E+02</text:p>
          </table:table-cell>
          <table:table-cell office:value-type="string" calcext:value-type="string">
            <text:p>cm^-1</text:p>
          </table:table-cell>
          <table:table-cell office:value-type="float" office:value="163" calcext:value-type="float">
            <text:p>163</text:p>
          </table:table-cell>
          <table:table-cell office:value-type="float" office:value="0.042993836" calcext:value-type="float">
            <text:p>4.30E-02</text:p>
          </table:table-cell>
          <table:table-cell office:value-type="float" office:value="346.76871" calcext:value-type="float">
            <text:p>3.47E+02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0.044141245" calcext:value-type="float">
            <text:p>4.41E-02</text:p>
          </table:table-cell>
          <table:table-cell office:value-type="float" office:value="356.02319" calcext:value-type="float">
            <text:p>3.56E+02</text:p>
          </table:table-cell>
        </table:table-row>
        <table:table-row table:style-name="ro1">
          <table:table-cell office:value-type="string" calcext:value-type="string">
            <text:p>hbarW=</text:p>
          </table:table-cell>
          <table:table-cell office:value-type="float" office:value="0.0016221415" calcext:value-type="float">
            <text:p>1.62E-03</text:p>
          </table:table-cell>
          <table:table-cell office:value-type="string" calcext:value-type="string">
            <text:p>Ha</text:p>
          </table:table-cell>
          <table:table-cell office:value-type="float" office:value="0.044140714" calcext:value-type="float">
            <text:p>4.41E-02</text:p>
          </table:table-cell>
          <table:table-cell office:value-type="string" calcext:value-type="string">
            <text:p>eV;</text:p>
          </table:table-cell>
          <table:table-cell office:value-type="string" calcext:value-type="string">
            <text:p>nu=</text:p>
          </table:table-cell>
          <table:table-cell office:value-type="float" office:value="356.01891" calcext:value-type="float">
            <text:p>3.56E+02</text:p>
          </table:table-cell>
          <table:table-cell office:value-type="string" calcext:value-type="string">
            <text:p>cm^-1</text:p>
          </table:table-cell>
          <table:table-cell office:value-type="float" office:value="164" calcext:value-type="float">
            <text:p>164</text:p>
          </table:table-cell>
          <table:table-cell office:value-type="float" office:value="0.044140714" calcext:value-type="float">
            <text:p>4.41E-02</text:p>
          </table:table-cell>
          <table:table-cell office:value-type="float" office:value="356.01891" calcext:value-type="float">
            <text:p>3.56E+02</text:p>
          </table:table-cell>
          <table:table-cell/>
          <table:table-cell office:value-type="float" office:value="171" calcext:value-type="float">
            <text:p>171</text:p>
          </table:table-cell>
          <table:table-cell office:value-type="float" office:value="0.044141653" calcext:value-type="float">
            <text:p>4.41E-02</text:p>
          </table:table-cell>
          <table:table-cell office:value-type="float" office:value="356.02648" calcext:value-type="float">
            <text:p>3.56E+02</text:p>
          </table:table-cell>
        </table:table-row>
        <table:table-row table:style-name="ro1">
          <table:table-cell office:value-type="string" calcext:value-type="string">
            <text:p>hbarW=</text:p>
          </table:table-cell>
          <table:table-cell office:value-type="float" office:value="0.001622161" calcext:value-type="float">
            <text:p>1.62E-03</text:p>
          </table:table-cell>
          <table:table-cell office:value-type="string" calcext:value-type="string">
            <text:p>Ha</text:p>
          </table:table-cell>
          <table:table-cell office:value-type="float" office:value="0.044141245" calcext:value-type="float">
            <text:p>4.41E-02</text:p>
          </table:table-cell>
          <table:table-cell office:value-type="string" calcext:value-type="string">
            <text:p>eV;</text:p>
          </table:table-cell>
          <table:table-cell office:value-type="string" calcext:value-type="string">
            <text:p>nu=</text:p>
          </table:table-cell>
          <table:table-cell office:value-type="float" office:value="356.02319" calcext:value-type="float">
            <text:p>3.56E+02</text:p>
          </table:table-cell>
          <table:table-cell office:value-type="string" calcext:value-type="string">
            <text:p>cm^-1</text:p>
          </table:table-cell>
          <table:table-cell office:value-type="float" office:value="165" calcext:value-type="float">
            <text:p>165</text:p>
          </table:table-cell>
          <table:table-cell office:value-type="float" office:value="0.044141245" calcext:value-type="float">
            <text:p>4.41E-02</text:p>
          </table:table-cell>
          <table:table-cell office:value-type="float" office:value="356.02319" calcext:value-type="float">
            <text:p>3.56E+02</text:p>
          </table:table-cell>
          <table:table-cell/>
          <table:table-cell office:value-type="float" office:value="172" calcext:value-type="float">
            <text:p>172</text:p>
          </table:table-cell>
          <table:table-cell office:value-type="float" office:value="0.04414209" calcext:value-type="float">
            <text:p>4.41E-02</text:p>
          </table:table-cell>
          <table:table-cell office:value-type="float" office:value="356.03001" calcext:value-type="float">
            <text:p>3.56E+02</text:p>
          </table:table-cell>
        </table:table-row>
        <table:table-row table:style-name="ro1">
          <table:table-cell office:value-type="string" calcext:value-type="string">
            <text:p>hbarW=</text:p>
          </table:table-cell>
          <table:table-cell office:value-type="float" office:value="0.001622176" calcext:value-type="float">
            <text:p>1.62E-03</text:p>
          </table:table-cell>
          <table:table-cell office:value-type="string" calcext:value-type="string">
            <text:p>Ha</text:p>
          </table:table-cell>
          <table:table-cell office:value-type="float" office:value="0.044141653" calcext:value-type="float">
            <text:p>4.41E-02</text:p>
          </table:table-cell>
          <table:table-cell office:value-type="string" calcext:value-type="string">
            <text:p>eV;</text:p>
          </table:table-cell>
          <table:table-cell office:value-type="string" calcext:value-type="string">
            <text:p>nu=</text:p>
          </table:table-cell>
          <table:table-cell office:value-type="float" office:value="356.02648" calcext:value-type="float">
            <text:p>3.56E+02</text:p>
          </table:table-cell>
          <table:table-cell office:value-type="string" calcext:value-type="string">
            <text:p>cm^-1</text:p>
          </table:table-cell>
          <table:table-cell office:value-type="float" office:value="166" calcext:value-type="float">
            <text:p>166</text:p>
          </table:table-cell>
          <table:table-cell office:value-type="float" office:value="0.044141653" calcext:value-type="float">
            <text:p>4.41E-02</text:p>
          </table:table-cell>
          <table:table-cell office:value-type="float" office:value="356.02648" calcext:value-type="float">
            <text:p>3.56E+02</text:p>
          </table:table-cell>
          <table:table-cell/>
          <table:table-cell office:value-type="float" office:value="173" calcext:value-type="float">
            <text:p>173</text:p>
          </table:table-cell>
          <table:table-cell office:value-type="float" office:value="0.044142793" calcext:value-type="float">
            <text:p>4.41E-02</text:p>
          </table:table-cell>
          <table:table-cell office:value-type="float" office:value="356.03568" calcext:value-type="float">
            <text:p>3.56E+02</text:p>
          </table:table-cell>
        </table:table-row>
        <table:table-row table:style-name="ro1">
          <table:table-cell office:value-type="string" calcext:value-type="string">
            <text:p>hbarW=</text:p>
          </table:table-cell>
          <table:table-cell office:value-type="float" office:value="0.001622192" calcext:value-type="float">
            <text:p>1.62E-03</text:p>
          </table:table-cell>
          <table:table-cell office:value-type="string" calcext:value-type="string">
            <text:p>Ha</text:p>
          </table:table-cell>
          <table:table-cell office:value-type="float" office:value="0.04414209" calcext:value-type="float">
            <text:p>4.41E-02</text:p>
          </table:table-cell>
          <table:table-cell office:value-type="string" calcext:value-type="string">
            <text:p>eV;</text:p>
          </table:table-cell>
          <table:table-cell office:value-type="string" calcext:value-type="string">
            <text:p>nu=</text:p>
          </table:table-cell>
          <table:table-cell office:value-type="float" office:value="356.03001" calcext:value-type="float">
            <text:p>3.56E+02</text:p>
          </table:table-cell>
          <table:table-cell office:value-type="string" calcext:value-type="string">
            <text:p>cm^-1</text:p>
          </table:table-cell>
          <table:table-cell office:value-type="float" office:value="167" calcext:value-type="float">
            <text:p>167</text:p>
          </table:table-cell>
          <table:table-cell office:value-type="float" office:value="0.04414209" calcext:value-type="float">
            <text:p>4.41E-02</text:p>
          </table:table-cell>
          <table:table-cell office:value-type="float" office:value="356.03001" calcext:value-type="float">
            <text:p>3.56E+02</text:p>
          </table:table-cell>
          <table:table-cell/>
          <table:table-cell office:value-type="float" office:value="174" calcext:value-type="float">
            <text:p>174</text:p>
          </table:table-cell>
          <table:table-cell office:value-type="float" office:value="0.044142933" calcext:value-type="float">
            <text:p>4.41E-02</text:p>
          </table:table-cell>
          <table:table-cell office:value-type="float" office:value="356.03681" calcext:value-type="float">
            <text:p>3.56E+02</text:p>
          </table:table-cell>
        </table:table-row>
        <table:table-row table:style-name="ro1">
          <table:table-cell office:value-type="string" calcext:value-type="string">
            <text:p>hbarW=</text:p>
          </table:table-cell>
          <table:table-cell office:value-type="float" office:value="0.0016222179" calcext:value-type="float">
            <text:p>1.62E-03</text:p>
          </table:table-cell>
          <table:table-cell office:value-type="string" calcext:value-type="string">
            <text:p>Ha</text:p>
          </table:table-cell>
          <table:table-cell office:value-type="float" office:value="0.044142793" calcext:value-type="float">
            <text:p>4.41E-02</text:p>
          </table:table-cell>
          <table:table-cell office:value-type="string" calcext:value-type="string">
            <text:p>eV;</text:p>
          </table:table-cell>
          <table:table-cell office:value-type="string" calcext:value-type="string">
            <text:p>nu=</text:p>
          </table:table-cell>
          <table:table-cell office:value-type="float" office:value="356.03568" calcext:value-type="float">
            <text:p>3.56E+02</text:p>
          </table:table-cell>
          <table:table-cell office:value-type="string" calcext:value-type="string">
            <text:p>cm^-1</text:p>
          </table:table-cell>
          <table:table-cell office:value-type="float" office:value="168" calcext:value-type="float">
            <text:p>168</text:p>
          </table:table-cell>
          <table:table-cell office:value-type="float" office:value="0.044142793" calcext:value-type="float">
            <text:p>4.41E-02</text:p>
          </table:table-cell>
          <table:table-cell office:value-type="float" office:value="356.03568" calcext:value-type="float">
            <text:p>3.56E+02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0.044143337" calcext:value-type="float">
            <text:p>4.41E-02</text:p>
          </table:table-cell>
          <table:table-cell office:value-type="float" office:value="356.04006" calcext:value-type="float">
            <text:p>3.56E+02</text:p>
          </table:table-cell>
        </table:table-row>
        <table:table-row table:style-name="ro1">
          <table:table-cell office:value-type="string" calcext:value-type="string">
            <text:p>hbarW=</text:p>
          </table:table-cell>
          <table:table-cell office:value-type="float" office:value="0.001622223" calcext:value-type="float">
            <text:p>1.62E-03</text:p>
          </table:table-cell>
          <table:table-cell office:value-type="string" calcext:value-type="string">
            <text:p>Ha</text:p>
          </table:table-cell>
          <table:table-cell office:value-type="float" office:value="0.044142933" calcext:value-type="float">
            <text:p>4.41E-02</text:p>
          </table:table-cell>
          <table:table-cell office:value-type="string" calcext:value-type="string">
            <text:p>eV;</text:p>
          </table:table-cell>
          <table:table-cell office:value-type="string" calcext:value-type="string">
            <text:p>nu=</text:p>
          </table:table-cell>
          <table:table-cell office:value-type="float" office:value="356.03681" calcext:value-type="float">
            <text:p>3.56E+02</text:p>
          </table:table-cell>
          <table:table-cell office:value-type="string" calcext:value-type="string">
            <text:p>cm^-1</text:p>
          </table:table-cell>
          <table:table-cell office:value-type="float" office:value="169" calcext:value-type="float">
            <text:p>169</text:p>
          </table:table-cell>
          <table:table-cell office:value-type="float" office:value="0.044142933" calcext:value-type="float">
            <text:p>4.41E-02</text:p>
          </table:table-cell>
          <table:table-cell office:value-type="float" office:value="356.03681" calcext:value-type="float">
            <text:p>3.56E+02</text:p>
          </table:table-cell>
          <table:table-cell/>
          <table:table-cell office:value-type="float" office:value="176" calcext:value-type="float">
            <text:p>176</text:p>
          </table:table-cell>
          <table:table-cell office:value-type="float" office:value="0.044143766" calcext:value-type="float">
            <text:p>4.41E-02</text:p>
          </table:table-cell>
          <table:table-cell office:value-type="float" office:value="356.04352" calcext:value-type="float">
            <text:p>3.56E+02</text:p>
          </table:table-cell>
        </table:table-row>
        <table:table-row table:style-name="ro1">
          <table:table-cell office:value-type="string" calcext:value-type="string">
            <text:p>hbarW=</text:p>
          </table:table-cell>
          <table:table-cell office:value-type="float" office:value="0.0016222378" calcext:value-type="float">
            <text:p>1.62E-03</text:p>
          </table:table-cell>
          <table:table-cell office:value-type="string" calcext:value-type="string">
            <text:p>Ha</text:p>
          </table:table-cell>
          <table:table-cell office:value-type="float" office:value="0.044143337" calcext:value-type="float">
            <text:p>4.41E-02</text:p>
          </table:table-cell>
          <table:table-cell office:value-type="string" calcext:value-type="string">
            <text:p>eV;</text:p>
          </table:table-cell>
          <table:table-cell office:value-type="string" calcext:value-type="string">
            <text:p>nu=</text:p>
          </table:table-cell>
          <table:table-cell office:value-type="float" office:value="356.04006" calcext:value-type="float">
            <text:p>3.56E+02</text:p>
          </table:table-cell>
          <table:table-cell office:value-type="string" calcext:value-type="string">
            <text:p>cm^-1</text:p>
          </table:table-cell>
          <table:table-cell office:value-type="float" office:value="170" calcext:value-type="float">
            <text:p>170</text:p>
          </table:table-cell>
          <table:table-cell office:value-type="float" office:value="0.044143337" calcext:value-type="float">
            <text:p>4.41E-02</text:p>
          </table:table-cell>
          <table:table-cell office:value-type="float" office:value="356.04006" calcext:value-type="float">
            <text:p>3.56E+02</text:p>
          </table:table-cell>
          <table:table-cell/>
          <table:table-cell office:value-type="float" office:value="177" calcext:value-type="float">
            <text:p>177</text:p>
          </table:table-cell>
          <table:table-cell office:value-type="float" office:value="0.044143969" calcext:value-type="float">
            <text:p>4.41E-02</text:p>
          </table:table-cell>
          <table:table-cell office:value-type="float" office:value="356.04516" calcext:value-type="float">
            <text:p>3.56E+02</text:p>
          </table:table-cell>
        </table:table-row>
        <table:table-row table:style-name="ro1">
          <table:table-cell office:value-type="string" calcext:value-type="string">
            <text:p>hbarW=</text:p>
          </table:table-cell>
          <table:table-cell office:value-type="float" office:value="0.0016222536" calcext:value-type="float">
            <text:p>1.62E-03</text:p>
          </table:table-cell>
          <table:table-cell office:value-type="string" calcext:value-type="string">
            <text:p>Ha</text:p>
          </table:table-cell>
          <table:table-cell office:value-type="float" office:value="0.044143766" calcext:value-type="float">
            <text:p>4.41E-02</text:p>
          </table:table-cell>
          <table:table-cell office:value-type="string" calcext:value-type="string">
            <text:p>eV;</text:p>
          </table:table-cell>
          <table:table-cell office:value-type="string" calcext:value-type="string">
            <text:p>nu=</text:p>
          </table:table-cell>
          <table:table-cell office:value-type="float" office:value="356.04352" calcext:value-type="float">
            <text:p>3.56E+02</text:p>
          </table:table-cell>
          <table:table-cell office:value-type="string" calcext:value-type="string">
            <text:p>cm^-1</text:p>
          </table:table-cell>
          <table:table-cell office:value-type="float" office:value="171" calcext:value-type="float">
            <text:p>171</text:p>
          </table:table-cell>
          <table:table-cell office:value-type="float" office:value="0.044143766" calcext:value-type="float">
            <text:p>4.41E-02</text:p>
          </table:table-cell>
          <table:table-cell office:value-type="float" office:value="356.04352" calcext:value-type="float">
            <text:p>3.56E+02</text:p>
          </table:table-cell>
          <table:table-cell/>
          <table:table-cell office:value-type="float" office:value="178" calcext:value-type="float">
            <text:p>178</text:p>
          </table:table-cell>
          <table:table-cell office:value-type="float" office:value="0.044144753" calcext:value-type="float">
            <text:p>4.41E-02</text:p>
          </table:table-cell>
          <table:table-cell office:value-type="float" office:value="356.05148" calcext:value-type="float">
            <text:p>3.56E+02</text:p>
          </table:table-cell>
        </table:table-row>
        <table:table-row table:style-name="ro1">
          <table:table-cell office:value-type="string" calcext:value-type="string">
            <text:p>hbarW=</text:p>
          </table:table-cell>
          <table:table-cell office:value-type="float" office:value="0.0016222611" calcext:value-type="float">
            <text:p>1.62E-03</text:p>
          </table:table-cell>
          <table:table-cell office:value-type="string" calcext:value-type="string">
            <text:p>Ha</text:p>
          </table:table-cell>
          <table:table-cell office:value-type="float" office:value="0.044143969" calcext:value-type="float">
            <text:p>4.41E-02</text:p>
          </table:table-cell>
          <table:table-cell office:value-type="string" calcext:value-type="string">
            <text:p>eV;</text:p>
          </table:table-cell>
          <table:table-cell office:value-type="string" calcext:value-type="string">
            <text:p>nu=</text:p>
          </table:table-cell>
          <table:table-cell office:value-type="float" office:value="356.04516" calcext:value-type="float">
            <text:p>3.56E+02</text:p>
          </table:table-cell>
          <table:table-cell office:value-type="string" calcext:value-type="string">
            <text:p>cm^-1</text:p>
          </table:table-cell>
          <table:table-cell office:value-type="float" office:value="172" calcext:value-type="float">
            <text:p>172</text:p>
          </table:table-cell>
          <table:table-cell office:value-type="float" office:value="0.044143969" calcext:value-type="float">
            <text:p>4.41E-02</text:p>
          </table:table-cell>
          <table:table-cell office:value-type="float" office:value="356.04516" calcext:value-type="float">
            <text:p>3.56E+02</text:p>
          </table:table-cell>
          <table:table-cell/>
          <table:table-cell office:value-type="float" office:value="179" calcext:value-type="float">
            <text:p>179</text:p>
          </table:table-cell>
          <table:table-cell office:value-type="float" office:value="0.044145278" calcext:value-type="float">
            <text:p>4.41E-02</text:p>
          </table:table-cell>
          <table:table-cell office:value-type="float" office:value="356.05572" calcext:value-type="float">
            <text:p>3.56E+02</text:p>
          </table:table-cell>
        </table:table-row>
        <table:table-row table:style-name="ro1">
          <table:table-cell office:value-type="string" calcext:value-type="string">
            <text:p>hbarW=</text:p>
          </table:table-cell>
          <table:table-cell office:value-type="float" office:value="0.0016222899" calcext:value-type="float">
            <text:p>1.62E-03</text:p>
          </table:table-cell>
          <table:table-cell office:value-type="string" calcext:value-type="string">
            <text:p>Ha</text:p>
          </table:table-cell>
          <table:table-cell office:value-type="float" office:value="0.044144753" calcext:value-type="float">
            <text:p>4.41E-02</text:p>
          </table:table-cell>
          <table:table-cell office:value-type="string" calcext:value-type="string">
            <text:p>eV;</text:p>
          </table:table-cell>
          <table:table-cell office:value-type="string" calcext:value-type="string">
            <text:p>nu=</text:p>
          </table:table-cell>
          <table:table-cell office:value-type="float" office:value="356.05148" calcext:value-type="float">
            <text:p>3.56E+02</text:p>
          </table:table-cell>
          <table:table-cell office:value-type="string" calcext:value-type="string">
            <text:p>cm^-1</text:p>
          </table:table-cell>
          <table:table-cell office:value-type="float" office:value="173" calcext:value-type="float">
            <text:p>173</text:p>
          </table:table-cell>
          <table:table-cell office:value-type="float" office:value="0.044144753" calcext:value-type="float">
            <text:p>4.41E-02</text:p>
          </table:table-cell>
          <table:table-cell office:value-type="float" office:value="356.05148" calcext:value-type="float">
            <text:p>3.56E+02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0.044145645" calcext:value-type="float">
            <text:p>4.41E-02</text:p>
          </table:table-cell>
          <table:table-cell office:value-type="float" office:value="356.05868" calcext:value-type="float">
            <text:p>3.56E+02</text:p>
          </table:table-cell>
        </table:table-row>
        <table:table-row table:style-name="ro1">
          <table:table-cell office:value-type="string" calcext:value-type="string">
            <text:p>hbarW=</text:p>
          </table:table-cell>
          <table:table-cell office:value-type="float" office:value="0.0016223092" calcext:value-type="float">
            <text:p>1.62E-03</text:p>
          </table:table-cell>
          <table:table-cell office:value-type="string" calcext:value-type="string">
            <text:p>Ha</text:p>
          </table:table-cell>
          <table:table-cell office:value-type="float" office:value="0.044145278" calcext:value-type="float">
            <text:p>4.41E-02</text:p>
          </table:table-cell>
          <table:table-cell office:value-type="string" calcext:value-type="string">
            <text:p>eV;</text:p>
          </table:table-cell>
          <table:table-cell office:value-type="string" calcext:value-type="string">
            <text:p>nu=</text:p>
          </table:table-cell>
          <table:table-cell office:value-type="float" office:value="356.05572" calcext:value-type="float">
            <text:p>3.56E+02</text:p>
          </table:table-cell>
          <table:table-cell office:value-type="string" calcext:value-type="string">
            <text:p>cm^-1</text:p>
          </table:table-cell>
          <table:table-cell office:value-type="float" office:value="174" calcext:value-type="float">
            <text:p>174</text:p>
          </table:table-cell>
          <table:table-cell office:value-type="float" office:value="0.044145278" calcext:value-type="float">
            <text:p>4.41E-02</text:p>
          </table:table-cell>
          <table:table-cell office:value-type="float" office:value="356.05572" calcext:value-type="float">
            <text:p>3.56E+02</text:p>
          </table:table-cell>
          <table:table-cell/>
          <table:table-cell office:value-type="float" office:value="181" calcext:value-type="float">
            <text:p>181</text:p>
          </table:table-cell>
          <table:table-cell office:value-type="float" office:value="0.044348315" calcext:value-type="float">
            <text:p>4.43E-02</text:p>
          </table:table-cell>
          <table:table-cell office:value-type="float" office:value="357.69332" calcext:value-type="float">
            <text:p>3.58E+02</text:p>
          </table:table-cell>
        </table:table-row>
        <table:table-row table:style-name="ro1">
          <table:table-cell office:value-type="string" calcext:value-type="string">
            <text:p>hbarW=</text:p>
          </table:table-cell>
          <table:table-cell office:value-type="float" office:value="0.0016223227" calcext:value-type="float">
            <text:p>1.62E-03</text:p>
          </table:table-cell>
          <table:table-cell office:value-type="string" calcext:value-type="string">
            <text:p>Ha</text:p>
          </table:table-cell>
          <table:table-cell office:value-type="float" office:value="0.044145645" calcext:value-type="float">
            <text:p>4.41E-02</text:p>
          </table:table-cell>
          <table:table-cell office:value-type="string" calcext:value-type="string">
            <text:p>eV;</text:p>
          </table:table-cell>
          <table:table-cell office:value-type="string" calcext:value-type="string">
            <text:p>nu=</text:p>
          </table:table-cell>
          <table:table-cell office:value-type="float" office:value="356.05868" calcext:value-type="float">
            <text:p>3.56E+02</text:p>
          </table:table-cell>
          <table:table-cell office:value-type="string" calcext:value-type="string">
            <text:p>cm^-1</text:p>
          </table:table-cell>
          <table:table-cell office:value-type="float" office:value="175" calcext:value-type="float">
            <text:p>175</text:p>
          </table:table-cell>
          <table:table-cell office:value-type="float" office:value="0.044145645" calcext:value-type="float">
            <text:p>4.41E-02</text:p>
          </table:table-cell>
          <table:table-cell office:value-type="float" office:value="356.05868" calcext:value-type="float">
            <text:p>3.56E+02</text:p>
          </table:table-cell>
          <table:table-cell/>
          <table:table-cell office:value-type="float" office:value="182" calcext:value-type="float">
            <text:p>182</text:p>
          </table:table-cell>
          <table:table-cell office:value-type="float" office:value="0.044348905" calcext:value-type="float">
            <text:p>4.43E-02</text:p>
          </table:table-cell>
          <table:table-cell office:value-type="float" office:value="357.69808" calcext:value-type="float">
            <text:p>3.58E+02</text:p>
          </table:table-cell>
        </table:table-row>
        <table:table-row table:style-name="ro1">
          <table:table-cell office:value-type="string" calcext:value-type="string">
            <text:p>hbarW=</text:p>
          </table:table-cell>
          <table:table-cell office:value-type="float" office:value="0.0016297707" calcext:value-type="float">
            <text:p>1.63E-03</text:p>
          </table:table-cell>
          <table:table-cell office:value-type="string" calcext:value-type="string">
            <text:p>Ha</text:p>
          </table:table-cell>
          <table:table-cell office:value-type="float" office:value="0.044348315" calcext:value-type="float">
            <text:p>4.43E-02</text:p>
          </table:table-cell>
          <table:table-cell office:value-type="string" calcext:value-type="string">
            <text:p>eV;</text:p>
          </table:table-cell>
          <table:table-cell office:value-type="string" calcext:value-type="string">
            <text:p>nu=</text:p>
          </table:table-cell>
          <table:table-cell office:value-type="float" office:value="357.69332" calcext:value-type="float">
            <text:p>3.58E+02</text:p>
          </table:table-cell>
          <table:table-cell office:value-type="string" calcext:value-type="string">
            <text:p>cm^-1</text:p>
          </table:table-cell>
          <table:table-cell office:value-type="float" office:value="176" calcext:value-type="float">
            <text:p>176</text:p>
          </table:table-cell>
          <table:table-cell office:value-type="float" office:value="0.044348315" calcext:value-type="float">
            <text:p>4.43E-02</text:p>
          </table:table-cell>
          <table:table-cell office:value-type="float" office:value="357.69332" calcext:value-type="float">
            <text:p>3.58E+02</text:p>
          </table:table-cell>
          <table:table-cell/>
          <table:table-cell office:value-type="float" office:value="183" calcext:value-type="float">
            <text:p>183</text:p>
          </table:table-cell>
          <table:table-cell office:value-type="float" office:value="0.044349049" calcext:value-type="float">
            <text:p>4.43E-02</text:p>
          </table:table-cell>
          <table:table-cell office:value-type="float" office:value="357.69924" calcext:value-type="float">
            <text:p>3.58E+02</text:p>
          </table:table-cell>
        </table:table-row>
        <table:table-row table:style-name="ro1">
          <table:table-cell office:value-type="string" calcext:value-type="string">
            <text:p>hbarW=</text:p>
          </table:table-cell>
          <table:table-cell office:value-type="float" office:value="0.0016297923" calcext:value-type="float">
            <text:p>1.63E-03</text:p>
          </table:table-cell>
          <table:table-cell office:value-type="string" calcext:value-type="string">
            <text:p>Ha</text:p>
          </table:table-cell>
          <table:table-cell office:value-type="float" office:value="0.044348905" calcext:value-type="float">
            <text:p>4.43E-02</text:p>
          </table:table-cell>
          <table:table-cell office:value-type="string" calcext:value-type="string">
            <text:p>eV;</text:p>
          </table:table-cell>
          <table:table-cell office:value-type="string" calcext:value-type="string">
            <text:p>nu=</text:p>
          </table:table-cell>
          <table:table-cell office:value-type="float" office:value="357.69808" calcext:value-type="float">
            <text:p>3.58E+02</text:p>
          </table:table-cell>
          <table:table-cell office:value-type="string" calcext:value-type="string">
            <text:p>cm^-1</text:p>
          </table:table-cell>
          <table:table-cell office:value-type="float" office:value="177" calcext:value-type="float">
            <text:p>177</text:p>
          </table:table-cell>
          <table:table-cell office:value-type="float" office:value="0.044348905" calcext:value-type="float">
            <text:p>4.43E-02</text:p>
          </table:table-cell>
          <table:table-cell office:value-type="float" office:value="357.69808" calcext:value-type="float">
            <text:p>3.58E+02</text:p>
          </table:table-cell>
          <table:table-cell/>
          <table:table-cell office:value-type="float" office:value="184" calcext:value-type="float">
            <text:p>184</text:p>
          </table:table-cell>
          <table:table-cell office:value-type="float" office:value="0.044349453" calcext:value-type="float">
            <text:p>4.43E-02</text:p>
          </table:table-cell>
          <table:table-cell office:value-type="float" office:value="357.7025" calcext:value-type="float">
            <text:p>3.58E+02</text:p>
          </table:table-cell>
        </table:table-row>
        <table:table-row table:style-name="ro1">
          <table:table-cell office:value-type="string" calcext:value-type="string">
            <text:p>hbarW=</text:p>
          </table:table-cell>
          <table:table-cell office:value-type="float" office:value="0.0016297976" calcext:value-type="float">
            <text:p>1.63E-03</text:p>
          </table:table-cell>
          <table:table-cell office:value-type="string" calcext:value-type="string">
            <text:p>Ha</text:p>
          </table:table-cell>
          <table:table-cell office:value-type="float" office:value="0.044349049" calcext:value-type="float">
            <text:p>4.43E-02</text:p>
          </table:table-cell>
          <table:table-cell office:value-type="string" calcext:value-type="string">
            <text:p>eV;</text:p>
          </table:table-cell>
          <table:table-cell office:value-type="string" calcext:value-type="string">
            <text:p>nu=</text:p>
          </table:table-cell>
          <table:table-cell office:value-type="float" office:value="357.69924" calcext:value-type="float">
            <text:p>3.58E+02</text:p>
          </table:table-cell>
          <table:table-cell office:value-type="string" calcext:value-type="string">
            <text:p>cm^-1</text:p>
          </table:table-cell>
          <table:table-cell office:value-type="float" office:value="178" calcext:value-type="float">
            <text:p>178</text:p>
          </table:table-cell>
          <table:table-cell office:value-type="float" office:value="0.044349049" calcext:value-type="float">
            <text:p>4.43E-02</text:p>
          </table:table-cell>
          <table:table-cell office:value-type="float" office:value="357.69924" calcext:value-type="float">
            <text:p>3.58E+02</text:p>
          </table:table-cell>
          <table:table-cell/>
          <table:table-cell office:value-type="float" office:value="185" calcext:value-type="float">
            <text:p>185</text:p>
          </table:table-cell>
          <table:table-cell office:value-type="float" office:value="0.044349625" calcext:value-type="float">
            <text:p>4.43E-02</text:p>
          </table:table-cell>
          <table:table-cell office:value-type="float" office:value="357.70389" calcext:value-type="float">
            <text:p>3.58E+02</text:p>
          </table:table-cell>
        </table:table-row>
        <table:table-row table:style-name="ro1">
          <table:table-cell office:value-type="string" calcext:value-type="string">
            <text:p>hbarW=</text:p>
          </table:table-cell>
          <table:table-cell office:value-type="float" office:value="0.0016298125" calcext:value-type="float">
            <text:p>1.63E-03</text:p>
          </table:table-cell>
          <table:table-cell office:value-type="string" calcext:value-type="string">
            <text:p>Ha</text:p>
          </table:table-cell>
          <table:table-cell office:value-type="float" office:value="0.044349453" calcext:value-type="float">
            <text:p>4.43E-02</text:p>
          </table:table-cell>
          <table:table-cell office:value-type="string" calcext:value-type="string">
            <text:p>eV;</text:p>
          </table:table-cell>
          <table:table-cell office:value-type="string" calcext:value-type="string">
            <text:p>nu=</text:p>
          </table:table-cell>
          <table:table-cell office:value-type="float" office:value="357.7025" calcext:value-type="float">
            <text:p>3.58E+02</text:p>
          </table:table-cell>
          <table:table-cell office:value-type="string" calcext:value-type="string">
            <text:p>cm^-1</text:p>
          </table:table-cell>
          <table:table-cell office:value-type="float" office:value="179" calcext:value-type="float">
            <text:p>179</text:p>
          </table:table-cell>
          <table:table-cell office:value-type="float" office:value="0.044349453" calcext:value-type="float">
            <text:p>4.43E-02</text:p>
          </table:table-cell>
          <table:table-cell office:value-type="float" office:value="357.7025" calcext:value-type="float">
            <text:p>3.58E+02</text:p>
          </table:table-cell>
          <table:table-cell/>
          <table:table-cell office:value-type="float" office:value="186" calcext:value-type="float">
            <text:p>186</text:p>
          </table:table-cell>
          <table:table-cell office:value-type="float" office:value="0.044350038" calcext:value-type="float">
            <text:p>4.44E-02</text:p>
          </table:table-cell>
          <table:table-cell office:value-type="float" office:value="357.70722" calcext:value-type="float">
            <text:p>3.58E+02</text:p>
          </table:table-cell>
        </table:table-row>
        <table:table-row table:style-name="ro1">
          <table:table-cell office:value-type="string" calcext:value-type="string">
            <text:p>hbarW=</text:p>
          </table:table-cell>
          <table:table-cell office:value-type="float" office:value="0.0016298188" calcext:value-type="float">
            <text:p>1.63E-03</text:p>
          </table:table-cell>
          <table:table-cell office:value-type="string" calcext:value-type="string">
            <text:p>Ha</text:p>
          </table:table-cell>
          <table:table-cell office:value-type="float" office:value="0.044349625" calcext:value-type="float">
            <text:p>4.43E-02</text:p>
          </table:table-cell>
          <table:table-cell office:value-type="string" calcext:value-type="string">
            <text:p>eV;</text:p>
          </table:table-cell>
          <table:table-cell office:value-type="string" calcext:value-type="string">
            <text:p>nu=</text:p>
          </table:table-cell>
          <table:table-cell office:value-type="float" office:value="357.70389" calcext:value-type="float">
            <text:p>3.58E+02</text:p>
          </table:table-cell>
          <table:table-cell office:value-type="string" calcext:value-type="string">
            <text:p>cm^-1</text:p>
          </table:table-cell>
          <table:table-cell office:value-type="float" office:value="180" calcext:value-type="float">
            <text:p>180</text:p>
          </table:table-cell>
          <table:table-cell office:value-type="float" office:value="0.044349625" calcext:value-type="float">
            <text:p>4.43E-02</text:p>
          </table:table-cell>
          <table:table-cell office:value-type="float" office:value="357.70389" calcext:value-type="float">
            <text:p>3.58E+02</text:p>
          </table:table-cell>
          <table:table-cell/>
          <table:table-cell office:value-type="float" office:value="187" calcext:value-type="float">
            <text:p>187</text:p>
          </table:table-cell>
          <table:table-cell office:value-type="float" office:value="0.044350705" calcext:value-type="float">
            <text:p>4.44E-02</text:p>
          </table:table-cell>
          <table:table-cell office:value-type="float" office:value="357.7126" calcext:value-type="float">
            <text:p>3.58E+02</text:p>
          </table:table-cell>
        </table:table-row>
        <table:table-row table:style-name="ro1">
          <table:table-cell office:value-type="string" calcext:value-type="string">
            <text:p>hbarW=</text:p>
          </table:table-cell>
          <table:table-cell office:value-type="float" office:value="0.001629834" calcext:value-type="float">
            <text:p>1.63E-03</text:p>
          </table:table-cell>
          <table:table-cell office:value-type="string" calcext:value-type="string">
            <text:p>Ha</text:p>
          </table:table-cell>
          <table:table-cell office:value-type="float" office:value="0.044350038" calcext:value-type="float">
            <text:p>4.44E-02</text:p>
          </table:table-cell>
          <table:table-cell office:value-type="string" calcext:value-type="string">
            <text:p>eV;</text:p>
          </table:table-cell>
          <table:table-cell office:value-type="string" calcext:value-type="string">
            <text:p>nu=</text:p>
          </table:table-cell>
          <table:table-cell office:value-type="float" office:value="357.70722" calcext:value-type="float">
            <text:p>3.58E+02</text:p>
          </table:table-cell>
          <table:table-cell office:value-type="string" calcext:value-type="string">
            <text:p>cm^-1</text:p>
          </table:table-cell>
          <table:table-cell office:value-type="float" office:value="181" calcext:value-type="float">
            <text:p>181</text:p>
          </table:table-cell>
          <table:table-cell office:value-type="float" office:value="0.044350038" calcext:value-type="float">
            <text:p>4.44E-02</text:p>
          </table:table-cell>
          <table:table-cell office:value-type="float" office:value="357.70722" calcext:value-type="float">
            <text:p>3.58E+02</text:p>
          </table:table-cell>
          <table:table-cell/>
          <table:table-cell office:value-type="float" office:value="188" calcext:value-type="float">
            <text:p>188</text:p>
          </table:table-cell>
          <table:table-cell office:value-type="float" office:value="0.044351824" calcext:value-type="float">
            <text:p>4.44E-02</text:p>
          </table:table-cell>
          <table:table-cell office:value-type="float" office:value="357.72163" calcext:value-type="float">
            <text:p>3.58E+02</text:p>
          </table:table-cell>
        </table:table-row>
        <table:table-row table:style-name="ro1">
          <table:table-cell office:value-type="string" calcext:value-type="string">
            <text:p>hbarW=</text:p>
          </table:table-cell>
          <table:table-cell office:value-type="float" office:value="0.0016298585" calcext:value-type="float">
            <text:p>1.63E-03</text:p>
          </table:table-cell>
          <table:table-cell office:value-type="string" calcext:value-type="string">
            <text:p>Ha</text:p>
          </table:table-cell>
          <table:table-cell office:value-type="float" office:value="0.044350705" calcext:value-type="float">
            <text:p>4.44E-02</text:p>
          </table:table-cell>
          <table:table-cell office:value-type="string" calcext:value-type="string">
            <text:p>eV;</text:p>
          </table:table-cell>
          <table:table-cell office:value-type="string" calcext:value-type="string">
            <text:p>nu=</text:p>
          </table:table-cell>
          <table:table-cell office:value-type="float" office:value="357.7126" calcext:value-type="float">
            <text:p>3.58E+02</text:p>
          </table:table-cell>
          <table:table-cell office:value-type="string" calcext:value-type="string">
            <text:p>cm^-1</text:p>
          </table:table-cell>
          <table:table-cell office:value-type="float" office:value="182" calcext:value-type="float">
            <text:p>182</text:p>
          </table:table-cell>
          <table:table-cell office:value-type="float" office:value="0.044350705" calcext:value-type="float">
            <text:p>4.44E-02</text:p>
          </table:table-cell>
          <table:table-cell office:value-type="float" office:value="357.7126" calcext:value-type="float">
            <text:p>3.58E+02</text:p>
          </table:table-cell>
          <table:table-cell/>
          <table:table-cell office:value-type="float" office:value="189" calcext:value-type="float">
            <text:p>189</text:p>
          </table:table-cell>
          <table:table-cell office:value-type="float" office:value="0.045057051" calcext:value-type="float">
            <text:p>4.51E-02</text:p>
          </table:table-cell>
          <table:table-cell office:value-type="float" office:value="363.40967" calcext:value-type="float">
            <text:p>3.63E+02</text:p>
          </table:table-cell>
        </table:table-row>
        <table:table-row table:style-name="ro1">
          <table:table-cell office:value-type="string" calcext:value-type="string">
            <text:p>hbarW=</text:p>
          </table:table-cell>
          <table:table-cell office:value-type="float" office:value="0.0016298996" calcext:value-type="float">
            <text:p>1.63E-03</text:p>
          </table:table-cell>
          <table:table-cell office:value-type="string" calcext:value-type="string">
            <text:p>Ha</text:p>
          </table:table-cell>
          <table:table-cell office:value-type="float" office:value="0.044351824" calcext:value-type="float">
            <text:p>4.44E-02</text:p>
          </table:table-cell>
          <table:table-cell office:value-type="string" calcext:value-type="string">
            <text:p>eV;</text:p>
          </table:table-cell>
          <table:table-cell office:value-type="string" calcext:value-type="string">
            <text:p>nu=</text:p>
          </table:table-cell>
          <table:table-cell office:value-type="float" office:value="357.72163" calcext:value-type="float">
            <text:p>3.58E+02</text:p>
          </table:table-cell>
          <table:table-cell office:value-type="string" calcext:value-type="string">
            <text:p>cm^-1</text:p>
          </table:table-cell>
          <table:table-cell office:value-type="float" office:value="183" calcext:value-type="float">
            <text:p>183</text:p>
          </table:table-cell>
          <table:table-cell office:value-type="float" office:value="0.044351824" calcext:value-type="float">
            <text:p>4.44E-02</text:p>
          </table:table-cell>
          <table:table-cell office:value-type="float" office:value="357.72163" calcext:value-type="float">
            <text:p>3.58E+02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0.045058043" calcext:value-type="float">
            <text:p>4.51E-02</text:p>
          </table:table-cell>
          <table:table-cell office:value-type="float" office:value="363.41767" calcext:value-type="float">
            <text:p>3.63E+02</text:p>
          </table:table-cell>
        </table:table-row>
        <table:table-row table:style-name="ro1">
          <table:table-cell office:value-type="string" calcext:value-type="string">
            <text:p>hbarW=</text:p>
          </table:table-cell>
          <table:table-cell office:value-type="float" office:value="0.0016558162" calcext:value-type="float">
            <text:p>1.66E-03</text:p>
          </table:table-cell>
          <table:table-cell office:value-type="string" calcext:value-type="string">
            <text:p>Ha</text:p>
          </table:table-cell>
          <table:table-cell office:value-type="float" office:value="0.045057051" calcext:value-type="float">
            <text:p>4.51E-02</text:p>
          </table:table-cell>
          <table:table-cell office:value-type="string" calcext:value-type="string">
            <text:p>eV;</text:p>
          </table:table-cell>
          <table:table-cell office:value-type="string" calcext:value-type="string">
            <text:p>nu=</text:p>
          </table:table-cell>
          <table:table-cell office:value-type="float" office:value="363.40967" calcext:value-type="float">
            <text:p>3.63E+02</text:p>
          </table:table-cell>
          <table:table-cell office:value-type="string" calcext:value-type="string">
            <text:p>cm^-1</text:p>
          </table:table-cell>
          <table:table-cell office:value-type="float" office:value="184" calcext:value-type="float">
            <text:p>184</text:p>
          </table:table-cell>
          <table:table-cell office:value-type="float" office:value="0.045057051" calcext:value-type="float">
            <text:p>4.51E-02</text:p>
          </table:table-cell>
          <table:table-cell office:value-type="float" office:value="363.40967" calcext:value-type="float">
            <text:p>3.63E+02</text:p>
          </table:table-cell>
          <table:table-cell/>
          <table:table-cell office:value-type="float" office:value="191" calcext:value-type="float">
            <text:p>191</text:p>
          </table:table-cell>
          <table:table-cell office:value-type="float" office:value="0.045058153" calcext:value-type="float">
            <text:p>4.51E-02</text:p>
          </table:table-cell>
          <table:table-cell office:value-type="float" office:value="363.41855" calcext:value-type="float">
            <text:p>3.63E+02</text:p>
          </table:table-cell>
        </table:table-row>
        <table:table-row table:style-name="ro1">
          <table:table-cell office:value-type="string" calcext:value-type="string">
            <text:p>hbarW=</text:p>
          </table:table-cell>
          <table:table-cell office:value-type="float" office:value="0.0016558527" calcext:value-type="float">
            <text:p>1.66E-03</text:p>
          </table:table-cell>
          <table:table-cell office:value-type="string" calcext:value-type="string">
            <text:p>Ha</text:p>
          </table:table-cell>
          <table:table-cell office:value-type="float" office:value="0.045058043" calcext:value-type="float">
            <text:p>4.51E-02</text:p>
          </table:table-cell>
          <table:table-cell office:value-type="string" calcext:value-type="string">
            <text:p>eV;</text:p>
          </table:table-cell>
          <table:table-cell office:value-type="string" calcext:value-type="string">
            <text:p>nu=</text:p>
          </table:table-cell>
          <table:table-cell office:value-type="float" office:value="363.41767" calcext:value-type="float">
            <text:p>3.63E+02</text:p>
          </table:table-cell>
          <table:table-cell office:value-type="string" calcext:value-type="string">
            <text:p>cm^-1</text:p>
          </table:table-cell>
          <table:table-cell office:value-type="float" office:value="185" calcext:value-type="float">
            <text:p>185</text:p>
          </table:table-cell>
          <table:table-cell office:value-type="float" office:value="0.045058043" calcext:value-type="float">
            <text:p>4.51E-02</text:p>
          </table:table-cell>
          <table:table-cell office:value-type="float" office:value="363.41767" calcext:value-type="float">
            <text:p>3.63E+02</text:p>
          </table:table-cell>
          <table:table-cell/>
          <table:table-cell office:value-type="float" office:value="192" calcext:value-type="float">
            <text:p>192</text:p>
          </table:table-cell>
          <table:table-cell office:value-type="float" office:value="0.045058983" calcext:value-type="float">
            <text:p>4.51E-02</text:p>
          </table:table-cell>
          <table:table-cell office:value-type="float" office:value="363.42524" calcext:value-type="float">
            <text:p>3.63E+02</text:p>
          </table:table-cell>
        </table:table-row>
        <table:table-row table:style-name="ro1">
          <table:table-cell office:value-type="string" calcext:value-type="string">
            <text:p>hbarW=</text:p>
          </table:table-cell>
          <table:table-cell office:value-type="float" office:value="0.0016558567" calcext:value-type="float">
            <text:p>1.66E-03</text:p>
          </table:table-cell>
          <table:table-cell office:value-type="string" calcext:value-type="string">
            <text:p>Ha</text:p>
          </table:table-cell>
          <table:table-cell office:value-type="float" office:value="0.045058153" calcext:value-type="float">
            <text:p>4.51E-02</text:p>
          </table:table-cell>
          <table:table-cell office:value-type="string" calcext:value-type="string">
            <text:p>eV;</text:p>
          </table:table-cell>
          <table:table-cell office:value-type="string" calcext:value-type="string">
            <text:p>nu=</text:p>
          </table:table-cell>
          <table:table-cell office:value-type="float" office:value="363.41855" calcext:value-type="float">
            <text:p>3.63E+02</text:p>
          </table:table-cell>
          <table:table-cell office:value-type="string" calcext:value-type="string">
            <text:p>cm^-1</text:p>
          </table:table-cell>
          <table:table-cell office:value-type="float" office:value="186" calcext:value-type="float">
            <text:p>186</text:p>
          </table:table-cell>
          <table:table-cell office:value-type="float" office:value="0.045058153" calcext:value-type="float">
            <text:p>4.51E-02</text:p>
          </table:table-cell>
          <table:table-cell office:value-type="float" office:value="363.41855" calcext:value-type="float">
            <text:p>3.63E+02</text:p>
          </table:table-cell>
          <table:table-cell/>
          <table:table-cell office:value-type="float" office:value="193" calcext:value-type="float">
            <text:p>193</text:p>
          </table:table-cell>
          <table:table-cell office:value-type="float" office:value="0.045059127" calcext:value-type="float">
            <text:p>4.51E-02</text:p>
          </table:table-cell>
          <table:table-cell office:value-type="float" office:value="363.42641" calcext:value-type="float">
            <text:p>3.63E+02</text:p>
          </table:table-cell>
        </table:table-row>
        <table:table-row table:style-name="ro1">
          <table:table-cell office:value-type="string" calcext:value-type="string">
            <text:p>hbarW=</text:p>
          </table:table-cell>
          <table:table-cell office:value-type="float" office:value="0.0016558872" calcext:value-type="float">
            <text:p>1.66E-03</text:p>
          </table:table-cell>
          <table:table-cell office:value-type="string" calcext:value-type="string">
            <text:p>Ha</text:p>
          </table:table-cell>
          <table:table-cell office:value-type="float" office:value="0.045058983" calcext:value-type="float">
            <text:p>4.51E-02</text:p>
          </table:table-cell>
          <table:table-cell office:value-type="string" calcext:value-type="string">
            <text:p>eV;</text:p>
          </table:table-cell>
          <table:table-cell office:value-type="string" calcext:value-type="string">
            <text:p>nu=</text:p>
          </table:table-cell>
          <table:table-cell office:value-type="float" office:value="363.42524" calcext:value-type="float">
            <text:p>3.63E+02</text:p>
          </table:table-cell>
          <table:table-cell office:value-type="string" calcext:value-type="string">
            <text:p>cm^-1</text:p>
          </table:table-cell>
          <table:table-cell office:value-type="float" office:value="187" calcext:value-type="float">
            <text:p>187</text:p>
          </table:table-cell>
          <table:table-cell office:value-type="float" office:value="0.045058983" calcext:value-type="float">
            <text:p>4.51E-02</text:p>
          </table:table-cell>
          <table:table-cell office:value-type="float" office:value="363.42524" calcext:value-type="float">
            <text:p>3.63E+02</text:p>
          </table:table-cell>
          <table:table-cell/>
          <table:table-cell office:value-type="float" office:value="194" calcext:value-type="float">
            <text:p>194</text:p>
          </table:table-cell>
          <table:table-cell office:value-type="float" office:value="0.045059182" calcext:value-type="float">
            <text:p>4.51E-02</text:p>
          </table:table-cell>
          <table:table-cell office:value-type="float" office:value="363.42685" calcext:value-type="float">
            <text:p>3.63E+02</text:p>
          </table:table-cell>
        </table:table-row>
        <table:table-row table:style-name="ro1">
          <table:table-cell office:value-type="string" calcext:value-type="string">
            <text:p>hbarW=</text:p>
          </table:table-cell>
          <table:table-cell office:value-type="float" office:value="0.0016558925" calcext:value-type="float">
            <text:p>1.66E-03</text:p>
          </table:table-cell>
          <table:table-cell office:value-type="string" calcext:value-type="string">
            <text:p>Ha</text:p>
          </table:table-cell>
          <table:table-cell office:value-type="float" office:value="0.045059127" calcext:value-type="float">
            <text:p>4.51E-02</text:p>
          </table:table-cell>
          <table:table-cell office:value-type="string" calcext:value-type="string">
            <text:p>eV;</text:p>
          </table:table-cell>
          <table:table-cell office:value-type="string" calcext:value-type="string">
            <text:p>nu=</text:p>
          </table:table-cell>
          <table:table-cell office:value-type="float" office:value="363.42641" calcext:value-type="float">
            <text:p>3.63E+02</text:p>
          </table:table-cell>
          <table:table-cell office:value-type="string" calcext:value-type="string">
            <text:p>cm^-1</text:p>
          </table:table-cell>
          <table:table-cell office:value-type="float" office:value="188" calcext:value-type="float">
            <text:p>188</text:p>
          </table:table-cell>
          <table:table-cell office:value-type="float" office:value="0.045059127" calcext:value-type="float">
            <text:p>4.51E-02</text:p>
          </table:table-cell>
          <table:table-cell office:value-type="float" office:value="363.42641" calcext:value-type="float">
            <text:p>3.63E+02</text:p>
          </table:table-cell>
          <table:table-cell/>
          <table:table-cell office:value-type="float" office:value="195" calcext:value-type="float">
            <text:p>195</text:p>
          </table:table-cell>
          <table:table-cell office:value-type="float" office:value="0.046330114" calcext:value-type="float">
            <text:p>4.63E-02</text:p>
          </table:table-cell>
          <table:table-cell office:value-type="float" office:value="373.67761" calcext:value-type="float">
            <text:p>3.74E+02</text:p>
          </table:table-cell>
        </table:table-row>
        <table:table-row table:style-name="ro1">
          <table:table-cell office:value-type="string" calcext:value-type="string">
            <text:p>hbarW=</text:p>
          </table:table-cell>
          <table:table-cell office:value-type="float" office:value="0.0016558945" calcext:value-type="float">
            <text:p>1.66E-03</text:p>
          </table:table-cell>
          <table:table-cell office:value-type="string" calcext:value-type="string">
            <text:p>Ha</text:p>
          </table:table-cell>
          <table:table-cell office:value-type="float" office:value="0.045059182" calcext:value-type="float">
            <text:p>4.51E-02</text:p>
          </table:table-cell>
          <table:table-cell office:value-type="string" calcext:value-type="string">
            <text:p>eV;</text:p>
          </table:table-cell>
          <table:table-cell office:value-type="string" calcext:value-type="string">
            <text:p>nu=</text:p>
          </table:table-cell>
          <table:table-cell office:value-type="float" office:value="363.42685" calcext:value-type="float">
            <text:p>3.63E+02</text:p>
          </table:table-cell>
          <table:table-cell office:value-type="string" calcext:value-type="string">
            <text:p>cm^-1</text:p>
          </table:table-cell>
          <table:table-cell office:value-type="float" office:value="189" calcext:value-type="float">
            <text:p>189</text:p>
          </table:table-cell>
          <table:table-cell office:value-type="float" office:value="0.045059182" calcext:value-type="float">
            <text:p>4.51E-02</text:p>
          </table:table-cell>
          <table:table-cell office:value-type="float" office:value="363.42685" calcext:value-type="float">
            <text:p>3.63E+02</text:p>
          </table:table-cell>
          <table:table-cell/>
          <table:table-cell office:value-type="float" office:value="196" calcext:value-type="float">
            <text:p>196</text:p>
          </table:table-cell>
          <table:table-cell office:value-type="float" office:value="0.046332914" calcext:value-type="float">
            <text:p>4.63E-02</text:p>
          </table:table-cell>
          <table:table-cell office:value-type="float" office:value="373.7002" calcext:value-type="float">
            <text:p>3.74E+02</text:p>
          </table:table-cell>
        </table:table-row>
        <table:table-row table:style-name="ro1">
          <table:table-cell office:value-type="string" calcext:value-type="string">
            <text:p>hbarW=</text:p>
          </table:table-cell>
          <table:table-cell office:value-type="float" office:value="0.0017026004" calcext:value-type="float">
            <text:p>1.70E-03</text:p>
          </table:table-cell>
          <table:table-cell office:value-type="string" calcext:value-type="string">
            <text:p>Ha</text:p>
          </table:table-cell>
          <table:table-cell office:value-type="float" office:value="0.046330114" calcext:value-type="float">
            <text:p>4.63E-02</text:p>
          </table:table-cell>
          <table:table-cell office:value-type="string" calcext:value-type="string">
            <text:p>eV;</text:p>
          </table:table-cell>
          <table:table-cell office:value-type="string" calcext:value-type="string">
            <text:p>nu=</text:p>
          </table:table-cell>
          <table:table-cell office:value-type="float" office:value="373.67761" calcext:value-type="float">
            <text:p>3.74E+02</text:p>
          </table:table-cell>
          <table:table-cell office:value-type="string" calcext:value-type="string">
            <text:p>cm^-1</text:p>
          </table:table-cell>
          <table:table-cell office:value-type="float" office:value="190" calcext:value-type="float">
            <text:p>190</text:p>
          </table:table-cell>
          <table:table-cell office:value-type="float" office:value="0.046330114" calcext:value-type="float">
            <text:p>4.63E-02</text:p>
          </table:table-cell>
          <table:table-cell office:value-type="float" office:value="373.67761" calcext:value-type="float">
            <text:p>3.74E+02</text:p>
          </table:table-cell>
          <table:table-cell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hbarW=</text:p>
          </table:table-cell>
          <table:table-cell office:value-type="float" office:value="0.0017027034" calcext:value-type="float">
            <text:p>1.70E-03</text:p>
          </table:table-cell>
          <table:table-cell office:value-type="string" calcext:value-type="string">
            <text:p>Ha</text:p>
          </table:table-cell>
          <table:table-cell office:value-type="float" office:value="0.046332914" calcext:value-type="float">
            <text:p>4.63E-02</text:p>
          </table:table-cell>
          <table:table-cell office:value-type="string" calcext:value-type="string">
            <text:p>eV;</text:p>
          </table:table-cell>
          <table:table-cell office:value-type="string" calcext:value-type="string">
            <text:p>nu=</text:p>
          </table:table-cell>
          <table:table-cell office:value-type="float" office:value="373.7002" calcext:value-type="float">
            <text:p>3.74E+02</text:p>
          </table:table-cell>
          <table:table-cell office:value-type="string" calcext:value-type="string">
            <text:p>cm^-1</text:p>
          </table:table-cell>
          <table:table-cell office:value-type="float" office:value="191" calcext:value-type="float">
            <text:p>191</text:p>
          </table:table-cell>
          <table:table-cell office:value-type="float" office:value="0.046332914" calcext:value-type="float">
            <text:p>4.63E-02</text:p>
          </table:table-cell>
          <table:table-cell office:value-type="float" office:value="373.7002" calcext:value-type="float">
            <text:p>3.74E+02</text:p>
          </table:table-cell>
          <table:table-cell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hbarW=</text:p>
          </table:table-cell>
          <table:table-cell office:value-type="float" office:value="0.0017027713" calcext:value-type="float">
            <text:p>1.70E-03</text:p>
          </table:table-cell>
          <table:table-cell office:value-type="string" calcext:value-type="string">
            <text:p>Ha</text:p>
          </table:table-cell>
          <table:table-cell office:value-type="float" office:value="0.046334763" calcext:value-type="float">
            <text:p>4.63E-02</text:p>
          </table:table-cell>
          <table:table-cell office:value-type="string" calcext:value-type="string">
            <text:p>eV;</text:p>
          </table:table-cell>
          <table:table-cell office:value-type="string" calcext:value-type="string">
            <text:p>nu=</text:p>
          </table:table-cell>
          <table:table-cell office:value-type="float" office:value="373.71511" calcext:value-type="float">
            <text:p>3.74E+02</text:p>
          </table:table-cell>
          <table:table-cell office:value-type="string" calcext:value-type="string">
            <text:p>cm^-1</text:p>
          </table:table-cell>
          <table:table-cell office:value-type="float" office:value="192" calcext:value-type="float">
            <text:p>192</text:p>
          </table:table-cell>
          <table:table-cell office:value-type="float" office:value="0.046334763" calcext:value-type="float">
            <text:p>4.63E-02</text:p>
          </table:table-cell>
          <table:table-cell office:value-type="float" office:value="373.71511" calcext:value-type="float">
            <text:p>3.74E+02</text:p>
          </table:table-cell>
          <table:table-cell table:number-columns-repeated="2"/>
          <table:table-cell table:style-name="Default" table:number-columns-repeated="2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/>
          <table:table-cell table:formula="of:=189-192" office:value-type="float" office:value="-3" calcext:value-type="float">
            <text:p>-3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2"/>
        </table:table-row>
      </table:table>
      <table:table table:name="mode63" table:style-name="ta1">
        <table:table-column table:style-name="co1" table:default-cell-style-name="Default"/>
        <table:table-column table:style-name="co1" table:default-cell-style-name="ce1"/>
        <table:table-column table:style-name="co2" table:default-cell-style-name="Default"/>
        <table:table-column table:style-name="co1" table:default-cell-style-name="ce1"/>
        <table:table-column table:style-name="co2" table:default-cell-style-name="Default"/>
        <table:table-column table:style-name="co1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column table:style-name="co1" table:number-columns-repeated="2" table:default-cell-style-name="ce1"/>
        <table:table-row table:style-name="ro1">
          <table:table-cell office:value-type="string" calcext:value-type="string">
            <text:p>hbarW=</text:p>
          </table:table-cell>
          <table:table-cell office:value-type="float" office:value="-0.0004846849" calcext:value-type="float">
            <text:p>-4.85E-04</text:p>
          </table:table-cell>
          <table:table-cell office:value-type="string" calcext:value-type="string">
            <text:p>Ha</text:p>
          </table:table-cell>
          <table:table-cell office:value-type="float" office:value="-0.013188947" calcext:value-type="float">
            <text:p>-1.32E-02</text:p>
          </table:table-cell>
          <table:table-cell office:value-type="string" calcext:value-type="string">
            <text:p>eV;</text:p>
          </table:table-cell>
          <table:table-cell office:value-type="string" calcext:value-type="string">
            <text:p>nu=</text:p>
          </table:table-cell>
          <table:table-cell office:value-type="float" office:value="-106.37604" calcext:value-type="float">
            <text:p>-1.06E+02</text:p>
          </table:table-cell>
          <table:table-cell office:value-type="string" calcext:value-type="string">
            <text:p>cm^-1</text:p>
          </table:table-cell>
          <table:table-cell office:value-type="float" office:value="1" calcext:value-type="float">
            <text:p>1</text:p>
          </table:table-cell>
          <table:table-cell office:value-type="float" office:value="-0.013188947" calcext:value-type="float">
            <text:p>-1.32E-02</text:p>
          </table:table-cell>
          <table:table-cell office:value-type="float" office:value="-106.37604" calcext:value-type="float">
            <text:p>-1.06E+02</text:p>
          </table:table-cell>
        </table:table-row>
        <table:table-row table:style-name="ro1">
          <table:table-cell office:value-type="string" calcext:value-type="string">
            <text:p>hbarW=</text:p>
          </table:table-cell>
          <table:table-cell office:value-type="float" office:value="-0.00048447307" calcext:value-type="float">
            <text:p>-4.84E-04</text:p>
          </table:table-cell>
          <table:table-cell office:value-type="string" calcext:value-type="string">
            <text:p>Ha</text:p>
          </table:table-cell>
          <table:table-cell office:value-type="float" office:value="-0.013183183" calcext:value-type="float">
            <text:p>-1.32E-02</text:p>
          </table:table-cell>
          <table:table-cell office:value-type="string" calcext:value-type="string">
            <text:p>eV;</text:p>
          </table:table-cell>
          <table:table-cell office:value-type="string" calcext:value-type="string">
            <text:p>nu=</text:p>
          </table:table-cell>
          <table:table-cell office:value-type="float" office:value="-106.32955" calcext:value-type="float">
            <text:p>-1.06E+02</text:p>
          </table:table-cell>
          <table:table-cell office:value-type="string" calcext:value-type="string">
            <text:p>cm^-1</text:p>
          </table:table-cell>
          <table:table-cell office:value-type="float" office:value="2" calcext:value-type="float">
            <text:p>2</text:p>
          </table:table-cell>
          <table:table-cell office:value-type="float" office:value="-0.013183183" calcext:value-type="float">
            <text:p>-1.32E-02</text:p>
          </table:table-cell>
          <table:table-cell office:value-type="float" office:value="-106.32955" calcext:value-type="float">
            <text:p>-1.06E+02</text:p>
          </table:table-cell>
        </table:table-row>
        <table:table-row table:style-name="ro1">
          <table:table-cell office:value-type="string" calcext:value-type="string">
            <text:p>hbarW=</text:p>
          </table:table-cell>
          <table:table-cell office:value-type="float" office:value="-0.00048427491" calcext:value-type="float">
            <text:p>-4.84E-04</text:p>
          </table:table-cell>
          <table:table-cell office:value-type="string" calcext:value-type="string">
            <text:p>Ha</text:p>
          </table:table-cell>
          <table:table-cell office:value-type="float" office:value="-0.01317779" calcext:value-type="float">
            <text:p>-1.32E-02</text:p>
          </table:table-cell>
          <table:table-cell office:value-type="string" calcext:value-type="string">
            <text:p>eV;</text:p>
          </table:table-cell>
          <table:table-cell office:value-type="string" calcext:value-type="string">
            <text:p>nu=</text:p>
          </table:table-cell>
          <table:table-cell office:value-type="float" office:value="-106.28606" calcext:value-type="float">
            <text:p>-1.06E+02</text:p>
          </table:table-cell>
          <table:table-cell office:value-type="string" calcext:value-type="string">
            <text:p>cm^-1</text:p>
          </table:table-cell>
          <table:table-cell office:value-type="float" office:value="3" calcext:value-type="float">
            <text:p>3</text:p>
          </table:table-cell>
          <table:table-cell office:value-type="float" office:value="-0.01317779" calcext:value-type="float">
            <text:p>-1.32E-02</text:p>
          </table:table-cell>
          <table:table-cell office:value-type="float" office:value="-106.28606" calcext:value-type="float">
            <text:p>-1.06E+02</text:p>
          </table:table-cell>
        </table:table-row>
        <table:table-row table:style-name="ro1">
          <table:table-cell office:value-type="string" calcext:value-type="string">
            <text:p>hbarW=</text:p>
          </table:table-cell>
          <table:table-cell office:value-type="float" office:value="-0.00000074449473" calcext:value-type="float">
            <text:p>-7.44E-07</text:p>
          </table:table-cell>
          <table:table-cell office:value-type="string" calcext:value-type="string">
            <text:p>Ha</text:p>
          </table:table-cell>
          <table:table-cell office:value-type="float" office:value="-0.000020258732" calcext:value-type="float">
            <text:p>-2.03E-05</text:p>
          </table:table-cell>
          <table:table-cell office:value-type="string" calcext:value-type="string">
            <text:p>eV;</text:p>
          </table:table-cell>
          <table:table-cell office:value-type="string" calcext:value-type="string">
            <text:p>nu=</text:p>
          </table:table-cell>
          <table:table-cell office:value-type="float" office:value="-0.16339771" calcext:value-type="float">
            <text:p>-1.63E-01</text:p>
          </table:table-cell>
          <table:table-cell office:value-type="string" calcext:value-type="string">
            <text:p>cm^-1</text:p>
          </table:table-cell>
          <table:table-cell office:value-type="float" office:value="4" calcext:value-type="float">
            <text:p>4</text:p>
          </table:table-cell>
          <table:table-cell office:value-type="float" office:value="-0.000020258732" calcext:value-type="float">
            <text:p>-2.03E-05</text:p>
          </table:table-cell>
          <table:table-cell office:value-type="float" office:value="-0.16339771" calcext:value-type="float">
            <text:p>-1.63E-01</text:p>
          </table:table-cell>
        </table:table-row>
        <table:table-row table:style-name="ro1">
          <table:table-cell office:value-type="string" calcext:value-type="string">
            <text:p>hbarW=</text:p>
          </table:table-cell>
          <table:table-cell office:value-type="float" office:value="-0.00000056557554" calcext:value-type="float">
            <text:p>-5.66E-07</text:p>
          </table:table-cell>
          <table:table-cell office:value-type="string" calcext:value-type="string">
            <text:p>Ha</text:p>
          </table:table-cell>
          <table:table-cell office:value-type="float" office:value="-0.000015390093" calcext:value-type="float">
            <text:p>-1.54E-05</text:p>
          </table:table-cell>
          <table:table-cell office:value-type="string" calcext:value-type="string">
            <text:p>eV;</text:p>
          </table:table-cell>
          <table:table-cell office:value-type="string" calcext:value-type="string">
            <text:p>nu=</text:p>
          </table:table-cell>
          <table:table-cell office:value-type="float" office:value="-0.12412949" calcext:value-type="float">
            <text:p>-1.24E-01</text:p>
          </table:table-cell>
          <table:table-cell office:value-type="string" calcext:value-type="string">
            <text:p>cm^-1</text:p>
          </table:table-cell>
          <table:table-cell office:value-type="float" office:value="5" calcext:value-type="float">
            <text:p>5</text:p>
          </table:table-cell>
          <table:table-cell office:value-type="float" office:value="-0.000015390093" calcext:value-type="float">
            <text:p>-1.54E-05</text:p>
          </table:table-cell>
          <table:table-cell office:value-type="float" office:value="-0.12412949" calcext:value-type="float">
            <text:p>-1.24E-01</text:p>
          </table:table-cell>
        </table:table-row>
        <table:table-row table:style-name="ro1">
          <table:table-cell office:value-type="string" calcext:value-type="string">
            <text:p>hbarW=</text:p>
          </table:table-cell>
          <table:table-cell office:value-type="float" office:value="-0.00000050707641" calcext:value-type="float">
            <text:p>-5.07E-07</text:p>
          </table:table-cell>
          <table:table-cell office:value-type="string" calcext:value-type="string">
            <text:p>Ha</text:p>
          </table:table-cell>
          <table:table-cell office:value-type="float" office:value="-0.000013798251" calcext:value-type="float">
            <text:p>-1.38E-05</text:p>
          </table:table-cell>
          <table:table-cell office:value-type="string" calcext:value-type="string">
            <text:p>eV;</text:p>
          </table:table-cell>
          <table:table-cell office:value-type="string" calcext:value-type="string">
            <text:p>nu=</text:p>
          </table:table-cell>
          <table:table-cell office:value-type="float" office:value="-0.11129041" calcext:value-type="float">
            <text:p>-1.11E-01</text:p>
          </table:table-cell>
          <table:table-cell office:value-type="string" calcext:value-type="string">
            <text:p>cm^-1</text:p>
          </table:table-cell>
          <table:table-cell office:value-type="float" office:value="6" calcext:value-type="float">
            <text:p>6</text:p>
          </table:table-cell>
          <table:table-cell office:value-type="float" office:value="-0.000013798251" calcext:value-type="float">
            <text:p>-1.38E-05</text:p>
          </table:table-cell>
          <table:table-cell office:value-type="float" office:value="-0.11129041" calcext:value-type="float">
            <text:p>-1.11E-01</text:p>
          </table:table-cell>
        </table:table-row>
        <table:table-row table:style-name="ro1">
          <table:table-cell office:value-type="string" calcext:value-type="string">
            <text:p>hbarW=</text:p>
          </table:table-cell>
          <table:table-cell office:value-type="float" office:value="0.00022359603" calcext:value-type="float">
            <text:p>2.24E-04</text:p>
          </table:table-cell>
          <table:table-cell office:value-type="string" calcext:value-type="string">
            <text:p>Ha</text:p>
          </table:table-cell>
          <table:table-cell office:value-type="float" office:value="0.0060843574" calcext:value-type="float">
            <text:p>6.08E-03</text:p>
          </table:table-cell>
          <table:table-cell office:value-type="string" calcext:value-type="string">
            <text:p>eV;</text:p>
          </table:table-cell>
          <table:table-cell office:value-type="string" calcext:value-type="string">
            <text:p>nu=</text:p>
          </table:table-cell>
          <table:table-cell office:value-type="float" office:value="49.073657" calcext:value-type="float">
            <text:p>4.91E+01</text:p>
          </table:table-cell>
          <table:table-cell office:value-type="string" calcext:value-type="string">
            <text:p>cm^-1</text:p>
          </table:table-cell>
          <table:table-cell office:value-type="float" office:value="7" calcext:value-type="float">
            <text:p>7</text:p>
          </table:table-cell>
          <table:table-cell office:value-type="float" office:value="0.0060843574" calcext:value-type="float">
            <text:p>6.08E-03</text:p>
          </table:table-cell>
          <table:table-cell office:value-type="float" office:value="49.073657" calcext:value-type="float">
            <text:p>4.91E+01</text:p>
          </table:table-cell>
        </table:table-row>
        <table:table-row table:style-name="ro1">
          <table:table-cell office:value-type="string" calcext:value-type="string">
            <text:p>hbarW=</text:p>
          </table:table-cell>
          <table:table-cell office:value-type="float" office:value="0.00022379114" calcext:value-type="float">
            <text:p>2.24E-04</text:p>
          </table:table-cell>
          <table:table-cell office:value-type="string" calcext:value-type="string">
            <text:p>Ha</text:p>
          </table:table-cell>
          <table:table-cell office:value-type="float" office:value="0.0060896665" calcext:value-type="float">
            <text:p>6.09E-03</text:p>
          </table:table-cell>
          <table:table-cell office:value-type="string" calcext:value-type="string">
            <text:p>eV;</text:p>
          </table:table-cell>
          <table:table-cell office:value-type="string" calcext:value-type="string">
            <text:p>nu=</text:p>
          </table:table-cell>
          <table:table-cell office:value-type="float" office:value="49.116478" calcext:value-type="float">
            <text:p>4.91E+01</text:p>
          </table:table-cell>
          <table:table-cell office:value-type="string" calcext:value-type="string">
            <text:p>cm^-1</text:p>
          </table:table-cell>
          <table:table-cell office:value-type="float" office:value="8" calcext:value-type="float">
            <text:p>8</text:p>
          </table:table-cell>
          <table:table-cell office:value-type="float" office:value="0.0060896665" calcext:value-type="float">
            <text:p>6.09E-03</text:p>
          </table:table-cell>
          <table:table-cell office:value-type="float" office:value="49.116478" calcext:value-type="float">
            <text:p>4.91E+01</text:p>
          </table:table-cell>
        </table:table-row>
        <table:table-row table:style-name="ro1">
          <table:table-cell office:value-type="string" calcext:value-type="string">
            <text:p>hbarW=</text:p>
          </table:table-cell>
          <table:table-cell office:value-type="float" office:value="0.00022398365" calcext:value-type="float">
            <text:p>2.24E-04</text:p>
          </table:table-cell>
          <table:table-cell office:value-type="string" calcext:value-type="string">
            <text:p>Ha</text:p>
          </table:table-cell>
          <table:table-cell office:value-type="float" office:value="0.0060949051" calcext:value-type="float">
            <text:p>6.09E-03</text:p>
          </table:table-cell>
          <table:table-cell office:value-type="string" calcext:value-type="string">
            <text:p>eV;</text:p>
          </table:table-cell>
          <table:table-cell office:value-type="string" calcext:value-type="string">
            <text:p>nu=</text:p>
          </table:table-cell>
          <table:table-cell office:value-type="float" office:value="49.15873" calcext:value-type="float">
            <text:p>4.92E+01</text:p>
          </table:table-cell>
          <table:table-cell office:value-type="string" calcext:value-type="string">
            <text:p>cm^-1</text:p>
          </table:table-cell>
          <table:table-cell office:value-type="float" office:value="9" calcext:value-type="float">
            <text:p>9</text:p>
          </table:table-cell>
          <table:table-cell office:value-type="float" office:value="0.0060949051" calcext:value-type="float">
            <text:p>6.09E-03</text:p>
          </table:table-cell>
          <table:table-cell office:value-type="float" office:value="49.15873" calcext:value-type="float">
            <text:p>4.92E+01</text:p>
          </table:table-cell>
        </table:table-row>
        <table:table-row table:style-name="ro1">
          <table:table-cell office:value-type="string" calcext:value-type="string">
            <text:p>hbarW=</text:p>
          </table:table-cell>
          <table:table-cell office:value-type="float" office:value="0.00022484155" calcext:value-type="float">
            <text:p>2.25E-04</text:p>
          </table:table-cell>
          <table:table-cell office:value-type="string" calcext:value-type="string">
            <text:p>Ha</text:p>
          </table:table-cell>
          <table:table-cell office:value-type="float" office:value="0.0061182498" calcext:value-type="float">
            <text:p>6.12E-03</text:p>
          </table:table-cell>
          <table:table-cell office:value-type="string" calcext:value-type="string">
            <text:p>eV;</text:p>
          </table:table-cell>
          <table:table-cell office:value-type="string" calcext:value-type="string">
            <text:p>nu=</text:p>
          </table:table-cell>
          <table:table-cell office:value-type="float" office:value="49.347018" calcext:value-type="float">
            <text:p>4.93E+01</text:p>
          </table:table-cell>
          <table:table-cell office:value-type="string" calcext:value-type="string">
            <text:p>cm^-1</text:p>
          </table:table-cell>
          <table:table-cell office:value-type="float" office:value="10" calcext:value-type="float">
            <text:p>10</text:p>
          </table:table-cell>
          <table:table-cell office:value-type="float" office:value="0.0061182498" calcext:value-type="float">
            <text:p>6.12E-03</text:p>
          </table:table-cell>
          <table:table-cell office:value-type="float" office:value="49.347018" calcext:value-type="float">
            <text:p>4.93E+01</text:p>
          </table:table-cell>
        </table:table-row>
        <table:table-row table:style-name="ro1">
          <table:table-cell office:value-type="string" calcext:value-type="string">
            <text:p>hbarW=</text:p>
          </table:table-cell>
          <table:table-cell office:value-type="float" office:value="0.00022501011" calcext:value-type="float">
            <text:p>2.25E-04</text:p>
          </table:table-cell>
          <table:table-cell office:value-type="string" calcext:value-type="string">
            <text:p>Ha</text:p>
          </table:table-cell>
          <table:table-cell office:value-type="float" office:value="0.0061228366" calcext:value-type="float">
            <text:p>6.12E-03</text:p>
          </table:table-cell>
          <table:table-cell office:value-type="string" calcext:value-type="string">
            <text:p>eV;</text:p>
          </table:table-cell>
          <table:table-cell office:value-type="string" calcext:value-type="string">
            <text:p>nu=</text:p>
          </table:table-cell>
          <table:table-cell office:value-type="float" office:value="49.384013" calcext:value-type="float">
            <text:p>4.94E+01</text:p>
          </table:table-cell>
          <table:table-cell office:value-type="string" calcext:value-type="string">
            <text:p>cm^-1</text:p>
          </table:table-cell>
          <table:table-cell office:value-type="float" office:value="11" calcext:value-type="float">
            <text:p>11</text:p>
          </table:table-cell>
          <table:table-cell office:value-type="float" office:value="0.0061228366" calcext:value-type="float">
            <text:p>6.12E-03</text:p>
          </table:table-cell>
          <table:table-cell office:value-type="float" office:value="49.384013" calcext:value-type="float">
            <text:p>4.94E+01</text:p>
          </table:table-cell>
        </table:table-row>
        <table:table-row table:style-name="ro1">
          <table:table-cell office:value-type="string" calcext:value-type="string">
            <text:p>hbarW=</text:p>
          </table:table-cell>
          <table:table-cell office:value-type="float" office:value="0.0002273095" calcext:value-type="float">
            <text:p>2.27E-04</text:p>
          </table:table-cell>
          <table:table-cell office:value-type="string" calcext:value-type="string">
            <text:p>Ha</text:p>
          </table:table-cell>
          <table:table-cell office:value-type="float" office:value="0.0061854059" calcext:value-type="float">
            <text:p>6.19E-03</text:p>
          </table:table-cell>
          <table:table-cell office:value-type="string" calcext:value-type="string">
            <text:p>eV;</text:p>
          </table:table-cell>
          <table:table-cell office:value-type="string" calcext:value-type="string">
            <text:p>nu=</text:p>
          </table:table-cell>
          <table:table-cell office:value-type="float" office:value="49.888669" calcext:value-type="float">
            <text:p>4.99E+01</text:p>
          </table:table-cell>
          <table:table-cell office:value-type="string" calcext:value-type="string">
            <text:p>cm^-1</text:p>
          </table:table-cell>
          <table:table-cell office:value-type="float" office:value="12" calcext:value-type="float">
            <text:p>12</text:p>
          </table:table-cell>
          <table:table-cell office:value-type="float" office:value="0.0061854059" calcext:value-type="float">
            <text:p>6.19E-03</text:p>
          </table:table-cell>
          <table:table-cell office:value-type="float" office:value="49.888669" calcext:value-type="float">
            <text:p>4.99E+01</text:p>
          </table:table-cell>
        </table:table-row>
        <table:table-row table:style-name="ro1">
          <table:table-cell office:value-type="string" calcext:value-type="string">
            <text:p>hbarW=</text:p>
          </table:table-cell>
          <table:table-cell office:value-type="float" office:value="0.00022739592" calcext:value-type="float">
            <text:p>2.27E-04</text:p>
          </table:table-cell>
          <table:table-cell office:value-type="string" calcext:value-type="string">
            <text:p>Ha</text:p>
          </table:table-cell>
          <table:table-cell office:value-type="float" office:value="0.0061877577" calcext:value-type="float">
            <text:p>6.19E-03</text:p>
          </table:table-cell>
          <table:table-cell office:value-type="string" calcext:value-type="string">
            <text:p>eV;</text:p>
          </table:table-cell>
          <table:table-cell office:value-type="string" calcext:value-type="string">
            <text:p>nu=</text:p>
          </table:table-cell>
          <table:table-cell office:value-type="float" office:value="49.907637" calcext:value-type="float">
            <text:p>4.99E+01</text:p>
          </table:table-cell>
          <table:table-cell office:value-type="string" calcext:value-type="string">
            <text:p>cm^-1</text:p>
          </table:table-cell>
          <table:table-cell office:value-type="float" office:value="13" calcext:value-type="float">
            <text:p>13</text:p>
          </table:table-cell>
          <table:table-cell office:value-type="float" office:value="0.0061877577" calcext:value-type="float">
            <text:p>6.19E-03</text:p>
          </table:table-cell>
          <table:table-cell office:value-type="float" office:value="49.907637" calcext:value-type="float">
            <text:p>4.99E+01</text:p>
          </table:table-cell>
        </table:table-row>
        <table:table-row table:style-name="ro1">
          <table:table-cell office:value-type="string" calcext:value-type="string">
            <text:p>hbarW=</text:p>
          </table:table-cell>
          <table:table-cell office:value-type="float" office:value="0.00022753139" calcext:value-type="float">
            <text:p>2.28E-04</text:p>
          </table:table-cell>
          <table:table-cell office:value-type="string" calcext:value-type="string">
            <text:p>Ha</text:p>
          </table:table-cell>
          <table:table-cell office:value-type="float" office:value="0.006191444" calcext:value-type="float">
            <text:p>6.19E-03</text:p>
          </table:table-cell>
          <table:table-cell office:value-type="string" calcext:value-type="string">
            <text:p>eV;</text:p>
          </table:table-cell>
          <table:table-cell office:value-type="string" calcext:value-type="string">
            <text:p>nu=</text:p>
          </table:table-cell>
          <table:table-cell office:value-type="float" office:value="49.937369" calcext:value-type="float">
            <text:p>4.99E+01</text:p>
          </table:table-cell>
          <table:table-cell office:value-type="string" calcext:value-type="string">
            <text:p>cm^-1</text:p>
          </table:table-cell>
          <table:table-cell office:value-type="float" office:value="14" calcext:value-type="float">
            <text:p>14</text:p>
          </table:table-cell>
          <table:table-cell office:value-type="float" office:value="0.006191444" calcext:value-type="float">
            <text:p>6.19E-03</text:p>
          </table:table-cell>
          <table:table-cell office:value-type="float" office:value="49.937369" calcext:value-type="float">
            <text:p>4.99E+01</text:p>
          </table:table-cell>
        </table:table-row>
        <table:table-row table:style-name="ro1">
          <table:table-cell office:value-type="string" calcext:value-type="string">
            <text:p>hbarW=</text:p>
          </table:table-cell>
          <table:table-cell office:value-type="float" office:value="0.00023335748" calcext:value-type="float">
            <text:p>2.33E-04</text:p>
          </table:table-cell>
          <table:table-cell office:value-type="string" calcext:value-type="string">
            <text:p>Ha</text:p>
          </table:table-cell>
          <table:table-cell office:value-type="float" office:value="0.0063499799" calcext:value-type="float">
            <text:p>6.35E-03</text:p>
          </table:table-cell>
          <table:table-cell office:value-type="string" calcext:value-type="string">
            <text:p>eV;</text:p>
          </table:table-cell>
          <table:table-cell office:value-type="string" calcext:value-type="string">
            <text:p>nu=</text:p>
          </table:table-cell>
          <table:table-cell office:value-type="float" office:value="51.216048" calcext:value-type="float">
            <text:p>5.12E+01</text:p>
          </table:table-cell>
          <table:table-cell office:value-type="string" calcext:value-type="string">
            <text:p>cm^-1</text:p>
          </table:table-cell>
          <table:table-cell office:value-type="float" office:value="15" calcext:value-type="float">
            <text:p>15</text:p>
          </table:table-cell>
          <table:table-cell office:value-type="float" office:value="0.0063499799" calcext:value-type="float">
            <text:p>6.35E-03</text:p>
          </table:table-cell>
          <table:table-cell office:value-type="float" office:value="51.216048" calcext:value-type="float">
            <text:p>5.12E+01</text:p>
          </table:table-cell>
        </table:table-row>
        <table:table-row table:style-name="ro1">
          <table:table-cell office:value-type="string" calcext:value-type="string">
            <text:p>hbarW=</text:p>
          </table:table-cell>
          <table:table-cell office:value-type="float" office:value="0.00023343044" calcext:value-type="float">
            <text:p>2.33E-04</text:p>
          </table:table-cell>
          <table:table-cell office:value-type="string" calcext:value-type="string">
            <text:p>Ha</text:p>
          </table:table-cell>
          <table:table-cell office:value-type="float" office:value="0.0063519654" calcext:value-type="float">
            <text:p>6.35E-03</text:p>
          </table:table-cell>
          <table:table-cell office:value-type="string" calcext:value-type="string">
            <text:p>eV;</text:p>
          </table:table-cell>
          <table:table-cell office:value-type="string" calcext:value-type="string">
            <text:p>nu=</text:p>
          </table:table-cell>
          <table:table-cell office:value-type="float" office:value="51.232062" calcext:value-type="float">
            <text:p>5.12E+01</text:p>
          </table:table-cell>
          <table:table-cell office:value-type="string" calcext:value-type="string">
            <text:p>cm^-1</text:p>
          </table:table-cell>
          <table:table-cell office:value-type="float" office:value="16" calcext:value-type="float">
            <text:p>16</text:p>
          </table:table-cell>
          <table:table-cell office:value-type="float" office:value="0.0063519654" calcext:value-type="float">
            <text:p>6.35E-03</text:p>
          </table:table-cell>
          <table:table-cell office:value-type="float" office:value="51.232062" calcext:value-type="float">
            <text:p>5.12E+01</text:p>
          </table:table-cell>
        </table:table-row>
        <table:table-row table:style-name="ro1">
          <table:table-cell office:value-type="string" calcext:value-type="string">
            <text:p>hbarW=</text:p>
          </table:table-cell>
          <table:table-cell office:value-type="float" office:value="0.00023355706" calcext:value-type="float">
            <text:p>2.34E-04</text:p>
          </table:table-cell>
          <table:table-cell office:value-type="string" calcext:value-type="string">
            <text:p>Ha</text:p>
          </table:table-cell>
          <table:table-cell office:value-type="float" office:value="0.0063554108" calcext:value-type="float">
            <text:p>6.36E-03</text:p>
          </table:table-cell>
          <table:table-cell office:value-type="string" calcext:value-type="string">
            <text:p>eV;</text:p>
          </table:table-cell>
          <table:table-cell office:value-type="string" calcext:value-type="string">
            <text:p>nu=</text:p>
          </table:table-cell>
          <table:table-cell office:value-type="float" office:value="51.25985" calcext:value-type="float">
            <text:p>5.13E+01</text:p>
          </table:table-cell>
          <table:table-cell office:value-type="string" calcext:value-type="string">
            <text:p>cm^-1</text:p>
          </table:table-cell>
          <table:table-cell office:value-type="float" office:value="17" calcext:value-type="float">
            <text:p>17</text:p>
          </table:table-cell>
          <table:table-cell office:value-type="float" office:value="0.0063554108" calcext:value-type="float">
            <text:p>6.36E-03</text:p>
          </table:table-cell>
          <table:table-cell office:value-type="float" office:value="51.25985" calcext:value-type="float">
            <text:p>5.13E+01</text:p>
          </table:table-cell>
        </table:table-row>
        <table:table-row table:style-name="ro1">
          <table:table-cell office:value-type="string" calcext:value-type="string">
            <text:p>hbarW=</text:p>
          </table:table-cell>
          <table:table-cell office:value-type="float" office:value="0.00024249118" calcext:value-type="float">
            <text:p>2.42E-04</text:p>
          </table:table-cell>
          <table:table-cell office:value-type="string" calcext:value-type="string">
            <text:p>Ha</text:p>
          </table:table-cell>
          <table:table-cell office:value-type="float" office:value="0.0065985206" calcext:value-type="float">
            <text:p>6.60E-03</text:p>
          </table:table-cell>
          <table:table-cell office:value-type="string" calcext:value-type="string">
            <text:p>eV;</text:p>
          </table:table-cell>
          <table:table-cell office:value-type="string" calcext:value-type="string">
            <text:p>nu=</text:p>
          </table:table-cell>
          <table:table-cell office:value-type="float" office:value="53.220664" calcext:value-type="float">
            <text:p>5.32E+01</text:p>
          </table:table-cell>
          <table:table-cell office:value-type="string" calcext:value-type="string">
            <text:p>cm^-1</text:p>
          </table:table-cell>
          <table:table-cell office:value-type="float" office:value="18" calcext:value-type="float">
            <text:p>18</text:p>
          </table:table-cell>
          <table:table-cell office:value-type="float" office:value="0.0065985206" calcext:value-type="float">
            <text:p>6.60E-03</text:p>
          </table:table-cell>
          <table:table-cell office:value-type="float" office:value="53.220664" calcext:value-type="float">
            <text:p>5.32E+01</text:p>
          </table:table-cell>
        </table:table-row>
        <table:table-row table:style-name="ro1">
          <table:table-cell office:value-type="string" calcext:value-type="string">
            <text:p>hbarW=</text:p>
          </table:table-cell>
          <table:table-cell office:value-type="float" office:value="0.00024255079" calcext:value-type="float">
            <text:p>2.43E-04</text:p>
          </table:table-cell>
          <table:table-cell office:value-type="string" calcext:value-type="string">
            <text:p>Ha</text:p>
          </table:table-cell>
          <table:table-cell office:value-type="float" office:value="0.0066001427" calcext:value-type="float">
            <text:p>6.60E-03</text:p>
          </table:table-cell>
          <table:table-cell office:value-type="string" calcext:value-type="string">
            <text:p>eV;</text:p>
          </table:table-cell>
          <table:table-cell office:value-type="string" calcext:value-type="string">
            <text:p>nu=</text:p>
          </table:table-cell>
          <table:table-cell office:value-type="float" office:value="53.233747" calcext:value-type="float">
            <text:p>5.32E+01</text:p>
          </table:table-cell>
          <table:table-cell office:value-type="string" calcext:value-type="string">
            <text:p>cm^-1</text:p>
          </table:table-cell>
          <table:table-cell office:value-type="float" office:value="19" calcext:value-type="float">
            <text:p>19</text:p>
          </table:table-cell>
          <table:table-cell office:value-type="float" office:value="0.0066001427" calcext:value-type="float">
            <text:p>6.60E-03</text:p>
          </table:table-cell>
          <table:table-cell office:value-type="float" office:value="53.233747" calcext:value-type="float">
            <text:p>5.32E+01</text:p>
          </table:table-cell>
        </table:table-row>
        <table:table-row table:style-name="ro1">
          <table:table-cell office:value-type="string" calcext:value-type="string">
            <text:p>hbarW=</text:p>
          </table:table-cell>
          <table:table-cell office:value-type="float" office:value="0.00024278942" calcext:value-type="float">
            <text:p>2.43E-04</text:p>
          </table:table-cell>
          <table:table-cell office:value-type="string" calcext:value-type="string">
            <text:p>Ha</text:p>
          </table:table-cell>
          <table:table-cell office:value-type="float" office:value="0.006606636" calcext:value-type="float">
            <text:p>6.61E-03</text:p>
          </table:table-cell>
          <table:table-cell office:value-type="string" calcext:value-type="string">
            <text:p>eV;</text:p>
          </table:table-cell>
          <table:table-cell office:value-type="string" calcext:value-type="string">
            <text:p>nu=</text:p>
          </table:table-cell>
          <table:table-cell office:value-type="float" office:value="53.286119" calcext:value-type="float">
            <text:p>5.33E+01</text:p>
          </table:table-cell>
          <table:table-cell office:value-type="string" calcext:value-type="string">
            <text:p>cm^-1</text:p>
          </table:table-cell>
          <table:table-cell office:value-type="float" office:value="20" calcext:value-type="float">
            <text:p>20</text:p>
          </table:table-cell>
          <table:table-cell office:value-type="float" office:value="0.006606636" calcext:value-type="float">
            <text:p>6.61E-03</text:p>
          </table:table-cell>
          <table:table-cell office:value-type="float" office:value="53.286119" calcext:value-type="float">
            <text:p>5.33E+01</text:p>
          </table:table-cell>
        </table:table-row>
        <table:table-row table:style-name="ro1">
          <table:table-cell office:value-type="string" calcext:value-type="string">
            <text:p>hbarW=</text:p>
          </table:table-cell>
          <table:table-cell office:value-type="float" office:value="0.00026010445" calcext:value-type="float">
            <text:p>2.60E-04</text:p>
          </table:table-cell>
          <table:table-cell office:value-type="string" calcext:value-type="string">
            <text:p>Ha</text:p>
          </table:table-cell>
          <table:table-cell office:value-type="float" office:value="0.0070778019" calcext:value-type="float">
            <text:p>7.08E-03</text:p>
          </table:table-cell>
          <table:table-cell office:value-type="string" calcext:value-type="string">
            <text:p>eV;</text:p>
          </table:table-cell>
          <table:table-cell office:value-type="string" calcext:value-type="string">
            <text:p>nu=</text:p>
          </table:table-cell>
          <table:table-cell office:value-type="float" office:value="57.086328" calcext:value-type="float">
            <text:p>5.71E+01</text:p>
          </table:table-cell>
          <table:table-cell office:value-type="string" calcext:value-type="string">
            <text:p>cm^-1</text:p>
          </table:table-cell>
          <table:table-cell office:value-type="float" office:value="21" calcext:value-type="float">
            <text:p>21</text:p>
          </table:table-cell>
          <table:table-cell office:value-type="float" office:value="0.0070778019" calcext:value-type="float">
            <text:p>7.08E-03</text:p>
          </table:table-cell>
          <table:table-cell office:value-type="float" office:value="57.086328" calcext:value-type="float">
            <text:p>5.71E+01</text:p>
          </table:table-cell>
        </table:table-row>
        <table:table-row table:style-name="ro1">
          <table:table-cell office:value-type="string" calcext:value-type="string">
            <text:p>hbarW=</text:p>
          </table:table-cell>
          <table:table-cell office:value-type="float" office:value="0.00026017513" calcext:value-type="float">
            <text:p>2.60E-04</text:p>
          </table:table-cell>
          <table:table-cell office:value-type="string" calcext:value-type="string">
            <text:p>Ha</text:p>
          </table:table-cell>
          <table:table-cell office:value-type="float" office:value="0.0070797255" calcext:value-type="float">
            <text:p>7.08E-03</text:p>
          </table:table-cell>
          <table:table-cell office:value-type="string" calcext:value-type="string">
            <text:p>eV;</text:p>
          </table:table-cell>
          <table:table-cell office:value-type="string" calcext:value-type="string">
            <text:p>nu=</text:p>
          </table:table-cell>
          <table:table-cell office:value-type="float" office:value="57.101843" calcext:value-type="float">
            <text:p>5.71E+01</text:p>
          </table:table-cell>
          <table:table-cell office:value-type="string" calcext:value-type="string">
            <text:p>cm^-1</text:p>
          </table:table-cell>
          <table:table-cell office:value-type="float" office:value="22" calcext:value-type="float">
            <text:p>22</text:p>
          </table:table-cell>
          <table:table-cell office:value-type="float" office:value="0.0070797255" calcext:value-type="float">
            <text:p>7.08E-03</text:p>
          </table:table-cell>
          <table:table-cell office:value-type="float" office:value="57.101843" calcext:value-type="float">
            <text:p>5.71E+01</text:p>
          </table:table-cell>
        </table:table-row>
        <table:table-row table:style-name="ro1">
          <table:table-cell office:value-type="string" calcext:value-type="string">
            <text:p>hbarW=</text:p>
          </table:table-cell>
          <table:table-cell office:value-type="float" office:value="0.00026025556" calcext:value-type="float">
            <text:p>2.60E-04</text:p>
          </table:table-cell>
          <table:table-cell office:value-type="string" calcext:value-type="string">
            <text:p>Ha</text:p>
          </table:table-cell>
          <table:table-cell office:value-type="float" office:value="0.0070819141" calcext:value-type="float">
            <text:p>7.08E-03</text:p>
          </table:table-cell>
          <table:table-cell office:value-type="string" calcext:value-type="string">
            <text:p>eV;</text:p>
          </table:table-cell>
          <table:table-cell office:value-type="string" calcext:value-type="string">
            <text:p>nu=</text:p>
          </table:table-cell>
          <table:table-cell office:value-type="float" office:value="57.119495" calcext:value-type="float">
            <text:p>5.71E+01</text:p>
          </table:table-cell>
          <table:table-cell office:value-type="string" calcext:value-type="string">
            <text:p>cm^-1</text:p>
          </table:table-cell>
          <table:table-cell office:value-type="float" office:value="23" calcext:value-type="float">
            <text:p>23</text:p>
          </table:table-cell>
          <table:table-cell office:value-type="float" office:value="0.0070819141" calcext:value-type="float">
            <text:p>7.08E-03</text:p>
          </table:table-cell>
          <table:table-cell office:value-type="float" office:value="57.119495" calcext:value-type="float">
            <text:p>5.71E+01</text:p>
          </table:table-cell>
        </table:table-row>
        <table:table-row table:style-name="ro1">
          <table:table-cell office:value-type="string" calcext:value-type="string">
            <text:p>hbarW=</text:p>
          </table:table-cell>
          <table:table-cell office:value-type="float" office:value="0.00028461558" calcext:value-type="float">
            <text:p>2.85E-04</text:p>
          </table:table-cell>
          <table:table-cell office:value-type="string" calcext:value-type="string">
            <text:p>Ha</text:p>
          </table:table-cell>
          <table:table-cell office:value-type="float" office:value="0.0077447838" calcext:value-type="float">
            <text:p>7.74E-03</text:p>
          </table:table-cell>
          <table:table-cell office:value-type="string" calcext:value-type="string">
            <text:p>eV;</text:p>
          </table:table-cell>
          <table:table-cell office:value-type="string" calcext:value-type="string">
            <text:p>nu=</text:p>
          </table:table-cell>
          <table:table-cell office:value-type="float" office:value="62.465901" calcext:value-type="float">
            <text:p>6.25E+01</text:p>
          </table:table-cell>
          <table:table-cell office:value-type="string" calcext:value-type="string">
            <text:p>cm^-1</text:p>
          </table:table-cell>
          <table:table-cell office:value-type="float" office:value="24" calcext:value-type="float">
            <text:p>24</text:p>
          </table:table-cell>
          <table:table-cell office:value-type="float" office:value="0.0077447838" calcext:value-type="float">
            <text:p>7.74E-03</text:p>
          </table:table-cell>
          <table:table-cell office:value-type="float" office:value="62.465901" calcext:value-type="float">
            <text:p>6.25E+01</text:p>
          </table:table-cell>
        </table:table-row>
        <table:table-row table:style-name="ro1">
          <table:table-cell office:value-type="string" calcext:value-type="string">
            <text:p>hbarW=</text:p>
          </table:table-cell>
          <table:table-cell office:value-type="float" office:value="0.00028469029" calcext:value-type="float">
            <text:p>2.85E-04</text:p>
          </table:table-cell>
          <table:table-cell office:value-type="string" calcext:value-type="string">
            <text:p>Ha</text:p>
          </table:table-cell>
          <table:table-cell office:value-type="float" office:value="0.0077468168" calcext:value-type="float">
            <text:p>7.75E-03</text:p>
          </table:table-cell>
          <table:table-cell office:value-type="string" calcext:value-type="string">
            <text:p>eV;</text:p>
          </table:table-cell>
          <table:table-cell office:value-type="string" calcext:value-type="string">
            <text:p>nu=</text:p>
          </table:table-cell>
          <table:table-cell office:value-type="float" office:value="62.482298" calcext:value-type="float">
            <text:p>6.25E+01</text:p>
          </table:table-cell>
          <table:table-cell office:value-type="string" calcext:value-type="string">
            <text:p>cm^-1</text:p>
          </table:table-cell>
          <table:table-cell office:value-type="float" office:value="25" calcext:value-type="float">
            <text:p>25</text:p>
          </table:table-cell>
          <table:table-cell office:value-type="float" office:value="0.0077468168" calcext:value-type="float">
            <text:p>7.75E-03</text:p>
          </table:table-cell>
          <table:table-cell office:value-type="float" office:value="62.482298" calcext:value-type="float">
            <text:p>6.25E+01</text:p>
          </table:table-cell>
        </table:table-row>
        <table:table-row table:style-name="ro1">
          <table:table-cell office:value-type="string" calcext:value-type="string">
            <text:p>hbarW=</text:p>
          </table:table-cell>
          <table:table-cell office:value-type="float" office:value="0.0002847499" calcext:value-type="float">
            <text:p>2.85E-04</text:p>
          </table:table-cell>
          <table:table-cell office:value-type="string" calcext:value-type="string">
            <text:p>Ha</text:p>
          </table:table-cell>
          <table:table-cell office:value-type="float" office:value="0.0077484387" calcext:value-type="float">
            <text:p>7.75E-03</text:p>
          </table:table-cell>
          <table:table-cell office:value-type="string" calcext:value-type="string">
            <text:p>eV;</text:p>
          </table:table-cell>
          <table:table-cell office:value-type="string" calcext:value-type="string">
            <text:p>nu=</text:p>
          </table:table-cell>
          <table:table-cell office:value-type="float" office:value="62.49538" calcext:value-type="float">
            <text:p>6.25E+01</text:p>
          </table:table-cell>
          <table:table-cell office:value-type="string" calcext:value-type="string">
            <text:p>cm^-1</text:p>
          </table:table-cell>
          <table:table-cell office:value-type="float" office:value="26" calcext:value-type="float">
            <text:p>26</text:p>
          </table:table-cell>
          <table:table-cell office:value-type="float" office:value="0.0077484387" calcext:value-type="float">
            <text:p>7.75E-03</text:p>
          </table:table-cell>
          <table:table-cell office:value-type="float" office:value="62.49538" calcext:value-type="float">
            <text:p>6.25E+01</text:p>
          </table:table-cell>
        </table:table-row>
        <table:table-row table:style-name="ro1">
          <table:table-cell office:value-type="string" calcext:value-type="string">
            <text:p>hbarW=</text:p>
          </table:table-cell>
          <table:table-cell office:value-type="float" office:value="0.00029012665" calcext:value-type="float">
            <text:p>2.90E-04</text:p>
          </table:table-cell>
          <table:table-cell office:value-type="string" calcext:value-type="string">
            <text:p>Ha</text:p>
          </table:table-cell>
          <table:table-cell office:value-type="float" office:value="0.0078947477" calcext:value-type="float">
            <text:p>7.89E-03</text:p>
          </table:table-cell>
          <table:table-cell office:value-type="string" calcext:value-type="string">
            <text:p>eV;</text:p>
          </table:table-cell>
          <table:table-cell office:value-type="string" calcext:value-type="string">
            <text:p>nu=</text:p>
          </table:table-cell>
          <table:table-cell office:value-type="float" office:value="63.675441" calcext:value-type="float">
            <text:p>6.37E+01</text:p>
          </table:table-cell>
          <table:table-cell office:value-type="string" calcext:value-type="string">
            <text:p>cm^-1</text:p>
          </table:table-cell>
          <table:table-cell office:value-type="float" office:value="27" calcext:value-type="float">
            <text:p>27</text:p>
          </table:table-cell>
          <table:table-cell office:value-type="float" office:value="0.0078947477" calcext:value-type="float">
            <text:p>7.89E-03</text:p>
          </table:table-cell>
          <table:table-cell office:value-type="float" office:value="63.675441" calcext:value-type="float">
            <text:p>6.37E+01</text:p>
          </table:table-cell>
        </table:table-row>
        <table:table-row table:style-name="ro1">
          <table:table-cell office:value-type="string" calcext:value-type="string">
            <text:p>hbarW=</text:p>
          </table:table-cell>
          <table:table-cell office:value-type="float" office:value="0.00029023471" calcext:value-type="float">
            <text:p>2.90E-04</text:p>
          </table:table-cell>
          <table:table-cell office:value-type="string" calcext:value-type="string">
            <text:p>Ha</text:p>
          </table:table-cell>
          <table:table-cell office:value-type="float" office:value="0.0078976881" calcext:value-type="float">
            <text:p>7.90E-03</text:p>
          </table:table-cell>
          <table:table-cell office:value-type="string" calcext:value-type="string">
            <text:p>eV;</text:p>
          </table:table-cell>
          <table:table-cell office:value-type="string" calcext:value-type="string">
            <text:p>nu=</text:p>
          </table:table-cell>
          <table:table-cell office:value-type="float" office:value="63.699157" calcext:value-type="float">
            <text:p>6.37E+01</text:p>
          </table:table-cell>
          <table:table-cell office:value-type="string" calcext:value-type="string">
            <text:p>cm^-1</text:p>
          </table:table-cell>
          <table:table-cell office:value-type="float" office:value="28" calcext:value-type="float">
            <text:p>28</text:p>
          </table:table-cell>
          <table:table-cell office:value-type="float" office:value="0.0078976881" calcext:value-type="float">
            <text:p>7.90E-03</text:p>
          </table:table-cell>
          <table:table-cell office:value-type="float" office:value="63.699157" calcext:value-type="float">
            <text:p>6.37E+01</text:p>
          </table:table-cell>
        </table:table-row>
        <table:table-row table:style-name="ro1">
          <table:table-cell office:value-type="string" calcext:value-type="string">
            <text:p>hbarW=</text:p>
          </table:table-cell>
          <table:table-cell office:value-type="float" office:value="0.00030600142" calcext:value-type="float">
            <text:p>3.06E-04</text:p>
          </table:table-cell>
          <table:table-cell office:value-type="string" calcext:value-type="string">
            <text:p>Ha</text:p>
          </table:table-cell>
          <table:table-cell office:value-type="float" office:value="0.008326722" calcext:value-type="float">
            <text:p>8.33E-03</text:p>
          </table:table-cell>
          <table:table-cell office:value-type="string" calcext:value-type="string">
            <text:p>eV;</text:p>
          </table:table-cell>
          <table:table-cell office:value-type="string" calcext:value-type="string">
            <text:p>nu=</text:p>
          </table:table-cell>
          <table:table-cell office:value-type="float" office:value="67.15955" calcext:value-type="float">
            <text:p>6.72E+01</text:p>
          </table:table-cell>
          <table:table-cell office:value-type="string" calcext:value-type="string">
            <text:p>cm^-1</text:p>
          </table:table-cell>
          <table:table-cell office:value-type="float" office:value="29" calcext:value-type="float">
            <text:p>29</text:p>
          </table:table-cell>
          <table:table-cell office:value-type="float" office:value="0.008326722" calcext:value-type="float">
            <text:p>8.33E-03</text:p>
          </table:table-cell>
          <table:table-cell office:value-type="float" office:value="67.15955" calcext:value-type="float">
            <text:p>6.72E+01</text:p>
          </table:table-cell>
        </table:table-row>
        <table:table-row table:style-name="ro1">
          <table:table-cell office:value-type="string" calcext:value-type="string">
            <text:p>hbarW=</text:p>
          </table:table-cell>
          <table:table-cell office:value-type="float" office:value="0.00030611545" calcext:value-type="float">
            <text:p>3.06E-04</text:p>
          </table:table-cell>
          <table:table-cell office:value-type="string" calcext:value-type="string">
            <text:p>Ha</text:p>
          </table:table-cell>
          <table:table-cell office:value-type="float" office:value="0.0083298251" calcext:value-type="float">
            <text:p>8.33E-03</text:p>
          </table:table-cell>
          <table:table-cell office:value-type="string" calcext:value-type="string">
            <text:p>eV;</text:p>
          </table:table-cell>
          <table:table-cell office:value-type="string" calcext:value-type="string">
            <text:p>nu=</text:p>
          </table:table-cell>
          <table:table-cell office:value-type="float" office:value="67.184577" calcext:value-type="float">
            <text:p>6.72E+01</text:p>
          </table:table-cell>
          <table:table-cell office:value-type="string" calcext:value-type="string">
            <text:p>cm^-1</text:p>
          </table:table-cell>
          <table:table-cell office:value-type="float" office:value="30" calcext:value-type="float">
            <text:p>30</text:p>
          </table:table-cell>
          <table:table-cell office:value-type="float" office:value="0.0083298251" calcext:value-type="float">
            <text:p>8.33E-03</text:p>
          </table:table-cell>
          <table:table-cell office:value-type="float" office:value="67.184577" calcext:value-type="float">
            <text:p>6.72E+01</text:p>
          </table:table-cell>
        </table:table-row>
        <table:table-row table:style-name="ro1">
          <table:table-cell office:value-type="string" calcext:value-type="string">
            <text:p>hbarW=</text:p>
          </table:table-cell>
          <table:table-cell office:value-type="float" office:value="0.00030621056" calcext:value-type="float">
            <text:p>3.06E-04</text:p>
          </table:table-cell>
          <table:table-cell office:value-type="string" calcext:value-type="string">
            <text:p>Ha</text:p>
          </table:table-cell>
          <table:table-cell office:value-type="float" office:value="0.008332413" calcext:value-type="float">
            <text:p>8.33E-03</text:p>
          </table:table-cell>
          <table:table-cell office:value-type="string" calcext:value-type="string">
            <text:p>eV;</text:p>
          </table:table-cell>
          <table:table-cell office:value-type="string" calcext:value-type="string">
            <text:p>nu=</text:p>
          </table:table-cell>
          <table:table-cell office:value-type="float" office:value="67.205451" calcext:value-type="float">
            <text:p>6.72E+01</text:p>
          </table:table-cell>
          <table:table-cell office:value-type="string" calcext:value-type="string">
            <text:p>cm^-1</text:p>
          </table:table-cell>
          <table:table-cell office:value-type="float" office:value="31" calcext:value-type="float">
            <text:p>31</text:p>
          </table:table-cell>
          <table:table-cell office:value-type="float" office:value="0.008332413" calcext:value-type="float">
            <text:p>8.33E-03</text:p>
          </table:table-cell>
          <table:table-cell office:value-type="float" office:value="67.205451" calcext:value-type="float">
            <text:p>6.72E+01</text:p>
          </table:table-cell>
        </table:table-row>
        <table:table-row table:style-name="ro1">
          <table:table-cell office:value-type="string" calcext:value-type="string">
            <text:p>hbarW=</text:p>
          </table:table-cell>
          <table:table-cell office:value-type="float" office:value="0.00031392968" calcext:value-type="float">
            <text:p>3.14E-04</text:p>
          </table:table-cell>
          <table:table-cell office:value-type="string" calcext:value-type="string">
            <text:p>Ha</text:p>
          </table:table-cell>
          <table:table-cell office:value-type="float" office:value="0.008542461" calcext:value-type="float">
            <text:p>8.54E-03</text:p>
          </table:table-cell>
          <table:table-cell office:value-type="string" calcext:value-type="string">
            <text:p>eV;</text:p>
          </table:table-cell>
          <table:table-cell office:value-type="string" calcext:value-type="string">
            <text:p>nu=</text:p>
          </table:table-cell>
          <table:table-cell office:value-type="float" office:value="68.899602" calcext:value-type="float">
            <text:p>6.89E+01</text:p>
          </table:table-cell>
          <table:table-cell office:value-type="string" calcext:value-type="string">
            <text:p>cm^-1</text:p>
          </table:table-cell>
          <table:table-cell office:value-type="float" office:value="32" calcext:value-type="float">
            <text:p>32</text:p>
          </table:table-cell>
          <table:table-cell office:value-type="float" office:value="0.008542461" calcext:value-type="float">
            <text:p>8.54E-03</text:p>
          </table:table-cell>
          <table:table-cell office:value-type="float" office:value="68.899602" calcext:value-type="float">
            <text:p>6.89E+01</text:p>
          </table:table-cell>
        </table:table-row>
        <table:table-row table:style-name="ro1">
          <table:table-cell office:value-type="string" calcext:value-type="string">
            <text:p>hbarW=</text:p>
          </table:table-cell>
          <table:table-cell office:value-type="float" office:value="0.00031400302" calcext:value-type="float">
            <text:p>3.14E-04</text:p>
          </table:table-cell>
          <table:table-cell office:value-type="string" calcext:value-type="string">
            <text:p>Ha</text:p>
          </table:table-cell>
          <table:table-cell office:value-type="float" office:value="0.0085444568" calcext:value-type="float">
            <text:p>8.54E-03</text:p>
          </table:table-cell>
          <table:table-cell office:value-type="string" calcext:value-type="string">
            <text:p>eV;</text:p>
          </table:table-cell>
          <table:table-cell office:value-type="string" calcext:value-type="string">
            <text:p>nu=</text:p>
          </table:table-cell>
          <table:table-cell office:value-type="float" office:value="68.915699" calcext:value-type="float">
            <text:p>6.89E+01</text:p>
          </table:table-cell>
          <table:table-cell office:value-type="string" calcext:value-type="string">
            <text:p>cm^-1</text:p>
          </table:table-cell>
          <table:table-cell office:value-type="float" office:value="33" calcext:value-type="float">
            <text:p>33</text:p>
          </table:table-cell>
          <table:table-cell office:value-type="float" office:value="0.0085444568" calcext:value-type="float">
            <text:p>8.54E-03</text:p>
          </table:table-cell>
          <table:table-cell office:value-type="float" office:value="68.915699" calcext:value-type="float">
            <text:p>6.89E+01</text:p>
          </table:table-cell>
        </table:table-row>
        <table:table-row table:style-name="ro1">
          <table:table-cell office:value-type="string" calcext:value-type="string">
            <text:p>hbarW=</text:p>
          </table:table-cell>
          <table:table-cell office:value-type="float" office:value="0.00031414706" calcext:value-type="float">
            <text:p>3.14E-04</text:p>
          </table:table-cell>
          <table:table-cell office:value-type="string" calcext:value-type="string">
            <text:p>Ha</text:p>
          </table:table-cell>
          <table:table-cell office:value-type="float" office:value="0.0085483762" calcext:value-type="float">
            <text:p>8.55E-03</text:p>
          </table:table-cell>
          <table:table-cell office:value-type="string" calcext:value-type="string">
            <text:p>eV;</text:p>
          </table:table-cell>
          <table:table-cell office:value-type="string" calcext:value-type="string">
            <text:p>nu=</text:p>
          </table:table-cell>
          <table:table-cell office:value-type="float" office:value="68.947311" calcext:value-type="float">
            <text:p>6.89E+01</text:p>
          </table:table-cell>
          <table:table-cell office:value-type="string" calcext:value-type="string">
            <text:p>cm^-1</text:p>
          </table:table-cell>
          <table:table-cell office:value-type="float" office:value="34" calcext:value-type="float">
            <text:p>34</text:p>
          </table:table-cell>
          <table:table-cell office:value-type="float" office:value="0.0085483762" calcext:value-type="float">
            <text:p>8.55E-03</text:p>
          </table:table-cell>
          <table:table-cell office:value-type="float" office:value="68.947311" calcext:value-type="float">
            <text:p>6.89E+01</text:p>
          </table:table-cell>
        </table:table-row>
        <table:table-row table:style-name="ro1">
          <table:table-cell office:value-type="string" calcext:value-type="string">
            <text:p>hbarW=</text:p>
          </table:table-cell>
          <table:table-cell office:value-type="float" office:value="0.00032404877" calcext:value-type="float">
            <text:p>3.24E-04</text:p>
          </table:table-cell>
          <table:table-cell office:value-type="string" calcext:value-type="string">
            <text:p>Ha</text:p>
          </table:table-cell>
          <table:table-cell office:value-type="float" office:value="0.0088178154" calcext:value-type="float">
            <text:p>8.82E-03</text:p>
          </table:table-cell>
          <table:table-cell office:value-type="string" calcext:value-type="string">
            <text:p>eV;</text:p>
          </table:table-cell>
          <table:table-cell office:value-type="string" calcext:value-type="string">
            <text:p>nu=</text:p>
          </table:table-cell>
          <table:table-cell office:value-type="float" office:value="71.120485" calcext:value-type="float">
            <text:p>7.11E+01</text:p>
          </table:table-cell>
          <table:table-cell office:value-type="string" calcext:value-type="string">
            <text:p>cm^-1</text:p>
          </table:table-cell>
          <table:table-cell office:value-type="float" office:value="35" calcext:value-type="float">
            <text:p>35</text:p>
          </table:table-cell>
          <table:table-cell office:value-type="float" office:value="0.0088178154" calcext:value-type="float">
            <text:p>8.82E-03</text:p>
          </table:table-cell>
          <table:table-cell office:value-type="float" office:value="71.120485" calcext:value-type="float">
            <text:p>7.11E+01</text:p>
          </table:table-cell>
        </table:table-row>
        <table:table-row table:style-name="ro1">
          <table:table-cell office:value-type="string" calcext:value-type="string">
            <text:p>hbarW=</text:p>
          </table:table-cell>
          <table:table-cell office:value-type="float" office:value="0.00032408639" calcext:value-type="float">
            <text:p>3.24E-04</text:p>
          </table:table-cell>
          <table:table-cell office:value-type="string" calcext:value-type="string">
            <text:p>Ha</text:p>
          </table:table-cell>
          <table:table-cell office:value-type="float" office:value="0.008818839" calcext:value-type="float">
            <text:p>8.82E-03</text:p>
          </table:table-cell>
          <table:table-cell office:value-type="string" calcext:value-type="string">
            <text:p>eV;</text:p>
          </table:table-cell>
          <table:table-cell office:value-type="string" calcext:value-type="string">
            <text:p>nu=</text:p>
          </table:table-cell>
          <table:table-cell office:value-type="float" office:value="71.128741" calcext:value-type="float">
            <text:p>7.11E+01</text:p>
          </table:table-cell>
          <table:table-cell office:value-type="string" calcext:value-type="string">
            <text:p>cm^-1</text:p>
          </table:table-cell>
          <table:table-cell office:value-type="float" office:value="36" calcext:value-type="float">
            <text:p>36</text:p>
          </table:table-cell>
          <table:table-cell office:value-type="float" office:value="0.008818839" calcext:value-type="float">
            <text:p>8.82E-03</text:p>
          </table:table-cell>
          <table:table-cell office:value-type="float" office:value="71.128741" calcext:value-type="float">
            <text:p>7.11E+01</text:p>
          </table:table-cell>
        </table:table-row>
        <table:table-row table:style-name="ro1">
          <table:table-cell office:value-type="string" calcext:value-type="string">
            <text:p>hbarW=</text:p>
          </table:table-cell>
          <table:table-cell office:value-type="float" office:value="0.00032418239" calcext:value-type="float">
            <text:p>3.24E-04</text:p>
          </table:table-cell>
          <table:table-cell office:value-type="string" calcext:value-type="string">
            <text:p>Ha</text:p>
          </table:table-cell>
          <table:table-cell office:value-type="float" office:value="0.0088214513" calcext:value-type="float">
            <text:p>8.82E-03</text:p>
          </table:table-cell>
          <table:table-cell office:value-type="string" calcext:value-type="string">
            <text:p>eV;</text:p>
          </table:table-cell>
          <table:table-cell office:value-type="string" calcext:value-type="string">
            <text:p>nu=</text:p>
          </table:table-cell>
          <table:table-cell office:value-type="float" office:value="71.149811" calcext:value-type="float">
            <text:p>7.11E+01</text:p>
          </table:table-cell>
          <table:table-cell office:value-type="string" calcext:value-type="string">
            <text:p>cm^-1</text:p>
          </table:table-cell>
          <table:table-cell office:value-type="float" office:value="37" calcext:value-type="float">
            <text:p>37</text:p>
          </table:table-cell>
          <table:table-cell office:value-type="float" office:value="0.0088214513" calcext:value-type="float">
            <text:p>8.82E-03</text:p>
          </table:table-cell>
          <table:table-cell office:value-type="float" office:value="71.149811" calcext:value-type="float">
            <text:p>7.11E+01</text:p>
          </table:table-cell>
        </table:table-row>
        <table:table-row table:style-name="ro1">
          <table:table-cell office:value-type="string" calcext:value-type="string">
            <text:p>hbarW=</text:p>
          </table:table-cell>
          <table:table-cell office:value-type="float" office:value="0.00033736552" calcext:value-type="float">
            <text:p>3.37E-04</text:p>
          </table:table-cell>
          <table:table-cell office:value-type="string" calcext:value-type="string">
            <text:p>Ha</text:p>
          </table:table-cell>
          <table:table-cell office:value-type="float" office:value="0.0091801827" calcext:value-type="float">
            <text:p>9.18E-03</text:p>
          </table:table-cell>
          <table:table-cell office:value-type="string" calcext:value-type="string">
            <text:p>eV;</text:p>
          </table:table-cell>
          <table:table-cell office:value-type="string" calcext:value-type="string">
            <text:p>nu=</text:p>
          </table:table-cell>
          <table:table-cell office:value-type="float" office:value="74.043175" calcext:value-type="float">
            <text:p>7.40E+01</text:p>
          </table:table-cell>
          <table:table-cell office:value-type="string" calcext:value-type="string">
            <text:p>cm^-1</text:p>
          </table:table-cell>
          <table:table-cell office:value-type="float" office:value="38" calcext:value-type="float">
            <text:p>38</text:p>
          </table:table-cell>
          <table:table-cell office:value-type="float" office:value="0.0091801827" calcext:value-type="float">
            <text:p>9.18E-03</text:p>
          </table:table-cell>
          <table:table-cell office:value-type="float" office:value="74.043175" calcext:value-type="float">
            <text:p>7.40E+01</text:p>
          </table:table-cell>
        </table:table-row>
        <table:table-row table:style-name="ro1">
          <table:table-cell office:value-type="string" calcext:value-type="string">
            <text:p>hbarW=</text:p>
          </table:table-cell>
          <table:table-cell office:value-type="float" office:value="0.00034452222" calcext:value-type="float">
            <text:p>3.45E-04</text:p>
          </table:table-cell>
          <table:table-cell office:value-type="string" calcext:value-type="string">
            <text:p>Ha</text:p>
          </table:table-cell>
          <table:table-cell office:value-type="float" office:value="0.0093749263" calcext:value-type="float">
            <text:p>9.37E-03</text:p>
          </table:table-cell>
          <table:table-cell office:value-type="string" calcext:value-type="string">
            <text:p>eV;</text:p>
          </table:table-cell>
          <table:table-cell office:value-type="string" calcext:value-type="string">
            <text:p>nu=</text:p>
          </table:table-cell>
          <table:table-cell office:value-type="float" office:value="75.613888" calcext:value-type="float">
            <text:p>7.56E+01</text:p>
          </table:table-cell>
          <table:table-cell office:value-type="string" calcext:value-type="string">
            <text:p>cm^-1</text:p>
          </table:table-cell>
          <table:table-cell office:value-type="float" office:value="39" calcext:value-type="float">
            <text:p>39</text:p>
          </table:table-cell>
          <table:table-cell office:value-type="float" office:value="0.0093749263" calcext:value-type="float">
            <text:p>9.37E-03</text:p>
          </table:table-cell>
          <table:table-cell office:value-type="float" office:value="75.613888" calcext:value-type="float">
            <text:p>7.56E+01</text:p>
          </table:table-cell>
        </table:table-row>
        <table:table-row table:style-name="ro1">
          <table:table-cell office:value-type="string" calcext:value-type="string">
            <text:p>hbarW=</text:p>
          </table:table-cell>
          <table:table-cell office:value-type="float" office:value="0.0003445571" calcext:value-type="float">
            <text:p>3.45E-04</text:p>
          </table:table-cell>
          <table:table-cell office:value-type="string" calcext:value-type="string">
            <text:p>Ha</text:p>
          </table:table-cell>
          <table:table-cell office:value-type="float" office:value="0.0093758754" calcext:value-type="float">
            <text:p>9.38E-03</text:p>
          </table:table-cell>
          <table:table-cell office:value-type="string" calcext:value-type="string">
            <text:p>eV;</text:p>
          </table:table-cell>
          <table:table-cell office:value-type="string" calcext:value-type="string">
            <text:p>nu=</text:p>
          </table:table-cell>
          <table:table-cell office:value-type="float" office:value="75.621543" calcext:value-type="float">
            <text:p>7.56E+01</text:p>
          </table:table-cell>
          <table:table-cell office:value-type="string" calcext:value-type="string">
            <text:p>cm^-1</text:p>
          </table:table-cell>
          <table:table-cell office:value-type="float" office:value="40" calcext:value-type="float">
            <text:p>40</text:p>
          </table:table-cell>
          <table:table-cell office:value-type="float" office:value="0.0093758754" calcext:value-type="float">
            <text:p>9.38E-03</text:p>
          </table:table-cell>
          <table:table-cell office:value-type="float" office:value="75.621543" calcext:value-type="float">
            <text:p>7.56E+01</text:p>
          </table:table-cell>
        </table:table-row>
        <table:table-row table:style-name="ro1">
          <table:table-cell office:value-type="string" calcext:value-type="string">
            <text:p>hbarW=</text:p>
          </table:table-cell>
          <table:table-cell office:value-type="float" office:value="0.00034458696" calcext:value-type="float">
            <text:p>3.45E-04</text:p>
          </table:table-cell>
          <table:table-cell office:value-type="string" calcext:value-type="string">
            <text:p>Ha</text:p>
          </table:table-cell>
          <table:table-cell office:value-type="float" office:value="0.0093766881" calcext:value-type="float">
            <text:p>9.38E-03</text:p>
          </table:table-cell>
          <table:table-cell office:value-type="string" calcext:value-type="string">
            <text:p>eV;</text:p>
          </table:table-cell>
          <table:table-cell office:value-type="string" calcext:value-type="string">
            <text:p>nu=</text:p>
          </table:table-cell>
          <table:table-cell office:value-type="float" office:value="75.628098" calcext:value-type="float">
            <text:p>7.56E+01</text:p>
          </table:table-cell>
          <table:table-cell office:value-type="string" calcext:value-type="string">
            <text:p>cm^-1</text:p>
          </table:table-cell>
          <table:table-cell office:value-type="float" office:value="41" calcext:value-type="float">
            <text:p>41</text:p>
          </table:table-cell>
          <table:table-cell office:value-type="float" office:value="0.0093766881" calcext:value-type="float">
            <text:p>9.38E-03</text:p>
          </table:table-cell>
          <table:table-cell office:value-type="float" office:value="75.628098" calcext:value-type="float">
            <text:p>7.56E+01</text:p>
          </table:table-cell>
        </table:table-row>
        <table:table-row table:style-name="ro1">
          <table:table-cell office:value-type="string" calcext:value-type="string">
            <text:p>hbarW=</text:p>
          </table:table-cell>
          <table:table-cell office:value-type="float" office:value="0.00035507268" calcext:value-type="float">
            <text:p>3.55E-04</text:p>
          </table:table-cell>
          <table:table-cell office:value-type="string" calcext:value-type="string">
            <text:p>Ha</text:p>
          </table:table-cell>
          <table:table-cell office:value-type="float" office:value="0.0096620189" calcext:value-type="float">
            <text:p>9.66E-03</text:p>
          </table:table-cell>
          <table:table-cell office:value-type="string" calcext:value-type="string">
            <text:p>eV;</text:p>
          </table:table-cell>
          <table:table-cell office:value-type="string" calcext:value-type="string">
            <text:p>nu=</text:p>
          </table:table-cell>
          <table:table-cell office:value-type="float" office:value="77.929446" calcext:value-type="float">
            <text:p>7.79E+01</text:p>
          </table:table-cell>
          <table:table-cell office:value-type="string" calcext:value-type="string">
            <text:p>cm^-1</text:p>
          </table:table-cell>
          <table:table-cell office:value-type="float" office:value="42" calcext:value-type="float">
            <text:p>42</text:p>
          </table:table-cell>
          <table:table-cell office:value-type="float" office:value="0.0096620189" calcext:value-type="float">
            <text:p>9.66E-03</text:p>
          </table:table-cell>
          <table:table-cell office:value-type="float" office:value="77.929446" calcext:value-type="float">
            <text:p>7.79E+01</text:p>
          </table:table-cell>
        </table:table-row>
        <table:table-row table:style-name="ro1">
          <table:table-cell office:value-type="string" calcext:value-type="string">
            <text:p>hbarW=</text:p>
          </table:table-cell>
          <table:table-cell office:value-type="float" office:value="0.00039062275" calcext:value-type="float">
            <text:p>3.91E-04</text:p>
          </table:table-cell>
          <table:table-cell office:value-type="string" calcext:value-type="string">
            <text:p>Ha</text:p>
          </table:table-cell>
          <table:table-cell office:value-type="float" office:value="0.010629385" calcext:value-type="float">
            <text:p>1.06E-02</text:p>
          </table:table-cell>
          <table:table-cell office:value-type="string" calcext:value-type="string">
            <text:p>eV;</text:p>
          </table:table-cell>
          <table:table-cell office:value-type="string" calcext:value-type="string">
            <text:p>nu=</text:p>
          </table:table-cell>
          <table:table-cell office:value-type="float" office:value="85.731785" calcext:value-type="float">
            <text:p>8.57E+01</text:p>
          </table:table-cell>
          <table:table-cell office:value-type="string" calcext:value-type="string">
            <text:p>cm^-1</text:p>
          </table:table-cell>
          <table:table-cell office:value-type="float" office:value="43" calcext:value-type="float">
            <text:p>43</text:p>
          </table:table-cell>
          <table:table-cell office:value-type="float" office:value="0.010629385" calcext:value-type="float">
            <text:p>1.06E-02</text:p>
          </table:table-cell>
          <table:table-cell office:value-type="float" office:value="85.731785" calcext:value-type="float">
            <text:p>8.57E+01</text:p>
          </table:table-cell>
        </table:table-row>
        <table:table-row table:style-name="ro1">
          <table:table-cell office:value-type="string" calcext:value-type="string">
            <text:p>hbarW=</text:p>
          </table:table-cell>
          <table:table-cell office:value-type="float" office:value="0.00039089186" calcext:value-type="float">
            <text:p>3.91E-04</text:p>
          </table:table-cell>
          <table:table-cell office:value-type="string" calcext:value-type="string">
            <text:p>Ha</text:p>
          </table:table-cell>
          <table:table-cell office:value-type="float" office:value="0.010636708" calcext:value-type="float">
            <text:p>1.06E-02</text:p>
          </table:table-cell>
          <table:table-cell office:value-type="string" calcext:value-type="string">
            <text:p>eV;</text:p>
          </table:table-cell>
          <table:table-cell office:value-type="string" calcext:value-type="string">
            <text:p>nu=</text:p>
          </table:table-cell>
          <table:table-cell office:value-type="float" office:value="85.790848" calcext:value-type="float">
            <text:p>8.58E+01</text:p>
          </table:table-cell>
          <table:table-cell office:value-type="string" calcext:value-type="string">
            <text:p>cm^-1</text:p>
          </table:table-cell>
          <table:table-cell office:value-type="float" office:value="44" calcext:value-type="float">
            <text:p>44</text:p>
          </table:table-cell>
          <table:table-cell office:value-type="float" office:value="0.010636708" calcext:value-type="float">
            <text:p>1.06E-02</text:p>
          </table:table-cell>
          <table:table-cell office:value-type="float" office:value="85.790848" calcext:value-type="float">
            <text:p>8.58E+01</text:p>
          </table:table-cell>
        </table:table-row>
        <table:table-row table:style-name="ro1">
          <table:table-cell office:value-type="string" calcext:value-type="string">
            <text:p>hbarW=</text:p>
          </table:table-cell>
          <table:table-cell office:value-type="float" office:value="0.00039090158" calcext:value-type="float">
            <text:p>3.91E-04</text:p>
          </table:table-cell>
          <table:table-cell office:value-type="string" calcext:value-type="string">
            <text:p>Ha</text:p>
          </table:table-cell>
          <table:table-cell office:value-type="float" office:value="0.010636973" calcext:value-type="float">
            <text:p>1.06E-02</text:p>
          </table:table-cell>
          <table:table-cell office:value-type="string" calcext:value-type="string">
            <text:p>eV;</text:p>
          </table:table-cell>
          <table:table-cell office:value-type="string" calcext:value-type="string">
            <text:p>nu=</text:p>
          </table:table-cell>
          <table:table-cell office:value-type="float" office:value="85.792983" calcext:value-type="float">
            <text:p>8.58E+01</text:p>
          </table:table-cell>
          <table:table-cell office:value-type="string" calcext:value-type="string">
            <text:p>cm^-1</text:p>
          </table:table-cell>
          <table:table-cell office:value-type="float" office:value="45" calcext:value-type="float">
            <text:p>45</text:p>
          </table:table-cell>
          <table:table-cell office:value-type="float" office:value="0.010636973" calcext:value-type="float">
            <text:p>1.06E-02</text:p>
          </table:table-cell>
          <table:table-cell office:value-type="float" office:value="85.792983" calcext:value-type="float">
            <text:p>8.58E+01</text:p>
          </table:table-cell>
        </table:table-row>
        <table:table-row table:style-name="ro1">
          <table:table-cell office:value-type="string" calcext:value-type="string">
            <text:p>hbarW=</text:p>
          </table:table-cell>
          <table:table-cell office:value-type="float" office:value="0.00043149393" calcext:value-type="float">
            <text:p>4.31E-04</text:p>
          </table:table-cell>
          <table:table-cell office:value-type="string" calcext:value-type="string">
            <text:p>Ha</text:p>
          </table:table-cell>
          <table:table-cell office:value-type="float" office:value="0.011741547" calcext:value-type="float">
            <text:p>1.17E-02</text:p>
          </table:table-cell>
          <table:table-cell office:value-type="string" calcext:value-type="string">
            <text:p>eV;</text:p>
          </table:table-cell>
          <table:table-cell office:value-type="string" calcext:value-type="string">
            <text:p>nu=</text:p>
          </table:table-cell>
          <table:table-cell office:value-type="float" office:value="94.701972" calcext:value-type="float">
            <text:p>9.47E+01</text:p>
          </table:table-cell>
          <table:table-cell office:value-type="string" calcext:value-type="string">
            <text:p>cm^-1</text:p>
          </table:table-cell>
          <table:table-cell office:value-type="float" office:value="46" calcext:value-type="float">
            <text:p>46</text:p>
          </table:table-cell>
          <table:table-cell office:value-type="float" office:value="0.011741547" calcext:value-type="float">
            <text:p>1.17E-02</text:p>
          </table:table-cell>
          <table:table-cell office:value-type="float" office:value="94.701972" calcext:value-type="float">
            <text:p>9.47E+01</text:p>
          </table:table-cell>
        </table:table-row>
        <table:table-row table:style-name="ro1">
          <table:table-cell office:value-type="string" calcext:value-type="string">
            <text:p>hbarW=</text:p>
          </table:table-cell>
          <table:table-cell office:value-type="float" office:value="0.0004315704" calcext:value-type="float">
            <text:p>4.32E-04</text:p>
          </table:table-cell>
          <table:table-cell office:value-type="string" calcext:value-type="string">
            <text:p>Ha</text:p>
          </table:table-cell>
          <table:table-cell office:value-type="float" office:value="0.011743628" calcext:value-type="float">
            <text:p>1.17E-02</text:p>
          </table:table-cell>
          <table:table-cell office:value-type="string" calcext:value-type="string">
            <text:p>eV;</text:p>
          </table:table-cell>
          <table:table-cell office:value-type="string" calcext:value-type="string">
            <text:p>nu=</text:p>
          </table:table-cell>
          <table:table-cell office:value-type="float" office:value="94.718757" calcext:value-type="float">
            <text:p>9.47E+01</text:p>
          </table:table-cell>
          <table:table-cell office:value-type="string" calcext:value-type="string">
            <text:p>cm^-1</text:p>
          </table:table-cell>
          <table:table-cell office:value-type="float" office:value="47" calcext:value-type="float">
            <text:p>47</text:p>
          </table:table-cell>
          <table:table-cell office:value-type="float" office:value="0.011743628" calcext:value-type="float">
            <text:p>1.17E-02</text:p>
          </table:table-cell>
          <table:table-cell office:value-type="float" office:value="94.718757" calcext:value-type="float">
            <text:p>9.47E+01</text:p>
          </table:table-cell>
        </table:table-row>
        <table:table-row table:style-name="ro1">
          <table:table-cell office:value-type="string" calcext:value-type="string">
            <text:p>hbarW=</text:p>
          </table:table-cell>
          <table:table-cell office:value-type="float" office:value="0.00044093876" calcext:value-type="float">
            <text:p>4.41E-04</text:p>
          </table:table-cell>
          <table:table-cell office:value-type="string" calcext:value-type="string">
            <text:p>Ha</text:p>
          </table:table-cell>
          <table:table-cell office:value-type="float" office:value="0.011998554" calcext:value-type="float">
            <text:p>1.20E-02</text:p>
          </table:table-cell>
          <table:table-cell office:value-type="string" calcext:value-type="string">
            <text:p>eV;</text:p>
          </table:table-cell>
          <table:table-cell office:value-type="string" calcext:value-type="string">
            <text:p>nu=</text:p>
          </table:table-cell>
          <table:table-cell office:value-type="float" office:value="96.774873" calcext:value-type="float">
            <text:p>9.68E+01</text:p>
          </table:table-cell>
          <table:table-cell office:value-type="string" calcext:value-type="string">
            <text:p>cm^-1</text:p>
          </table:table-cell>
          <table:table-cell office:value-type="float" office:value="48" calcext:value-type="float">
            <text:p>48</text:p>
          </table:table-cell>
          <table:table-cell office:value-type="float" office:value="0.011998554" calcext:value-type="float">
            <text:p>1.20E-02</text:p>
          </table:table-cell>
          <table:table-cell office:value-type="float" office:value="96.774873" calcext:value-type="float">
            <text:p>9.68E+01</text:p>
          </table:table-cell>
        </table:table-row>
        <table:table-row table:style-name="ro1">
          <table:table-cell office:value-type="string" calcext:value-type="string">
            <text:p>hbarW=</text:p>
          </table:table-cell>
          <table:table-cell office:value-type="float" office:value="0.00044102645" calcext:value-type="float">
            <text:p>4.41E-04</text:p>
          </table:table-cell>
          <table:table-cell office:value-type="string" calcext:value-type="string">
            <text:p>Ha</text:p>
          </table:table-cell>
          <table:table-cell office:value-type="float" office:value="0.01200094" calcext:value-type="float">
            <text:p>1.20E-02</text:p>
          </table:table-cell>
          <table:table-cell office:value-type="string" calcext:value-type="string">
            <text:p>eV;</text:p>
          </table:table-cell>
          <table:table-cell office:value-type="string" calcext:value-type="string">
            <text:p>nu=</text:p>
          </table:table-cell>
          <table:table-cell office:value-type="float" office:value="96.794119" calcext:value-type="float">
            <text:p>9.68E+01</text:p>
          </table:table-cell>
          <table:table-cell office:value-type="string" calcext:value-type="string">
            <text:p>cm^-1</text:p>
          </table:table-cell>
          <table:table-cell office:value-type="float" office:value="49" calcext:value-type="float">
            <text:p>49</text:p>
          </table:table-cell>
          <table:table-cell office:value-type="float" office:value="0.01200094" calcext:value-type="float">
            <text:p>1.20E-02</text:p>
          </table:table-cell>
          <table:table-cell office:value-type="float" office:value="96.794119" calcext:value-type="float">
            <text:p>9.68E+01</text:p>
          </table:table-cell>
        </table:table-row>
        <table:table-row table:style-name="ro1">
          <table:table-cell office:value-type="string" calcext:value-type="string">
            <text:p>hbarW=</text:p>
          </table:table-cell>
          <table:table-cell office:value-type="float" office:value="0.00044109366" calcext:value-type="float">
            <text:p>4.41E-04</text:p>
          </table:table-cell>
          <table:table-cell office:value-type="string" calcext:value-type="string">
            <text:p>Ha</text:p>
          </table:table-cell>
          <table:table-cell office:value-type="float" office:value="0.012002769" calcext:value-type="float">
            <text:p>1.20E-02</text:p>
          </table:table-cell>
          <table:table-cell office:value-type="string" calcext:value-type="string">
            <text:p>eV;</text:p>
          </table:table-cell>
          <table:table-cell office:value-type="string" calcext:value-type="string">
            <text:p>nu=</text:p>
          </table:table-cell>
          <table:table-cell office:value-type="float" office:value="96.80887" calcext:value-type="float">
            <text:p>9.68E+01</text:p>
          </table:table-cell>
          <table:table-cell office:value-type="string" calcext:value-type="string">
            <text:p>cm^-1</text:p>
          </table:table-cell>
          <table:table-cell office:value-type="float" office:value="50" calcext:value-type="float">
            <text:p>50</text:p>
          </table:table-cell>
          <table:table-cell office:value-type="float" office:value="0.012002769" calcext:value-type="float">
            <text:p>1.20E-02</text:p>
          </table:table-cell>
          <table:table-cell office:value-type="float" office:value="96.80887" calcext:value-type="float">
            <text:p>9.68E+01</text:p>
          </table:table-cell>
        </table:table-row>
        <table:table-row table:style-name="ro1">
          <table:table-cell office:value-type="string" calcext:value-type="string">
            <text:p>hbarW=</text:p>
          </table:table-cell>
          <table:table-cell office:value-type="float" office:value="0.00045149684" calcext:value-type="float">
            <text:p>4.51E-04</text:p>
          </table:table-cell>
          <table:table-cell office:value-type="string" calcext:value-type="string">
            <text:p>Ha</text:p>
          </table:table-cell>
          <table:table-cell office:value-type="float" office:value="0.012285854" calcext:value-type="float">
            <text:p>1.23E-02</text:p>
          </table:table-cell>
          <table:table-cell office:value-type="string" calcext:value-type="string">
            <text:p>eV;</text:p>
          </table:table-cell>
          <table:table-cell office:value-type="string" calcext:value-type="string">
            <text:p>nu=</text:p>
          </table:table-cell>
          <table:table-cell office:value-type="float" office:value="99.092105" calcext:value-type="float">
            <text:p>9.91E+01</text:p>
          </table:table-cell>
          <table:table-cell office:value-type="string" calcext:value-type="string">
            <text:p>cm^-1</text:p>
          </table:table-cell>
          <table:table-cell office:value-type="float" office:value="51" calcext:value-type="float">
            <text:p>51</text:p>
          </table:table-cell>
          <table:table-cell office:value-type="float" office:value="0.012285854" calcext:value-type="float">
            <text:p>1.23E-02</text:p>
          </table:table-cell>
          <table:table-cell office:value-type="float" office:value="99.092105" calcext:value-type="float">
            <text:p>9.91E+01</text:p>
          </table:table-cell>
        </table:table-row>
        <table:table-row table:style-name="ro1">
          <table:table-cell office:value-type="string" calcext:value-type="string">
            <text:p>hbarW=</text:p>
          </table:table-cell>
          <table:table-cell office:value-type="float" office:value="0.00045165699" calcext:value-type="float">
            <text:p>4.52E-04</text:p>
          </table:table-cell>
          <table:table-cell office:value-type="string" calcext:value-type="string">
            <text:p>Ha</text:p>
          </table:table-cell>
          <table:table-cell office:value-type="float" office:value="0.012290212" calcext:value-type="float">
            <text:p>1.23E-02</text:p>
          </table:table-cell>
          <table:table-cell office:value-type="string" calcext:value-type="string">
            <text:p>eV;</text:p>
          </table:table-cell>
          <table:table-cell office:value-type="string" calcext:value-type="string">
            <text:p>nu=</text:p>
          </table:table-cell>
          <table:table-cell office:value-type="float" office:value="99.127254" calcext:value-type="float">
            <text:p>9.91E+01</text:p>
          </table:table-cell>
          <table:table-cell office:value-type="string" calcext:value-type="string">
            <text:p>cm^-1</text:p>
          </table:table-cell>
          <table:table-cell office:value-type="float" office:value="52" calcext:value-type="float">
            <text:p>52</text:p>
          </table:table-cell>
          <table:table-cell office:value-type="float" office:value="0.012290212" calcext:value-type="float">
            <text:p>1.23E-02</text:p>
          </table:table-cell>
          <table:table-cell office:value-type="float" office:value="99.127254" calcext:value-type="float">
            <text:p>9.91E+01</text:p>
          </table:table-cell>
        </table:table-row>
        <table:table-row table:style-name="ro1">
          <table:table-cell office:value-type="string" calcext:value-type="string">
            <text:p>hbarW=</text:p>
          </table:table-cell>
          <table:table-cell office:value-type="float" office:value="0.00045167854" calcext:value-type="float">
            <text:p>4.52E-04</text:p>
          </table:table-cell>
          <table:table-cell office:value-type="string" calcext:value-type="string">
            <text:p>Ha</text:p>
          </table:table-cell>
          <table:table-cell office:value-type="float" office:value="0.012290798" calcext:value-type="float">
            <text:p>1.23E-02</text:p>
          </table:table-cell>
          <table:table-cell office:value-type="string" calcext:value-type="string">
            <text:p>eV;</text:p>
          </table:table-cell>
          <table:table-cell office:value-type="string" calcext:value-type="string">
            <text:p>nu=</text:p>
          </table:table-cell>
          <table:table-cell office:value-type="float" office:value="99.131982" calcext:value-type="float">
            <text:p>9.91E+01</text:p>
          </table:table-cell>
          <table:table-cell office:value-type="string" calcext:value-type="string">
            <text:p>cm^-1</text:p>
          </table:table-cell>
          <table:table-cell office:value-type="float" office:value="53" calcext:value-type="float">
            <text:p>53</text:p>
          </table:table-cell>
          <table:table-cell office:value-type="float" office:value="0.012290798" calcext:value-type="float">
            <text:p>1.23E-02</text:p>
          </table:table-cell>
          <table:table-cell office:value-type="float" office:value="99.131982" calcext:value-type="float">
            <text:p>9.91E+01</text:p>
          </table:table-cell>
        </table:table-row>
        <table:table-row table:style-name="ro1">
          <table:table-cell office:value-type="string" calcext:value-type="string">
            <text:p>hbarW=</text:p>
          </table:table-cell>
          <table:table-cell office:value-type="float" office:value="0.0004538477" calcext:value-type="float">
            <text:p>4.54E-04</text:p>
          </table:table-cell>
          <table:table-cell office:value-type="string" calcext:value-type="string">
            <text:p>Ha</text:p>
          </table:table-cell>
          <table:table-cell office:value-type="float" office:value="0.012349824" calcext:value-type="float">
            <text:p>1.23E-02</text:p>
          </table:table-cell>
          <table:table-cell office:value-type="string" calcext:value-type="string">
            <text:p>eV;</text:p>
          </table:table-cell>
          <table:table-cell office:value-type="string" calcext:value-type="string">
            <text:p>nu=</text:p>
          </table:table-cell>
          <table:table-cell office:value-type="float" office:value="99.608059" calcext:value-type="float">
            <text:p>9.96E+01</text:p>
          </table:table-cell>
          <table:table-cell office:value-type="string" calcext:value-type="string">
            <text:p>cm^-1</text:p>
          </table:table-cell>
          <table:table-cell office:value-type="float" office:value="54" calcext:value-type="float">
            <text:p>54</text:p>
          </table:table-cell>
          <table:table-cell office:value-type="float" office:value="0.012349824" calcext:value-type="float">
            <text:p>1.23E-02</text:p>
          </table:table-cell>
          <table:table-cell office:value-type="float" office:value="99.608059" calcext:value-type="float">
            <text:p>9.96E+01</text:p>
          </table:table-cell>
        </table:table-row>
        <table:table-row table:style-name="ro1">
          <table:table-cell office:value-type="string" calcext:value-type="string">
            <text:p>hbarW=</text:p>
          </table:table-cell>
          <table:table-cell office:value-type="float" office:value="0.00045442769" calcext:value-type="float">
            <text:p>4.54E-04</text:p>
          </table:table-cell>
          <table:table-cell office:value-type="string" calcext:value-type="string">
            <text:p>Ha</text:p>
          </table:table-cell>
          <table:table-cell office:value-type="float" office:value="0.012365606" calcext:value-type="float">
            <text:p>1.24E-02</text:p>
          </table:table-cell>
          <table:table-cell office:value-type="string" calcext:value-type="string">
            <text:p>eV;</text:p>
          </table:table-cell>
          <table:table-cell office:value-type="string" calcext:value-type="string">
            <text:p>nu=</text:p>
          </table:table-cell>
          <table:table-cell office:value-type="float" office:value="99.735351" calcext:value-type="float">
            <text:p>9.97E+01</text:p>
          </table:table-cell>
          <table:table-cell office:value-type="string" calcext:value-type="string">
            <text:p>cm^-1</text:p>
          </table:table-cell>
          <table:table-cell office:value-type="float" office:value="55" calcext:value-type="float">
            <text:p>55</text:p>
          </table:table-cell>
          <table:table-cell office:value-type="float" office:value="0.012365606" calcext:value-type="float">
            <text:p>1.24E-02</text:p>
          </table:table-cell>
          <table:table-cell office:value-type="float" office:value="99.735351" calcext:value-type="float">
            <text:p>9.97E+01</text:p>
          </table:table-cell>
        </table:table-row>
        <table:table-row table:style-name="ro1">
          <table:table-cell office:value-type="string" calcext:value-type="string">
            <text:p>hbarW=</text:p>
          </table:table-cell>
          <table:table-cell office:value-type="float" office:value="0.00045446987" calcext:value-type="float">
            <text:p>4.54E-04</text:p>
          </table:table-cell>
          <table:table-cell office:value-type="string" calcext:value-type="string">
            <text:p>Ha</text:p>
          </table:table-cell>
          <table:table-cell office:value-type="float" office:value="0.012366754" calcext:value-type="float">
            <text:p>1.24E-02</text:p>
          </table:table-cell>
          <table:table-cell office:value-type="string" calcext:value-type="string">
            <text:p>eV;</text:p>
          </table:table-cell>
          <table:table-cell office:value-type="string" calcext:value-type="string">
            <text:p>nu=</text:p>
          </table:table-cell>
          <table:table-cell office:value-type="float" office:value="99.744609" calcext:value-type="float">
            <text:p>9.97E+01</text:p>
          </table:table-cell>
          <table:table-cell office:value-type="string" calcext:value-type="string">
            <text:p>cm^-1</text:p>
          </table:table-cell>
          <table:table-cell office:value-type="float" office:value="56" calcext:value-type="float">
            <text:p>56</text:p>
          </table:table-cell>
          <table:table-cell office:value-type="float" office:value="0.012366754" calcext:value-type="float">
            <text:p>1.24E-02</text:p>
          </table:table-cell>
          <table:table-cell office:value-type="float" office:value="99.744609" calcext:value-type="float">
            <text:p>9.97E+01</text:p>
          </table:table-cell>
        </table:table-row>
        <table:table-row table:style-name="ro1">
          <table:table-cell office:value-type="string" calcext:value-type="string">
            <text:p>hbarW=</text:p>
          </table:table-cell>
          <table:table-cell office:value-type="float" office:value="0.0004545194" calcext:value-type="float">
            <text:p>4.55E-04</text:p>
          </table:table-cell>
          <table:table-cell office:value-type="string" calcext:value-type="string">
            <text:p>Ha</text:p>
          </table:table-cell>
          <table:table-cell office:value-type="float" office:value="0.012368102" calcext:value-type="float">
            <text:p>1.24E-02</text:p>
          </table:table-cell>
          <table:table-cell office:value-type="string" calcext:value-type="string">
            <text:p>eV;</text:p>
          </table:table-cell>
          <table:table-cell office:value-type="string" calcext:value-type="string">
            <text:p>nu=</text:p>
          </table:table-cell>
          <table:table-cell office:value-type="float" office:value="99.75548" calcext:value-type="float">
            <text:p>9.98E+01</text:p>
          </table:table-cell>
          <table:table-cell office:value-type="string" calcext:value-type="string">
            <text:p>cm^-1</text:p>
          </table:table-cell>
          <table:table-cell office:value-type="float" office:value="57" calcext:value-type="float">
            <text:p>57</text:p>
          </table:table-cell>
          <table:table-cell office:value-type="float" office:value="0.012368102" calcext:value-type="float">
            <text:p>1.24E-02</text:p>
          </table:table-cell>
          <table:table-cell office:value-type="float" office:value="99.75548" calcext:value-type="float">
            <text:p>9.98E+01</text:p>
          </table:table-cell>
        </table:table-row>
        <table:table-row table:style-name="ro1">
          <table:table-cell office:value-type="string" calcext:value-type="string">
            <text:p>hbarW=</text:p>
          </table:table-cell>
          <table:table-cell office:value-type="float" office:value="0.00046032788" calcext:value-type="float">
            <text:p>4.60E-04</text:p>
          </table:table-cell>
          <table:table-cell office:value-type="string" calcext:value-type="string">
            <text:p>Ha</text:p>
          </table:table-cell>
          <table:table-cell office:value-type="float" office:value="0.012526159" calcext:value-type="float">
            <text:p>1.25E-02</text:p>
          </table:table-cell>
          <table:table-cell office:value-type="string" calcext:value-type="string">
            <text:p>eV;</text:p>
          </table:table-cell>
          <table:table-cell office:value-type="string" calcext:value-type="string">
            <text:p>nu=</text:p>
          </table:table-cell>
          <table:table-cell office:value-type="float" office:value="101.03029" calcext:value-type="float">
            <text:p>1.01E+02</text:p>
          </table:table-cell>
          <table:table-cell office:value-type="string" calcext:value-type="string">
            <text:p>cm^-1</text:p>
          </table:table-cell>
          <table:table-cell office:value-type="float" office:value="58" calcext:value-type="float">
            <text:p>58</text:p>
          </table:table-cell>
          <table:table-cell office:value-type="float" office:value="0.012526159" calcext:value-type="float">
            <text:p>1.25E-02</text:p>
          </table:table-cell>
          <table:table-cell office:value-type="float" office:value="101.03029" calcext:value-type="float">
            <text:p>1.01E+02</text:p>
          </table:table-cell>
        </table:table-row>
        <table:table-row table:style-name="ro1">
          <table:table-cell office:value-type="string" calcext:value-type="string">
            <text:p>hbarW=</text:p>
          </table:table-cell>
          <table:table-cell office:value-type="float" office:value="0.00046041791" calcext:value-type="float">
            <text:p>4.60E-04</text:p>
          </table:table-cell>
          <table:table-cell office:value-type="string" calcext:value-type="string">
            <text:p>Ha</text:p>
          </table:table-cell>
          <table:table-cell office:value-type="float" office:value="0.012528609" calcext:value-type="float">
            <text:p>1.25E-02</text:p>
          </table:table-cell>
          <table:table-cell office:value-type="string" calcext:value-type="string">
            <text:p>eV;</text:p>
          </table:table-cell>
          <table:table-cell office:value-type="string" calcext:value-type="string">
            <text:p>nu=</text:p>
          </table:table-cell>
          <table:table-cell office:value-type="float" office:value="101.05005" calcext:value-type="float">
            <text:p>1.01E+02</text:p>
          </table:table-cell>
          <table:table-cell office:value-type="string" calcext:value-type="string">
            <text:p>cm^-1</text:p>
          </table:table-cell>
          <table:table-cell office:value-type="float" office:value="59" calcext:value-type="float">
            <text:p>59</text:p>
          </table:table-cell>
          <table:table-cell office:value-type="float" office:value="0.012528609" calcext:value-type="float">
            <text:p>1.25E-02</text:p>
          </table:table-cell>
          <table:table-cell office:value-type="float" office:value="101.05005" calcext:value-type="float">
            <text:p>1.01E+02</text:p>
          </table:table-cell>
        </table:table-row>
        <table:table-row table:style-name="ro1">
          <table:table-cell office:value-type="string" calcext:value-type="string">
            <text:p>hbarW=</text:p>
          </table:table-cell>
          <table:table-cell office:value-type="float" office:value="0.00046335168" calcext:value-type="float">
            <text:p>4.63E-04</text:p>
          </table:table-cell>
          <table:table-cell office:value-type="string" calcext:value-type="string">
            <text:p>Ha</text:p>
          </table:table-cell>
          <table:table-cell office:value-type="float" office:value="0.012608441" calcext:value-type="float">
            <text:p>1.26E-02</text:p>
          </table:table-cell>
          <table:table-cell office:value-type="string" calcext:value-type="string">
            <text:p>eV;</text:p>
          </table:table-cell>
          <table:table-cell office:value-type="string" calcext:value-type="string">
            <text:p>nu=</text:p>
          </table:table-cell>
          <table:table-cell office:value-type="float" office:value="101.69394" calcext:value-type="float">
            <text:p>1.02E+02</text:p>
          </table:table-cell>
          <table:table-cell office:value-type="string" calcext:value-type="string">
            <text:p>cm^-1</text:p>
          </table:table-cell>
          <table:table-cell office:value-type="float" office:value="60" calcext:value-type="float">
            <text:p>60</text:p>
          </table:table-cell>
          <table:table-cell office:value-type="float" office:value="0.012608441" calcext:value-type="float">
            <text:p>1.26E-02</text:p>
          </table:table-cell>
          <table:table-cell office:value-type="float" office:value="101.69394" calcext:value-type="float">
            <text:p>1.02E+02</text:p>
          </table:table-cell>
        </table:table-row>
        <table:table-row table:style-name="ro1">
          <table:table-cell office:value-type="string" calcext:value-type="string">
            <text:p>hbarW=</text:p>
          </table:table-cell>
          <table:table-cell office:value-type="float" office:value="0.00046340121" calcext:value-type="float">
            <text:p>4.63E-04</text:p>
          </table:table-cell>
          <table:table-cell office:value-type="string" calcext:value-type="string">
            <text:p>Ha</text:p>
          </table:table-cell>
          <table:table-cell office:value-type="float" office:value="0.012609788" calcext:value-type="float">
            <text:p>1.26E-02</text:p>
          </table:table-cell>
          <table:table-cell office:value-type="string" calcext:value-type="string">
            <text:p>eV;</text:p>
          </table:table-cell>
          <table:table-cell office:value-type="string" calcext:value-type="string">
            <text:p>nu=</text:p>
          </table:table-cell>
          <table:table-cell office:value-type="float" office:value="101.70481" calcext:value-type="float">
            <text:p>1.02E+02</text:p>
          </table:table-cell>
          <table:table-cell office:value-type="string" calcext:value-type="string">
            <text:p>cm^-1</text:p>
          </table:table-cell>
          <table:table-cell office:value-type="float" office:value="61" calcext:value-type="float">
            <text:p>61</text:p>
          </table:table-cell>
          <table:table-cell office:value-type="float" office:value="0.012609788" calcext:value-type="float">
            <text:p>1.26E-02</text:p>
          </table:table-cell>
          <table:table-cell office:value-type="float" office:value="101.70481" calcext:value-type="float">
            <text:p>1.02E+02</text:p>
          </table:table-cell>
        </table:table-row>
        <table:table-row table:style-name="ro1">
          <table:table-cell office:value-type="string" calcext:value-type="string">
            <text:p>hbarW=</text:p>
          </table:table-cell>
          <table:table-cell office:value-type="float" office:value="0.00046343851" calcext:value-type="float">
            <text:p>4.63E-04</text:p>
          </table:table-cell>
          <table:table-cell office:value-type="string" calcext:value-type="string">
            <text:p>Ha</text:p>
          </table:table-cell>
          <table:table-cell office:value-type="float" office:value="0.012610803" calcext:value-type="float">
            <text:p>1.26E-02</text:p>
          </table:table-cell>
          <table:table-cell office:value-type="string" calcext:value-type="string">
            <text:p>eV;</text:p>
          </table:table-cell>
          <table:table-cell office:value-type="string" calcext:value-type="string">
            <text:p>nu=</text:p>
          </table:table-cell>
          <table:table-cell office:value-type="float" office:value="101.713" calcext:value-type="float">
            <text:p>1.02E+02</text:p>
          </table:table-cell>
          <table:table-cell office:value-type="string" calcext:value-type="string">
            <text:p>cm^-1</text:p>
          </table:table-cell>
          <table:table-cell office:value-type="float" office:value="62" calcext:value-type="float">
            <text:p>62</text:p>
          </table:table-cell>
          <table:table-cell office:value-type="float" office:value="0.012610803" calcext:value-type="float">
            <text:p>1.26E-02</text:p>
          </table:table-cell>
          <table:table-cell office:value-type="float" office:value="101.713" calcext:value-type="float">
            <text:p>1.02E+02</text:p>
          </table:table-cell>
        </table:table-row>
        <table:table-row table:style-name="ro1">
          <table:table-cell office:value-type="string" calcext:value-type="string">
            <text:p>hbarW=</text:p>
          </table:table-cell>
          <table:table-cell office:value-type="float" office:value="0.00047315041" calcext:value-type="float">
            <text:p>4.73E-04</text:p>
          </table:table-cell>
          <table:table-cell office:value-type="string" calcext:value-type="string">
            <text:p>Ha</text:p>
          </table:table-cell>
          <table:table-cell office:value-type="float" office:value="0.012875078" calcext:value-type="float">
            <text:p>1.29E-02</text:p>
          </table:table-cell>
          <table:table-cell office:value-type="string" calcext:value-type="string">
            <text:p>eV;</text:p>
          </table:table-cell>
          <table:table-cell office:value-type="string" calcext:value-type="string">
            <text:p>nu=</text:p>
          </table:table-cell>
          <table:table-cell office:value-type="float" office:value="103.84451" calcext:value-type="float">
            <text:p>1.04E+02</text:p>
          </table:table-cell>
          <table:table-cell office:value-type="string" calcext:value-type="string">
            <text:p>cm^-1</text:p>
          </table:table-cell>
          <table:table-cell office:value-type="float" office:value="63" calcext:value-type="float">
            <text:p>63</text:p>
          </table:table-cell>
          <table:table-cell office:value-type="float" office:value="0.012875078" calcext:value-type="float">
            <text:p>1.29E-02</text:p>
          </table:table-cell>
          <table:table-cell office:value-type="float" office:value="103.84451" calcext:value-type="float">
            <text:p>1.04E+02</text:p>
          </table:table-cell>
        </table:table-row>
        <table:table-row table:style-name="ro1">
          <table:table-cell office:value-type="string" calcext:value-type="string">
            <text:p>hbarW=</text:p>
          </table:table-cell>
          <table:table-cell office:value-type="float" office:value="0.00047321004" calcext:value-type="float">
            <text:p>4.73E-04</text:p>
          </table:table-cell>
          <table:table-cell office:value-type="string" calcext:value-type="string">
            <text:p>Ha</text:p>
          </table:table-cell>
          <table:table-cell office:value-type="float" office:value="0.0128767" calcext:value-type="float">
            <text:p>1.29E-02</text:p>
          </table:table-cell>
          <table:table-cell office:value-type="string" calcext:value-type="string">
            <text:p>eV;</text:p>
          </table:table-cell>
          <table:table-cell office:value-type="string" calcext:value-type="string">
            <text:p>nu=</text:p>
          </table:table-cell>
          <table:table-cell office:value-type="float" office:value="103.8576" calcext:value-type="float">
            <text:p>1.04E+02</text:p>
          </table:table-cell>
          <table:table-cell office:value-type="string" calcext:value-type="string">
            <text:p>cm^-1</text:p>
          </table:table-cell>
          <table:table-cell office:value-type="float" office:value="64" calcext:value-type="float">
            <text:p>64</text:p>
          </table:table-cell>
          <table:table-cell office:value-type="float" office:value="0.0128767" calcext:value-type="float">
            <text:p>1.29E-02</text:p>
          </table:table-cell>
          <table:table-cell office:value-type="float" office:value="103.8576" calcext:value-type="float">
            <text:p>1.04E+02</text:p>
          </table:table-cell>
        </table:table-row>
        <table:table-row table:style-name="ro1">
          <table:table-cell office:value-type="string" calcext:value-type="string">
            <text:p>hbarW=</text:p>
          </table:table-cell>
          <table:table-cell office:value-type="float" office:value="0.00047325298" calcext:value-type="float">
            <text:p>4.73E-04</text:p>
          </table:table-cell>
          <table:table-cell office:value-type="string" calcext:value-type="string">
            <text:p>Ha</text:p>
          </table:table-cell>
          <table:table-cell office:value-type="float" office:value="0.012877869" calcext:value-type="float">
            <text:p>1.29E-02</text:p>
          </table:table-cell>
          <table:table-cell office:value-type="string" calcext:value-type="string">
            <text:p>eV;</text:p>
          </table:table-cell>
          <table:table-cell office:value-type="string" calcext:value-type="string">
            <text:p>nu=</text:p>
          </table:table-cell>
          <table:table-cell office:value-type="float" office:value="103.86703" calcext:value-type="float">
            <text:p>1.04E+02</text:p>
          </table:table-cell>
          <table:table-cell office:value-type="string" calcext:value-type="string">
            <text:p>cm^-1</text:p>
          </table:table-cell>
          <table:table-cell office:value-type="float" office:value="65" calcext:value-type="float">
            <text:p>65</text:p>
          </table:table-cell>
          <table:table-cell office:value-type="float" office:value="0.012877869" calcext:value-type="float">
            <text:p>1.29E-02</text:p>
          </table:table-cell>
          <table:table-cell office:value-type="float" office:value="103.86703" calcext:value-type="float">
            <text:p>1.04E+02</text:p>
          </table:table-cell>
        </table:table-row>
        <table:table-row table:style-name="ro1">
          <table:table-cell office:value-type="string" calcext:value-type="string">
            <text:p>hbarW=</text:p>
          </table:table-cell>
          <table:table-cell office:value-type="float" office:value="0.00047615379" calcext:value-type="float">
            <text:p>4.76E-04</text:p>
          </table:table-cell>
          <table:table-cell office:value-type="string" calcext:value-type="string">
            <text:p>Ha</text:p>
          </table:table-cell>
          <table:table-cell office:value-type="float" office:value="0.012956804" calcext:value-type="float">
            <text:p>1.30E-02</text:p>
          </table:table-cell>
          <table:table-cell office:value-type="string" calcext:value-type="string">
            <text:p>eV;</text:p>
          </table:table-cell>
          <table:table-cell office:value-type="string" calcext:value-type="string">
            <text:p>nu=</text:p>
          </table:table-cell>
          <table:table-cell office:value-type="float" office:value="104.50368" calcext:value-type="float">
            <text:p>1.05E+02</text:p>
          </table:table-cell>
          <table:table-cell office:value-type="string" calcext:value-type="string">
            <text:p>cm^-1</text:p>
          </table:table-cell>
          <table:table-cell office:value-type="float" office:value="66" calcext:value-type="float">
            <text:p>66</text:p>
          </table:table-cell>
          <table:table-cell office:value-type="float" office:value="0.012956804" calcext:value-type="float">
            <text:p>1.30E-02</text:p>
          </table:table-cell>
          <table:table-cell office:value-type="float" office:value="104.50368" calcext:value-type="float">
            <text:p>1.05E+02</text:p>
          </table:table-cell>
        </table:table-row>
        <table:table-row table:style-name="ro1">
          <table:table-cell office:value-type="string" calcext:value-type="string">
            <text:p>hbarW=</text:p>
          </table:table-cell>
          <table:table-cell office:value-type="float" office:value="0.00062639473" calcext:value-type="float">
            <text:p>6.26E-04</text:p>
          </table:table-cell>
          <table:table-cell office:value-type="string" calcext:value-type="string">
            <text:p>Ha</text:p>
          </table:table-cell>
          <table:table-cell office:value-type="float" office:value="0.017045067" calcext:value-type="float">
            <text:p>1.70E-02</text:p>
          </table:table-cell>
          <table:table-cell office:value-type="string" calcext:value-type="string">
            <text:p>eV;</text:p>
          </table:table-cell>
          <table:table-cell office:value-type="string" calcext:value-type="string">
            <text:p>nu=</text:p>
          </table:table-cell>
          <table:table-cell office:value-type="float" office:value="137.47775" calcext:value-type="float">
            <text:p>1.37E+02</text:p>
          </table:table-cell>
          <table:table-cell office:value-type="string" calcext:value-type="string">
            <text:p>cm^-1</text:p>
          </table:table-cell>
          <table:table-cell office:value-type="float" office:value="67" calcext:value-type="float">
            <text:p>67</text:p>
          </table:table-cell>
          <table:table-cell office:value-type="float" office:value="0.017045067" calcext:value-type="float">
            <text:p>1.70E-02</text:p>
          </table:table-cell>
          <table:table-cell office:value-type="float" office:value="137.47775" calcext:value-type="float">
            <text:p>1.37E+02</text:p>
          </table:table-cell>
        </table:table-row>
        <table:table-row table:style-name="ro1">
          <table:table-cell office:value-type="string" calcext:value-type="string">
            <text:p>hbarW=</text:p>
          </table:table-cell>
          <table:table-cell office:value-type="float" office:value="0.00062645527" calcext:value-type="float">
            <text:p>6.26E-04</text:p>
          </table:table-cell>
          <table:table-cell office:value-type="string" calcext:value-type="string">
            <text:p>Ha</text:p>
          </table:table-cell>
          <table:table-cell office:value-type="float" office:value="0.017046715" calcext:value-type="float">
            <text:p>1.70E-02</text:p>
          </table:table-cell>
          <table:table-cell office:value-type="string" calcext:value-type="string">
            <text:p>eV;</text:p>
          </table:table-cell>
          <table:table-cell office:value-type="string" calcext:value-type="string">
            <text:p>nu=</text:p>
          </table:table-cell>
          <table:table-cell office:value-type="float" office:value="137.49104" calcext:value-type="float">
            <text:p>1.37E+02</text:p>
          </table:table-cell>
          <table:table-cell office:value-type="string" calcext:value-type="string">
            <text:p>cm^-1</text:p>
          </table:table-cell>
          <table:table-cell office:value-type="float" office:value="68" calcext:value-type="float">
            <text:p>68</text:p>
          </table:table-cell>
          <table:table-cell office:value-type="float" office:value="0.017046715" calcext:value-type="float">
            <text:p>1.70E-02</text:p>
          </table:table-cell>
          <table:table-cell office:value-type="float" office:value="137.49104" calcext:value-type="float">
            <text:p>1.37E+02</text:p>
          </table:table-cell>
        </table:table-row>
        <table:table-row table:style-name="ro1">
          <table:table-cell office:value-type="string" calcext:value-type="string">
            <text:p>hbarW=</text:p>
          </table:table-cell>
          <table:table-cell office:value-type="float" office:value="0.00068351522" calcext:value-type="float">
            <text:p>6.84E-04</text:p>
          </table:table-cell>
          <table:table-cell office:value-type="string" calcext:value-type="string">
            <text:p>Ha</text:p>
          </table:table-cell>
          <table:table-cell office:value-type="float" office:value="0.018599395" calcext:value-type="float">
            <text:p>1.86E-02</text:p>
          </table:table-cell>
          <table:table-cell office:value-type="string" calcext:value-type="string">
            <text:p>eV;</text:p>
          </table:table-cell>
          <table:table-cell office:value-type="string" calcext:value-type="string">
            <text:p>nu=</text:p>
          </table:table-cell>
          <table:table-cell office:value-type="float" office:value="150.01425" calcext:value-type="float">
            <text:p>1.50E+02</text:p>
          </table:table-cell>
          <table:table-cell office:value-type="string" calcext:value-type="string">
            <text:p>cm^-1</text:p>
          </table:table-cell>
          <table:table-cell office:value-type="float" office:value="69" calcext:value-type="float">
            <text:p>69</text:p>
          </table:table-cell>
          <table:table-cell office:value-type="float" office:value="0.018599395" calcext:value-type="float">
            <text:p>1.86E-02</text:p>
          </table:table-cell>
          <table:table-cell office:value-type="float" office:value="150.01425" calcext:value-type="float">
            <text:p>1.50E+02</text:p>
          </table:table-cell>
        </table:table-row>
        <table:table-row table:style-name="ro1">
          <table:table-cell office:value-type="string" calcext:value-type="string">
            <text:p>hbarW=</text:p>
          </table:table-cell>
          <table:table-cell office:value-type="float" office:value="0.00068354473" calcext:value-type="float">
            <text:p>6.84E-04</text:p>
          </table:table-cell>
          <table:table-cell office:value-type="string" calcext:value-type="string">
            <text:p>Ha</text:p>
          </table:table-cell>
          <table:table-cell office:value-type="float" office:value="0.018600198" calcext:value-type="float">
            <text:p>1.86E-02</text:p>
          </table:table-cell>
          <table:table-cell office:value-type="string" calcext:value-type="string">
            <text:p>eV;</text:p>
          </table:table-cell>
          <table:table-cell office:value-type="string" calcext:value-type="string">
            <text:p>nu=</text:p>
          </table:table-cell>
          <table:table-cell office:value-type="float" office:value="150.02073" calcext:value-type="float">
            <text:p>1.50E+02</text:p>
          </table:table-cell>
          <table:table-cell office:value-type="string" calcext:value-type="string">
            <text:p>cm^-1</text:p>
          </table:table-cell>
          <table:table-cell office:value-type="float" office:value="70" calcext:value-type="float">
            <text:p>70</text:p>
          </table:table-cell>
          <table:table-cell office:value-type="float" office:value="0.018600198" calcext:value-type="float">
            <text:p>1.86E-02</text:p>
          </table:table-cell>
          <table:table-cell office:value-type="float" office:value="150.02073" calcext:value-type="float">
            <text:p>1.50E+02</text:p>
          </table:table-cell>
        </table:table-row>
        <table:table-row table:style-name="ro1">
          <table:table-cell office:value-type="string" calcext:value-type="string">
            <text:p>hbarW=</text:p>
          </table:table-cell>
          <table:table-cell office:value-type="float" office:value="0.0006837401" calcext:value-type="float">
            <text:p>6.84E-04</text:p>
          </table:table-cell>
          <table:table-cell office:value-type="string" calcext:value-type="string">
            <text:p>Ha</text:p>
          </table:table-cell>
          <table:table-cell office:value-type="float" office:value="0.018605514" calcext:value-type="float">
            <text:p>1.86E-02</text:p>
          </table:table-cell>
          <table:table-cell office:value-type="string" calcext:value-type="string">
            <text:p>eV;</text:p>
          </table:table-cell>
          <table:table-cell office:value-type="string" calcext:value-type="string">
            <text:p>nu=</text:p>
          </table:table-cell>
          <table:table-cell office:value-type="float" office:value="150.06361" calcext:value-type="float">
            <text:p>1.50E+02</text:p>
          </table:table-cell>
          <table:table-cell office:value-type="string" calcext:value-type="string">
            <text:p>cm^-1</text:p>
          </table:table-cell>
          <table:table-cell office:value-type="float" office:value="71" calcext:value-type="float">
            <text:p>71</text:p>
          </table:table-cell>
          <table:table-cell office:value-type="float" office:value="0.018605514" calcext:value-type="float">
            <text:p>1.86E-02</text:p>
          </table:table-cell>
          <table:table-cell office:value-type="float" office:value="150.06361" calcext:value-type="float">
            <text:p>1.50E+02</text:p>
          </table:table-cell>
        </table:table-row>
        <table:table-row table:style-name="ro1">
          <table:table-cell office:value-type="string" calcext:value-type="string">
            <text:p>hbarW=</text:p>
          </table:table-cell>
          <table:table-cell office:value-type="float" office:value="0.00073614054" calcext:value-type="float">
            <text:p>7.36E-04</text:p>
          </table:table-cell>
          <table:table-cell office:value-type="string" calcext:value-type="string">
            <text:p>Ha</text:p>
          </table:table-cell>
          <table:table-cell office:value-type="float" office:value="0.020031403" calcext:value-type="float">
            <text:p>2.00E-02</text:p>
          </table:table-cell>
          <table:table-cell office:value-type="string" calcext:value-type="string">
            <text:p>eV;</text:p>
          </table:table-cell>
          <table:table-cell office:value-type="string" calcext:value-type="string">
            <text:p>nu=</text:p>
          </table:table-cell>
          <table:table-cell office:value-type="float" office:value="161.56418" calcext:value-type="float">
            <text:p>1.62E+02</text:p>
          </table:table-cell>
          <table:table-cell office:value-type="string" calcext:value-type="string">
            <text:p>cm^-1</text:p>
          </table:table-cell>
          <table:table-cell office:value-type="float" office:value="72" calcext:value-type="float">
            <text:p>72</text:p>
          </table:table-cell>
          <table:table-cell office:value-type="float" office:value="0.020031403" calcext:value-type="float">
            <text:p>2.00E-02</text:p>
          </table:table-cell>
          <table:table-cell office:value-type="float" office:value="161.56418" calcext:value-type="float">
            <text:p>1.62E+02</text:p>
          </table:table-cell>
        </table:table-row>
        <table:table-row table:style-name="ro1">
          <table:table-cell office:value-type="string" calcext:value-type="string">
            <text:p>hbarW=</text:p>
          </table:table-cell>
          <table:table-cell office:value-type="float" office:value="0.00082427372" calcext:value-type="float">
            <text:p>8.24E-04</text:p>
          </table:table-cell>
          <table:table-cell office:value-type="string" calcext:value-type="string">
            <text:p>Ha</text:p>
          </table:table-cell>
          <table:table-cell office:value-type="float" office:value="0.022429629" calcext:value-type="float">
            <text:p>2.24E-02</text:p>
          </table:table-cell>
          <table:table-cell office:value-type="string" calcext:value-type="string">
            <text:p>eV;</text:p>
          </table:table-cell>
          <table:table-cell office:value-type="string" calcext:value-type="string">
            <text:p>nu=</text:p>
          </table:table-cell>
          <table:table-cell office:value-type="float" office:value="180.90717" calcext:value-type="float">
            <text:p>1.81E+02</text:p>
          </table:table-cell>
          <table:table-cell office:value-type="string" calcext:value-type="string">
            <text:p>cm^-1</text:p>
          </table:table-cell>
          <table:table-cell office:value-type="float" office:value="73" calcext:value-type="float">
            <text:p>73</text:p>
          </table:table-cell>
          <table:table-cell office:value-type="float" office:value="0.022429629" calcext:value-type="float">
            <text:p>2.24E-02</text:p>
          </table:table-cell>
          <table:table-cell office:value-type="float" office:value="180.90717" calcext:value-type="float">
            <text:p>1.81E+02</text:p>
          </table:table-cell>
        </table:table-row>
        <table:table-row table:style-name="ro1">
          <table:table-cell office:value-type="string" calcext:value-type="string">
            <text:p>hbarW=</text:p>
          </table:table-cell>
          <table:table-cell office:value-type="float" office:value="0.00082447875" calcext:value-type="float">
            <text:p>8.24E-04</text:p>
          </table:table-cell>
          <table:table-cell office:value-type="string" calcext:value-type="string">
            <text:p>Ha</text:p>
          </table:table-cell>
          <table:table-cell office:value-type="float" office:value="0.022435208" calcext:value-type="float">
            <text:p>2.24E-02</text:p>
          </table:table-cell>
          <table:table-cell office:value-type="string" calcext:value-type="string">
            <text:p>eV;</text:p>
          </table:table-cell>
          <table:table-cell office:value-type="string" calcext:value-type="string">
            <text:p>nu=</text:p>
          </table:table-cell>
          <table:table-cell office:value-type="float" office:value="180.95217" calcext:value-type="float">
            <text:p>1.81E+02</text:p>
          </table:table-cell>
          <table:table-cell office:value-type="string" calcext:value-type="string">
            <text:p>cm^-1</text:p>
          </table:table-cell>
          <table:table-cell office:value-type="float" office:value="74" calcext:value-type="float">
            <text:p>74</text:p>
          </table:table-cell>
          <table:table-cell office:value-type="float" office:value="0.022435208" calcext:value-type="float">
            <text:p>2.24E-02</text:p>
          </table:table-cell>
          <table:table-cell office:value-type="float" office:value="180.95217" calcext:value-type="float">
            <text:p>1.81E+02</text:p>
          </table:table-cell>
        </table:table-row>
        <table:table-row table:style-name="ro1">
          <table:table-cell office:value-type="string" calcext:value-type="string">
            <text:p>hbarW=</text:p>
          </table:table-cell>
          <table:table-cell office:value-type="float" office:value="0.00082453805" calcext:value-type="float">
            <text:p>8.25E-04</text:p>
          </table:table-cell>
          <table:table-cell office:value-type="string" calcext:value-type="string">
            <text:p>Ha</text:p>
          </table:table-cell>
          <table:table-cell office:value-type="float" office:value="0.022436821" calcext:value-type="float">
            <text:p>2.24E-02</text:p>
          </table:table-cell>
          <table:table-cell office:value-type="string" calcext:value-type="string">
            <text:p>eV;</text:p>
          </table:table-cell>
          <table:table-cell office:value-type="string" calcext:value-type="string">
            <text:p>nu=</text:p>
          </table:table-cell>
          <table:table-cell office:value-type="float" office:value="180.96519" calcext:value-type="float">
            <text:p>1.81E+02</text:p>
          </table:table-cell>
          <table:table-cell office:value-type="string" calcext:value-type="string">
            <text:p>cm^-1</text:p>
          </table:table-cell>
          <table:table-cell office:value-type="float" office:value="75" calcext:value-type="float">
            <text:p>75</text:p>
          </table:table-cell>
          <table:table-cell office:value-type="float" office:value="0.022436821" calcext:value-type="float">
            <text:p>2.24E-02</text:p>
          </table:table-cell>
          <table:table-cell office:value-type="float" office:value="180.96519" calcext:value-type="float">
            <text:p>1.81E+02</text:p>
          </table:table-cell>
        </table:table-row>
        <table:table-row table:style-name="ro1">
          <table:table-cell office:value-type="string" calcext:value-type="string">
            <text:p>hbarW=</text:p>
          </table:table-cell>
          <table:table-cell office:value-type="float" office:value="0.00082748415" calcext:value-type="float">
            <text:p>8.27E-04</text:p>
          </table:table-cell>
          <table:table-cell office:value-type="string" calcext:value-type="string">
            <text:p>Ha</text:p>
          </table:table-cell>
          <table:table-cell office:value-type="float" office:value="0.022516989" calcext:value-type="float">
            <text:p>2.25E-02</text:p>
          </table:table-cell>
          <table:table-cell office:value-type="string" calcext:value-type="string">
            <text:p>eV;</text:p>
          </table:table-cell>
          <table:table-cell office:value-type="string" calcext:value-type="string">
            <text:p>nu=</text:p>
          </table:table-cell>
          <table:table-cell office:value-type="float" office:value="181.61178" calcext:value-type="float">
            <text:p>1.82E+02</text:p>
          </table:table-cell>
          <table:table-cell office:value-type="string" calcext:value-type="string">
            <text:p>cm^-1</text:p>
          </table:table-cell>
          <table:table-cell office:value-type="float" office:value="76" calcext:value-type="float">
            <text:p>76</text:p>
          </table:table-cell>
          <table:table-cell office:value-type="float" office:value="0.022516989" calcext:value-type="float">
            <text:p>2.25E-02</text:p>
          </table:table-cell>
          <table:table-cell office:value-type="float" office:value="181.61178" calcext:value-type="float">
            <text:p>1.82E+02</text:p>
          </table:table-cell>
        </table:table-row>
        <table:table-row table:style-name="ro1">
          <table:table-cell office:value-type="string" calcext:value-type="string">
            <text:p>hbarW=</text:p>
          </table:table-cell>
          <table:table-cell office:value-type="float" office:value="0.00082755585" calcext:value-type="float">
            <text:p>8.28E-04</text:p>
          </table:table-cell>
          <table:table-cell office:value-type="string" calcext:value-type="string">
            <text:p>Ha</text:p>
          </table:table-cell>
          <table:table-cell office:value-type="float" office:value="0.02251894" calcext:value-type="float">
            <text:p>2.25E-02</text:p>
          </table:table-cell>
          <table:table-cell office:value-type="string" calcext:value-type="string">
            <text:p>eV;</text:p>
          </table:table-cell>
          <table:table-cell office:value-type="string" calcext:value-type="string">
            <text:p>nu=</text:p>
          </table:table-cell>
          <table:table-cell office:value-type="float" office:value="181.62752" calcext:value-type="float">
            <text:p>1.82E+02</text:p>
          </table:table-cell>
          <table:table-cell office:value-type="string" calcext:value-type="string">
            <text:p>cm^-1</text:p>
          </table:table-cell>
          <table:table-cell office:value-type="float" office:value="77" calcext:value-type="float">
            <text:p>77</text:p>
          </table:table-cell>
          <table:table-cell office:value-type="float" office:value="0.02251894" calcext:value-type="float">
            <text:p>2.25E-02</text:p>
          </table:table-cell>
          <table:table-cell office:value-type="float" office:value="181.62752" calcext:value-type="float">
            <text:p>1.82E+02</text:p>
          </table:table-cell>
        </table:table-row>
        <table:table-row table:style-name="ro1">
          <table:table-cell office:value-type="string" calcext:value-type="string">
            <text:p>hbarW=</text:p>
          </table:table-cell>
          <table:table-cell office:value-type="float" office:value="0.00083552623" calcext:value-type="float">
            <text:p>8.36E-04</text:p>
          </table:table-cell>
          <table:table-cell office:value-type="string" calcext:value-type="string">
            <text:p>Ha</text:p>
          </table:table-cell>
          <table:table-cell office:value-type="float" office:value="0.022735825" calcext:value-type="float">
            <text:p>2.27E-02</text:p>
          </table:table-cell>
          <table:table-cell office:value-type="string" calcext:value-type="string">
            <text:p>eV;</text:p>
          </table:table-cell>
          <table:table-cell office:value-type="string" calcext:value-type="string">
            <text:p>nu=</text:p>
          </table:table-cell>
          <table:table-cell office:value-type="float" office:value="183.37681" calcext:value-type="float">
            <text:p>1.83E+02</text:p>
          </table:table-cell>
          <table:table-cell office:value-type="string" calcext:value-type="string">
            <text:p>cm^-1</text:p>
          </table:table-cell>
          <table:table-cell office:value-type="float" office:value="78" calcext:value-type="float">
            <text:p>78</text:p>
          </table:table-cell>
          <table:table-cell office:value-type="float" office:value="0.022735825" calcext:value-type="float">
            <text:p>2.27E-02</text:p>
          </table:table-cell>
          <table:table-cell office:value-type="float" office:value="183.37681" calcext:value-type="float">
            <text:p>1.83E+02</text:p>
          </table:table-cell>
        </table:table-row>
        <table:table-row table:style-name="ro1">
          <table:table-cell office:value-type="string" calcext:value-type="string">
            <text:p>hbarW=</text:p>
          </table:table-cell>
          <table:table-cell office:value-type="float" office:value="0.00083556104" calcext:value-type="float">
            <text:p>8.36E-04</text:p>
          </table:table-cell>
          <table:table-cell office:value-type="string" calcext:value-type="string">
            <text:p>Ha</text:p>
          </table:table-cell>
          <table:table-cell office:value-type="float" office:value="0.022736772" calcext:value-type="float">
            <text:p>2.27E-02</text:p>
          </table:table-cell>
          <table:table-cell office:value-type="string" calcext:value-type="string">
            <text:p>eV;</text:p>
          </table:table-cell>
          <table:table-cell office:value-type="string" calcext:value-type="string">
            <text:p>nu=</text:p>
          </table:table-cell>
          <table:table-cell office:value-type="float" office:value="183.38445" calcext:value-type="float">
            <text:p>1.83E+02</text:p>
          </table:table-cell>
          <table:table-cell office:value-type="string" calcext:value-type="string">
            <text:p>cm^-1</text:p>
          </table:table-cell>
          <table:table-cell office:value-type="float" office:value="79" calcext:value-type="float">
            <text:p>79</text:p>
          </table:table-cell>
          <table:table-cell office:value-type="float" office:value="0.022736772" calcext:value-type="float">
            <text:p>2.27E-02</text:p>
          </table:table-cell>
          <table:table-cell office:value-type="float" office:value="183.38445" calcext:value-type="float">
            <text:p>1.83E+02</text:p>
          </table:table-cell>
        </table:table-row>
        <table:table-row table:style-name="ro1">
          <table:table-cell office:value-type="string" calcext:value-type="string">
            <text:p>hbarW=</text:p>
          </table:table-cell>
          <table:table-cell office:value-type="float" office:value="0.00083568519" calcext:value-type="float">
            <text:p>8.36E-04</text:p>
          </table:table-cell>
          <table:table-cell office:value-type="string" calcext:value-type="string">
            <text:p>Ha</text:p>
          </table:table-cell>
          <table:table-cell office:value-type="float" office:value="0.022740151" calcext:value-type="float">
            <text:p>2.27E-02</text:p>
          </table:table-cell>
          <table:table-cell office:value-type="string" calcext:value-type="string">
            <text:p>eV;</text:p>
          </table:table-cell>
          <table:table-cell office:value-type="string" calcext:value-type="string">
            <text:p>nu=</text:p>
          </table:table-cell>
          <table:table-cell office:value-type="float" office:value="183.4117" calcext:value-type="float">
            <text:p>1.83E+02</text:p>
          </table:table-cell>
          <table:table-cell office:value-type="string" calcext:value-type="string">
            <text:p>cm^-1</text:p>
          </table:table-cell>
          <table:table-cell office:value-type="float" office:value="80" calcext:value-type="float">
            <text:p>80</text:p>
          </table:table-cell>
          <table:table-cell office:value-type="float" office:value="0.022740151" calcext:value-type="float">
            <text:p>2.27E-02</text:p>
          </table:table-cell>
          <table:table-cell office:value-type="float" office:value="183.4117" calcext:value-type="float">
            <text:p>1.83E+02</text:p>
          </table:table-cell>
        </table:table-row>
        <table:table-row table:style-name="ro1">
          <table:table-cell office:value-type="string" calcext:value-type="string">
            <text:p>hbarW=</text:p>
          </table:table-cell>
          <table:table-cell office:value-type="float" office:value="0.00085145115" calcext:value-type="float">
            <text:p>8.51E-04</text:p>
          </table:table-cell>
          <table:table-cell office:value-type="string" calcext:value-type="string">
            <text:p>Ha</text:p>
          </table:table-cell>
          <table:table-cell office:value-type="float" office:value="0.023169164" calcext:value-type="float">
            <text:p>2.32E-02</text:p>
          </table:table-cell>
          <table:table-cell office:value-type="string" calcext:value-type="string">
            <text:p>eV;</text:p>
          </table:table-cell>
          <table:table-cell office:value-type="string" calcext:value-type="string">
            <text:p>nu=</text:p>
          </table:table-cell>
          <table:table-cell office:value-type="float" office:value="186.87193" calcext:value-type="float">
            <text:p>1.87E+02</text:p>
          </table:table-cell>
          <table:table-cell office:value-type="string" calcext:value-type="string">
            <text:p>cm^-1</text:p>
          </table:table-cell>
          <table:table-cell office:value-type="float" office:value="81" calcext:value-type="float">
            <text:p>81</text:p>
          </table:table-cell>
          <table:table-cell office:value-type="float" office:value="0.023169164" calcext:value-type="float">
            <text:p>2.32E-02</text:p>
          </table:table-cell>
          <table:table-cell office:value-type="float" office:value="186.87193" calcext:value-type="float">
            <text:p>1.87E+02</text:p>
          </table:table-cell>
        </table:table-row>
        <table:table-row table:style-name="ro1">
          <table:table-cell office:value-type="string" calcext:value-type="string">
            <text:p>hbarW=</text:p>
          </table:table-cell>
          <table:table-cell office:value-type="float" office:value="0.00085151227" calcext:value-type="float">
            <text:p>8.52E-04</text:p>
          </table:table-cell>
          <table:table-cell office:value-type="string" calcext:value-type="string">
            <text:p>Ha</text:p>
          </table:table-cell>
          <table:table-cell office:value-type="float" office:value="0.023170827" calcext:value-type="float">
            <text:p>2.32E-02</text:p>
          </table:table-cell>
          <table:table-cell office:value-type="string" calcext:value-type="string">
            <text:p>eV;</text:p>
          </table:table-cell>
          <table:table-cell office:value-type="string" calcext:value-type="string">
            <text:p>nu=</text:p>
          </table:table-cell>
          <table:table-cell office:value-type="float" office:value="186.88534" calcext:value-type="float">
            <text:p>1.87E+02</text:p>
          </table:table-cell>
          <table:table-cell office:value-type="string" calcext:value-type="string">
            <text:p>cm^-1</text:p>
          </table:table-cell>
          <table:table-cell office:value-type="float" office:value="82" calcext:value-type="float">
            <text:p>82</text:p>
          </table:table-cell>
          <table:table-cell office:value-type="float" office:value="0.023170827" calcext:value-type="float">
            <text:p>2.32E-02</text:p>
          </table:table-cell>
          <table:table-cell office:value-type="float" office:value="186.88534" calcext:value-type="float">
            <text:p>1.87E+02</text:p>
          </table:table-cell>
        </table:table-row>
        <table:table-row table:style-name="ro1">
          <table:table-cell office:value-type="string" calcext:value-type="string">
            <text:p>hbarW=</text:p>
          </table:table-cell>
          <table:table-cell office:value-type="float" office:value="0.00085169514" calcext:value-type="float">
            <text:p>8.52E-04</text:p>
          </table:table-cell>
          <table:table-cell office:value-type="string" calcext:value-type="string">
            <text:p>Ha</text:p>
          </table:table-cell>
          <table:table-cell office:value-type="float" office:value="0.023175803" calcext:value-type="float">
            <text:p>2.32E-02</text:p>
          </table:table-cell>
          <table:table-cell office:value-type="string" calcext:value-type="string">
            <text:p>eV;</text:p>
          </table:table-cell>
          <table:table-cell office:value-type="string" calcext:value-type="string">
            <text:p>nu=</text:p>
          </table:table-cell>
          <table:table-cell office:value-type="float" office:value="186.92548" calcext:value-type="float">
            <text:p>1.87E+02</text:p>
          </table:table-cell>
          <table:table-cell office:value-type="string" calcext:value-type="string">
            <text:p>cm^-1</text:p>
          </table:table-cell>
          <table:table-cell office:value-type="float" office:value="83" calcext:value-type="float">
            <text:p>83</text:p>
          </table:table-cell>
          <table:table-cell office:value-type="float" office:value="0.023175803" calcext:value-type="float">
            <text:p>2.32E-02</text:p>
          </table:table-cell>
          <table:table-cell office:value-type="float" office:value="186.92548" calcext:value-type="float">
            <text:p>1.87E+02</text:p>
          </table:table-cell>
        </table:table-row>
        <table:table-row table:style-name="ro1">
          <table:table-cell office:value-type="string" calcext:value-type="string">
            <text:p>hbarW=</text:p>
          </table:table-cell>
          <table:table-cell office:value-type="float" office:value="0.00097358922" calcext:value-type="float">
            <text:p>9.74E-04</text:p>
          </table:table-cell>
          <table:table-cell office:value-type="string" calcext:value-type="string">
            <text:p>Ha</text:p>
          </table:table-cell>
          <table:table-cell office:value-type="float" office:value="0.02649271" calcext:value-type="float">
            <text:p>2.65E-02</text:p>
          </table:table-cell>
          <table:table-cell office:value-type="string" calcext:value-type="string">
            <text:p>eV;</text:p>
          </table:table-cell>
          <table:table-cell office:value-type="string" calcext:value-type="string">
            <text:p>nu=</text:p>
          </table:table-cell>
          <table:table-cell office:value-type="float" office:value="213.67814" calcext:value-type="float">
            <text:p>2.14E+02</text:p>
          </table:table-cell>
          <table:table-cell office:value-type="string" calcext:value-type="string">
            <text:p>cm^-1</text:p>
          </table:table-cell>
          <table:table-cell office:value-type="float" office:value="84" calcext:value-type="float">
            <text:p>84</text:p>
          </table:table-cell>
          <table:table-cell office:value-type="float" office:value="0.02649271" calcext:value-type="float">
            <text:p>2.65E-02</text:p>
          </table:table-cell>
          <table:table-cell office:value-type="float" office:value="213.67814" calcext:value-type="float">
            <text:p>2.14E+02</text:p>
          </table:table-cell>
        </table:table-row>
        <table:table-row table:style-name="ro1">
          <table:table-cell office:value-type="string" calcext:value-type="string">
            <text:p>hbarW=</text:p>
          </table:table-cell>
          <table:table-cell office:value-type="float" office:value="0.0010978354" calcext:value-type="float">
            <text:p>1.10E-03</text:p>
          </table:table-cell>
          <table:table-cell office:value-type="string" calcext:value-type="string">
            <text:p>Ha</text:p>
          </table:table-cell>
          <table:table-cell office:value-type="float" office:value="0.029873622" calcext:value-type="float">
            <text:p>2.99E-02</text:p>
          </table:table-cell>
          <table:table-cell office:value-type="string" calcext:value-type="string">
            <text:p>eV;</text:p>
          </table:table-cell>
          <table:table-cell office:value-type="string" calcext:value-type="string">
            <text:p>nu=</text:p>
          </table:table-cell>
          <table:table-cell office:value-type="float" office:value="240.94703" calcext:value-type="float">
            <text:p>2.41E+02</text:p>
          </table:table-cell>
          <table:table-cell office:value-type="string" calcext:value-type="string">
            <text:p>cm^-1</text:p>
          </table:table-cell>
          <table:table-cell office:value-type="float" office:value="85" calcext:value-type="float">
            <text:p>85</text:p>
          </table:table-cell>
          <table:table-cell office:value-type="float" office:value="0.029873622" calcext:value-type="float">
            <text:p>2.99E-02</text:p>
          </table:table-cell>
          <table:table-cell office:value-type="float" office:value="240.94703" calcext:value-type="float">
            <text:p>2.41E+02</text:p>
          </table:table-cell>
        </table:table-row>
        <table:table-row table:style-name="ro1">
          <table:table-cell office:value-type="string" calcext:value-type="string">
            <text:p>hbarW=</text:p>
          </table:table-cell>
          <table:table-cell office:value-type="float" office:value="0.001098006" calcext:value-type="float">
            <text:p>1.10E-03</text:p>
          </table:table-cell>
          <table:table-cell office:value-type="string" calcext:value-type="string">
            <text:p>Ha</text:p>
          </table:table-cell>
          <table:table-cell office:value-type="float" office:value="0.029878261" calcext:value-type="float">
            <text:p>2.99E-02</text:p>
          </table:table-cell>
          <table:table-cell office:value-type="string" calcext:value-type="string">
            <text:p>eV;</text:p>
          </table:table-cell>
          <table:table-cell office:value-type="string" calcext:value-type="string">
            <text:p>nu=</text:p>
          </table:table-cell>
          <table:table-cell office:value-type="float" office:value="240.98446" calcext:value-type="float">
            <text:p>2.41E+02</text:p>
          </table:table-cell>
          <table:table-cell office:value-type="string" calcext:value-type="string">
            <text:p>cm^-1</text:p>
          </table:table-cell>
          <table:table-cell office:value-type="float" office:value="86" calcext:value-type="float">
            <text:p>86</text:p>
          </table:table-cell>
          <table:table-cell office:value-type="float" office:value="0.029878261" calcext:value-type="float">
            <text:p>2.99E-02</text:p>
          </table:table-cell>
          <table:table-cell office:value-type="float" office:value="240.98446" calcext:value-type="float">
            <text:p>2.41E+02</text:p>
          </table:table-cell>
        </table:table-row>
        <table:table-row table:style-name="ro1">
          <table:table-cell office:value-type="string" calcext:value-type="string">
            <text:p>hbarW=</text:p>
          </table:table-cell>
          <table:table-cell office:value-type="float" office:value="0.0010980771" calcext:value-type="float">
            <text:p>1.10E-03</text:p>
          </table:table-cell>
          <table:table-cell office:value-type="string" calcext:value-type="string">
            <text:p>Ha</text:p>
          </table:table-cell>
          <table:table-cell office:value-type="float" office:value="0.029880196" calcext:value-type="float">
            <text:p>2.99E-02</text:p>
          </table:table-cell>
          <table:table-cell office:value-type="string" calcext:value-type="string">
            <text:p>eV;</text:p>
          </table:table-cell>
          <table:table-cell office:value-type="string" calcext:value-type="string">
            <text:p>nu=</text:p>
          </table:table-cell>
          <table:table-cell office:value-type="float" office:value="241.00006" calcext:value-type="float">
            <text:p>2.41E+02</text:p>
          </table:table-cell>
          <table:table-cell office:value-type="string" calcext:value-type="string">
            <text:p>cm^-1</text:p>
          </table:table-cell>
          <table:table-cell office:value-type="float" office:value="87" calcext:value-type="float">
            <text:p>87</text:p>
          </table:table-cell>
          <table:table-cell office:value-type="float" office:value="0.029880196" calcext:value-type="float">
            <text:p>2.99E-02</text:p>
          </table:table-cell>
          <table:table-cell office:value-type="float" office:value="241.00006" calcext:value-type="float">
            <text:p>2.41E+02</text:p>
          </table:table-cell>
        </table:table-row>
        <table:table-row table:style-name="ro1">
          <table:table-cell office:value-type="string" calcext:value-type="string">
            <text:p>hbarW=</text:p>
          </table:table-cell>
          <table:table-cell office:value-type="float" office:value="0.0011068607" calcext:value-type="float">
            <text:p>1.11E-03</text:p>
          </table:table-cell>
          <table:table-cell office:value-type="string" calcext:value-type="string">
            <text:p>Ha</text:p>
          </table:table-cell>
          <table:table-cell office:value-type="float" office:value="0.030119212" calcext:value-type="float">
            <text:p>3.01E-02</text:p>
          </table:table-cell>
          <table:table-cell office:value-type="string" calcext:value-type="string">
            <text:p>eV;</text:p>
          </table:table-cell>
          <table:table-cell office:value-type="string" calcext:value-type="string">
            <text:p>nu=</text:p>
          </table:table-cell>
          <table:table-cell office:value-type="float" office:value="242.92786" calcext:value-type="float">
            <text:p>2.43E+02</text:p>
          </table:table-cell>
          <table:table-cell office:value-type="string" calcext:value-type="string">
            <text:p>cm^-1</text:p>
          </table:table-cell>
          <table:table-cell office:value-type="float" office:value="88" calcext:value-type="float">
            <text:p>88</text:p>
          </table:table-cell>
          <table:table-cell office:value-type="float" office:value="0.030119212" calcext:value-type="float">
            <text:p>3.01E-02</text:p>
          </table:table-cell>
          <table:table-cell office:value-type="float" office:value="242.92786" calcext:value-type="float">
            <text:p>2.43E+02</text:p>
          </table:table-cell>
        </table:table-row>
        <table:table-row table:style-name="ro1">
          <table:table-cell office:value-type="string" calcext:value-type="string">
            <text:p>hbarW=</text:p>
          </table:table-cell>
          <table:table-cell office:value-type="float" office:value="0.0011069834" calcext:value-type="float">
            <text:p>1.11E-03</text:p>
          </table:table-cell>
          <table:table-cell office:value-type="string" calcext:value-type="string">
            <text:p>Ha</text:p>
          </table:table-cell>
          <table:table-cell office:value-type="float" office:value="0.030122551" calcext:value-type="float">
            <text:p>3.01E-02</text:p>
          </table:table-cell>
          <table:table-cell office:value-type="string" calcext:value-type="string">
            <text:p>eV;</text:p>
          </table:table-cell>
          <table:table-cell office:value-type="string" calcext:value-type="string">
            <text:p>nu=</text:p>
          </table:table-cell>
          <table:table-cell office:value-type="float" office:value="242.95479" calcext:value-type="float">
            <text:p>2.43E+02</text:p>
          </table:table-cell>
          <table:table-cell office:value-type="string" calcext:value-type="string">
            <text:p>cm^-1</text:p>
          </table:table-cell>
          <table:table-cell office:value-type="float" office:value="89" calcext:value-type="float">
            <text:p>89</text:p>
          </table:table-cell>
          <table:table-cell office:value-type="float" office:value="0.030122551" calcext:value-type="float">
            <text:p>3.01E-02</text:p>
          </table:table-cell>
          <table:table-cell office:value-type="float" office:value="242.95479" calcext:value-type="float">
            <text:p>2.43E+02</text:p>
          </table:table-cell>
        </table:table-row>
        <table:table-row table:style-name="ro1">
          <table:table-cell office:value-type="string" calcext:value-type="string">
            <text:p>hbarW=</text:p>
          </table:table-cell>
          <table:table-cell office:value-type="float" office:value="0.0011139691" calcext:value-type="float">
            <text:p>1.11E-03</text:p>
          </table:table-cell>
          <table:table-cell office:value-type="string" calcext:value-type="string">
            <text:p>Ha</text:p>
          </table:table-cell>
          <table:table-cell office:value-type="float" office:value="0.03031264" calcext:value-type="float">
            <text:p>3.03E-02</text:p>
          </table:table-cell>
          <table:table-cell office:value-type="string" calcext:value-type="string">
            <text:p>eV;</text:p>
          </table:table-cell>
          <table:table-cell office:value-type="string" calcext:value-type="string">
            <text:p>nu=</text:p>
          </table:table-cell>
          <table:table-cell office:value-type="float" office:value="244.48796" calcext:value-type="float">
            <text:p>2.44E+02</text:p>
          </table:table-cell>
          <table:table-cell office:value-type="string" calcext:value-type="string">
            <text:p>cm^-1</text:p>
          </table:table-cell>
          <table:table-cell office:value-type="float" office:value="90" calcext:value-type="float">
            <text:p>90</text:p>
          </table:table-cell>
          <table:table-cell office:value-type="float" office:value="0.03031264" calcext:value-type="float">
            <text:p>3.03E-02</text:p>
          </table:table-cell>
          <table:table-cell office:value-type="float" office:value="244.48796" calcext:value-type="float">
            <text:p>2.44E+02</text:p>
          </table:table-cell>
        </table:table-row>
        <table:table-row table:style-name="ro1">
          <table:table-cell office:value-type="string" calcext:value-type="string">
            <text:p>hbarW=</text:p>
          </table:table-cell>
          <table:table-cell office:value-type="float" office:value="0.001114118" calcext:value-type="float">
            <text:p>1.11E-03</text:p>
          </table:table-cell>
          <table:table-cell office:value-type="string" calcext:value-type="string">
            <text:p>Ha</text:p>
          </table:table-cell>
          <table:table-cell office:value-type="float" office:value="0.030316693" calcext:value-type="float">
            <text:p>3.03E-02</text:p>
          </table:table-cell>
          <table:table-cell office:value-type="string" calcext:value-type="string">
            <text:p>eV;</text:p>
          </table:table-cell>
          <table:table-cell office:value-type="string" calcext:value-type="string">
            <text:p>nu=</text:p>
          </table:table-cell>
          <table:table-cell office:value-type="float" office:value="244.52065" calcext:value-type="float">
            <text:p>2.45E+02</text:p>
          </table:table-cell>
          <table:table-cell office:value-type="string" calcext:value-type="string">
            <text:p>cm^-1</text:p>
          </table:table-cell>
          <table:table-cell office:value-type="float" office:value="91" calcext:value-type="float">
            <text:p>91</text:p>
          </table:table-cell>
          <table:table-cell office:value-type="float" office:value="0.030316693" calcext:value-type="float">
            <text:p>3.03E-02</text:p>
          </table:table-cell>
          <table:table-cell office:value-type="float" office:value="244.52065" calcext:value-type="float">
            <text:p>2.45E+02</text:p>
          </table:table-cell>
        </table:table-row>
        <table:table-row table:style-name="ro1">
          <table:table-cell office:value-type="string" calcext:value-type="string">
            <text:p>hbarW=</text:p>
          </table:table-cell>
          <table:table-cell office:value-type="float" office:value="0.0011141605" calcext:value-type="float">
            <text:p>1.11E-03</text:p>
          </table:table-cell>
          <table:table-cell office:value-type="string" calcext:value-type="string">
            <text:p>Ha</text:p>
          </table:table-cell>
          <table:table-cell office:value-type="float" office:value="0.030317848" calcext:value-type="float">
            <text:p>3.03E-02</text:p>
          </table:table-cell>
          <table:table-cell office:value-type="string" calcext:value-type="string">
            <text:p>eV;</text:p>
          </table:table-cell>
          <table:table-cell office:value-type="string" calcext:value-type="string">
            <text:p>nu=</text:p>
          </table:table-cell>
          <table:table-cell office:value-type="float" office:value="244.52996" calcext:value-type="float">
            <text:p>2.45E+02</text:p>
          </table:table-cell>
          <table:table-cell office:value-type="string" calcext:value-type="string">
            <text:p>cm^-1</text:p>
          </table:table-cell>
          <table:table-cell office:value-type="float" office:value="92" calcext:value-type="float">
            <text:p>92</text:p>
          </table:table-cell>
          <table:table-cell office:value-type="float" office:value="0.030317848" calcext:value-type="float">
            <text:p>3.03E-02</text:p>
          </table:table-cell>
          <table:table-cell office:value-type="float" office:value="244.52996" calcext:value-type="float">
            <text:p>2.45E+02</text:p>
          </table:table-cell>
        </table:table-row>
        <table:table-row table:style-name="ro1">
          <table:table-cell office:value-type="string" calcext:value-type="string">
            <text:p>hbarW=</text:p>
          </table:table-cell>
          <table:table-cell office:value-type="float" office:value="0.0011231487" calcext:value-type="float">
            <text:p>1.12E-03</text:p>
          </table:table-cell>
          <table:table-cell office:value-type="string" calcext:value-type="string">
            <text:p>Ha</text:p>
          </table:table-cell>
          <table:table-cell office:value-type="float" office:value="0.03056243" calcext:value-type="float">
            <text:p>3.06E-02</text:p>
          </table:table-cell>
          <table:table-cell office:value-type="string" calcext:value-type="string">
            <text:p>eV;</text:p>
          </table:table-cell>
          <table:table-cell office:value-type="string" calcext:value-type="string">
            <text:p>nu=</text:p>
          </table:table-cell>
          <table:table-cell office:value-type="float" office:value="246.50265" calcext:value-type="float">
            <text:p>2.47E+02</text:p>
          </table:table-cell>
          <table:table-cell office:value-type="string" calcext:value-type="string">
            <text:p>cm^-1</text:p>
          </table:table-cell>
          <table:table-cell office:value-type="float" office:value="93" calcext:value-type="float">
            <text:p>93</text:p>
          </table:table-cell>
          <table:table-cell office:value-type="float" office:value="0.03056243" calcext:value-type="float">
            <text:p>3.06E-02</text:p>
          </table:table-cell>
          <table:table-cell office:value-type="float" office:value="246.50265" calcext:value-type="float">
            <text:p>2.47E+02</text:p>
          </table:table-cell>
        </table:table-row>
        <table:table-row table:style-name="ro1">
          <table:table-cell office:value-type="string" calcext:value-type="string">
            <text:p>hbarW=</text:p>
          </table:table-cell>
          <table:table-cell office:value-type="float" office:value="0.0011233663" calcext:value-type="float">
            <text:p>1.12E-03</text:p>
          </table:table-cell>
          <table:table-cell office:value-type="string" calcext:value-type="string">
            <text:p>Ha</text:p>
          </table:table-cell>
          <table:table-cell office:value-type="float" office:value="0.030568352" calcext:value-type="float">
            <text:p>3.06E-02</text:p>
          </table:table-cell>
          <table:table-cell office:value-type="string" calcext:value-type="string">
            <text:p>eV;</text:p>
          </table:table-cell>
          <table:table-cell office:value-type="string" calcext:value-type="string">
            <text:p>nu=</text:p>
          </table:table-cell>
          <table:table-cell office:value-type="float" office:value="246.55041" calcext:value-type="float">
            <text:p>2.47E+02</text:p>
          </table:table-cell>
          <table:table-cell office:value-type="string" calcext:value-type="string">
            <text:p>cm^-1</text:p>
          </table:table-cell>
          <table:table-cell office:value-type="float" office:value="94" calcext:value-type="float">
            <text:p>94</text:p>
          </table:table-cell>
          <table:table-cell office:value-type="float" office:value="0.030568352" calcext:value-type="float">
            <text:p>3.06E-02</text:p>
          </table:table-cell>
          <table:table-cell office:value-type="float" office:value="246.55041" calcext:value-type="float">
            <text:p>2.47E+02</text:p>
          </table:table-cell>
        </table:table-row>
        <table:table-row table:style-name="ro1">
          <table:table-cell office:value-type="string" calcext:value-type="string">
            <text:p>hbarW=</text:p>
          </table:table-cell>
          <table:table-cell office:value-type="float" office:value="0.0011234213" calcext:value-type="float">
            <text:p>1.12E-03</text:p>
          </table:table-cell>
          <table:table-cell office:value-type="string" calcext:value-type="string">
            <text:p>Ha</text:p>
          </table:table-cell>
          <table:table-cell office:value-type="float" office:value="0.030569849" calcext:value-type="float">
            <text:p>3.06E-02</text:p>
          </table:table-cell>
          <table:table-cell office:value-type="string" calcext:value-type="string">
            <text:p>eV;</text:p>
          </table:table-cell>
          <table:table-cell office:value-type="string" calcext:value-type="string">
            <text:p>nu=</text:p>
          </table:table-cell>
          <table:table-cell office:value-type="float" office:value="246.56249" calcext:value-type="float">
            <text:p>2.47E+02</text:p>
          </table:table-cell>
          <table:table-cell office:value-type="string" calcext:value-type="string">
            <text:p>cm^-1</text:p>
          </table:table-cell>
          <table:table-cell office:value-type="float" office:value="95" calcext:value-type="float">
            <text:p>95</text:p>
          </table:table-cell>
          <table:table-cell office:value-type="float" office:value="0.030569849" calcext:value-type="float">
            <text:p>3.06E-02</text:p>
          </table:table-cell>
          <table:table-cell office:value-type="float" office:value="246.56249" calcext:value-type="float">
            <text:p>2.47E+02</text:p>
          </table:table-cell>
        </table:table-row>
        <table:table-row table:style-name="ro1">
          <table:table-cell office:value-type="string" calcext:value-type="string">
            <text:p>hbarW=</text:p>
          </table:table-cell>
          <table:table-cell office:value-type="float" office:value="0.0011251472" calcext:value-type="float">
            <text:p>1.13E-03</text:p>
          </table:table-cell>
          <table:table-cell office:value-type="string" calcext:value-type="string">
            <text:p>Ha</text:p>
          </table:table-cell>
          <table:table-cell office:value-type="float" office:value="0.030616812" calcext:value-type="float">
            <text:p>3.06E-02</text:p>
          </table:table-cell>
          <table:table-cell office:value-type="string" calcext:value-type="string">
            <text:p>eV;</text:p>
          </table:table-cell>
          <table:table-cell office:value-type="string" calcext:value-type="string">
            <text:p>nu=</text:p>
          </table:table-cell>
          <table:table-cell office:value-type="float" office:value="246.94127" calcext:value-type="float">
            <text:p>2.47E+02</text:p>
          </table:table-cell>
          <table:table-cell office:value-type="string" calcext:value-type="string">
            <text:p>cm^-1</text:p>
          </table:table-cell>
          <table:table-cell office:value-type="float" office:value="96" calcext:value-type="float">
            <text:p>96</text:p>
          </table:table-cell>
          <table:table-cell office:value-type="float" office:value="0.030616812" calcext:value-type="float">
            <text:p>3.06E-02</text:p>
          </table:table-cell>
          <table:table-cell office:value-type="float" office:value="246.94127" calcext:value-type="float">
            <text:p>2.47E+02</text:p>
          </table:table-cell>
        </table:table-row>
        <table:table-row table:style-name="ro1">
          <table:table-cell office:value-type="string" calcext:value-type="string">
            <text:p>hbarW=</text:p>
          </table:table-cell>
          <table:table-cell office:value-type="float" office:value="0.0011279523" calcext:value-type="float">
            <text:p>1.13E-03</text:p>
          </table:table-cell>
          <table:table-cell office:value-type="string" calcext:value-type="string">
            <text:p>Ha</text:p>
          </table:table-cell>
          <table:table-cell office:value-type="float" office:value="0.030693143" calcext:value-type="float">
            <text:p>3.07E-02</text:p>
          </table:table-cell>
          <table:table-cell office:value-type="string" calcext:value-type="string">
            <text:p>eV;</text:p>
          </table:table-cell>
          <table:table-cell office:value-type="string" calcext:value-type="string">
            <text:p>nu=</text:p>
          </table:table-cell>
          <table:table-cell office:value-type="float" office:value="247.55692" calcext:value-type="float">
            <text:p>2.48E+02</text:p>
          </table:table-cell>
          <table:table-cell office:value-type="string" calcext:value-type="string">
            <text:p>cm^-1</text:p>
          </table:table-cell>
          <table:table-cell office:value-type="float" office:value="97" calcext:value-type="float">
            <text:p>97</text:p>
          </table:table-cell>
          <table:table-cell office:value-type="float" office:value="0.030693143" calcext:value-type="float">
            <text:p>3.07E-02</text:p>
          </table:table-cell>
          <table:table-cell office:value-type="float" office:value="247.55692" calcext:value-type="float">
            <text:p>2.48E+02</text:p>
          </table:table-cell>
        </table:table-row>
        <table:table-row table:style-name="ro1">
          <table:table-cell office:value-type="string" calcext:value-type="string">
            <text:p>hbarW=</text:p>
          </table:table-cell>
          <table:table-cell office:value-type="float" office:value="0.0011280763" calcext:value-type="float">
            <text:p>1.13E-03</text:p>
          </table:table-cell>
          <table:table-cell office:value-type="string" calcext:value-type="string">
            <text:p>Ha</text:p>
          </table:table-cell>
          <table:table-cell office:value-type="float" office:value="0.030696516" calcext:value-type="float">
            <text:p>3.07E-02</text:p>
          </table:table-cell>
          <table:table-cell office:value-type="string" calcext:value-type="string">
            <text:p>eV;</text:p>
          </table:table-cell>
          <table:table-cell office:value-type="string" calcext:value-type="string">
            <text:p>nu=</text:p>
          </table:table-cell>
          <table:table-cell office:value-type="float" office:value="247.58413" calcext:value-type="float">
            <text:p>2.48E+02</text:p>
          </table:table-cell>
          <table:table-cell office:value-type="string" calcext:value-type="string">
            <text:p>cm^-1</text:p>
          </table:table-cell>
          <table:table-cell office:value-type="float" office:value="98" calcext:value-type="float">
            <text:p>98</text:p>
          </table:table-cell>
          <table:table-cell office:value-type="float" office:value="0.030696516" calcext:value-type="float">
            <text:p>3.07E-02</text:p>
          </table:table-cell>
          <table:table-cell office:value-type="float" office:value="247.58413" calcext:value-type="float">
            <text:p>2.48E+02</text:p>
          </table:table-cell>
        </table:table-row>
        <table:table-row table:style-name="ro1">
          <table:table-cell office:value-type="string" calcext:value-type="string">
            <text:p>hbarW=</text:p>
          </table:table-cell>
          <table:table-cell office:value-type="float" office:value="0.0011281095" calcext:value-type="float">
            <text:p>1.13E-03</text:p>
          </table:table-cell>
          <table:table-cell office:value-type="string" calcext:value-type="string">
            <text:p>Ha</text:p>
          </table:table-cell>
          <table:table-cell office:value-type="float" office:value="0.03069742" calcext:value-type="float">
            <text:p>3.07E-02</text:p>
          </table:table-cell>
          <table:table-cell office:value-type="string" calcext:value-type="string">
            <text:p>eV;</text:p>
          </table:table-cell>
          <table:table-cell office:value-type="string" calcext:value-type="string">
            <text:p>nu=</text:p>
          </table:table-cell>
          <table:table-cell office:value-type="float" office:value="247.59141" calcext:value-type="float">
            <text:p>2.48E+02</text:p>
          </table:table-cell>
          <table:table-cell office:value-type="string" calcext:value-type="string">
            <text:p>cm^-1</text:p>
          </table:table-cell>
          <table:table-cell office:value-type="float" office:value="99" calcext:value-type="float">
            <text:p>99</text:p>
          </table:table-cell>
          <table:table-cell office:value-type="float" office:value="0.03069742" calcext:value-type="float">
            <text:p>3.07E-02</text:p>
          </table:table-cell>
          <table:table-cell office:value-type="float" office:value="247.59141" calcext:value-type="float">
            <text:p>2.48E+02</text:p>
          </table:table-cell>
        </table:table-row>
        <table:table-row table:style-name="ro1">
          <table:table-cell office:value-type="string" calcext:value-type="string">
            <text:p>hbarW=</text:p>
          </table:table-cell>
          <table:table-cell office:value-type="float" office:value="0.0012276614" calcext:value-type="float">
            <text:p>1.23E-03</text:p>
          </table:table-cell>
          <table:table-cell office:value-type="string" calcext:value-type="string">
            <text:p>Ha</text:p>
          </table:table-cell>
          <table:table-cell office:value-type="float" office:value="0.033406367" calcext:value-type="float">
            <text:p>3.34E-02</text:p>
          </table:table-cell>
          <table:table-cell office:value-type="string" calcext:value-type="string">
            <text:p>eV;</text:p>
          </table:table-cell>
          <table:table-cell office:value-type="string" calcext:value-type="string">
            <text:p>nu=</text:p>
          </table:table-cell>
          <table:table-cell office:value-type="float" office:value="269.44055" calcext:value-type="float">
            <text:p>2.69E+02</text:p>
          </table:table-cell>
          <table:table-cell office:value-type="string" calcext:value-type="string">
            <text:p>cm^-1</text:p>
          </table:table-cell>
          <table:table-cell office:value-type="float" office:value="100" calcext:value-type="float">
            <text:p>100</text:p>
          </table:table-cell>
          <table:table-cell office:value-type="float" office:value="0.033406367" calcext:value-type="float">
            <text:p>3.34E-02</text:p>
          </table:table-cell>
          <table:table-cell office:value-type="float" office:value="269.44055" calcext:value-type="float">
            <text:p>2.69E+02</text:p>
          </table:table-cell>
        </table:table-row>
        <table:table-row table:style-name="ro1">
          <table:table-cell office:value-type="string" calcext:value-type="string">
            <text:p>hbarW=</text:p>
          </table:table-cell>
          <table:table-cell office:value-type="float" office:value="0.0012616898" calcext:value-type="float">
            <text:p>1.26E-03</text:p>
          </table:table-cell>
          <table:table-cell office:value-type="string" calcext:value-type="string">
            <text:p>Ha</text:p>
          </table:table-cell>
          <table:table-cell office:value-type="float" office:value="0.034332324" calcext:value-type="float">
            <text:p>3.43E-02</text:p>
          </table:table-cell>
          <table:table-cell office:value-type="string" calcext:value-type="string">
            <text:p>eV;</text:p>
          </table:table-cell>
          <table:table-cell office:value-type="string" calcext:value-type="string">
            <text:p>nu=</text:p>
          </table:table-cell>
          <table:table-cell office:value-type="float" office:value="276.9089" calcext:value-type="float">
            <text:p>2.77E+02</text:p>
          </table:table-cell>
          <table:table-cell office:value-type="string" calcext:value-type="string">
            <text:p>cm^-1</text:p>
          </table:table-cell>
          <table:table-cell office:value-type="float" office:value="101" calcext:value-type="float">
            <text:p>101</text:p>
          </table:table-cell>
          <table:table-cell office:value-type="float" office:value="0.034332324" calcext:value-type="float">
            <text:p>3.43E-02</text:p>
          </table:table-cell>
          <table:table-cell office:value-type="float" office:value="276.9089" calcext:value-type="float">
            <text:p>2.77E+02</text:p>
          </table:table-cell>
        </table:table-row>
        <table:table-row table:style-name="ro1">
          <table:table-cell office:value-type="string" calcext:value-type="string">
            <text:p>hbarW=</text:p>
          </table:table-cell>
          <table:table-cell office:value-type="float" office:value="0.0012619787" calcext:value-type="float">
            <text:p>1.26E-03</text:p>
          </table:table-cell>
          <table:table-cell office:value-type="string" calcext:value-type="string">
            <text:p>Ha</text:p>
          </table:table-cell>
          <table:table-cell office:value-type="float" office:value="0.034340187" calcext:value-type="float">
            <text:p>3.43E-02</text:p>
          </table:table-cell>
          <table:table-cell office:value-type="string" calcext:value-type="string">
            <text:p>eV;</text:p>
          </table:table-cell>
          <table:table-cell office:value-type="string" calcext:value-type="string">
            <text:p>nu=</text:p>
          </table:table-cell>
          <table:table-cell office:value-type="float" office:value="276.97232" calcext:value-type="float">
            <text:p>2.77E+02</text:p>
          </table:table-cell>
          <table:table-cell office:value-type="string" calcext:value-type="string">
            <text:p>cm^-1</text:p>
          </table:table-cell>
          <table:table-cell office:value-type="float" office:value="102" calcext:value-type="float">
            <text:p>102</text:p>
          </table:table-cell>
          <table:table-cell office:value-type="float" office:value="0.034340187" calcext:value-type="float">
            <text:p>3.43E-02</text:p>
          </table:table-cell>
          <table:table-cell office:value-type="float" office:value="276.97232" calcext:value-type="float">
            <text:p>2.77E+02</text:p>
          </table:table-cell>
        </table:table-row>
        <table:table-row table:style-name="ro1">
          <table:table-cell office:value-type="string" calcext:value-type="string">
            <text:p>hbarW=</text:p>
          </table:table-cell>
          <table:table-cell office:value-type="float" office:value="0.0012649974" calcext:value-type="float">
            <text:p>1.26E-03</text:p>
          </table:table-cell>
          <table:table-cell office:value-type="string" calcext:value-type="string">
            <text:p>Ha</text:p>
          </table:table-cell>
          <table:table-cell office:value-type="float" office:value="0.03442233" calcext:value-type="float">
            <text:p>3.44E-02</text:p>
          </table:table-cell>
          <table:table-cell office:value-type="string" calcext:value-type="string">
            <text:p>eV;</text:p>
          </table:table-cell>
          <table:table-cell office:value-type="string" calcext:value-type="string">
            <text:p>nu=</text:p>
          </table:table-cell>
          <table:table-cell office:value-type="float" office:value="277.63484" calcext:value-type="float">
            <text:p>2.78E+02</text:p>
          </table:table-cell>
          <table:table-cell office:value-type="string" calcext:value-type="string">
            <text:p>cm^-1</text:p>
          </table:table-cell>
          <table:table-cell office:value-type="float" office:value="103" calcext:value-type="float">
            <text:p>103</text:p>
          </table:table-cell>
          <table:table-cell office:value-type="float" office:value="0.03442233" calcext:value-type="float">
            <text:p>3.44E-02</text:p>
          </table:table-cell>
          <table:table-cell office:value-type="float" office:value="277.63484" calcext:value-type="float">
            <text:p>2.78E+02</text:p>
          </table:table-cell>
        </table:table-row>
        <table:table-row table:style-name="ro1">
          <table:table-cell office:value-type="string" calcext:value-type="string">
            <text:p>hbarW=</text:p>
          </table:table-cell>
          <table:table-cell office:value-type="float" office:value="0.0012651402" calcext:value-type="float">
            <text:p>1.27E-03</text:p>
          </table:table-cell>
          <table:table-cell office:value-type="string" calcext:value-type="string">
            <text:p>Ha</text:p>
          </table:table-cell>
          <table:table-cell office:value-type="float" office:value="0.034426216" calcext:value-type="float">
            <text:p>3.44E-02</text:p>
          </table:table-cell>
          <table:table-cell office:value-type="string" calcext:value-type="string">
            <text:p>eV;</text:p>
          </table:table-cell>
          <table:table-cell office:value-type="string" calcext:value-type="string">
            <text:p>nu=</text:p>
          </table:table-cell>
          <table:table-cell office:value-type="float" office:value="277.66619" calcext:value-type="float">
            <text:p>2.78E+02</text:p>
          </table:table-cell>
          <table:table-cell office:value-type="string" calcext:value-type="string">
            <text:p>cm^-1</text:p>
          </table:table-cell>
          <table:table-cell office:value-type="float" office:value="104" calcext:value-type="float">
            <text:p>104</text:p>
          </table:table-cell>
          <table:table-cell office:value-type="float" office:value="0.034426216" calcext:value-type="float">
            <text:p>3.44E-02</text:p>
          </table:table-cell>
          <table:table-cell office:value-type="float" office:value="277.66619" calcext:value-type="float">
            <text:p>2.78E+02</text:p>
          </table:table-cell>
        </table:table-row>
        <table:table-row table:style-name="ro1">
          <table:table-cell office:value-type="string" calcext:value-type="string">
            <text:p>hbarW=</text:p>
          </table:table-cell>
          <table:table-cell office:value-type="float" office:value="0.0012652629" calcext:value-type="float">
            <text:p>1.27E-03</text:p>
          </table:table-cell>
          <table:table-cell office:value-type="string" calcext:value-type="string">
            <text:p>Ha</text:p>
          </table:table-cell>
          <table:table-cell office:value-type="float" office:value="0.034429555" calcext:value-type="float">
            <text:p>3.44E-02</text:p>
          </table:table-cell>
          <table:table-cell office:value-type="string" calcext:value-type="string">
            <text:p>eV;</text:p>
          </table:table-cell>
          <table:table-cell office:value-type="string" calcext:value-type="string">
            <text:p>nu=</text:p>
          </table:table-cell>
          <table:table-cell office:value-type="float" office:value="277.69312" calcext:value-type="float">
            <text:p>2.78E+02</text:p>
          </table:table-cell>
          <table:table-cell office:value-type="string" calcext:value-type="string">
            <text:p>cm^-1</text:p>
          </table:table-cell>
          <table:table-cell office:value-type="float" office:value="105" calcext:value-type="float">
            <text:p>105</text:p>
          </table:table-cell>
          <table:table-cell office:value-type="float" office:value="0.034429555" calcext:value-type="float">
            <text:p>3.44E-02</text:p>
          </table:table-cell>
          <table:table-cell office:value-type="float" office:value="277.69312" calcext:value-type="float">
            <text:p>2.78E+02</text:p>
          </table:table-cell>
        </table:table-row>
        <table:table-row table:style-name="ro1">
          <table:table-cell office:value-type="string" calcext:value-type="string">
            <text:p>hbarW=</text:p>
          </table:table-cell>
          <table:table-cell office:value-type="float" office:value="0.0012909344" calcext:value-type="float">
            <text:p>1.29E-03</text:p>
          </table:table-cell>
          <table:table-cell office:value-type="string" calcext:value-type="string">
            <text:p>Ha</text:p>
          </table:table-cell>
          <table:table-cell office:value-type="float" office:value="0.035128111" calcext:value-type="float">
            <text:p>3.51E-02</text:p>
          </table:table-cell>
          <table:table-cell office:value-type="string" calcext:value-type="string">
            <text:p>eV;</text:p>
          </table:table-cell>
          <table:table-cell office:value-type="string" calcext:value-type="string">
            <text:p>nu=</text:p>
          </table:table-cell>
          <table:table-cell office:value-type="float" office:value="283.32736" calcext:value-type="float">
            <text:p>2.83E+02</text:p>
          </table:table-cell>
          <table:table-cell office:value-type="string" calcext:value-type="string">
            <text:p>cm^-1</text:p>
          </table:table-cell>
          <table:table-cell office:value-type="float" office:value="106" calcext:value-type="float">
            <text:p>106</text:p>
          </table:table-cell>
          <table:table-cell office:value-type="float" office:value="0.035128111" calcext:value-type="float">
            <text:p>3.51E-02</text:p>
          </table:table-cell>
          <table:table-cell office:value-type="float" office:value="283.32736" calcext:value-type="float">
            <text:p>2.83E+02</text:p>
          </table:table-cell>
        </table:table-row>
        <table:table-row table:style-name="ro1">
          <table:table-cell office:value-type="string" calcext:value-type="string">
            <text:p>hbarW=</text:p>
          </table:table-cell>
          <table:table-cell office:value-type="float" office:value="0.00129111" calcext:value-type="float">
            <text:p>1.29E-03</text:p>
          </table:table-cell>
          <table:table-cell office:value-type="string" calcext:value-type="string">
            <text:p>Ha</text:p>
          </table:table-cell>
          <table:table-cell office:value-type="float" office:value="0.035132889" calcext:value-type="float">
            <text:p>3.51E-02</text:p>
          </table:table-cell>
          <table:table-cell office:value-type="string" calcext:value-type="string">
            <text:p>eV;</text:p>
          </table:table-cell>
          <table:table-cell office:value-type="string" calcext:value-type="string">
            <text:p>nu=</text:p>
          </table:table-cell>
          <table:table-cell office:value-type="float" office:value="283.36589" calcext:value-type="float">
            <text:p>2.83E+02</text:p>
          </table:table-cell>
          <table:table-cell office:value-type="string" calcext:value-type="string">
            <text:p>cm^-1</text:p>
          </table:table-cell>
          <table:table-cell office:value-type="float" office:value="107" calcext:value-type="float">
            <text:p>107</text:p>
          </table:table-cell>
          <table:table-cell office:value-type="float" office:value="0.035132889" calcext:value-type="float">
            <text:p>3.51E-02</text:p>
          </table:table-cell>
          <table:table-cell office:value-type="float" office:value="283.36589" calcext:value-type="float">
            <text:p>2.83E+02</text:p>
          </table:table-cell>
        </table:table-row>
        <table:table-row table:style-name="ro1">
          <table:table-cell office:value-type="string" calcext:value-type="string">
            <text:p>hbarW=</text:p>
          </table:table-cell>
          <table:table-cell office:value-type="float" office:value="0.0012912655" calcext:value-type="float">
            <text:p>1.29E-03</text:p>
          </table:table-cell>
          <table:table-cell office:value-type="string" calcext:value-type="string">
            <text:p>Ha</text:p>
          </table:table-cell>
          <table:table-cell office:value-type="float" office:value="0.035137121" calcext:value-type="float">
            <text:p>3.51E-02</text:p>
          </table:table-cell>
          <table:table-cell office:value-type="string" calcext:value-type="string">
            <text:p>eV;</text:p>
          </table:table-cell>
          <table:table-cell office:value-type="string" calcext:value-type="string">
            <text:p>nu=</text:p>
          </table:table-cell>
          <table:table-cell office:value-type="float" office:value="283.40003" calcext:value-type="float">
            <text:p>2.83E+02</text:p>
          </table:table-cell>
          <table:table-cell office:value-type="string" calcext:value-type="string">
            <text:p>cm^-1</text:p>
          </table:table-cell>
          <table:table-cell office:value-type="float" office:value="108" calcext:value-type="float">
            <text:p>108</text:p>
          </table:table-cell>
          <table:table-cell office:value-type="float" office:value="0.035137121" calcext:value-type="float">
            <text:p>3.51E-02</text:p>
          </table:table-cell>
          <table:table-cell office:value-type="float" office:value="283.40003" calcext:value-type="float">
            <text:p>2.83E+02</text:p>
          </table:table-cell>
        </table:table-row>
        <table:table-row table:style-name="ro1">
          <table:table-cell office:value-type="string" calcext:value-type="string">
            <text:p>hbarW=</text:p>
          </table:table-cell>
          <table:table-cell office:value-type="float" office:value="0.0012962572" calcext:value-type="float">
            <text:p>1.30E-03</text:p>
          </table:table-cell>
          <table:table-cell office:value-type="string" calcext:value-type="string">
            <text:p>Ha</text:p>
          </table:table-cell>
          <table:table-cell office:value-type="float" office:value="0.035272952" calcext:value-type="float">
            <text:p>3.53E-02</text:p>
          </table:table-cell>
          <table:table-cell office:value-type="string" calcext:value-type="string">
            <text:p>eV;</text:p>
          </table:table-cell>
          <table:table-cell office:value-type="string" calcext:value-type="string">
            <text:p>nu=</text:p>
          </table:table-cell>
          <table:table-cell office:value-type="float" office:value="284.49557" calcext:value-type="float">
            <text:p>2.84E+02</text:p>
          </table:table-cell>
          <table:table-cell office:value-type="string" calcext:value-type="string">
            <text:p>cm^-1</text:p>
          </table:table-cell>
          <table:table-cell office:value-type="float" office:value="109" calcext:value-type="float">
            <text:p>109</text:p>
          </table:table-cell>
          <table:table-cell office:value-type="float" office:value="0.035272952" calcext:value-type="float">
            <text:p>3.53E-02</text:p>
          </table:table-cell>
          <table:table-cell office:value-type="float" office:value="284.49557" calcext:value-type="float">
            <text:p>2.84E+02</text:p>
          </table:table-cell>
        </table:table-row>
        <table:table-row table:style-name="ro1">
          <table:table-cell office:value-type="string" calcext:value-type="string">
            <text:p>hbarW=</text:p>
          </table:table-cell>
          <table:table-cell office:value-type="float" office:value="0.0013140797" calcext:value-type="float">
            <text:p>1.31E-03</text:p>
          </table:table-cell>
          <table:table-cell office:value-type="string" calcext:value-type="string">
            <text:p>Ha</text:p>
          </table:table-cell>
          <table:table-cell office:value-type="float" office:value="0.035757927" calcext:value-type="float">
            <text:p>3.58E-02</text:p>
          </table:table-cell>
          <table:table-cell office:value-type="string" calcext:value-type="string">
            <text:p>eV;</text:p>
          </table:table-cell>
          <table:table-cell office:value-type="string" calcext:value-type="string">
            <text:p>nu=</text:p>
          </table:table-cell>
          <table:table-cell office:value-type="float" office:value="288.40716" calcext:value-type="float">
            <text:p>2.88E+02</text:p>
          </table:table-cell>
          <table:table-cell office:value-type="string" calcext:value-type="string">
            <text:p>cm^-1</text:p>
          </table:table-cell>
          <table:table-cell office:value-type="float" office:value="110" calcext:value-type="float">
            <text:p>110</text:p>
          </table:table-cell>
          <table:table-cell office:value-type="float" office:value="0.035757927" calcext:value-type="float">
            <text:p>3.58E-02</text:p>
          </table:table-cell>
          <table:table-cell office:value-type="float" office:value="288.40716" calcext:value-type="float">
            <text:p>2.88E+02</text:p>
          </table:table-cell>
        </table:table-row>
        <table:table-row table:style-name="ro1">
          <table:table-cell office:value-type="string" calcext:value-type="string">
            <text:p>hbarW=</text:p>
          </table:table-cell>
          <table:table-cell office:value-type="float" office:value="0.0013141675" calcext:value-type="float">
            <text:p>1.31E-03</text:p>
          </table:table-cell>
          <table:table-cell office:value-type="string" calcext:value-type="string">
            <text:p>Ha</text:p>
          </table:table-cell>
          <table:table-cell office:value-type="float" office:value="0.035760316" calcext:value-type="float">
            <text:p>3.58E-02</text:p>
          </table:table-cell>
          <table:table-cell office:value-type="string" calcext:value-type="string">
            <text:p>eV;</text:p>
          </table:table-cell>
          <table:table-cell office:value-type="string" calcext:value-type="string">
            <text:p>nu=</text:p>
          </table:table-cell>
          <table:table-cell office:value-type="float" office:value="288.42643" calcext:value-type="float">
            <text:p>2.88E+02</text:p>
          </table:table-cell>
          <table:table-cell office:value-type="string" calcext:value-type="string">
            <text:p>cm^-1</text:p>
          </table:table-cell>
          <table:table-cell office:value-type="float" office:value="111" calcext:value-type="float">
            <text:p>111</text:p>
          </table:table-cell>
          <table:table-cell office:value-type="float" office:value="0.035760316" calcext:value-type="float">
            <text:p>3.58E-02</text:p>
          </table:table-cell>
          <table:table-cell office:value-type="float" office:value="288.42643" calcext:value-type="float">
            <text:p>2.88E+02</text:p>
          </table:table-cell>
        </table:table-row>
        <table:table-row table:style-name="ro1">
          <table:table-cell office:value-type="string" calcext:value-type="string">
            <text:p>hbarW=</text:p>
          </table:table-cell>
          <table:table-cell office:value-type="float" office:value="0.001314692" calcext:value-type="float">
            <text:p>1.31E-03</text:p>
          </table:table-cell>
          <table:table-cell office:value-type="string" calcext:value-type="string">
            <text:p>Ha</text:p>
          </table:table-cell>
          <table:table-cell office:value-type="float" office:value="0.035774589" calcext:value-type="float">
            <text:p>3.58E-02</text:p>
          </table:table-cell>
          <table:table-cell office:value-type="string" calcext:value-type="string">
            <text:p>eV;</text:p>
          </table:table-cell>
          <table:table-cell office:value-type="string" calcext:value-type="string">
            <text:p>nu=</text:p>
          </table:table-cell>
          <table:table-cell office:value-type="float" office:value="288.54155" calcext:value-type="float">
            <text:p>2.89E+02</text:p>
          </table:table-cell>
          <table:table-cell office:value-type="string" calcext:value-type="string">
            <text:p>cm^-1</text:p>
          </table:table-cell>
          <table:table-cell office:value-type="float" office:value="112" calcext:value-type="float">
            <text:p>112</text:p>
          </table:table-cell>
          <table:table-cell office:value-type="float" office:value="0.035774589" calcext:value-type="float">
            <text:p>3.58E-02</text:p>
          </table:table-cell>
          <table:table-cell office:value-type="float" office:value="288.54155" calcext:value-type="float">
            <text:p>2.89E+02</text:p>
          </table:table-cell>
        </table:table-row>
        <table:table-row table:style-name="ro1">
          <table:table-cell office:value-type="string" calcext:value-type="string">
            <text:p>hbarW=</text:p>
          </table:table-cell>
          <table:table-cell office:value-type="float" office:value="0.0013148686" calcext:value-type="float">
            <text:p>1.31E-03</text:p>
          </table:table-cell>
          <table:table-cell office:value-type="string" calcext:value-type="string">
            <text:p>Ha</text:p>
          </table:table-cell>
          <table:table-cell office:value-type="float" office:value="0.035779395" calcext:value-type="float">
            <text:p>3.58E-02</text:p>
          </table:table-cell>
          <table:table-cell office:value-type="string" calcext:value-type="string">
            <text:p>eV;</text:p>
          </table:table-cell>
          <table:table-cell office:value-type="string" calcext:value-type="string">
            <text:p>nu=</text:p>
          </table:table-cell>
          <table:table-cell office:value-type="float" office:value="288.58031" calcext:value-type="float">
            <text:p>2.89E+02</text:p>
          </table:table-cell>
          <table:table-cell office:value-type="string" calcext:value-type="string">
            <text:p>cm^-1</text:p>
          </table:table-cell>
          <table:table-cell office:value-type="float" office:value="113" calcext:value-type="float">
            <text:p>113</text:p>
          </table:table-cell>
          <table:table-cell office:value-type="float" office:value="0.035779395" calcext:value-type="float">
            <text:p>3.58E-02</text:p>
          </table:table-cell>
          <table:table-cell office:value-type="float" office:value="288.58031" calcext:value-type="float">
            <text:p>2.89E+02</text:p>
          </table:table-cell>
        </table:table-row>
        <table:table-row table:style-name="ro1">
          <table:table-cell office:value-type="string" calcext:value-type="string">
            <text:p>hbarW=</text:p>
          </table:table-cell>
          <table:table-cell office:value-type="float" office:value="0.0013150697" calcext:value-type="float">
            <text:p>1.32E-03</text:p>
          </table:table-cell>
          <table:table-cell office:value-type="string" calcext:value-type="string">
            <text:p>Ha</text:p>
          </table:table-cell>
          <table:table-cell office:value-type="float" office:value="0.035784865" calcext:value-type="float">
            <text:p>3.58E-02</text:p>
          </table:table-cell>
          <table:table-cell office:value-type="string" calcext:value-type="string">
            <text:p>eV;</text:p>
          </table:table-cell>
          <table:table-cell office:value-type="string" calcext:value-type="string">
            <text:p>nu=</text:p>
          </table:table-cell>
          <table:table-cell office:value-type="float" office:value="288.62444" calcext:value-type="float">
            <text:p>2.89E+02</text:p>
          </table:table-cell>
          <table:table-cell office:value-type="string" calcext:value-type="string">
            <text:p>cm^-1</text:p>
          </table:table-cell>
          <table:table-cell office:value-type="float" office:value="114" calcext:value-type="float">
            <text:p>114</text:p>
          </table:table-cell>
          <table:table-cell office:value-type="float" office:value="0.035784865" calcext:value-type="float">
            <text:p>3.58E-02</text:p>
          </table:table-cell>
          <table:table-cell office:value-type="float" office:value="288.62444" calcext:value-type="float">
            <text:p>2.89E+02</text:p>
          </table:table-cell>
        </table:table-row>
        <table:table-row table:style-name="ro1">
          <table:table-cell office:value-type="string" calcext:value-type="string">
            <text:p>hbarW=</text:p>
          </table:table-cell>
          <table:table-cell office:value-type="float" office:value="0.0013164314" calcext:value-type="float">
            <text:p>1.32E-03</text:p>
          </table:table-cell>
          <table:table-cell office:value-type="string" calcext:value-type="string">
            <text:p>Ha</text:p>
          </table:table-cell>
          <table:table-cell office:value-type="float" office:value="0.03582192" calcext:value-type="float">
            <text:p>3.58E-02</text:p>
          </table:table-cell>
          <table:table-cell office:value-type="string" calcext:value-type="string">
            <text:p>eV;</text:p>
          </table:table-cell>
          <table:table-cell office:value-type="string" calcext:value-type="string">
            <text:p>nu=</text:p>
          </table:table-cell>
          <table:table-cell office:value-type="float" office:value="288.9233" calcext:value-type="float">
            <text:p>2.89E+02</text:p>
          </table:table-cell>
          <table:table-cell office:value-type="string" calcext:value-type="string">
            <text:p>cm^-1</text:p>
          </table:table-cell>
          <table:table-cell office:value-type="float" office:value="115" calcext:value-type="float">
            <text:p>115</text:p>
          </table:table-cell>
          <table:table-cell office:value-type="float" office:value="0.03582192" calcext:value-type="float">
            <text:p>3.58E-02</text:p>
          </table:table-cell>
          <table:table-cell office:value-type="float" office:value="288.9233" calcext:value-type="float">
            <text:p>2.89E+02</text:p>
          </table:table-cell>
        </table:table-row>
        <table:table-row table:style-name="ro1">
          <table:table-cell office:value-type="string" calcext:value-type="string">
            <text:p>hbarW=</text:p>
          </table:table-cell>
          <table:table-cell office:value-type="float" office:value="0.0013353172" calcext:value-type="float">
            <text:p>1.34E-03</text:p>
          </table:table-cell>
          <table:table-cell office:value-type="string" calcext:value-type="string">
            <text:p>Ha</text:p>
          </table:table-cell>
          <table:table-cell office:value-type="float" office:value="0.036335829" calcext:value-type="float">
            <text:p>3.63E-02</text:p>
          </table:table-cell>
          <table:table-cell office:value-type="string" calcext:value-type="string">
            <text:p>eV;</text:p>
          </table:table-cell>
          <table:table-cell office:value-type="string" calcext:value-type="string">
            <text:p>nu=</text:p>
          </table:table-cell>
          <table:table-cell office:value-type="float" office:value="293.06826" calcext:value-type="float">
            <text:p>2.93E+02</text:p>
          </table:table-cell>
          <table:table-cell office:value-type="string" calcext:value-type="string">
            <text:p>cm^-1</text:p>
          </table:table-cell>
          <table:table-cell office:value-type="float" office:value="116" calcext:value-type="float">
            <text:p>116</text:p>
          </table:table-cell>
          <table:table-cell office:value-type="float" office:value="0.036335829" calcext:value-type="float">
            <text:p>3.63E-02</text:p>
          </table:table-cell>
          <table:table-cell office:value-type="float" office:value="293.06826" calcext:value-type="float">
            <text:p>2.93E+02</text:p>
          </table:table-cell>
        </table:table-row>
        <table:table-row table:style-name="ro1">
          <table:table-cell office:value-type="string" calcext:value-type="string">
            <text:p>hbarW=</text:p>
          </table:table-cell>
          <table:table-cell office:value-type="float" office:value="0.0013354047" calcext:value-type="float">
            <text:p>1.34E-03</text:p>
          </table:table-cell>
          <table:table-cell office:value-type="string" calcext:value-type="string">
            <text:p>Ha</text:p>
          </table:table-cell>
          <table:table-cell office:value-type="float" office:value="0.036338209" calcext:value-type="float">
            <text:p>3.63E-02</text:p>
          </table:table-cell>
          <table:table-cell office:value-type="string" calcext:value-type="string">
            <text:p>eV;</text:p>
          </table:table-cell>
          <table:table-cell office:value-type="string" calcext:value-type="string">
            <text:p>nu=</text:p>
          </table:table-cell>
          <table:table-cell office:value-type="float" office:value="293.08746" calcext:value-type="float">
            <text:p>2.93E+02</text:p>
          </table:table-cell>
          <table:table-cell office:value-type="string" calcext:value-type="string">
            <text:p>cm^-1</text:p>
          </table:table-cell>
          <table:table-cell office:value-type="float" office:value="117" calcext:value-type="float">
            <text:p>117</text:p>
          </table:table-cell>
          <table:table-cell office:value-type="float" office:value="0.036338209" calcext:value-type="float">
            <text:p>3.63E-02</text:p>
          </table:table-cell>
          <table:table-cell office:value-type="float" office:value="293.08746" calcext:value-type="float">
            <text:p>2.93E+02</text:p>
          </table:table-cell>
        </table:table-row>
        <table:table-row table:style-name="ro1">
          <table:table-cell office:value-type="string" calcext:value-type="string">
            <text:p>hbarW=</text:p>
          </table:table-cell>
          <table:table-cell office:value-type="float" office:value="0.0013354891" calcext:value-type="float">
            <text:p>1.34E-03</text:p>
          </table:table-cell>
          <table:table-cell office:value-type="string" calcext:value-type="string">
            <text:p>Ha</text:p>
          </table:table-cell>
          <table:table-cell office:value-type="float" office:value="0.036340507" calcext:value-type="float">
            <text:p>3.63E-02</text:p>
          </table:table-cell>
          <table:table-cell office:value-type="string" calcext:value-type="string">
            <text:p>eV;</text:p>
          </table:table-cell>
          <table:table-cell office:value-type="string" calcext:value-type="string">
            <text:p>nu=</text:p>
          </table:table-cell>
          <table:table-cell office:value-type="float" office:value="293.10599" calcext:value-type="float">
            <text:p>2.93E+02</text:p>
          </table:table-cell>
          <table:table-cell office:value-type="string" calcext:value-type="string">
            <text:p>cm^-1</text:p>
          </table:table-cell>
          <table:table-cell office:value-type="float" office:value="118" calcext:value-type="float">
            <text:p>118</text:p>
          </table:table-cell>
          <table:table-cell office:value-type="float" office:value="0.036340507" calcext:value-type="float">
            <text:p>3.63E-02</text:p>
          </table:table-cell>
          <table:table-cell office:value-type="float" office:value="293.10599" calcext:value-type="float">
            <text:p>2.93E+02</text:p>
          </table:table-cell>
        </table:table-row>
        <table:table-row table:style-name="ro1">
          <table:table-cell office:value-type="string" calcext:value-type="string">
            <text:p>hbarW=</text:p>
          </table:table-cell>
          <table:table-cell office:value-type="float" office:value="0.0013405852" calcext:value-type="float">
            <text:p>1.34E-03</text:p>
          </table:table-cell>
          <table:table-cell office:value-type="string" calcext:value-type="string">
            <text:p>Ha</text:p>
          </table:table-cell>
          <table:table-cell office:value-type="float" office:value="0.036479179" calcext:value-type="float">
            <text:p>3.65E-02</text:p>
          </table:table-cell>
          <table:table-cell office:value-type="string" calcext:value-type="string">
            <text:p>eV;</text:p>
          </table:table-cell>
          <table:table-cell office:value-type="string" calcext:value-type="string">
            <text:p>nu=</text:p>
          </table:table-cell>
          <table:table-cell office:value-type="float" office:value="294.22445" calcext:value-type="float">
            <text:p>2.94E+02</text:p>
          </table:table-cell>
          <table:table-cell office:value-type="string" calcext:value-type="string">
            <text:p>cm^-1</text:p>
          </table:table-cell>
          <table:table-cell office:value-type="float" office:value="119" calcext:value-type="float">
            <text:p>119</text:p>
          </table:table-cell>
          <table:table-cell office:value-type="float" office:value="0.036479179" calcext:value-type="float">
            <text:p>3.65E-02</text:p>
          </table:table-cell>
          <table:table-cell office:value-type="float" office:value="294.22445" calcext:value-type="float">
            <text:p>2.94E+02</text:p>
          </table:table-cell>
        </table:table-row>
        <table:table-row table:style-name="ro1">
          <table:table-cell office:value-type="string" calcext:value-type="string">
            <text:p>hbarW=</text:p>
          </table:table-cell>
          <table:table-cell office:value-type="float" office:value="0.0013406592" calcext:value-type="float">
            <text:p>1.34E-03</text:p>
          </table:table-cell>
          <table:table-cell office:value-type="string" calcext:value-type="string">
            <text:p>Ha</text:p>
          </table:table-cell>
          <table:table-cell office:value-type="float" office:value="0.036481192" calcext:value-type="float">
            <text:p>3.65E-02</text:p>
          </table:table-cell>
          <table:table-cell office:value-type="string" calcext:value-type="string">
            <text:p>eV;</text:p>
          </table:table-cell>
          <table:table-cell office:value-type="string" calcext:value-type="string">
            <text:p>nu=</text:p>
          </table:table-cell>
          <table:table-cell office:value-type="float" office:value="294.24069" calcext:value-type="float">
            <text:p>2.94E+02</text:p>
          </table:table-cell>
          <table:table-cell office:value-type="string" calcext:value-type="string">
            <text:p>cm^-1</text:p>
          </table:table-cell>
          <table:table-cell office:value-type="float" office:value="120" calcext:value-type="float">
            <text:p>120</text:p>
          </table:table-cell>
          <table:table-cell office:value-type="float" office:value="0.036481192" calcext:value-type="float">
            <text:p>3.65E-02</text:p>
          </table:table-cell>
          <table:table-cell office:value-type="float" office:value="294.24069" calcext:value-type="float">
            <text:p>2.94E+02</text:p>
          </table:table-cell>
        </table:table-row>
        <table:table-row table:style-name="ro1">
          <table:table-cell office:value-type="string" calcext:value-type="string">
            <text:p>hbarW=</text:p>
          </table:table-cell>
          <table:table-cell office:value-type="float" office:value="0.0013407877" calcext:value-type="float">
            <text:p>1.34E-03</text:p>
          </table:table-cell>
          <table:table-cell office:value-type="string" calcext:value-type="string">
            <text:p>Ha</text:p>
          </table:table-cell>
          <table:table-cell office:value-type="float" office:value="0.036484688" calcext:value-type="float">
            <text:p>3.65E-02</text:p>
          </table:table-cell>
          <table:table-cell office:value-type="string" calcext:value-type="string">
            <text:p>eV;</text:p>
          </table:table-cell>
          <table:table-cell office:value-type="string" calcext:value-type="string">
            <text:p>nu=</text:p>
          </table:table-cell>
          <table:table-cell office:value-type="float" office:value="294.26888" calcext:value-type="float">
            <text:p>2.94E+02</text:p>
          </table:table-cell>
          <table:table-cell office:value-type="string" calcext:value-type="string">
            <text:p>cm^-1</text:p>
          </table:table-cell>
          <table:table-cell office:value-type="float" office:value="121" calcext:value-type="float">
            <text:p>121</text:p>
          </table:table-cell>
          <table:table-cell office:value-type="float" office:value="0.036484688" calcext:value-type="float">
            <text:p>3.65E-02</text:p>
          </table:table-cell>
          <table:table-cell office:value-type="float" office:value="294.26888" calcext:value-type="float">
            <text:p>2.94E+02</text:p>
          </table:table-cell>
        </table:table-row>
        <table:table-row table:style-name="ro1">
          <table:table-cell office:value-type="string" calcext:value-type="string">
            <text:p>hbarW=</text:p>
          </table:table-cell>
          <table:table-cell office:value-type="float" office:value="0.001460649" calcext:value-type="float">
            <text:p>1.46E-03</text:p>
          </table:table-cell>
          <table:table-cell office:value-type="string" calcext:value-type="string">
            <text:p>Ha</text:p>
          </table:table-cell>
          <table:table-cell office:value-type="float" office:value="0.039746281" calcext:value-type="float">
            <text:p>3.97E-02</text:p>
          </table:table-cell>
          <table:table-cell office:value-type="string" calcext:value-type="string">
            <text:p>eV;</text:p>
          </table:table-cell>
          <table:table-cell office:value-type="string" calcext:value-type="string">
            <text:p>nu=</text:p>
          </table:table-cell>
          <table:table-cell office:value-type="float" office:value="320.57541" calcext:value-type="float">
            <text:p>3.21E+02</text:p>
          </table:table-cell>
          <table:table-cell office:value-type="string" calcext:value-type="string">
            <text:p>cm^-1</text:p>
          </table:table-cell>
          <table:table-cell office:value-type="float" office:value="122" calcext:value-type="float">
            <text:p>122</text:p>
          </table:table-cell>
          <table:table-cell office:value-type="float" office:value="0.039746281" calcext:value-type="float">
            <text:p>3.97E-02</text:p>
          </table:table-cell>
          <table:table-cell office:value-type="float" office:value="320.57541" calcext:value-type="float">
            <text:p>3.21E+02</text:p>
          </table:table-cell>
        </table:table-row>
        <table:table-row table:style-name="ro1">
          <table:table-cell office:value-type="string" calcext:value-type="string">
            <text:p>hbarW=</text:p>
          </table:table-cell>
          <table:table-cell office:value-type="float" office:value="0.0014606666" calcext:value-type="float">
            <text:p>1.46E-03</text:p>
          </table:table-cell>
          <table:table-cell office:value-type="string" calcext:value-type="string">
            <text:p>Ha</text:p>
          </table:table-cell>
          <table:table-cell office:value-type="float" office:value="0.039746759" calcext:value-type="float">
            <text:p>3.97E-02</text:p>
          </table:table-cell>
          <table:table-cell office:value-type="string" calcext:value-type="string">
            <text:p>eV;</text:p>
          </table:table-cell>
          <table:table-cell office:value-type="string" calcext:value-type="string">
            <text:p>nu=</text:p>
          </table:table-cell>
          <table:table-cell office:value-type="float" office:value="320.57926" calcext:value-type="float">
            <text:p>3.21E+02</text:p>
          </table:table-cell>
          <table:table-cell office:value-type="string" calcext:value-type="string">
            <text:p>cm^-1</text:p>
          </table:table-cell>
          <table:table-cell office:value-type="float" office:value="123" calcext:value-type="float">
            <text:p>123</text:p>
          </table:table-cell>
          <table:table-cell office:value-type="float" office:value="0.039746759" calcext:value-type="float">
            <text:p>3.97E-02</text:p>
          </table:table-cell>
          <table:table-cell office:value-type="float" office:value="320.57926" calcext:value-type="float">
            <text:p>3.21E+02</text:p>
          </table:table-cell>
        </table:table-row>
        <table:table-row table:style-name="ro1">
          <table:table-cell office:value-type="string" calcext:value-type="string">
            <text:p>hbarW=</text:p>
          </table:table-cell>
          <table:table-cell office:value-type="float" office:value="0.0014607189" calcext:value-type="float">
            <text:p>1.46E-03</text:p>
          </table:table-cell>
          <table:table-cell office:value-type="string" calcext:value-type="string">
            <text:p>Ha</text:p>
          </table:table-cell>
          <table:table-cell office:value-type="float" office:value="0.039748182" calcext:value-type="float">
            <text:p>3.97E-02</text:p>
          </table:table-cell>
          <table:table-cell office:value-type="string" calcext:value-type="string">
            <text:p>eV;</text:p>
          </table:table-cell>
          <table:table-cell office:value-type="string" calcext:value-type="string">
            <text:p>nu=</text:p>
          </table:table-cell>
          <table:table-cell office:value-type="float" office:value="320.59074" calcext:value-type="float">
            <text:p>3.21E+02</text:p>
          </table:table-cell>
          <table:table-cell office:value-type="string" calcext:value-type="string">
            <text:p>cm^-1</text:p>
          </table:table-cell>
          <table:table-cell office:value-type="float" office:value="124" calcext:value-type="float">
            <text:p>124</text:p>
          </table:table-cell>
          <table:table-cell office:value-type="float" office:value="0.039748182" calcext:value-type="float">
            <text:p>3.97E-02</text:p>
          </table:table-cell>
          <table:table-cell office:value-type="float" office:value="320.59074" calcext:value-type="float">
            <text:p>3.21E+02</text:p>
          </table:table-cell>
        </table:table-row>
        <table:table-row table:style-name="ro1">
          <table:table-cell office:value-type="string" calcext:value-type="string">
            <text:p>hbarW=</text:p>
          </table:table-cell>
          <table:table-cell office:value-type="float" office:value="0.0014856994" calcext:value-type="float">
            <text:p>1.49E-03</text:p>
          </table:table-cell>
          <table:table-cell office:value-type="string" calcext:value-type="string">
            <text:p>Ha</text:p>
          </table:table-cell>
          <table:table-cell office:value-type="float" office:value="0.040427938" calcext:value-type="float">
            <text:p>4.04E-02</text:p>
          </table:table-cell>
          <table:table-cell office:value-type="string" calcext:value-type="string">
            <text:p>eV;</text:p>
          </table:table-cell>
          <table:table-cell office:value-type="string" calcext:value-type="string">
            <text:p>nu=</text:p>
          </table:table-cell>
          <table:table-cell office:value-type="float" office:value="326.07334" calcext:value-type="float">
            <text:p>3.26E+02</text:p>
          </table:table-cell>
          <table:table-cell office:value-type="string" calcext:value-type="string">
            <text:p>cm^-1</text:p>
          </table:table-cell>
          <table:table-cell office:value-type="float" office:value="125" calcext:value-type="float">
            <text:p>125</text:p>
          </table:table-cell>
          <table:table-cell office:value-type="float" office:value="0.040427938" calcext:value-type="float">
            <text:p>4.04E-02</text:p>
          </table:table-cell>
          <table:table-cell office:value-type="float" office:value="326.07334" calcext:value-type="float">
            <text:p>3.26E+02</text:p>
          </table:table-cell>
        </table:table-row>
        <table:table-row table:style-name="ro1">
          <table:table-cell office:value-type="string" calcext:value-type="string">
            <text:p>hbarW=</text:p>
          </table:table-cell>
          <table:table-cell office:value-type="float" office:value="0.0014857084" calcext:value-type="float">
            <text:p>1.49E-03</text:p>
          </table:table-cell>
          <table:table-cell office:value-type="string" calcext:value-type="string">
            <text:p>Ha</text:p>
          </table:table-cell>
          <table:table-cell office:value-type="float" office:value="0.040428183" calcext:value-type="float">
            <text:p>4.04E-02</text:p>
          </table:table-cell>
          <table:table-cell office:value-type="string" calcext:value-type="string">
            <text:p>eV;</text:p>
          </table:table-cell>
          <table:table-cell office:value-type="string" calcext:value-type="string">
            <text:p>nu=</text:p>
          </table:table-cell>
          <table:table-cell office:value-type="float" office:value="326.07532" calcext:value-type="float">
            <text:p>3.26E+02</text:p>
          </table:table-cell>
          <table:table-cell office:value-type="string" calcext:value-type="string">
            <text:p>cm^-1</text:p>
          </table:table-cell>
          <table:table-cell office:value-type="float" office:value="126" calcext:value-type="float">
            <text:p>126</text:p>
          </table:table-cell>
          <table:table-cell office:value-type="float" office:value="0.040428183" calcext:value-type="float">
            <text:p>4.04E-02</text:p>
          </table:table-cell>
          <table:table-cell office:value-type="float" office:value="326.07532" calcext:value-type="float">
            <text:p>3.26E+02</text:p>
          </table:table-cell>
        </table:table-row>
        <table:table-row table:style-name="ro1">
          <table:table-cell office:value-type="string" calcext:value-type="string">
            <text:p>hbarW=</text:p>
          </table:table-cell>
          <table:table-cell office:value-type="float" office:value="0.0014857488" calcext:value-type="float">
            <text:p>1.49E-03</text:p>
          </table:table-cell>
          <table:table-cell office:value-type="string" calcext:value-type="string">
            <text:p>Ha</text:p>
          </table:table-cell>
          <table:table-cell office:value-type="float" office:value="0.040429281" calcext:value-type="float">
            <text:p>4.04E-02</text:p>
          </table:table-cell>
          <table:table-cell office:value-type="string" calcext:value-type="string">
            <text:p>eV;</text:p>
          </table:table-cell>
          <table:table-cell office:value-type="string" calcext:value-type="string">
            <text:p>nu=</text:p>
          </table:table-cell>
          <table:table-cell office:value-type="float" office:value="326.08417" calcext:value-type="float">
            <text:p>3.26E+02</text:p>
          </table:table-cell>
          <table:table-cell office:value-type="string" calcext:value-type="string">
            <text:p>cm^-1</text:p>
          </table:table-cell>
          <table:table-cell office:value-type="float" office:value="127" calcext:value-type="float">
            <text:p>127</text:p>
          </table:table-cell>
          <table:table-cell office:value-type="float" office:value="0.040429281" calcext:value-type="float">
            <text:p>4.04E-02</text:p>
          </table:table-cell>
          <table:table-cell office:value-type="float" office:value="326.08417" calcext:value-type="float">
            <text:p>3.26E+02</text:p>
          </table:table-cell>
        </table:table-row>
        <table:table-row table:style-name="ro1">
          <table:table-cell office:value-type="string" calcext:value-type="string">
            <text:p>hbarW=</text:p>
          </table:table-cell>
          <table:table-cell office:value-type="float" office:value="0.0014871413" calcext:value-type="float">
            <text:p>1.49E-03</text:p>
          </table:table-cell>
          <table:table-cell office:value-type="string" calcext:value-type="string">
            <text:p>Ha</text:p>
          </table:table-cell>
          <table:table-cell office:value-type="float" office:value="0.040467171" calcext:value-type="float">
            <text:p>4.05E-02</text:p>
          </table:table-cell>
          <table:table-cell office:value-type="string" calcext:value-type="string">
            <text:p>eV;</text:p>
          </table:table-cell>
          <table:table-cell office:value-type="string" calcext:value-type="string">
            <text:p>nu=</text:p>
          </table:table-cell>
          <table:table-cell office:value-type="float" office:value="326.38978" calcext:value-type="float">
            <text:p>3.26E+02</text:p>
          </table:table-cell>
          <table:table-cell office:value-type="string" calcext:value-type="string">
            <text:p>cm^-1</text:p>
          </table:table-cell>
          <table:table-cell office:value-type="float" office:value="128" calcext:value-type="float">
            <text:p>128</text:p>
          </table:table-cell>
          <table:table-cell office:value-type="float" office:value="0.040467171" calcext:value-type="float">
            <text:p>4.05E-02</text:p>
          </table:table-cell>
          <table:table-cell office:value-type="float" office:value="326.38978" calcext:value-type="float">
            <text:p>3.26E+02</text:p>
          </table:table-cell>
        </table:table-row>
        <table:table-row table:style-name="ro1">
          <table:table-cell office:value-type="string" calcext:value-type="string">
            <text:p>hbarW=</text:p>
          </table:table-cell>
          <table:table-cell office:value-type="float" office:value="0.0014872003" calcext:value-type="float">
            <text:p>1.49E-03</text:p>
          </table:table-cell>
          <table:table-cell office:value-type="string" calcext:value-type="string">
            <text:p>Ha</text:p>
          </table:table-cell>
          <table:table-cell office:value-type="float" office:value="0.040468779" calcext:value-type="float">
            <text:p>4.05E-02</text:p>
          </table:table-cell>
          <table:table-cell office:value-type="string" calcext:value-type="string">
            <text:p>eV;</text:p>
          </table:table-cell>
          <table:table-cell office:value-type="string" calcext:value-type="string">
            <text:p>nu=</text:p>
          </table:table-cell>
          <table:table-cell office:value-type="float" office:value="326.40275" calcext:value-type="float">
            <text:p>3.26E+02</text:p>
          </table:table-cell>
          <table:table-cell office:value-type="string" calcext:value-type="string">
            <text:p>cm^-1</text:p>
          </table:table-cell>
          <table:table-cell office:value-type="float" office:value="129" calcext:value-type="float">
            <text:p>129</text:p>
          </table:table-cell>
          <table:table-cell office:value-type="float" office:value="0.040468779" calcext:value-type="float">
            <text:p>4.05E-02</text:p>
          </table:table-cell>
          <table:table-cell office:value-type="float" office:value="326.40275" calcext:value-type="float">
            <text:p>3.26E+02</text:p>
          </table:table-cell>
        </table:table-row>
        <table:table-row table:style-name="ro1">
          <table:table-cell office:value-type="string" calcext:value-type="string">
            <text:p>hbarW=</text:p>
          </table:table-cell>
          <table:table-cell office:value-type="float" office:value="0.0015004473" calcext:value-type="float">
            <text:p>1.50E-03</text:p>
          </table:table-cell>
          <table:table-cell office:value-type="string" calcext:value-type="string">
            <text:p>Ha</text:p>
          </table:table-cell>
          <table:table-cell office:value-type="float" office:value="0.040829247" calcext:value-type="float">
            <text:p>4.08E-02</text:p>
          </table:table-cell>
          <table:table-cell office:value-type="string" calcext:value-type="string">
            <text:p>eV;</text:p>
          </table:table-cell>
          <table:table-cell office:value-type="string" calcext:value-type="string">
            <text:p>nu=</text:p>
          </table:table-cell>
          <table:table-cell office:value-type="float" office:value="329.31012" calcext:value-type="float">
            <text:p>3.29E+02</text:p>
          </table:table-cell>
          <table:table-cell office:value-type="string" calcext:value-type="string">
            <text:p>cm^-1</text:p>
          </table:table-cell>
          <table:table-cell office:value-type="float" office:value="130" calcext:value-type="float">
            <text:p>130</text:p>
          </table:table-cell>
          <table:table-cell office:value-type="float" office:value="0.040829247" calcext:value-type="float">
            <text:p>4.08E-02</text:p>
          </table:table-cell>
          <table:table-cell office:value-type="float" office:value="329.31012" calcext:value-type="float">
            <text:p>3.29E+02</text:p>
          </table:table-cell>
        </table:table-row>
        <table:table-row table:style-name="ro1">
          <table:table-cell office:value-type="string" calcext:value-type="string">
            <text:p>hbarW=</text:p>
          </table:table-cell>
          <table:table-cell office:value-type="float" office:value="0.0015005115" calcext:value-type="float">
            <text:p>1.50E-03</text:p>
          </table:table-cell>
          <table:table-cell office:value-type="string" calcext:value-type="string">
            <text:p>Ha</text:p>
          </table:table-cell>
          <table:table-cell office:value-type="float" office:value="0.040830995" calcext:value-type="float">
            <text:p>4.08E-02</text:p>
          </table:table-cell>
          <table:table-cell office:value-type="string" calcext:value-type="string">
            <text:p>eV;</text:p>
          </table:table-cell>
          <table:table-cell office:value-type="string" calcext:value-type="string">
            <text:p>nu=</text:p>
          </table:table-cell>
          <table:table-cell office:value-type="float" office:value="329.32422" calcext:value-type="float">
            <text:p>3.29E+02</text:p>
          </table:table-cell>
          <table:table-cell office:value-type="string" calcext:value-type="string">
            <text:p>cm^-1</text:p>
          </table:table-cell>
          <table:table-cell office:value-type="float" office:value="131" calcext:value-type="float">
            <text:p>131</text:p>
          </table:table-cell>
          <table:table-cell office:value-type="float" office:value="0.040830995" calcext:value-type="float">
            <text:p>4.08E-02</text:p>
          </table:table-cell>
          <table:table-cell office:value-type="float" office:value="329.32422" calcext:value-type="float">
            <text:p>3.29E+02</text:p>
          </table:table-cell>
        </table:table-row>
        <table:table-row table:style-name="ro1">
          <table:table-cell office:value-type="string" calcext:value-type="string">
            <text:p>hbarW=</text:p>
          </table:table-cell>
          <table:table-cell office:value-type="float" office:value="0.0015005341" calcext:value-type="float">
            <text:p>1.50E-03</text:p>
          </table:table-cell>
          <table:table-cell office:value-type="string" calcext:value-type="string">
            <text:p>Ha</text:p>
          </table:table-cell>
          <table:table-cell office:value-type="float" office:value="0.040831609" calcext:value-type="float">
            <text:p>4.08E-02</text:p>
          </table:table-cell>
          <table:table-cell office:value-type="string" calcext:value-type="string">
            <text:p>eV;</text:p>
          </table:table-cell>
          <table:table-cell office:value-type="string" calcext:value-type="string">
            <text:p>nu=</text:p>
          </table:table-cell>
          <table:table-cell office:value-type="float" office:value="329.32917" calcext:value-type="float">
            <text:p>3.29E+02</text:p>
          </table:table-cell>
          <table:table-cell office:value-type="string" calcext:value-type="string">
            <text:p>cm^-1</text:p>
          </table:table-cell>
          <table:table-cell office:value-type="float" office:value="132" calcext:value-type="float">
            <text:p>132</text:p>
          </table:table-cell>
          <table:table-cell office:value-type="float" office:value="0.040831609" calcext:value-type="float">
            <text:p>4.08E-02</text:p>
          </table:table-cell>
          <table:table-cell office:value-type="float" office:value="329.32917" calcext:value-type="float">
            <text:p>3.29E+02</text:p>
          </table:table-cell>
        </table:table-row>
        <table:table-row table:style-name="ro1">
          <table:table-cell office:value-type="string" calcext:value-type="string">
            <text:p>hbarW=</text:p>
          </table:table-cell>
          <table:table-cell office:value-type="float" office:value="0.0015148485" calcext:value-type="float">
            <text:p>1.51E-03</text:p>
          </table:table-cell>
          <table:table-cell office:value-type="string" calcext:value-type="string">
            <text:p>Ha</text:p>
          </table:table-cell>
          <table:table-cell office:value-type="float" office:value="0.041221123" calcext:value-type="float">
            <text:p>4.12E-02</text:p>
          </table:table-cell>
          <table:table-cell office:value-type="string" calcext:value-type="string">
            <text:p>eV;</text:p>
          </table:table-cell>
          <table:table-cell office:value-type="string" calcext:value-type="string">
            <text:p>nu=</text:p>
          </table:table-cell>
          <table:table-cell office:value-type="float" office:value="332.47081" calcext:value-type="float">
            <text:p>3.32E+02</text:p>
          </table:table-cell>
          <table:table-cell office:value-type="string" calcext:value-type="string">
            <text:p>cm^-1</text:p>
          </table:table-cell>
          <table:table-cell office:value-type="float" office:value="133" calcext:value-type="float">
            <text:p>133</text:p>
          </table:table-cell>
          <table:table-cell office:value-type="float" office:value="0.041221123" calcext:value-type="float">
            <text:p>4.12E-02</text:p>
          </table:table-cell>
          <table:table-cell office:value-type="float" office:value="332.47081" calcext:value-type="float">
            <text:p>3.32E+02</text:p>
          </table:table-cell>
        </table:table-row>
        <table:table-row table:style-name="ro1">
          <table:table-cell office:value-type="string" calcext:value-type="string">
            <text:p>hbarW=</text:p>
          </table:table-cell>
          <table:table-cell office:value-type="float" office:value="0.0015148553" calcext:value-type="float">
            <text:p>1.51E-03</text:p>
          </table:table-cell>
          <table:table-cell office:value-type="string" calcext:value-type="string">
            <text:p>Ha</text:p>
          </table:table-cell>
          <table:table-cell office:value-type="float" office:value="0.041221308" calcext:value-type="float">
            <text:p>4.12E-02</text:p>
          </table:table-cell>
          <table:table-cell office:value-type="string" calcext:value-type="string">
            <text:p>eV;</text:p>
          </table:table-cell>
          <table:table-cell office:value-type="string" calcext:value-type="string">
            <text:p>nu=</text:p>
          </table:table-cell>
          <table:table-cell office:value-type="float" office:value="332.47231" calcext:value-type="float">
            <text:p>3.32E+02</text:p>
          </table:table-cell>
          <table:table-cell office:value-type="string" calcext:value-type="string">
            <text:p>cm^-1</text:p>
          </table:table-cell>
          <table:table-cell office:value-type="float" office:value="134" calcext:value-type="float">
            <text:p>134</text:p>
          </table:table-cell>
          <table:table-cell office:value-type="float" office:value="0.041221308" calcext:value-type="float">
            <text:p>4.12E-02</text:p>
          </table:table-cell>
          <table:table-cell office:value-type="float" office:value="332.47231" calcext:value-type="float">
            <text:p>3.32E+02</text:p>
          </table:table-cell>
        </table:table-row>
        <table:table-row table:style-name="ro1">
          <table:table-cell office:value-type="string" calcext:value-type="string">
            <text:p>hbarW=</text:p>
          </table:table-cell>
          <table:table-cell office:value-type="float" office:value="0.0015148983" calcext:value-type="float">
            <text:p>1.51E-03</text:p>
          </table:table-cell>
          <table:table-cell office:value-type="string" calcext:value-type="string">
            <text:p>Ha</text:p>
          </table:table-cell>
          <table:table-cell office:value-type="float" office:value="0.041222479" calcext:value-type="float">
            <text:p>4.12E-02</text:p>
          </table:table-cell>
          <table:table-cell office:value-type="string" calcext:value-type="string">
            <text:p>eV;</text:p>
          </table:table-cell>
          <table:table-cell office:value-type="string" calcext:value-type="string">
            <text:p>nu=</text:p>
          </table:table-cell>
          <table:table-cell office:value-type="float" office:value="332.48175" calcext:value-type="float">
            <text:p>3.32E+02</text:p>
          </table:table-cell>
          <table:table-cell office:value-type="string" calcext:value-type="string">
            <text:p>cm^-1</text:p>
          </table:table-cell>
          <table:table-cell office:value-type="float" office:value="135" calcext:value-type="float">
            <text:p>135</text:p>
          </table:table-cell>
          <table:table-cell office:value-type="float" office:value="0.041222479" calcext:value-type="float">
            <text:p>4.12E-02</text:p>
          </table:table-cell>
          <table:table-cell office:value-type="float" office:value="332.48175" calcext:value-type="float">
            <text:p>3.32E+02</text:p>
          </table:table-cell>
        </table:table-row>
        <table:table-row table:style-name="ro1">
          <table:table-cell office:value-type="string" calcext:value-type="string">
            <text:p>hbarW=</text:p>
          </table:table-cell>
          <table:table-cell office:value-type="float" office:value="0.001518075" calcext:value-type="float">
            <text:p>1.52E-03</text:p>
          </table:table-cell>
          <table:table-cell office:value-type="string" calcext:value-type="string">
            <text:p>Ha</text:p>
          </table:table-cell>
          <table:table-cell office:value-type="float" office:value="0.04130892" calcext:value-type="float">
            <text:p>4.13E-02</text:p>
          </table:table-cell>
          <table:table-cell office:value-type="string" calcext:value-type="string">
            <text:p>eV;</text:p>
          </table:table-cell>
          <table:table-cell office:value-type="string" calcext:value-type="string">
            <text:p>nu=</text:p>
          </table:table-cell>
          <table:table-cell office:value-type="float" office:value="333.17895" calcext:value-type="float">
            <text:p>3.33E+02</text:p>
          </table:table-cell>
          <table:table-cell office:value-type="string" calcext:value-type="string">
            <text:p>cm^-1</text:p>
          </table:table-cell>
          <table:table-cell office:value-type="float" office:value="136" calcext:value-type="float">
            <text:p>136</text:p>
          </table:table-cell>
          <table:table-cell office:value-type="float" office:value="0.04130892" calcext:value-type="float">
            <text:p>4.13E-02</text:p>
          </table:table-cell>
          <table:table-cell office:value-type="float" office:value="333.17895" calcext:value-type="float">
            <text:p>3.33E+02</text:p>
          </table:table-cell>
        </table:table-row>
        <table:table-row table:style-name="ro1">
          <table:table-cell office:value-type="string" calcext:value-type="string">
            <text:p>hbarW=</text:p>
          </table:table-cell>
          <table:table-cell office:value-type="float" office:value="0.0015180899" calcext:value-type="float">
            <text:p>1.52E-03</text:p>
          </table:table-cell>
          <table:table-cell office:value-type="string" calcext:value-type="string">
            <text:p>Ha</text:p>
          </table:table-cell>
          <table:table-cell office:value-type="float" office:value="0.041309328" calcext:value-type="float">
            <text:p>4.13E-02</text:p>
          </table:table-cell>
          <table:table-cell office:value-type="string" calcext:value-type="string">
            <text:p>eV;</text:p>
          </table:table-cell>
          <table:table-cell office:value-type="string" calcext:value-type="string">
            <text:p>nu=</text:p>
          </table:table-cell>
          <table:table-cell office:value-type="float" office:value="333.18224" calcext:value-type="float">
            <text:p>3.33E+02</text:p>
          </table:table-cell>
          <table:table-cell office:value-type="string" calcext:value-type="string">
            <text:p>cm^-1</text:p>
          </table:table-cell>
          <table:table-cell office:value-type="float" office:value="137" calcext:value-type="float">
            <text:p>137</text:p>
          </table:table-cell>
          <table:table-cell office:value-type="float" office:value="0.041309328" calcext:value-type="float">
            <text:p>4.13E-02</text:p>
          </table:table-cell>
          <table:table-cell office:value-type="float" office:value="333.18224" calcext:value-type="float">
            <text:p>3.33E+02</text:p>
          </table:table-cell>
        </table:table-row>
        <table:table-row table:style-name="ro1">
          <table:table-cell office:value-type="string" calcext:value-type="string">
            <text:p>hbarW=</text:p>
          </table:table-cell>
          <table:table-cell office:value-type="float" office:value="0.0015181243" calcext:value-type="float">
            <text:p>1.52E-03</text:p>
          </table:table-cell>
          <table:table-cell office:value-type="string" calcext:value-type="string">
            <text:p>Ha</text:p>
          </table:table-cell>
          <table:table-cell office:value-type="float" office:value="0.041310263" calcext:value-type="float">
            <text:p>4.13E-02</text:p>
          </table:table-cell>
          <table:table-cell office:value-type="string" calcext:value-type="string">
            <text:p>eV;</text:p>
          </table:table-cell>
          <table:table-cell office:value-type="string" calcext:value-type="string">
            <text:p>nu=</text:p>
          </table:table-cell>
          <table:table-cell office:value-type="float" office:value="333.18978" calcext:value-type="float">
            <text:p>3.33E+02</text:p>
          </table:table-cell>
          <table:table-cell office:value-type="string" calcext:value-type="string">
            <text:p>cm^-1</text:p>
          </table:table-cell>
          <table:table-cell office:value-type="float" office:value="138" calcext:value-type="float">
            <text:p>138</text:p>
          </table:table-cell>
          <table:table-cell office:value-type="float" office:value="0.041310263" calcext:value-type="float">
            <text:p>4.13E-02</text:p>
          </table:table-cell>
          <table:table-cell office:value-type="float" office:value="333.18978" calcext:value-type="float">
            <text:p>3.33E+02</text:p>
          </table:table-cell>
        </table:table-row>
        <table:table-row table:style-name="ro1">
          <table:table-cell office:value-type="string" calcext:value-type="string">
            <text:p>hbarW=</text:p>
          </table:table-cell>
          <table:table-cell office:value-type="float" office:value="0.0015199593" calcext:value-type="float">
            <text:p>1.52E-03</text:p>
          </table:table-cell>
          <table:table-cell office:value-type="string" calcext:value-type="string">
            <text:p>Ha</text:p>
          </table:table-cell>
          <table:table-cell office:value-type="float" office:value="0.041360196" calcext:value-type="float">
            <text:p>4.14E-02</text:p>
          </table:table-cell>
          <table:table-cell office:value-type="string" calcext:value-type="string">
            <text:p>eV;</text:p>
          </table:table-cell>
          <table:table-cell office:value-type="string" calcext:value-type="string">
            <text:p>nu=</text:p>
          </table:table-cell>
          <table:table-cell office:value-type="float" office:value="333.59252" calcext:value-type="float">
            <text:p>3.34E+02</text:p>
          </table:table-cell>
          <table:table-cell office:value-type="string" calcext:value-type="string">
            <text:p>cm^-1</text:p>
          </table:table-cell>
          <table:table-cell office:value-type="float" office:value="139" calcext:value-type="float">
            <text:p>139</text:p>
          </table:table-cell>
          <table:table-cell office:value-type="float" office:value="0.041360196" calcext:value-type="float">
            <text:p>4.14E-02</text:p>
          </table:table-cell>
          <table:table-cell office:value-type="float" office:value="333.59252" calcext:value-type="float">
            <text:p>3.34E+02</text:p>
          </table:table-cell>
        </table:table-row>
        <table:table-row table:style-name="ro1">
          <table:table-cell office:value-type="string" calcext:value-type="string">
            <text:p>hbarW=</text:p>
          </table:table-cell>
          <table:table-cell office:value-type="float" office:value="0.0015199883" calcext:value-type="float">
            <text:p>1.52E-03</text:p>
          </table:table-cell>
          <table:table-cell office:value-type="string" calcext:value-type="string">
            <text:p>Ha</text:p>
          </table:table-cell>
          <table:table-cell office:value-type="float" office:value="0.041360986" calcext:value-type="float">
            <text:p>4.14E-02</text:p>
          </table:table-cell>
          <table:table-cell office:value-type="string" calcext:value-type="string">
            <text:p>eV;</text:p>
          </table:table-cell>
          <table:table-cell office:value-type="string" calcext:value-type="string">
            <text:p>nu=</text:p>
          </table:table-cell>
          <table:table-cell office:value-type="float" office:value="333.59888" calcext:value-type="float">
            <text:p>3.34E+02</text:p>
          </table:table-cell>
          <table:table-cell office:value-type="string" calcext:value-type="string">
            <text:p>cm^-1</text:p>
          </table:table-cell>
          <table:table-cell office:value-type="float" office:value="140" calcext:value-type="float">
            <text:p>140</text:p>
          </table:table-cell>
          <table:table-cell office:value-type="float" office:value="0.041360986" calcext:value-type="float">
            <text:p>4.14E-02</text:p>
          </table:table-cell>
          <table:table-cell office:value-type="float" office:value="333.59888" calcext:value-type="float">
            <text:p>3.34E+02</text:p>
          </table:table-cell>
        </table:table-row>
        <table:table-row table:style-name="ro1">
          <table:table-cell office:value-type="string" calcext:value-type="string">
            <text:p>hbarW=</text:p>
          </table:table-cell>
          <table:table-cell office:value-type="float" office:value="0.0015307461" calcext:value-type="float">
            <text:p>1.53E-03</text:p>
          </table:table-cell>
          <table:table-cell office:value-type="string" calcext:value-type="string">
            <text:p>Ha</text:p>
          </table:table-cell>
          <table:table-cell office:value-type="float" office:value="0.041653719" calcext:value-type="float">
            <text:p>4.17E-02</text:p>
          </table:table-cell>
          <table:table-cell office:value-type="string" calcext:value-type="string">
            <text:p>eV;</text:p>
          </table:table-cell>
          <table:table-cell office:value-type="string" calcext:value-type="string">
            <text:p>nu=</text:p>
          </table:table-cell>
          <table:table-cell office:value-type="float" office:value="335.95994" calcext:value-type="float">
            <text:p>3.36E+02</text:p>
          </table:table-cell>
          <table:table-cell office:value-type="string" calcext:value-type="string">
            <text:p>cm^-1</text:p>
          </table:table-cell>
          <table:table-cell office:value-type="float" office:value="141" calcext:value-type="float">
            <text:p>141</text:p>
          </table:table-cell>
          <table:table-cell office:value-type="float" office:value="0.041653719" calcext:value-type="float">
            <text:p>4.17E-02</text:p>
          </table:table-cell>
          <table:table-cell office:value-type="float" office:value="335.95994" calcext:value-type="float">
            <text:p>3.36E+02</text:p>
          </table:table-cell>
        </table:table-row>
        <table:table-row table:style-name="ro1">
          <table:table-cell office:value-type="string" calcext:value-type="string">
            <text:p>hbarW=</text:p>
          </table:table-cell>
          <table:table-cell office:value-type="float" office:value="0.0015308129" calcext:value-type="float">
            <text:p>1.53E-03</text:p>
          </table:table-cell>
          <table:table-cell office:value-type="string" calcext:value-type="string">
            <text:p>Ha</text:p>
          </table:table-cell>
          <table:table-cell office:value-type="float" office:value="0.041655538" calcext:value-type="float">
            <text:p>4.17E-02</text:p>
          </table:table-cell>
          <table:table-cell office:value-type="string" calcext:value-type="string">
            <text:p>eV;</text:p>
          </table:table-cell>
          <table:table-cell office:value-type="string" calcext:value-type="string">
            <text:p>nu=</text:p>
          </table:table-cell>
          <table:table-cell office:value-type="float" office:value="335.97461" calcext:value-type="float">
            <text:p>3.36E+02</text:p>
          </table:table-cell>
          <table:table-cell office:value-type="string" calcext:value-type="string">
            <text:p>cm^-1</text:p>
          </table:table-cell>
          <table:table-cell office:value-type="float" office:value="142" calcext:value-type="float">
            <text:p>142</text:p>
          </table:table-cell>
          <table:table-cell office:value-type="float" office:value="0.041655538" calcext:value-type="float">
            <text:p>4.17E-02</text:p>
          </table:table-cell>
          <table:table-cell office:value-type="float" office:value="335.97461" calcext:value-type="float">
            <text:p>3.36E+02</text:p>
          </table:table-cell>
        </table:table-row>
        <table:table-row table:style-name="ro1">
          <table:table-cell office:value-type="string" calcext:value-type="string">
            <text:p>hbarW=</text:p>
          </table:table-cell>
          <table:table-cell office:value-type="float" office:value="0.0015308628" calcext:value-type="float">
            <text:p>1.53E-03</text:p>
          </table:table-cell>
          <table:table-cell office:value-type="string" calcext:value-type="string">
            <text:p>Ha</text:p>
          </table:table-cell>
          <table:table-cell office:value-type="float" office:value="0.041656896" calcext:value-type="float">
            <text:p>4.17E-02</text:p>
          </table:table-cell>
          <table:table-cell office:value-type="string" calcext:value-type="string">
            <text:p>eV;</text:p>
          </table:table-cell>
          <table:table-cell office:value-type="string" calcext:value-type="string">
            <text:p>nu=</text:p>
          </table:table-cell>
          <table:table-cell office:value-type="float" office:value="335.98556" calcext:value-type="float">
            <text:p>3.36E+02</text:p>
          </table:table-cell>
          <table:table-cell office:value-type="string" calcext:value-type="string">
            <text:p>cm^-1</text:p>
          </table:table-cell>
          <table:table-cell office:value-type="float" office:value="143" calcext:value-type="float">
            <text:p>143</text:p>
          </table:table-cell>
          <table:table-cell office:value-type="float" office:value="0.041656896" calcext:value-type="float">
            <text:p>4.17E-02</text:p>
          </table:table-cell>
          <table:table-cell office:value-type="float" office:value="335.98556" calcext:value-type="float">
            <text:p>3.36E+02</text:p>
          </table:table-cell>
        </table:table-row>
        <table:table-row table:style-name="ro1">
          <table:table-cell office:value-type="string" calcext:value-type="string">
            <text:p>hbarW=</text:p>
          </table:table-cell>
          <table:table-cell office:value-type="float" office:value="0.001532433" calcext:value-type="float">
            <text:p>1.53E-03</text:p>
          </table:table-cell>
          <table:table-cell office:value-type="string" calcext:value-type="string">
            <text:p>Ha</text:p>
          </table:table-cell>
          <table:table-cell office:value-type="float" office:value="0.041699622" calcext:value-type="float">
            <text:p>4.17E-02</text:p>
          </table:table-cell>
          <table:table-cell office:value-type="string" calcext:value-type="string">
            <text:p>eV;</text:p>
          </table:table-cell>
          <table:table-cell office:value-type="string" calcext:value-type="string">
            <text:p>nu=</text:p>
          </table:table-cell>
          <table:table-cell office:value-type="float" office:value="336.33017" calcext:value-type="float">
            <text:p>3.36E+02</text:p>
          </table:table-cell>
          <table:table-cell office:value-type="string" calcext:value-type="string">
            <text:p>cm^-1</text:p>
          </table:table-cell>
          <table:table-cell office:value-type="float" office:value="144" calcext:value-type="float">
            <text:p>144</text:p>
          </table:table-cell>
          <table:table-cell office:value-type="float" office:value="0.041699622" calcext:value-type="float">
            <text:p>4.17E-02</text:p>
          </table:table-cell>
          <table:table-cell office:value-type="float" office:value="336.33017" calcext:value-type="float">
            <text:p>3.36E+02</text:p>
          </table:table-cell>
        </table:table-row>
        <table:table-row table:style-name="ro1">
          <table:table-cell office:value-type="string" calcext:value-type="string">
            <text:p>hbarW=</text:p>
          </table:table-cell>
          <table:table-cell office:value-type="float" office:value="0.0015340933" calcext:value-type="float">
            <text:p>1.53E-03</text:p>
          </table:table-cell>
          <table:table-cell office:value-type="string" calcext:value-type="string">
            <text:p>Ha</text:p>
          </table:table-cell>
          <table:table-cell office:value-type="float" office:value="0.041744802" calcext:value-type="float">
            <text:p>4.17E-02</text:p>
          </table:table-cell>
          <table:table-cell office:value-type="string" calcext:value-type="string">
            <text:p>eV;</text:p>
          </table:table-cell>
          <table:table-cell office:value-type="string" calcext:value-type="string">
            <text:p>nu=</text:p>
          </table:table-cell>
          <table:table-cell office:value-type="float" office:value="336.69457" calcext:value-type="float">
            <text:p>3.37E+02</text:p>
          </table:table-cell>
          <table:table-cell office:value-type="string" calcext:value-type="string">
            <text:p>cm^-1</text:p>
          </table:table-cell>
          <table:table-cell office:value-type="float" office:value="145" calcext:value-type="float">
            <text:p>145</text:p>
          </table:table-cell>
          <table:table-cell office:value-type="float" office:value="0.041744802" calcext:value-type="float">
            <text:p>4.17E-02</text:p>
          </table:table-cell>
          <table:table-cell office:value-type="float" office:value="336.69457" calcext:value-type="float">
            <text:p>3.37E+02</text:p>
          </table:table-cell>
        </table:table-row>
        <table:table-row table:style-name="ro1">
          <table:table-cell office:value-type="string" calcext:value-type="string">
            <text:p>hbarW=</text:p>
          </table:table-cell>
          <table:table-cell office:value-type="float" office:value="0.0015341145" calcext:value-type="float">
            <text:p>1.53E-03</text:p>
          </table:table-cell>
          <table:table-cell office:value-type="string" calcext:value-type="string">
            <text:p>Ha</text:p>
          </table:table-cell>
          <table:table-cell office:value-type="float" office:value="0.041745377" calcext:value-type="float">
            <text:p>4.17E-02</text:p>
          </table:table-cell>
          <table:table-cell office:value-type="string" calcext:value-type="string">
            <text:p>eV;</text:p>
          </table:table-cell>
          <table:table-cell office:value-type="string" calcext:value-type="string">
            <text:p>nu=</text:p>
          </table:table-cell>
          <table:table-cell office:value-type="float" office:value="336.69921" calcext:value-type="float">
            <text:p>3.37E+02</text:p>
          </table:table-cell>
          <table:table-cell office:value-type="string" calcext:value-type="string">
            <text:p>cm^-1</text:p>
          </table:table-cell>
          <table:table-cell office:value-type="float" office:value="146" calcext:value-type="float">
            <text:p>146</text:p>
          </table:table-cell>
          <table:table-cell office:value-type="float" office:value="0.041745377" calcext:value-type="float">
            <text:p>4.17E-02</text:p>
          </table:table-cell>
          <table:table-cell office:value-type="float" office:value="336.69921" calcext:value-type="float">
            <text:p>3.37E+02</text:p>
          </table:table-cell>
        </table:table-row>
        <table:table-row table:style-name="ro1">
          <table:table-cell office:value-type="string" calcext:value-type="string">
            <text:p>hbarW=</text:p>
          </table:table-cell>
          <table:table-cell office:value-type="float" office:value="0.0015341965" calcext:value-type="float">
            <text:p>1.53E-03</text:p>
          </table:table-cell>
          <table:table-cell office:value-type="string" calcext:value-type="string">
            <text:p>Ha</text:p>
          </table:table-cell>
          <table:table-cell office:value-type="float" office:value="0.04174761" calcext:value-type="float">
            <text:p>4.17E-02</text:p>
          </table:table-cell>
          <table:table-cell office:value-type="string" calcext:value-type="string">
            <text:p>eV;</text:p>
          </table:table-cell>
          <table:table-cell office:value-type="string" calcext:value-type="string">
            <text:p>nu=</text:p>
          </table:table-cell>
          <table:table-cell office:value-type="float" office:value="336.71722" calcext:value-type="float">
            <text:p>3.37E+02</text:p>
          </table:table-cell>
          <table:table-cell office:value-type="string" calcext:value-type="string">
            <text:p>cm^-1</text:p>
          </table:table-cell>
          <table:table-cell office:value-type="float" office:value="147" calcext:value-type="float">
            <text:p>147</text:p>
          </table:table-cell>
          <table:table-cell office:value-type="float" office:value="0.04174761" calcext:value-type="float">
            <text:p>4.17E-02</text:p>
          </table:table-cell>
          <table:table-cell office:value-type="float" office:value="336.71722" calcext:value-type="float">
            <text:p>3.37E+02</text:p>
          </table:table-cell>
        </table:table-row>
        <table:table-row table:style-name="ro1">
          <table:table-cell office:value-type="string" calcext:value-type="string">
            <text:p>hbarW=</text:p>
          </table:table-cell>
          <table:table-cell office:value-type="float" office:value="0.0015474554" calcext:value-type="float">
            <text:p>1.55E-03</text:p>
          </table:table-cell>
          <table:table-cell office:value-type="string" calcext:value-type="string">
            <text:p>Ha</text:p>
          </table:table-cell>
          <table:table-cell office:value-type="float" office:value="0.042108403" calcext:value-type="float">
            <text:p>4.21E-02</text:p>
          </table:table-cell>
          <table:table-cell office:value-type="string" calcext:value-type="string">
            <text:p>eV;</text:p>
          </table:table-cell>
          <table:table-cell office:value-type="string" calcext:value-type="string">
            <text:p>nu=</text:p>
          </table:table-cell>
          <table:table-cell office:value-type="float" office:value="339.62721" calcext:value-type="float">
            <text:p>3.40E+02</text:p>
          </table:table-cell>
          <table:table-cell office:value-type="string" calcext:value-type="string">
            <text:p>cm^-1</text:p>
          </table:table-cell>
          <table:table-cell office:value-type="float" office:value="148" calcext:value-type="float">
            <text:p>148</text:p>
          </table:table-cell>
          <table:table-cell office:value-type="float" office:value="0.042108403" calcext:value-type="float">
            <text:p>4.21E-02</text:p>
          </table:table-cell>
          <table:table-cell office:value-type="float" office:value="339.62721" calcext:value-type="float">
            <text:p>3.40E+02</text:p>
          </table:table-cell>
        </table:table-row>
        <table:table-row table:style-name="ro1">
          <table:table-cell office:value-type="string" calcext:value-type="string">
            <text:p>hbarW=</text:p>
          </table:table-cell>
          <table:table-cell office:value-type="float" office:value="0.0015474972" calcext:value-type="float">
            <text:p>1.55E-03</text:p>
          </table:table-cell>
          <table:table-cell office:value-type="string" calcext:value-type="string">
            <text:p>Ha</text:p>
          </table:table-cell>
          <table:table-cell office:value-type="float" office:value="0.042109539" calcext:value-type="float">
            <text:p>4.21E-02</text:p>
          </table:table-cell>
          <table:table-cell office:value-type="string" calcext:value-type="string">
            <text:p>eV;</text:p>
          </table:table-cell>
          <table:table-cell office:value-type="string" calcext:value-type="string">
            <text:p>nu=</text:p>
          </table:table-cell>
          <table:table-cell office:value-type="float" office:value="339.63637" calcext:value-type="float">
            <text:p>3.40E+02</text:p>
          </table:table-cell>
          <table:table-cell office:value-type="string" calcext:value-type="string">
            <text:p>cm^-1</text:p>
          </table:table-cell>
          <table:table-cell office:value-type="float" office:value="149" calcext:value-type="float">
            <text:p>149</text:p>
          </table:table-cell>
          <table:table-cell office:value-type="float" office:value="0.042109539" calcext:value-type="float">
            <text:p>4.21E-02</text:p>
          </table:table-cell>
          <table:table-cell office:value-type="float" office:value="339.63637" calcext:value-type="float">
            <text:p>3.40E+02</text:p>
          </table:table-cell>
        </table:table-row>
        <table:table-row table:style-name="ro1">
          <table:table-cell office:value-type="string" calcext:value-type="string">
            <text:p>hbarW=</text:p>
          </table:table-cell>
          <table:table-cell office:value-type="float" office:value="0.0015475449" calcext:value-type="float">
            <text:p>1.55E-03</text:p>
          </table:table-cell>
          <table:table-cell office:value-type="string" calcext:value-type="string">
            <text:p>Ha</text:p>
          </table:table-cell>
          <table:table-cell office:value-type="float" office:value="0.042110837" calcext:value-type="float">
            <text:p>4.21E-02</text:p>
          </table:table-cell>
          <table:table-cell office:value-type="string" calcext:value-type="string">
            <text:p>eV;</text:p>
          </table:table-cell>
          <table:table-cell office:value-type="string" calcext:value-type="string">
            <text:p>nu=</text:p>
          </table:table-cell>
          <table:table-cell office:value-type="float" office:value="339.64684" calcext:value-type="float">
            <text:p>3.40E+02</text:p>
          </table:table-cell>
          <table:table-cell office:value-type="string" calcext:value-type="string">
            <text:p>cm^-1</text:p>
          </table:table-cell>
          <table:table-cell office:value-type="float" office:value="150" calcext:value-type="float">
            <text:p>150</text:p>
          </table:table-cell>
          <table:table-cell office:value-type="float" office:value="0.042110837" calcext:value-type="float">
            <text:p>4.21E-02</text:p>
          </table:table-cell>
          <table:table-cell office:value-type="float" office:value="339.64684" calcext:value-type="float">
            <text:p>3.40E+02</text:p>
          </table:table-cell>
        </table:table-row>
        <table:table-row table:style-name="ro1">
          <table:table-cell office:value-type="string" calcext:value-type="string">
            <text:p>hbarW=</text:p>
          </table:table-cell>
          <table:table-cell office:value-type="float" office:value="0.0015497549" calcext:value-type="float">
            <text:p>1.55E-03</text:p>
          </table:table-cell>
          <table:table-cell office:value-type="string" calcext:value-type="string">
            <text:p>Ha</text:p>
          </table:table-cell>
          <table:table-cell office:value-type="float" office:value="0.042170975" calcext:value-type="float">
            <text:p>4.22E-02</text:p>
          </table:table-cell>
          <table:table-cell office:value-type="string" calcext:value-type="string">
            <text:p>eV;</text:p>
          </table:table-cell>
          <table:table-cell office:value-type="string" calcext:value-type="string">
            <text:p>nu=</text:p>
          </table:table-cell>
          <table:table-cell office:value-type="float" office:value="340.13189" calcext:value-type="float">
            <text:p>3.40E+02</text:p>
          </table:table-cell>
          <table:table-cell office:value-type="string" calcext:value-type="string">
            <text:p>cm^-1</text:p>
          </table:table-cell>
          <table:table-cell office:value-type="float" office:value="151" calcext:value-type="float">
            <text:p>151</text:p>
          </table:table-cell>
          <table:table-cell office:value-type="float" office:value="0.042170975" calcext:value-type="float">
            <text:p>4.22E-02</text:p>
          </table:table-cell>
          <table:table-cell office:value-type="float" office:value="340.13189" calcext:value-type="float">
            <text:p>3.40E+02</text:p>
          </table:table-cell>
        </table:table-row>
        <table:table-row table:style-name="ro1">
          <table:table-cell office:value-type="string" calcext:value-type="string">
            <text:p>hbarW=</text:p>
          </table:table-cell>
          <table:table-cell office:value-type="float" office:value="0.0015500048" calcext:value-type="float">
            <text:p>1.55E-03</text:p>
          </table:table-cell>
          <table:table-cell office:value-type="string" calcext:value-type="string">
            <text:p>Ha</text:p>
          </table:table-cell>
          <table:table-cell office:value-type="float" office:value="0.042177777" calcext:value-type="float">
            <text:p>4.22E-02</text:p>
          </table:table-cell>
          <table:table-cell office:value-type="string" calcext:value-type="string">
            <text:p>eV;</text:p>
          </table:table-cell>
          <table:table-cell office:value-type="string" calcext:value-type="string">
            <text:p>nu=</text:p>
          </table:table-cell>
          <table:table-cell office:value-type="float" office:value="340.18675" calcext:value-type="float">
            <text:p>3.40E+02</text:p>
          </table:table-cell>
          <table:table-cell office:value-type="string" calcext:value-type="string">
            <text:p>cm^-1</text:p>
          </table:table-cell>
          <table:table-cell office:value-type="float" office:value="152" calcext:value-type="float">
            <text:p>152</text:p>
          </table:table-cell>
          <table:table-cell office:value-type="float" office:value="0.042177777" calcext:value-type="float">
            <text:p>4.22E-02</text:p>
          </table:table-cell>
          <table:table-cell office:value-type="float" office:value="340.18675" calcext:value-type="float">
            <text:p>3.40E+02</text:p>
          </table:table-cell>
        </table:table-row>
        <table:table-row table:style-name="ro1">
          <table:table-cell office:value-type="string" calcext:value-type="string">
            <text:p>hbarW=</text:p>
          </table:table-cell>
          <table:table-cell office:value-type="float" office:value="0.0015500132" calcext:value-type="float">
            <text:p>1.55E-03</text:p>
          </table:table-cell>
          <table:table-cell office:value-type="string" calcext:value-type="string">
            <text:p>Ha</text:p>
          </table:table-cell>
          <table:table-cell office:value-type="float" office:value="0.042178004" calcext:value-type="float">
            <text:p>4.22E-02</text:p>
          </table:table-cell>
          <table:table-cell office:value-type="string" calcext:value-type="string">
            <text:p>eV;</text:p>
          </table:table-cell>
          <table:table-cell office:value-type="string" calcext:value-type="string">
            <text:p>nu=</text:p>
          </table:table-cell>
          <table:table-cell office:value-type="float" office:value="340.18858" calcext:value-type="float">
            <text:p>3.40E+02</text:p>
          </table:table-cell>
          <table:table-cell office:value-type="string" calcext:value-type="string">
            <text:p>cm^-1</text:p>
          </table:table-cell>
          <table:table-cell office:value-type="float" office:value="153" calcext:value-type="float">
            <text:p>153</text:p>
          </table:table-cell>
          <table:table-cell office:value-type="float" office:value="0.042178004" calcext:value-type="float">
            <text:p>4.22E-02</text:p>
          </table:table-cell>
          <table:table-cell office:value-type="float" office:value="340.18858" calcext:value-type="float">
            <text:p>3.40E+02</text:p>
          </table:table-cell>
        </table:table-row>
        <table:table-row table:style-name="ro1">
          <table:table-cell office:value-type="string" calcext:value-type="string">
            <text:p>hbarW=</text:p>
          </table:table-cell>
          <table:table-cell office:value-type="float" office:value="0.0015501422" calcext:value-type="float">
            <text:p>1.55E-03</text:p>
          </table:table-cell>
          <table:table-cell office:value-type="string" calcext:value-type="string">
            <text:p>Ha</text:p>
          </table:table-cell>
          <table:table-cell office:value-type="float" office:value="0.042181513" calcext:value-type="float">
            <text:p>4.22E-02</text:p>
          </table:table-cell>
          <table:table-cell office:value-type="string" calcext:value-type="string">
            <text:p>eV;</text:p>
          </table:table-cell>
          <table:table-cell office:value-type="string" calcext:value-type="string">
            <text:p>nu=</text:p>
          </table:table-cell>
          <table:table-cell office:value-type="float" office:value="340.21689" calcext:value-type="float">
            <text:p>3.40E+02</text:p>
          </table:table-cell>
          <table:table-cell office:value-type="string" calcext:value-type="string">
            <text:p>cm^-1</text:p>
          </table:table-cell>
          <table:table-cell office:value-type="float" office:value="154" calcext:value-type="float">
            <text:p>154</text:p>
          </table:table-cell>
          <table:table-cell office:value-type="float" office:value="0.042181513" calcext:value-type="float">
            <text:p>4.22E-02</text:p>
          </table:table-cell>
          <table:table-cell office:value-type="float" office:value="340.21689" calcext:value-type="float">
            <text:p>3.40E+02</text:p>
          </table:table-cell>
        </table:table-row>
        <table:table-row table:style-name="ro1">
          <table:table-cell office:value-type="string" calcext:value-type="string">
            <text:p>hbarW=</text:p>
          </table:table-cell>
          <table:table-cell office:value-type="float" office:value="0.0015584751" calcext:value-type="float">
            <text:p>1.56E-03</text:p>
          </table:table-cell>
          <table:table-cell office:value-type="string" calcext:value-type="string">
            <text:p>Ha</text:p>
          </table:table-cell>
          <table:table-cell office:value-type="float" office:value="0.042408263" calcext:value-type="float">
            <text:p>4.24E-02</text:p>
          </table:table-cell>
          <table:table-cell office:value-type="string" calcext:value-type="string">
            <text:p>eV;</text:p>
          </table:table-cell>
          <table:table-cell office:value-type="string" calcext:value-type="string">
            <text:p>nu=</text:p>
          </table:table-cell>
          <table:table-cell office:value-type="float" office:value="342.04575" calcext:value-type="float">
            <text:p>3.42E+02</text:p>
          </table:table-cell>
          <table:table-cell office:value-type="string" calcext:value-type="string">
            <text:p>cm^-1</text:p>
          </table:table-cell>
          <table:table-cell office:value-type="float" office:value="155" calcext:value-type="float">
            <text:p>155</text:p>
          </table:table-cell>
          <table:table-cell office:value-type="float" office:value="0.042408263" calcext:value-type="float">
            <text:p>4.24E-02</text:p>
          </table:table-cell>
          <table:table-cell office:value-type="float" office:value="342.04575" calcext:value-type="float">
            <text:p>3.42E+02</text:p>
          </table:table-cell>
        </table:table-row>
        <table:table-row table:style-name="ro1">
          <table:table-cell office:value-type="string" calcext:value-type="string">
            <text:p>hbarW=</text:p>
          </table:table-cell>
          <table:table-cell office:value-type="float" office:value="0.0015585042" calcext:value-type="float">
            <text:p>1.56E-03</text:p>
          </table:table-cell>
          <table:table-cell office:value-type="string" calcext:value-type="string">
            <text:p>Ha</text:p>
          </table:table-cell>
          <table:table-cell office:value-type="float" office:value="0.042409055" calcext:value-type="float">
            <text:p>4.24E-02</text:p>
          </table:table-cell>
          <table:table-cell office:value-type="string" calcext:value-type="string">
            <text:p>eV;</text:p>
          </table:table-cell>
          <table:table-cell office:value-type="string" calcext:value-type="string">
            <text:p>nu=</text:p>
          </table:table-cell>
          <table:table-cell office:value-type="float" office:value="342.05213" calcext:value-type="float">
            <text:p>3.42E+02</text:p>
          </table:table-cell>
          <table:table-cell office:value-type="string" calcext:value-type="string">
            <text:p>cm^-1</text:p>
          </table:table-cell>
          <table:table-cell office:value-type="float" office:value="156" calcext:value-type="float">
            <text:p>156</text:p>
          </table:table-cell>
          <table:table-cell office:value-type="float" office:value="0.042409055" calcext:value-type="float">
            <text:p>4.24E-02</text:p>
          </table:table-cell>
          <table:table-cell office:value-type="float" office:value="342.05213" calcext:value-type="float">
            <text:p>3.42E+02</text:p>
          </table:table-cell>
        </table:table-row>
        <table:table-row table:style-name="ro1">
          <table:table-cell office:value-type="string" calcext:value-type="string">
            <text:p>hbarW=</text:p>
          </table:table-cell>
          <table:table-cell office:value-type="float" office:value="0.0015669768" calcext:value-type="float">
            <text:p>1.57E-03</text:p>
          </table:table-cell>
          <table:table-cell office:value-type="string" calcext:value-type="string">
            <text:p>Ha</text:p>
          </table:table-cell>
          <table:table-cell office:value-type="float" office:value="0.042639608" calcext:value-type="float">
            <text:p>4.26E-02</text:p>
          </table:table-cell>
          <table:table-cell office:value-type="string" calcext:value-type="string">
            <text:p>eV;</text:p>
          </table:table-cell>
          <table:table-cell office:value-type="string" calcext:value-type="string">
            <text:p>nu=</text:p>
          </table:table-cell>
          <table:table-cell office:value-type="float" office:value="343.91167" calcext:value-type="float">
            <text:p>3.44E+02</text:p>
          </table:table-cell>
          <table:table-cell office:value-type="string" calcext:value-type="string">
            <text:p>cm^-1</text:p>
          </table:table-cell>
          <table:table-cell office:value-type="float" office:value="157" calcext:value-type="float">
            <text:p>157</text:p>
          </table:table-cell>
          <table:table-cell office:value-type="float" office:value="0.042639608" calcext:value-type="float">
            <text:p>4.26E-02</text:p>
          </table:table-cell>
          <table:table-cell office:value-type="float" office:value="343.91167" calcext:value-type="float">
            <text:p>3.44E+02</text:p>
          </table:table-cell>
        </table:table-row>
        <table:table-row table:style-name="ro1">
          <table:table-cell office:value-type="string" calcext:value-type="string">
            <text:p>hbarW=</text:p>
          </table:table-cell>
          <table:table-cell office:value-type="float" office:value="0.0015670157" calcext:value-type="float">
            <text:p>1.57E-03</text:p>
          </table:table-cell>
          <table:table-cell office:value-type="string" calcext:value-type="string">
            <text:p>Ha</text:p>
          </table:table-cell>
          <table:table-cell office:value-type="float" office:value="0.042640665" calcext:value-type="float">
            <text:p>4.26E-02</text:p>
          </table:table-cell>
          <table:table-cell office:value-type="string" calcext:value-type="string">
            <text:p>eV;</text:p>
          </table:table-cell>
          <table:table-cell office:value-type="string" calcext:value-type="string">
            <text:p>nu=</text:p>
          </table:table-cell>
          <table:table-cell office:value-type="float" office:value="343.92019" calcext:value-type="float">
            <text:p>3.44E+02</text:p>
          </table:table-cell>
          <table:table-cell office:value-type="string" calcext:value-type="string">
            <text:p>cm^-1</text:p>
          </table:table-cell>
          <table:table-cell office:value-type="float" office:value="158" calcext:value-type="float">
            <text:p>158</text:p>
          </table:table-cell>
          <table:table-cell office:value-type="float" office:value="0.042640665" calcext:value-type="float">
            <text:p>4.26E-02</text:p>
          </table:table-cell>
          <table:table-cell office:value-type="float" office:value="343.92019" calcext:value-type="float">
            <text:p>3.44E+02</text:p>
          </table:table-cell>
        </table:table-row>
        <table:table-row table:style-name="ro1">
          <table:table-cell office:value-type="string" calcext:value-type="string">
            <text:p>hbarW=</text:p>
          </table:table-cell>
          <table:table-cell office:value-type="float" office:value="0.0015670289" calcext:value-type="float">
            <text:p>1.57E-03</text:p>
          </table:table-cell>
          <table:table-cell office:value-type="string" calcext:value-type="string">
            <text:p>Ha</text:p>
          </table:table-cell>
          <table:table-cell office:value-type="float" office:value="0.042641026" calcext:value-type="float">
            <text:p>4.26E-02</text:p>
          </table:table-cell>
          <table:table-cell office:value-type="string" calcext:value-type="string">
            <text:p>eV;</text:p>
          </table:table-cell>
          <table:table-cell office:value-type="string" calcext:value-type="string">
            <text:p>nu=</text:p>
          </table:table-cell>
          <table:table-cell office:value-type="float" office:value="343.92311" calcext:value-type="float">
            <text:p>3.44E+02</text:p>
          </table:table-cell>
          <table:table-cell office:value-type="string" calcext:value-type="string">
            <text:p>cm^-1</text:p>
          </table:table-cell>
          <table:table-cell office:value-type="float" office:value="159" calcext:value-type="float">
            <text:p>159</text:p>
          </table:table-cell>
          <table:table-cell office:value-type="float" office:value="0.042641026" calcext:value-type="float">
            <text:p>4.26E-02</text:p>
          </table:table-cell>
          <table:table-cell office:value-type="float" office:value="343.92311" calcext:value-type="float">
            <text:p>3.44E+02</text:p>
          </table:table-cell>
        </table:table-row>
        <table:table-row table:style-name="ro1">
          <table:table-cell office:value-type="string" calcext:value-type="string">
            <text:p>hbarW=</text:p>
          </table:table-cell>
          <table:table-cell office:value-type="float" office:value="0.0015687681" calcext:value-type="float">
            <text:p>1.57E-03</text:p>
          </table:table-cell>
          <table:table-cell office:value-type="string" calcext:value-type="string">
            <text:p>Ha</text:p>
          </table:table-cell>
          <table:table-cell office:value-type="float" office:value="0.042688352" calcext:value-type="float">
            <text:p>4.27E-02</text:p>
          </table:table-cell>
          <table:table-cell office:value-type="string" calcext:value-type="string">
            <text:p>eV;</text:p>
          </table:table-cell>
          <table:table-cell office:value-type="string" calcext:value-type="string">
            <text:p>nu=</text:p>
          </table:table-cell>
          <table:table-cell office:value-type="float" office:value="344.30482" calcext:value-type="float">
            <text:p>3.44E+02</text:p>
          </table:table-cell>
          <table:table-cell office:value-type="string" calcext:value-type="string">
            <text:p>cm^-1</text:p>
          </table:table-cell>
          <table:table-cell office:value-type="float" office:value="160" calcext:value-type="float">
            <text:p>160</text:p>
          </table:table-cell>
          <table:table-cell office:value-type="float" office:value="0.042688352" calcext:value-type="float">
            <text:p>4.27E-02</text:p>
          </table:table-cell>
          <table:table-cell office:value-type="float" office:value="344.30482" calcext:value-type="float">
            <text:p>3.44E+02</text:p>
          </table:table-cell>
        </table:table-row>
        <table:table-row table:style-name="ro1">
          <table:table-cell office:value-type="string" calcext:value-type="string">
            <text:p>hbarW=</text:p>
          </table:table-cell>
          <table:table-cell office:value-type="float" office:value="0.0015749439" calcext:value-type="float">
            <text:p>1.57E-03</text:p>
          </table:table-cell>
          <table:table-cell office:value-type="string" calcext:value-type="string">
            <text:p>Ha</text:p>
          </table:table-cell>
          <table:table-cell office:value-type="float" office:value="0.042856404" calcext:value-type="float">
            <text:p>4.29E-02</text:p>
          </table:table-cell>
          <table:table-cell office:value-type="string" calcext:value-type="string">
            <text:p>eV;</text:p>
          </table:table-cell>
          <table:table-cell office:value-type="string" calcext:value-type="string">
            <text:p>nu=</text:p>
          </table:table-cell>
          <table:table-cell office:value-type="float" office:value="345.66025" calcext:value-type="float">
            <text:p>3.46E+02</text:p>
          </table:table-cell>
          <table:table-cell office:value-type="string" calcext:value-type="string">
            <text:p>cm^-1</text:p>
          </table:table-cell>
          <table:table-cell office:value-type="float" office:value="161" calcext:value-type="float">
            <text:p>161</text:p>
          </table:table-cell>
          <table:table-cell office:value-type="float" office:value="0.042856404" calcext:value-type="float">
            <text:p>4.29E-02</text:p>
          </table:table-cell>
          <table:table-cell office:value-type="float" office:value="345.66025" calcext:value-type="float">
            <text:p>3.46E+02</text:p>
          </table:table-cell>
        </table:table-row>
        <table:table-row table:style-name="ro1">
          <table:table-cell office:value-type="string" calcext:value-type="string">
            <text:p>hbarW=</text:p>
          </table:table-cell>
          <table:table-cell office:value-type="float" office:value="0.0015749523" calcext:value-type="float">
            <text:p>1.57E-03</text:p>
          </table:table-cell>
          <table:table-cell office:value-type="string" calcext:value-type="string">
            <text:p>Ha</text:p>
          </table:table-cell>
          <table:table-cell office:value-type="float" office:value="0.042856631" calcext:value-type="float">
            <text:p>4.29E-02</text:p>
          </table:table-cell>
          <table:table-cell office:value-type="string" calcext:value-type="string">
            <text:p>eV;</text:p>
          </table:table-cell>
          <table:table-cell office:value-type="string" calcext:value-type="string">
            <text:p>nu=</text:p>
          </table:table-cell>
          <table:table-cell office:value-type="float" office:value="345.66208" calcext:value-type="float">
            <text:p>3.46E+02</text:p>
          </table:table-cell>
          <table:table-cell office:value-type="string" calcext:value-type="string">
            <text:p>cm^-1</text:p>
          </table:table-cell>
          <table:table-cell office:value-type="float" office:value="162" calcext:value-type="float">
            <text:p>162</text:p>
          </table:table-cell>
          <table:table-cell office:value-type="float" office:value="0.042856631" calcext:value-type="float">
            <text:p>4.29E-02</text:p>
          </table:table-cell>
          <table:table-cell office:value-type="float" office:value="345.66208" calcext:value-type="float">
            <text:p>3.46E+02</text:p>
          </table:table-cell>
        </table:table-row>
        <table:table-row table:style-name="ro1">
          <table:table-cell office:value-type="string" calcext:value-type="string">
            <text:p>hbarW=</text:p>
          </table:table-cell>
          <table:table-cell office:value-type="float" office:value="0.0015749962" calcext:value-type="float">
            <text:p>1.57E-03</text:p>
          </table:table-cell>
          <table:table-cell office:value-type="string" calcext:value-type="string">
            <text:p>Ha</text:p>
          </table:table-cell>
          <table:table-cell office:value-type="float" office:value="0.042857827" calcext:value-type="float">
            <text:p>4.29E-02</text:p>
          </table:table-cell>
          <table:table-cell office:value-type="string" calcext:value-type="string">
            <text:p>eV;</text:p>
          </table:table-cell>
          <table:table-cell office:value-type="string" calcext:value-type="string">
            <text:p>nu=</text:p>
          </table:table-cell>
          <table:table-cell office:value-type="float" office:value="345.67173" calcext:value-type="float">
            <text:p>3.46E+02</text:p>
          </table:table-cell>
          <table:table-cell office:value-type="string" calcext:value-type="string">
            <text:p>cm^-1</text:p>
          </table:table-cell>
          <table:table-cell office:value-type="float" office:value="163" calcext:value-type="float">
            <text:p>163</text:p>
          </table:table-cell>
          <table:table-cell office:value-type="float" office:value="0.042857827" calcext:value-type="float">
            <text:p>4.29E-02</text:p>
          </table:table-cell>
          <table:table-cell office:value-type="float" office:value="345.67173" calcext:value-type="float">
            <text:p>3.46E+02</text:p>
          </table:table-cell>
        </table:table-row>
        <table:table-row table:style-name="ro1">
          <table:table-cell office:value-type="string" calcext:value-type="string">
            <text:p>hbarW=</text:p>
          </table:table-cell>
          <table:table-cell office:value-type="float" office:value="0.0015782107" calcext:value-type="float">
            <text:p>1.58E-03</text:p>
          </table:table-cell>
          <table:table-cell office:value-type="string" calcext:value-type="string">
            <text:p>Ha</text:p>
          </table:table-cell>
          <table:table-cell office:value-type="float" office:value="0.042945297" calcext:value-type="float">
            <text:p>4.29E-02</text:p>
          </table:table-cell>
          <table:table-cell office:value-type="string" calcext:value-type="string">
            <text:p>eV;</text:p>
          </table:table-cell>
          <table:table-cell office:value-type="string" calcext:value-type="string">
            <text:p>nu=</text:p>
          </table:table-cell>
          <table:table-cell office:value-type="float" office:value="346.37721" calcext:value-type="float">
            <text:p>3.46E+02</text:p>
          </table:table-cell>
          <table:table-cell office:value-type="string" calcext:value-type="string">
            <text:p>cm^-1</text:p>
          </table:table-cell>
          <table:table-cell office:value-type="float" office:value="164" calcext:value-type="float">
            <text:p>164</text:p>
          </table:table-cell>
          <table:table-cell office:value-type="float" office:value="0.042945297" calcext:value-type="float">
            <text:p>4.29E-02</text:p>
          </table:table-cell>
          <table:table-cell office:value-type="float" office:value="346.37721" calcext:value-type="float">
            <text:p>3.46E+02</text:p>
          </table:table-cell>
        </table:table-row>
        <table:table-row table:style-name="ro1">
          <table:table-cell office:value-type="string" calcext:value-type="string">
            <text:p>hbarW=</text:p>
          </table:table-cell>
          <table:table-cell office:value-type="float" office:value="0.0015782307" calcext:value-type="float">
            <text:p>1.58E-03</text:p>
          </table:table-cell>
          <table:table-cell office:value-type="string" calcext:value-type="string">
            <text:p>Ha</text:p>
          </table:table-cell>
          <table:table-cell office:value-type="float" office:value="0.042945843" calcext:value-type="float">
            <text:p>4.29E-02</text:p>
          </table:table-cell>
          <table:table-cell office:value-type="string" calcext:value-type="string">
            <text:p>eV;</text:p>
          </table:table-cell>
          <table:table-cell office:value-type="string" calcext:value-type="string">
            <text:p>nu=</text:p>
          </table:table-cell>
          <table:table-cell office:value-type="float" office:value="346.38162" calcext:value-type="float">
            <text:p>3.46E+02</text:p>
          </table:table-cell>
          <table:table-cell office:value-type="string" calcext:value-type="string">
            <text:p>cm^-1</text:p>
          </table:table-cell>
          <table:table-cell office:value-type="float" office:value="165" calcext:value-type="float">
            <text:p>165</text:p>
          </table:table-cell>
          <table:table-cell office:value-type="float" office:value="0.042945843" calcext:value-type="float">
            <text:p>4.29E-02</text:p>
          </table:table-cell>
          <table:table-cell office:value-type="float" office:value="346.38162" calcext:value-type="float">
            <text:p>3.46E+02</text:p>
          </table:table-cell>
        </table:table-row>
        <table:table-row table:style-name="ro1">
          <table:table-cell office:value-type="string" calcext:value-type="string">
            <text:p>hbarW=</text:p>
          </table:table-cell>
          <table:table-cell office:value-type="float" office:value="0.0015782493" calcext:value-type="float">
            <text:p>1.58E-03</text:p>
          </table:table-cell>
          <table:table-cell office:value-type="string" calcext:value-type="string">
            <text:p>Ha</text:p>
          </table:table-cell>
          <table:table-cell office:value-type="float" office:value="0.042946348" calcext:value-type="float">
            <text:p>4.29E-02</text:p>
          </table:table-cell>
          <table:table-cell office:value-type="string" calcext:value-type="string">
            <text:p>eV;</text:p>
          </table:table-cell>
          <table:table-cell office:value-type="string" calcext:value-type="string">
            <text:p>nu=</text:p>
          </table:table-cell>
          <table:table-cell office:value-type="float" office:value="346.38569" calcext:value-type="float">
            <text:p>3.46E+02</text:p>
          </table:table-cell>
          <table:table-cell office:value-type="string" calcext:value-type="string">
            <text:p>cm^-1</text:p>
          </table:table-cell>
          <table:table-cell office:value-type="float" office:value="166" calcext:value-type="float">
            <text:p>166</text:p>
          </table:table-cell>
          <table:table-cell office:value-type="float" office:value="0.042946348" calcext:value-type="float">
            <text:p>4.29E-02</text:p>
          </table:table-cell>
          <table:table-cell office:value-type="float" office:value="346.38569" calcext:value-type="float">
            <text:p>3.46E+02</text:p>
          </table:table-cell>
        </table:table-row>
        <table:table-row table:style-name="ro1">
          <table:table-cell office:value-type="string" calcext:value-type="string">
            <text:p>hbarW=</text:p>
          </table:table-cell>
          <table:table-cell office:value-type="float" office:value="0.0015804065" calcext:value-type="float">
            <text:p>1.58E-03</text:p>
          </table:table-cell>
          <table:table-cell office:value-type="string" calcext:value-type="string">
            <text:p>Ha</text:p>
          </table:table-cell>
          <table:table-cell office:value-type="float" office:value="0.043005047" calcext:value-type="float">
            <text:p>4.30E-02</text:p>
          </table:table-cell>
          <table:table-cell office:value-type="string" calcext:value-type="string">
            <text:p>eV;</text:p>
          </table:table-cell>
          <table:table-cell office:value-type="string" calcext:value-type="string">
            <text:p>nu=</text:p>
          </table:table-cell>
          <table:table-cell office:value-type="float" office:value="346.85913" calcext:value-type="float">
            <text:p>3.47E+02</text:p>
          </table:table-cell>
          <table:table-cell office:value-type="string" calcext:value-type="string">
            <text:p>cm^-1</text:p>
          </table:table-cell>
          <table:table-cell office:value-type="float" office:value="167" calcext:value-type="float">
            <text:p>167</text:p>
          </table:table-cell>
          <table:table-cell office:value-type="float" office:value="0.043005047" calcext:value-type="float">
            <text:p>4.30E-02</text:p>
          </table:table-cell>
          <table:table-cell office:value-type="float" office:value="346.85913" calcext:value-type="float">
            <text:p>3.47E+02</text:p>
          </table:table-cell>
        </table:table-row>
        <table:table-row table:style-name="ro1">
          <table:table-cell office:value-type="string" calcext:value-type="string">
            <text:p>hbarW=</text:p>
          </table:table-cell>
          <table:table-cell office:value-type="float" office:value="0.0015804323" calcext:value-type="float">
            <text:p>1.58E-03</text:p>
          </table:table-cell>
          <table:table-cell office:value-type="string" calcext:value-type="string">
            <text:p>Ha</text:p>
          </table:table-cell>
          <table:table-cell office:value-type="float" office:value="0.043005751" calcext:value-type="float">
            <text:p>4.30E-02</text:p>
          </table:table-cell>
          <table:table-cell office:value-type="string" calcext:value-type="string">
            <text:p>eV;</text:p>
          </table:table-cell>
          <table:table-cell office:value-type="string" calcext:value-type="string">
            <text:p>nu=</text:p>
          </table:table-cell>
          <table:table-cell office:value-type="float" office:value="346.86481" calcext:value-type="float">
            <text:p>3.47E+02</text:p>
          </table:table-cell>
          <table:table-cell office:value-type="string" calcext:value-type="string">
            <text:p>cm^-1</text:p>
          </table:table-cell>
          <table:table-cell office:value-type="float" office:value="168" calcext:value-type="float">
            <text:p>168</text:p>
          </table:table-cell>
          <table:table-cell office:value-type="float" office:value="0.043005751" calcext:value-type="float">
            <text:p>4.30E-02</text:p>
          </table:table-cell>
          <table:table-cell office:value-type="float" office:value="346.86481" calcext:value-type="float">
            <text:p>3.47E+02</text:p>
          </table:table-cell>
        </table:table-row>
        <table:table-row table:style-name="ro1">
          <table:table-cell office:value-type="string" calcext:value-type="string">
            <text:p>hbarW=</text:p>
          </table:table-cell>
          <table:table-cell office:value-type="float" office:value="0.0015804671" calcext:value-type="float">
            <text:p>1.58E-03</text:p>
          </table:table-cell>
          <table:table-cell office:value-type="string" calcext:value-type="string">
            <text:p>Ha</text:p>
          </table:table-cell>
          <table:table-cell office:value-type="float" office:value="0.043006698" calcext:value-type="float">
            <text:p>4.30E-02</text:p>
          </table:table-cell>
          <table:table-cell office:value-type="string" calcext:value-type="string">
            <text:p>eV;</text:p>
          </table:table-cell>
          <table:table-cell office:value-type="string" calcext:value-type="string">
            <text:p>nu=</text:p>
          </table:table-cell>
          <table:table-cell office:value-type="float" office:value="346.87245" calcext:value-type="float">
            <text:p>3.47E+02</text:p>
          </table:table-cell>
          <table:table-cell office:value-type="string" calcext:value-type="string">
            <text:p>cm^-1</text:p>
          </table:table-cell>
          <table:table-cell office:value-type="float" office:value="169" calcext:value-type="float">
            <text:p>169</text:p>
          </table:table-cell>
          <table:table-cell office:value-type="float" office:value="0.043006698" calcext:value-type="float">
            <text:p>4.30E-02</text:p>
          </table:table-cell>
          <table:table-cell office:value-type="float" office:value="346.87245" calcext:value-type="float">
            <text:p>3.47E+02</text:p>
          </table:table-cell>
        </table:table-row>
        <table:table-row table:style-name="ro1">
          <table:table-cell office:value-type="string" calcext:value-type="string">
            <text:p>hbarW=</text:p>
          </table:table-cell>
          <table:table-cell office:value-type="float" office:value="0.0015939169" calcext:value-type="float">
            <text:p>1.59E-03</text:p>
          </table:table-cell>
          <table:table-cell office:value-type="string" calcext:value-type="string">
            <text:p>Ha</text:p>
          </table:table-cell>
          <table:table-cell office:value-type="float" office:value="0.043372686" calcext:value-type="float">
            <text:p>4.34E-02</text:p>
          </table:table-cell>
          <table:table-cell office:value-type="string" calcext:value-type="string">
            <text:p>eV;</text:p>
          </table:table-cell>
          <table:table-cell office:value-type="string" calcext:value-type="string">
            <text:p>nu=</text:p>
          </table:table-cell>
          <table:table-cell office:value-type="float" office:value="349.82434" calcext:value-type="float">
            <text:p>3.50E+02</text:p>
          </table:table-cell>
          <table:table-cell office:value-type="string" calcext:value-type="string">
            <text:p>cm^-1</text:p>
          </table:table-cell>
          <table:table-cell office:value-type="float" office:value="170" calcext:value-type="float">
            <text:p>170</text:p>
          </table:table-cell>
          <table:table-cell office:value-type="float" office:value="0.043372686" calcext:value-type="float">
            <text:p>4.34E-02</text:p>
          </table:table-cell>
          <table:table-cell office:value-type="float" office:value="349.82434" calcext:value-type="float">
            <text:p>3.50E+02</text:p>
          </table:table-cell>
        </table:table-row>
        <table:table-row table:style-name="ro1">
          <table:table-cell office:value-type="string" calcext:value-type="string">
            <text:p>hbarW=</text:p>
          </table:table-cell>
          <table:table-cell office:value-type="float" office:value="0.0015939475" calcext:value-type="float">
            <text:p>1.59E-03</text:p>
          </table:table-cell>
          <table:table-cell office:value-type="string" calcext:value-type="string">
            <text:p>Ha</text:p>
          </table:table-cell>
          <table:table-cell office:value-type="float" office:value="0.043373517" calcext:value-type="float">
            <text:p>4.34E-02</text:p>
          </table:table-cell>
          <table:table-cell office:value-type="string" calcext:value-type="string">
            <text:p>eV;</text:p>
          </table:table-cell>
          <table:table-cell office:value-type="string" calcext:value-type="string">
            <text:p>nu=</text:p>
          </table:table-cell>
          <table:table-cell office:value-type="float" office:value="349.83105" calcext:value-type="float">
            <text:p>3.50E+02</text:p>
          </table:table-cell>
          <table:table-cell office:value-type="string" calcext:value-type="string">
            <text:p>cm^-1</text:p>
          </table:table-cell>
          <table:table-cell office:value-type="float" office:value="171" calcext:value-type="float">
            <text:p>171</text:p>
          </table:table-cell>
          <table:table-cell office:value-type="float" office:value="0.043373517" calcext:value-type="float">
            <text:p>4.34E-02</text:p>
          </table:table-cell>
          <table:table-cell office:value-type="float" office:value="349.83105" calcext:value-type="float">
            <text:p>3.50E+02</text:p>
          </table:table-cell>
        </table:table-row>
        <table:table-row table:style-name="ro1">
          <table:table-cell office:value-type="string" calcext:value-type="string">
            <text:p>hbarW=</text:p>
          </table:table-cell>
          <table:table-cell office:value-type="float" office:value="0.0015939748" calcext:value-type="float">
            <text:p>1.59E-03</text:p>
          </table:table-cell>
          <table:table-cell office:value-type="string" calcext:value-type="string">
            <text:p>Ha</text:p>
          </table:table-cell>
          <table:table-cell office:value-type="float" office:value="0.04337426" calcext:value-type="float">
            <text:p>4.34E-02</text:p>
          </table:table-cell>
          <table:table-cell office:value-type="string" calcext:value-type="string">
            <text:p>eV;</text:p>
          </table:table-cell>
          <table:table-cell office:value-type="string" calcext:value-type="string">
            <text:p>nu=</text:p>
          </table:table-cell>
          <table:table-cell office:value-type="float" office:value="349.83704" calcext:value-type="float">
            <text:p>3.50E+02</text:p>
          </table:table-cell>
          <table:table-cell office:value-type="string" calcext:value-type="string">
            <text:p>cm^-1</text:p>
          </table:table-cell>
          <table:table-cell office:value-type="float" office:value="172" calcext:value-type="float">
            <text:p>172</text:p>
          </table:table-cell>
          <table:table-cell office:value-type="float" office:value="0.04337426" calcext:value-type="float">
            <text:p>4.34E-02</text:p>
          </table:table-cell>
          <table:table-cell office:value-type="float" office:value="349.83704" calcext:value-type="float">
            <text:p>3.50E+02</text:p>
          </table:table-cell>
        </table:table-row>
        <table:table-row table:style-name="ro1">
          <table:table-cell office:value-type="string" calcext:value-type="string">
            <text:p>hbarW=</text:p>
          </table:table-cell>
          <table:table-cell office:value-type="float" office:value="0.0015982259" calcext:value-type="float">
            <text:p>1.60E-03</text:p>
          </table:table-cell>
          <table:table-cell office:value-type="string" calcext:value-type="string">
            <text:p>Ha</text:p>
          </table:table-cell>
          <table:table-cell office:value-type="float" office:value="0.043489939" calcext:value-type="float">
            <text:p>4.35E-02</text:p>
          </table:table-cell>
          <table:table-cell office:value-type="string" calcext:value-type="string">
            <text:p>eV;</text:p>
          </table:table-cell>
          <table:table-cell office:value-type="string" calcext:value-type="string">
            <text:p>nu=</text:p>
          </table:table-cell>
          <table:table-cell office:value-type="float" office:value="350.77005" calcext:value-type="float">
            <text:p>3.51E+02</text:p>
          </table:table-cell>
          <table:table-cell office:value-type="string" calcext:value-type="string">
            <text:p>cm^-1</text:p>
          </table:table-cell>
          <table:table-cell office:value-type="float" office:value="173" calcext:value-type="float">
            <text:p>173</text:p>
          </table:table-cell>
          <table:table-cell office:value-type="float" office:value="0.043489939" calcext:value-type="float">
            <text:p>4.35E-02</text:p>
          </table:table-cell>
          <table:table-cell office:value-type="float" office:value="350.77005" calcext:value-type="float">
            <text:p>3.51E+02</text:p>
          </table:table-cell>
        </table:table-row>
        <table:table-row table:style-name="ro1">
          <table:table-cell office:value-type="string" calcext:value-type="string">
            <text:p>hbarW=</text:p>
          </table:table-cell>
          <table:table-cell office:value-type="float" office:value="0.0015982449" calcext:value-type="float">
            <text:p>1.60E-03</text:p>
          </table:table-cell>
          <table:table-cell office:value-type="string" calcext:value-type="string">
            <text:p>Ha</text:p>
          </table:table-cell>
          <table:table-cell office:value-type="float" office:value="0.043490455" calcext:value-type="float">
            <text:p>4.35E-02</text:p>
          </table:table-cell>
          <table:table-cell office:value-type="string" calcext:value-type="string">
            <text:p>eV;</text:p>
          </table:table-cell>
          <table:table-cell office:value-type="string" calcext:value-type="string">
            <text:p>nu=</text:p>
          </table:table-cell>
          <table:table-cell office:value-type="float" office:value="350.77421" calcext:value-type="float">
            <text:p>3.51E+02</text:p>
          </table:table-cell>
          <table:table-cell office:value-type="string" calcext:value-type="string">
            <text:p>cm^-1</text:p>
          </table:table-cell>
          <table:table-cell office:value-type="float" office:value="174" calcext:value-type="float">
            <text:p>174</text:p>
          </table:table-cell>
          <table:table-cell office:value-type="float" office:value="0.043490455" calcext:value-type="float">
            <text:p>4.35E-02</text:p>
          </table:table-cell>
          <table:table-cell office:value-type="float" office:value="350.77421" calcext:value-type="float">
            <text:p>3.51E+02</text:p>
          </table:table-cell>
        </table:table-row>
        <table:table-row table:style-name="ro1">
          <table:table-cell office:value-type="string" calcext:value-type="string">
            <text:p>hbarW=</text:p>
          </table:table-cell>
          <table:table-cell office:value-type="float" office:value="0.0015982784" calcext:value-type="float">
            <text:p>1.60E-03</text:p>
          </table:table-cell>
          <table:table-cell office:value-type="string" calcext:value-type="string">
            <text:p>Ha</text:p>
          </table:table-cell>
          <table:table-cell office:value-type="float" office:value="0.043491367" calcext:value-type="float">
            <text:p>4.35E-02</text:p>
          </table:table-cell>
          <table:table-cell office:value-type="string" calcext:value-type="string">
            <text:p>eV;</text:p>
          </table:table-cell>
          <table:table-cell office:value-type="string" calcext:value-type="string">
            <text:p>nu=</text:p>
          </table:table-cell>
          <table:table-cell office:value-type="float" office:value="350.78157" calcext:value-type="float">
            <text:p>3.51E+02</text:p>
          </table:table-cell>
          <table:table-cell office:value-type="string" calcext:value-type="string">
            <text:p>cm^-1</text:p>
          </table:table-cell>
          <table:table-cell office:value-type="float" office:value="175" calcext:value-type="float">
            <text:p>175</text:p>
          </table:table-cell>
          <table:table-cell office:value-type="float" office:value="0.043491367" calcext:value-type="float">
            <text:p>4.35E-02</text:p>
          </table:table-cell>
          <table:table-cell office:value-type="float" office:value="350.78157" calcext:value-type="float">
            <text:p>3.51E+02</text:p>
          </table:table-cell>
        </table:table-row>
        <table:table-row table:style-name="ro1">
          <table:table-cell office:value-type="string" calcext:value-type="string">
            <text:p>hbarW=</text:p>
          </table:table-cell>
          <table:table-cell office:value-type="float" office:value="0.0016045689" calcext:value-type="float">
            <text:p>1.60E-03</text:p>
          </table:table-cell>
          <table:table-cell office:value-type="string" calcext:value-type="string">
            <text:p>Ha</text:p>
          </table:table-cell>
          <table:table-cell office:value-type="float" office:value="0.043662541" calcext:value-type="float">
            <text:p>4.37E-02</text:p>
          </table:table-cell>
          <table:table-cell office:value-type="string" calcext:value-type="string">
            <text:p>eV;</text:p>
          </table:table-cell>
          <table:table-cell office:value-type="string" calcext:value-type="string">
            <text:p>nu=</text:p>
          </table:table-cell>
          <table:table-cell office:value-type="float" office:value="352.16218" calcext:value-type="float">
            <text:p>3.52E+02</text:p>
          </table:table-cell>
          <table:table-cell office:value-type="string" calcext:value-type="string">
            <text:p>cm^-1</text:p>
          </table:table-cell>
          <table:table-cell office:value-type="float" office:value="176" calcext:value-type="float">
            <text:p>176</text:p>
          </table:table-cell>
          <table:table-cell office:value-type="float" office:value="0.043662541" calcext:value-type="float">
            <text:p>4.37E-02</text:p>
          </table:table-cell>
          <table:table-cell office:value-type="float" office:value="352.16218" calcext:value-type="float">
            <text:p>3.52E+02</text:p>
          </table:table-cell>
        </table:table-row>
        <table:table-row table:style-name="ro1">
          <table:table-cell office:value-type="string" calcext:value-type="string">
            <text:p>hbarW=</text:p>
          </table:table-cell>
          <table:table-cell office:value-type="float" office:value="0.0016046158" calcext:value-type="float">
            <text:p>1.60E-03</text:p>
          </table:table-cell>
          <table:table-cell office:value-type="string" calcext:value-type="string">
            <text:p>Ha</text:p>
          </table:table-cell>
          <table:table-cell office:value-type="float" office:value="0.043663815" calcext:value-type="float">
            <text:p>4.37E-02</text:p>
          </table:table-cell>
          <table:table-cell office:value-type="string" calcext:value-type="string">
            <text:p>eV;</text:p>
          </table:table-cell>
          <table:table-cell office:value-type="string" calcext:value-type="string">
            <text:p>nu=</text:p>
          </table:table-cell>
          <table:table-cell office:value-type="float" office:value="352.17246" calcext:value-type="float">
            <text:p>3.52E+02</text:p>
          </table:table-cell>
          <table:table-cell office:value-type="string" calcext:value-type="string">
            <text:p>cm^-1</text:p>
          </table:table-cell>
          <table:table-cell office:value-type="float" office:value="177" calcext:value-type="float">
            <text:p>177</text:p>
          </table:table-cell>
          <table:table-cell office:value-type="float" office:value="0.043663815" calcext:value-type="float">
            <text:p>4.37E-02</text:p>
          </table:table-cell>
          <table:table-cell office:value-type="float" office:value="352.17246" calcext:value-type="float">
            <text:p>3.52E+02</text:p>
          </table:table-cell>
        </table:table-row>
        <table:table-row table:style-name="ro1">
          <table:table-cell office:value-type="string" calcext:value-type="string">
            <text:p>hbarW=</text:p>
          </table:table-cell>
          <table:table-cell office:value-type="float" office:value="0.0016046474" calcext:value-type="float">
            <text:p>1.60E-03</text:p>
          </table:table-cell>
          <table:table-cell office:value-type="string" calcext:value-type="string">
            <text:p>Ha</text:p>
          </table:table-cell>
          <table:table-cell office:value-type="float" office:value="0.043664678" calcext:value-type="float">
            <text:p>4.37E-02</text:p>
          </table:table-cell>
          <table:table-cell office:value-type="string" calcext:value-type="string">
            <text:p>eV;</text:p>
          </table:table-cell>
          <table:table-cell office:value-type="string" calcext:value-type="string">
            <text:p>nu=</text:p>
          </table:table-cell>
          <table:table-cell office:value-type="float" office:value="352.17941" calcext:value-type="float">
            <text:p>3.52E+02</text:p>
          </table:table-cell>
          <table:table-cell office:value-type="string" calcext:value-type="string">
            <text:p>cm^-1</text:p>
          </table:table-cell>
          <table:table-cell office:value-type="float" office:value="178" calcext:value-type="float">
            <text:p>178</text:p>
          </table:table-cell>
          <table:table-cell office:value-type="float" office:value="0.043664678" calcext:value-type="float">
            <text:p>4.37E-02</text:p>
          </table:table-cell>
          <table:table-cell office:value-type="float" office:value="352.17941" calcext:value-type="float">
            <text:p>3.52E+02</text:p>
          </table:table-cell>
        </table:table-row>
        <table:table-row table:style-name="ro1">
          <table:table-cell office:value-type="string" calcext:value-type="string">
            <text:p>hbarW=</text:p>
          </table:table-cell>
          <table:table-cell office:value-type="float" office:value="0.0016131464" calcext:value-type="float">
            <text:p>1.61E-03</text:p>
          </table:table-cell>
          <table:table-cell office:value-type="string" calcext:value-type="string">
            <text:p>Ha</text:p>
          </table:table-cell>
          <table:table-cell office:value-type="float" office:value="0.043895945" calcext:value-type="float">
            <text:p>4.39E-02</text:p>
          </table:table-cell>
          <table:table-cell office:value-type="string" calcext:value-type="string">
            <text:p>eV;</text:p>
          </table:table-cell>
          <table:table-cell office:value-type="string" calcext:value-type="string">
            <text:p>nu=</text:p>
          </table:table-cell>
          <table:table-cell office:value-type="float" office:value="354.04471" calcext:value-type="float">
            <text:p>3.54E+02</text:p>
          </table:table-cell>
          <table:table-cell office:value-type="string" calcext:value-type="string">
            <text:p>cm^-1</text:p>
          </table:table-cell>
          <table:table-cell office:value-type="float" office:value="179" calcext:value-type="float">
            <text:p>179</text:p>
          </table:table-cell>
          <table:table-cell office:value-type="float" office:value="0.043895945" calcext:value-type="float">
            <text:p>4.39E-02</text:p>
          </table:table-cell>
          <table:table-cell office:value-type="float" office:value="354.04471" calcext:value-type="float">
            <text:p>3.54E+02</text:p>
          </table:table-cell>
        </table:table-row>
        <table:table-row table:style-name="ro1">
          <table:table-cell office:value-type="string" calcext:value-type="string">
            <text:p>hbarW=</text:p>
          </table:table-cell>
          <table:table-cell office:value-type="float" office:value="0.001613212" calcext:value-type="float">
            <text:p>1.61E-03</text:p>
          </table:table-cell>
          <table:table-cell office:value-type="string" calcext:value-type="string">
            <text:p>Ha</text:p>
          </table:table-cell>
          <table:table-cell office:value-type="float" office:value="0.04389773" calcext:value-type="float">
            <text:p>4.39E-02</text:p>
          </table:table-cell>
          <table:table-cell office:value-type="string" calcext:value-type="string">
            <text:p>eV;</text:p>
          </table:table-cell>
          <table:table-cell office:value-type="string" calcext:value-type="string">
            <text:p>nu=</text:p>
          </table:table-cell>
          <table:table-cell office:value-type="float" office:value="354.05911" calcext:value-type="float">
            <text:p>3.54E+02</text:p>
          </table:table-cell>
          <table:table-cell office:value-type="string" calcext:value-type="string">
            <text:p>cm^-1</text:p>
          </table:table-cell>
          <table:table-cell office:value-type="float" office:value="180" calcext:value-type="float">
            <text:p>180</text:p>
          </table:table-cell>
          <table:table-cell office:value-type="float" office:value="0.04389773" calcext:value-type="float">
            <text:p>4.39E-02</text:p>
          </table:table-cell>
          <table:table-cell office:value-type="float" office:value="354.05911" calcext:value-type="float">
            <text:p>3.54E+02</text:p>
          </table:table-cell>
        </table:table-row>
        <table:table-row table:style-name="ro1">
          <table:table-cell office:value-type="string" calcext:value-type="string">
            <text:p>hbarW=</text:p>
          </table:table-cell>
          <table:table-cell office:value-type="float" office:value="0.0016184002" calcext:value-type="float">
            <text:p>1.62E-03</text:p>
          </table:table-cell>
          <table:table-cell office:value-type="string" calcext:value-type="string">
            <text:p>Ha</text:p>
          </table:table-cell>
          <table:table-cell office:value-type="float" office:value="0.04403891" calcext:value-type="float">
            <text:p>4.40E-02</text:p>
          </table:table-cell>
          <table:table-cell office:value-type="string" calcext:value-type="string">
            <text:p>eV;</text:p>
          </table:table-cell>
          <table:table-cell office:value-type="string" calcext:value-type="string">
            <text:p>nu=</text:p>
          </table:table-cell>
          <table:table-cell office:value-type="float" office:value="355.1978" calcext:value-type="float">
            <text:p>3.55E+02</text:p>
          </table:table-cell>
          <table:table-cell office:value-type="string" calcext:value-type="string">
            <text:p>cm^-1</text:p>
          </table:table-cell>
          <table:table-cell office:value-type="float" office:value="181" calcext:value-type="float">
            <text:p>181</text:p>
          </table:table-cell>
          <table:table-cell office:value-type="float" office:value="0.04403891" calcext:value-type="float">
            <text:p>4.40E-02</text:p>
          </table:table-cell>
          <table:table-cell office:value-type="float" office:value="355.1978" calcext:value-type="float">
            <text:p>3.55E+02</text:p>
          </table:table-cell>
        </table:table-row>
        <table:table-row table:style-name="ro1">
          <table:table-cell office:value-type="string" calcext:value-type="string">
            <text:p>hbarW=</text:p>
          </table:table-cell>
          <table:table-cell office:value-type="float" office:value="0.0016213441" calcext:value-type="float">
            <text:p>1.62E-03</text:p>
          </table:table-cell>
          <table:table-cell office:value-type="string" calcext:value-type="string">
            <text:p>Ha</text:p>
          </table:table-cell>
          <table:table-cell office:value-type="float" office:value="0.044119017" calcext:value-type="float">
            <text:p>4.41E-02</text:p>
          </table:table-cell>
          <table:table-cell office:value-type="string" calcext:value-type="string">
            <text:p>eV;</text:p>
          </table:table-cell>
          <table:table-cell office:value-type="string" calcext:value-type="string">
            <text:p>nu=</text:p>
          </table:table-cell>
          <table:table-cell office:value-type="float" office:value="355.84391" calcext:value-type="float">
            <text:p>3.56E+02</text:p>
          </table:table-cell>
          <table:table-cell office:value-type="string" calcext:value-type="string">
            <text:p>cm^-1</text:p>
          </table:table-cell>
          <table:table-cell office:value-type="float" office:value="182" calcext:value-type="float">
            <text:p>182</text:p>
          </table:table-cell>
          <table:table-cell office:value-type="float" office:value="0.044119017" calcext:value-type="float">
            <text:p>4.41E-02</text:p>
          </table:table-cell>
          <table:table-cell office:value-type="float" office:value="355.84391" calcext:value-type="float">
            <text:p>3.56E+02</text:p>
          </table:table-cell>
        </table:table-row>
        <table:table-row table:style-name="ro1">
          <table:table-cell office:value-type="string" calcext:value-type="string">
            <text:p>hbarW=</text:p>
          </table:table-cell>
          <table:table-cell office:value-type="float" office:value="0.0016213875" calcext:value-type="float">
            <text:p>1.62E-03</text:p>
          </table:table-cell>
          <table:table-cell office:value-type="string" calcext:value-type="string">
            <text:p>Ha</text:p>
          </table:table-cell>
          <table:table-cell office:value-type="float" office:value="0.044120199" calcext:value-type="float">
            <text:p>4.41E-02</text:p>
          </table:table-cell>
          <table:table-cell office:value-type="string" calcext:value-type="string">
            <text:p>eV;</text:p>
          </table:table-cell>
          <table:table-cell office:value-type="string" calcext:value-type="string">
            <text:p>nu=</text:p>
          </table:table-cell>
          <table:table-cell office:value-type="float" office:value="355.85344" calcext:value-type="float">
            <text:p>3.56E+02</text:p>
          </table:table-cell>
          <table:table-cell office:value-type="string" calcext:value-type="string">
            <text:p>cm^-1</text:p>
          </table:table-cell>
          <table:table-cell office:value-type="float" office:value="183" calcext:value-type="float">
            <text:p>183</text:p>
          </table:table-cell>
          <table:table-cell office:value-type="float" office:value="0.044120199" calcext:value-type="float">
            <text:p>4.41E-02</text:p>
          </table:table-cell>
          <table:table-cell office:value-type="float" office:value="355.85344" calcext:value-type="float">
            <text:p>3.56E+02</text:p>
          </table:table-cell>
        </table:table-row>
        <table:table-row table:style-name="ro1">
          <table:table-cell office:value-type="string" calcext:value-type="string">
            <text:p>hbarW=</text:p>
          </table:table-cell>
          <table:table-cell office:value-type="float" office:value="0.0016240059" calcext:value-type="float">
            <text:p>1.62E-03</text:p>
          </table:table-cell>
          <table:table-cell office:value-type="string" calcext:value-type="string">
            <text:p>Ha</text:p>
          </table:table-cell>
          <table:table-cell office:value-type="float" office:value="0.044191448" calcext:value-type="float">
            <text:p>4.42E-02</text:p>
          </table:table-cell>
          <table:table-cell office:value-type="string" calcext:value-type="string">
            <text:p>eV;</text:p>
          </table:table-cell>
          <table:table-cell office:value-type="string" calcext:value-type="string">
            <text:p>nu=</text:p>
          </table:table-cell>
          <table:table-cell office:value-type="float" office:value="356.4281" calcext:value-type="float">
            <text:p>3.56E+02</text:p>
          </table:table-cell>
          <table:table-cell office:value-type="string" calcext:value-type="string">
            <text:p>cm^-1</text:p>
          </table:table-cell>
          <table:table-cell office:value-type="float" office:value="184" calcext:value-type="float">
            <text:p>184</text:p>
          </table:table-cell>
          <table:table-cell office:value-type="float" office:value="0.044191448" calcext:value-type="float">
            <text:p>4.42E-02</text:p>
          </table:table-cell>
          <table:table-cell office:value-type="float" office:value="356.4281" calcext:value-type="float">
            <text:p>3.56E+02</text:p>
          </table:table-cell>
        </table:table-row>
        <table:table-row table:style-name="ro1">
          <table:table-cell office:value-type="string" calcext:value-type="string">
            <text:p>hbarW=</text:p>
          </table:table-cell>
          <table:table-cell office:value-type="float" office:value="0.0016240244" calcext:value-type="float">
            <text:p>1.62E-03</text:p>
          </table:table-cell>
          <table:table-cell office:value-type="string" calcext:value-type="string">
            <text:p>Ha</text:p>
          </table:table-cell>
          <table:table-cell office:value-type="float" office:value="0.04419195" calcext:value-type="float">
            <text:p>4.42E-02</text:p>
          </table:table-cell>
          <table:table-cell office:value-type="string" calcext:value-type="string">
            <text:p>eV;</text:p>
          </table:table-cell>
          <table:table-cell office:value-type="string" calcext:value-type="string">
            <text:p>nu=</text:p>
          </table:table-cell>
          <table:table-cell office:value-type="float" office:value="356.43215" calcext:value-type="float">
            <text:p>3.56E+02</text:p>
          </table:table-cell>
          <table:table-cell office:value-type="string" calcext:value-type="string">
            <text:p>cm^-1</text:p>
          </table:table-cell>
          <table:table-cell office:value-type="float" office:value="185" calcext:value-type="float">
            <text:p>185</text:p>
          </table:table-cell>
          <table:table-cell office:value-type="float" office:value="0.04419195" calcext:value-type="float">
            <text:p>4.42E-02</text:p>
          </table:table-cell>
          <table:table-cell office:value-type="float" office:value="356.43215" calcext:value-type="float">
            <text:p>3.56E+02</text:p>
          </table:table-cell>
        </table:table-row>
        <table:table-row table:style-name="ro1">
          <table:table-cell office:value-type="string" calcext:value-type="string">
            <text:p>hbarW=</text:p>
          </table:table-cell>
          <table:table-cell office:value-type="float" office:value="0.0016241101" calcext:value-type="float">
            <text:p>1.62E-03</text:p>
          </table:table-cell>
          <table:table-cell office:value-type="string" calcext:value-type="string">
            <text:p>Ha</text:p>
          </table:table-cell>
          <table:table-cell office:value-type="float" office:value="0.044194284" calcext:value-type="float">
            <text:p>4.42E-02</text:p>
          </table:table-cell>
          <table:table-cell office:value-type="string" calcext:value-type="string">
            <text:p>eV;</text:p>
          </table:table-cell>
          <table:table-cell office:value-type="string" calcext:value-type="string">
            <text:p>nu=</text:p>
          </table:table-cell>
          <table:table-cell office:value-type="float" office:value="356.45098" calcext:value-type="float">
            <text:p>3.56E+02</text:p>
          </table:table-cell>
          <table:table-cell office:value-type="string" calcext:value-type="string">
            <text:p>cm^-1</text:p>
          </table:table-cell>
          <table:table-cell office:value-type="float" office:value="186" calcext:value-type="float">
            <text:p>186</text:p>
          </table:table-cell>
          <table:table-cell office:value-type="float" office:value="0.044194284" calcext:value-type="float">
            <text:p>4.42E-02</text:p>
          </table:table-cell>
          <table:table-cell office:value-type="float" office:value="356.45098" calcext:value-type="float">
            <text:p>3.56E+02</text:p>
          </table:table-cell>
        </table:table-row>
        <table:table-row table:style-name="ro1">
          <table:table-cell office:value-type="string" calcext:value-type="string">
            <text:p>hbarW=</text:p>
          </table:table-cell>
          <table:table-cell office:value-type="float" office:value="0.00166098" calcext:value-type="float">
            <text:p>1.66E-03</text:p>
          </table:table-cell>
          <table:table-cell office:value-type="string" calcext:value-type="string">
            <text:p>Ha</text:p>
          </table:table-cell>
          <table:table-cell office:value-type="float" office:value="0.045197564" calcext:value-type="float">
            <text:p>4.52E-02</text:p>
          </table:table-cell>
          <table:table-cell office:value-type="string" calcext:value-type="string">
            <text:p>eV;</text:p>
          </table:table-cell>
          <table:table-cell office:value-type="string" calcext:value-type="string">
            <text:p>nu=</text:p>
          </table:table-cell>
          <table:table-cell office:value-type="float" office:value="364.54298" calcext:value-type="float">
            <text:p>3.65E+02</text:p>
          </table:table-cell>
          <table:table-cell office:value-type="string" calcext:value-type="string">
            <text:p>cm^-1</text:p>
          </table:table-cell>
          <table:table-cell office:value-type="float" office:value="187" calcext:value-type="float">
            <text:p>187</text:p>
          </table:table-cell>
          <table:table-cell office:value-type="float" office:value="0.045197564" calcext:value-type="float">
            <text:p>4.52E-02</text:p>
          </table:table-cell>
          <table:table-cell office:value-type="float" office:value="364.54298" calcext:value-type="float">
            <text:p>3.65E+02</text:p>
          </table:table-cell>
        </table:table-row>
        <table:table-row table:style-name="ro1">
          <table:table-cell office:value-type="string" calcext:value-type="string">
            <text:p>hbarW=</text:p>
          </table:table-cell>
          <table:table-cell office:value-type="float" office:value="0.0016610034" calcext:value-type="float">
            <text:p>1.66E-03</text:p>
          </table:table-cell>
          <table:table-cell office:value-type="string" calcext:value-type="string">
            <text:p>Ha</text:p>
          </table:table-cell>
          <table:table-cell office:value-type="float" office:value="0.045198201" calcext:value-type="float">
            <text:p>4.52E-02</text:p>
          </table:table-cell>
          <table:table-cell office:value-type="string" calcext:value-type="string">
            <text:p>eV;</text:p>
          </table:table-cell>
          <table:table-cell office:value-type="string" calcext:value-type="string">
            <text:p>nu=</text:p>
          </table:table-cell>
          <table:table-cell office:value-type="float" office:value="364.54811" calcext:value-type="float">
            <text:p>3.65E+02</text:p>
          </table:table-cell>
          <table:table-cell office:value-type="string" calcext:value-type="string">
            <text:p>cm^-1</text:p>
          </table:table-cell>
          <table:table-cell office:value-type="float" office:value="188" calcext:value-type="float">
            <text:p>188</text:p>
          </table:table-cell>
          <table:table-cell office:value-type="float" office:value="0.045198201" calcext:value-type="float">
            <text:p>4.52E-02</text:p>
          </table:table-cell>
          <table:table-cell office:value-type="float" office:value="364.54811" calcext:value-type="float">
            <text:p>3.65E+02</text:p>
          </table:table-cell>
        </table:table-row>
        <table:table-row table:style-name="ro1">
          <table:table-cell office:value-type="string" calcext:value-type="string">
            <text:p>hbarW=</text:p>
          </table:table-cell>
          <table:table-cell office:value-type="float" office:value="0.0016611111" calcext:value-type="float">
            <text:p>1.66E-03</text:p>
          </table:table-cell>
          <table:table-cell office:value-type="string" calcext:value-type="string">
            <text:p>Ha</text:p>
          </table:table-cell>
          <table:table-cell office:value-type="float" office:value="0.045201132" calcext:value-type="float">
            <text:p>4.52E-02</text:p>
          </table:table-cell>
          <table:table-cell office:value-type="string" calcext:value-type="string">
            <text:p>eV;</text:p>
          </table:table-cell>
          <table:table-cell office:value-type="string" calcext:value-type="string">
            <text:p>nu=</text:p>
          </table:table-cell>
          <table:table-cell office:value-type="float" office:value="364.57175" calcext:value-type="float">
            <text:p>3.65E+02</text:p>
          </table:table-cell>
          <table:table-cell office:value-type="string" calcext:value-type="string">
            <text:p>cm^-1</text:p>
          </table:table-cell>
          <table:table-cell office:value-type="float" office:value="189" calcext:value-type="float">
            <text:p>189</text:p>
          </table:table-cell>
          <table:table-cell office:value-type="float" office:value="0.045201132" calcext:value-type="float">
            <text:p>4.52E-02</text:p>
          </table:table-cell>
          <table:table-cell office:value-type="float" office:value="364.57175" calcext:value-type="float">
            <text:p>3.65E+02</text:p>
          </table:table-cell>
        </table:table-row>
      </table:table>
      <table:table table:name="stanen_32" table:style-name="ta1">
        <table:table-column table:style-name="co1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column table:style-name="co1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hbarW=</text:p>
          </table:table-cell>
          <table:table-cell office:value-type="float" office:value="-0.0014968643" calcext:value-type="float">
            <text:p>-1.50E-03</text:p>
          </table:table-cell>
          <table:table-cell office:value-type="string" calcext:value-type="string">
            <text:p>Ha</text:p>
          </table:table-cell>
          <table:table-cell office:value-type="string" calcext:value-type="string">
            <text:p>=</text:p>
          </table:table-cell>
          <table:table-cell office:value-type="float" office:value="-0.040731749" calcext:value-type="float">
            <text:p>-4.07E-02</text:p>
          </table:table-cell>
          <table:table-cell office:value-type="string" calcext:value-type="string">
            <text:p>eV;</text:p>
          </table:table-cell>
          <table:table-cell office:value-type="string" calcext:value-type="string">
            <text:p>nu=</text:p>
          </table:table-cell>
          <table:table-cell office:value-type="float" office:value="-328.52375" calcext:value-type="float">
            <text:p>-3.29E+02</text:p>
          </table:table-cell>
          <table:table-cell office:value-type="string" calcext:value-type="string">
            <text:p>cm^-1</text:p>
          </table:table-cell>
        </table:table-row>
        <table:table-row table:style-name="ro1">
          <table:table-cell office:value-type="string" calcext:value-type="string">
            <text:p>hbarW=</text:p>
          </table:table-cell>
          <table:table-cell office:value-type="float" office:value="-0.001406292" calcext:value-type="float">
            <text:p>-1.41E-03</text:p>
          </table:table-cell>
          <table:table-cell office:value-type="string" calcext:value-type="string">
            <text:p>Ha</text:p>
          </table:table-cell>
          <table:table-cell office:value-type="string" calcext:value-type="string">
            <text:p>=</text:p>
          </table:table-cell>
          <table:table-cell office:value-type="float" office:value="-0.03826715" calcext:value-type="float">
            <text:p>-3.83E-02</text:p>
          </table:table-cell>
          <table:table-cell office:value-type="string" calcext:value-type="string">
            <text:p>eV;</text:p>
          </table:table-cell>
          <table:table-cell office:value-type="string" calcext:value-type="string">
            <text:p>nu=</text:p>
          </table:table-cell>
          <table:table-cell office:value-type="float" office:value="-308.64542" calcext:value-type="float">
            <text:p>-3.09E+02</text:p>
          </table:table-cell>
          <table:table-cell office:value-type="string" calcext:value-type="string">
            <text:p>cm^-1</text:p>
          </table:table-cell>
        </table:table-row>
        <table:table-row table:style-name="ro1">
          <table:table-cell office:value-type="string" calcext:value-type="string">
            <text:p>hbarW=</text:p>
          </table:table-cell>
          <table:table-cell office:value-type="float" office:value="-0.0014032073" calcext:value-type="float">
            <text:p>-1.40E-03</text:p>
          </table:table-cell>
          <table:table-cell office:value-type="string" calcext:value-type="string">
            <text:p>Ha</text:p>
          </table:table-cell>
          <table:table-cell office:value-type="string" calcext:value-type="string">
            <text:p>=</text:p>
          </table:table-cell>
          <table:table-cell office:value-type="float" office:value="-0.038183212" calcext:value-type="float">
            <text:p>-3.82E-02</text:p>
          </table:table-cell>
          <table:table-cell office:value-type="string" calcext:value-type="string">
            <text:p>eV;</text:p>
          </table:table-cell>
          <table:table-cell office:value-type="string" calcext:value-type="string">
            <text:p>nu=</text:p>
          </table:table-cell>
          <table:table-cell office:value-type="float" office:value="-307.96841" calcext:value-type="float">
            <text:p>-3.08E+02</text:p>
          </table:table-cell>
          <table:table-cell office:value-type="string" calcext:value-type="string">
            <text:p>cm^-1</text:p>
          </table:table-cell>
        </table:table-row>
        <table:table-row table:style-name="ro1">
          <table:table-cell office:value-type="string" calcext:value-type="string">
            <text:p>hbarW=</text:p>
          </table:table-cell>
          <table:table-cell office:value-type="float" office:value="-0.0013752507" calcext:value-type="float">
            <text:p>-1.38E-03</text:p>
          </table:table-cell>
          <table:table-cell office:value-type="string" calcext:value-type="string">
            <text:p>Ha</text:p>
          </table:table-cell>
          <table:table-cell office:value-type="string" calcext:value-type="string">
            <text:p>=</text:p>
          </table:table-cell>
          <table:table-cell office:value-type="float" office:value="-0.037422474" calcext:value-type="float">
            <text:p>-3.74E-02</text:p>
          </table:table-cell>
          <table:table-cell office:value-type="string" calcext:value-type="string">
            <text:p>eV;</text:p>
          </table:table-cell>
          <table:table-cell office:value-type="string" calcext:value-type="string">
            <text:p>nu=</text:p>
          </table:table-cell>
          <table:table-cell office:value-type="float" office:value="-301.83264" calcext:value-type="float">
            <text:p>-3.02E+02</text:p>
          </table:table-cell>
          <table:table-cell office:value-type="string" calcext:value-type="string">
            <text:p>cm^-1</text:p>
          </table:table-cell>
        </table:table-row>
        <table:table-row table:style-name="ro1">
          <table:table-cell office:value-type="string" calcext:value-type="string">
            <text:p>hbarW=</text:p>
          </table:table-cell>
          <table:table-cell office:value-type="float" office:value="-0.0013749596" calcext:value-type="float">
            <text:p>-1.37E-03</text:p>
          </table:table-cell>
          <table:table-cell office:value-type="string" calcext:value-type="string">
            <text:p>Ha</text:p>
          </table:table-cell>
          <table:table-cell office:value-type="string" calcext:value-type="string">
            <text:p>=</text:p>
          </table:table-cell>
          <table:table-cell office:value-type="float" office:value="-0.037414553" calcext:value-type="float">
            <text:p>-3.74E-02</text:p>
          </table:table-cell>
          <table:table-cell office:value-type="string" calcext:value-type="string">
            <text:p>eV;</text:p>
          </table:table-cell>
          <table:table-cell office:value-type="string" calcext:value-type="string">
            <text:p>nu=</text:p>
          </table:table-cell>
          <table:table-cell office:value-type="float" office:value="-301.76876" calcext:value-type="float">
            <text:p>-3.02E+02</text:p>
          </table:table-cell>
          <table:table-cell office:value-type="string" calcext:value-type="string">
            <text:p>cm^-1</text:p>
          </table:table-cell>
        </table:table-row>
        <table:table-row table:style-name="ro1">
          <table:table-cell office:value-type="string" calcext:value-type="string">
            <text:p>hbarW=</text:p>
          </table:table-cell>
          <table:table-cell office:value-type="float" office:value="-0.0013689088" calcext:value-type="float">
            <text:p>-1.37E-03</text:p>
          </table:table-cell>
          <table:table-cell office:value-type="string" calcext:value-type="string">
            <text:p>Ha</text:p>
          </table:table-cell>
          <table:table-cell office:value-type="string" calcext:value-type="string">
            <text:p>=</text:p>
          </table:table-cell>
          <table:table-cell office:value-type="float" office:value="-0.037249904" calcext:value-type="float">
            <text:p>-3.72E-02</text:p>
          </table:table-cell>
          <table:table-cell office:value-type="string" calcext:value-type="string">
            <text:p>eV;</text:p>
          </table:table-cell>
          <table:table-cell office:value-type="string" calcext:value-type="string">
            <text:p>nu=</text:p>
          </table:table-cell>
          <table:table-cell office:value-type="float" office:value="-300.44077" calcext:value-type="float">
            <text:p>-3.00E+02</text:p>
          </table:table-cell>
          <table:table-cell office:value-type="string" calcext:value-type="string">
            <text:p>cm^-1</text:p>
          </table:table-cell>
        </table:table-row>
        <table:table-row table:style-name="ro1">
          <table:table-cell office:value-type="string" calcext:value-type="string">
            <text:p>hbarW=</text:p>
          </table:table-cell>
          <table:table-cell office:value-type="float" office:value="-0.0013160193" calcext:value-type="float">
            <text:p>-1.32E-03</text:p>
          </table:table-cell>
          <table:table-cell office:value-type="string" calcext:value-type="string">
            <text:p>Ha</text:p>
          </table:table-cell>
          <table:table-cell office:value-type="string" calcext:value-type="string">
            <text:p>=</text:p>
          </table:table-cell>
          <table:table-cell office:value-type="float" office:value="-0.035810708" calcext:value-type="float">
            <text:p>-3.58E-02</text:p>
          </table:table-cell>
          <table:table-cell office:value-type="string" calcext:value-type="string">
            <text:p>eV;</text:p>
          </table:table-cell>
          <table:table-cell office:value-type="string" calcext:value-type="string">
            <text:p>nu=</text:p>
          </table:table-cell>
          <table:table-cell office:value-type="float" office:value="-288.83287" calcext:value-type="float">
            <text:p>-2.89E+02</text:p>
          </table:table-cell>
          <table:table-cell office:value-type="string" calcext:value-type="string">
            <text:p>cm^-1</text:p>
          </table:table-cell>
        </table:table-row>
        <table:table-row table:style-name="ro1">
          <table:table-cell office:value-type="string" calcext:value-type="string">
            <text:p>hbarW=</text:p>
          </table:table-cell>
          <table:table-cell office:value-type="float" office:value="-0.0013026174" calcext:value-type="float">
            <text:p>-1.30E-03</text:p>
          </table:table-cell>
          <table:table-cell office:value-type="string" calcext:value-type="string">
            <text:p>Ha</text:p>
          </table:table-cell>
          <table:table-cell office:value-type="string" calcext:value-type="string">
            <text:p>=</text:p>
          </table:table-cell>
          <table:table-cell office:value-type="float" office:value="-0.035446021" calcext:value-type="float">
            <text:p>-3.54E-02</text:p>
          </table:table-cell>
          <table:table-cell office:value-type="string" calcext:value-type="string">
            <text:p>eV;</text:p>
          </table:table-cell>
          <table:table-cell office:value-type="string" calcext:value-type="string">
            <text:p>nu=</text:p>
          </table:table-cell>
          <table:table-cell office:value-type="float" office:value="-285.89147" calcext:value-type="float">
            <text:p>-2.86E+02</text:p>
          </table:table-cell>
          <table:table-cell office:value-type="string" calcext:value-type="string">
            <text:p>cm^-1</text:p>
          </table:table-cell>
        </table:table-row>
        <table:table-row table:style-name="ro1">
          <table:table-cell office:value-type="string" calcext:value-type="string">
            <text:p>hbarW=</text:p>
          </table:table-cell>
          <table:table-cell office:value-type="float" office:value="-0.0012976105" calcext:value-type="float">
            <text:p>-1.30E-03</text:p>
          </table:table-cell>
          <table:table-cell office:value-type="string" calcext:value-type="string">
            <text:p>Ha</text:p>
          </table:table-cell>
          <table:table-cell office:value-type="string" calcext:value-type="string">
            <text:p>=</text:p>
          </table:table-cell>
          <table:table-cell office:value-type="float" office:value="-0.035309779" calcext:value-type="float">
            <text:p>-3.53E-02</text:p>
          </table:table-cell>
          <table:table-cell office:value-type="string" calcext:value-type="string">
            <text:p>eV;</text:p>
          </table:table-cell>
          <table:table-cell office:value-type="string" calcext:value-type="string">
            <text:p>nu=</text:p>
          </table:table-cell>
          <table:table-cell office:value-type="float" office:value="-284.7926" calcext:value-type="float">
            <text:p>-2.85E+02</text:p>
          </table:table-cell>
          <table:table-cell office:value-type="string" calcext:value-type="string">
            <text:p>cm^-1</text:p>
          </table:table-cell>
        </table:table-row>
        <table:table-row table:style-name="ro1">
          <table:table-cell office:value-type="string" calcext:value-type="string">
            <text:p>hbarW=</text:p>
          </table:table-cell>
          <table:table-cell office:value-type="float" office:value="-0.0012740383" calcext:value-type="float">
            <text:p>-1.27E-03</text:p>
          </table:table-cell>
          <table:table-cell office:value-type="string" calcext:value-type="string">
            <text:p>Ha</text:p>
          </table:table-cell>
          <table:table-cell office:value-type="string" calcext:value-type="string">
            <text:p>=</text:p>
          </table:table-cell>
          <table:table-cell office:value-type="float" office:value="-0.034668346" calcext:value-type="float">
            <text:p>-3.47E-02</text:p>
          </table:table-cell>
          <table:table-cell office:value-type="string" calcext:value-type="string">
            <text:p>eV;</text:p>
          </table:table-cell>
          <table:table-cell office:value-type="string" calcext:value-type="string">
            <text:p>nu=</text:p>
          </table:table-cell>
          <table:table-cell office:value-type="float" office:value="-279.61909" calcext:value-type="float">
            <text:p>-2.80E+02</text:p>
          </table:table-cell>
          <table:table-cell office:value-type="string" calcext:value-type="string">
            <text:p>cm^-1</text:p>
          </table:table-cell>
        </table:table-row>
        <table:table-row table:style-name="ro1">
          <table:table-cell office:value-type="string" calcext:value-type="string">
            <text:p>hbarW=</text:p>
          </table:table-cell>
          <table:table-cell office:value-type="float" office:value="-0.0012466874" calcext:value-type="float">
            <text:p>-1.25E-03</text:p>
          </table:table-cell>
          <table:table-cell office:value-type="string" calcext:value-type="string">
            <text:p>Ha</text:p>
          </table:table-cell>
          <table:table-cell office:value-type="string" calcext:value-type="string">
            <text:p>=</text:p>
          </table:table-cell>
          <table:table-cell office:value-type="float" office:value="-0.03392409" calcext:value-type="float">
            <text:p>-3.39E-02</text:p>
          </table:table-cell>
          <table:table-cell office:value-type="string" calcext:value-type="string">
            <text:p>eV;</text:p>
          </table:table-cell>
          <table:table-cell office:value-type="string" calcext:value-type="string">
            <text:p>nu=</text:p>
          </table:table-cell>
          <table:table-cell office:value-type="float" office:value="-273.61627" calcext:value-type="float">
            <text:p>-2.74E+02</text:p>
          </table:table-cell>
          <table:table-cell office:value-type="string" calcext:value-type="string">
            <text:p>cm^-1</text:p>
          </table:table-cell>
        </table:table-row>
        <table:table-row table:style-name="ro1">
          <table:table-cell office:value-type="string" calcext:value-type="string">
            <text:p>hbarW=</text:p>
          </table:table-cell>
          <table:table-cell office:value-type="float" office:value="-0.0012440547" calcext:value-type="float">
            <text:p>-1.24E-03</text:p>
          </table:table-cell>
          <table:table-cell office:value-type="string" calcext:value-type="string">
            <text:p>Ha</text:p>
          </table:table-cell>
          <table:table-cell office:value-type="string" calcext:value-type="string">
            <text:p>=</text:p>
          </table:table-cell>
          <table:table-cell office:value-type="float" office:value="-0.033852449" calcext:value-type="float">
            <text:p>-3.39E-02</text:p>
          </table:table-cell>
          <table:table-cell office:value-type="string" calcext:value-type="string">
            <text:p>eV;</text:p>
          </table:table-cell>
          <table:table-cell office:value-type="string" calcext:value-type="string">
            <text:p>nu=</text:p>
          </table:table-cell>
          <table:table-cell office:value-type="float" office:value="-273.03845" calcext:value-type="float">
            <text:p>-2.73E+02</text:p>
          </table:table-cell>
          <table:table-cell office:value-type="string" calcext:value-type="string">
            <text:p>cm^-1</text:p>
          </table:table-cell>
        </table:table-row>
        <table:table-row table:style-name="ro1">
          <table:table-cell office:value-type="string" calcext:value-type="string">
            <text:p>hbarW=</text:p>
          </table:table-cell>
          <table:table-cell office:value-type="float" office:value="-0.0010453426" calcext:value-type="float">
            <text:p>-1.05E-03</text:p>
          </table:table-cell>
          <table:table-cell office:value-type="string" calcext:value-type="string">
            <text:p>Ha</text:p>
          </table:table-cell>
          <table:table-cell office:value-type="string" calcext:value-type="string">
            <text:p>=</text:p>
          </table:table-cell>
          <table:table-cell office:value-type="float" office:value="-0.028445219" calcext:value-type="float">
            <text:p>-2.84E-02</text:p>
          </table:table-cell>
          <table:table-cell office:value-type="string" calcext:value-type="string">
            <text:p>eV;</text:p>
          </table:table-cell>
          <table:table-cell office:value-type="string" calcext:value-type="string">
            <text:p>nu=</text:p>
          </table:table-cell>
          <table:table-cell office:value-type="float" office:value="-229.42619" calcext:value-type="float">
            <text:p>-2.29E+02</text:p>
          </table:table-cell>
          <table:table-cell office:value-type="string" calcext:value-type="string">
            <text:p>cm^-1</text:p>
          </table:table-cell>
        </table:table-row>
        <table:table-row table:style-name="ro1">
          <table:table-cell office:value-type="string" calcext:value-type="string">
            <text:p>hbarW=</text:p>
          </table:table-cell>
          <table:table-cell office:value-type="float" office:value="-0.0010392706" calcext:value-type="float">
            <text:p>-1.04E-03</text:p>
          </table:table-cell>
          <table:table-cell office:value-type="string" calcext:value-type="string">
            <text:p>Ha</text:p>
          </table:table-cell>
          <table:table-cell office:value-type="string" calcext:value-type="string">
            <text:p>=</text:p>
          </table:table-cell>
          <table:table-cell office:value-type="float" office:value="-0.028279991" calcext:value-type="float">
            <text:p>-2.83E-02</text:p>
          </table:table-cell>
          <table:table-cell office:value-type="string" calcext:value-type="string">
            <text:p>eV;</text:p>
          </table:table-cell>
          <table:table-cell office:value-type="string" calcext:value-type="string">
            <text:p>nu=</text:p>
          </table:table-cell>
          <table:table-cell office:value-type="float" office:value="-228.09353" calcext:value-type="float">
            <text:p>-2.28E+02</text:p>
          </table:table-cell>
          <table:table-cell office:value-type="string" calcext:value-type="string">
            <text:p>cm^-1</text:p>
          </table:table-cell>
        </table:table-row>
        <table:table-row table:style-name="ro1">
          <table:table-cell office:value-type="string" calcext:value-type="string">
            <text:p>hbarW=</text:p>
          </table:table-cell>
          <table:table-cell office:value-type="float" office:value="-0.0010272796" calcext:value-type="float">
            <text:p>-1.03E-03</text:p>
          </table:table-cell>
          <table:table-cell office:value-type="string" calcext:value-type="string">
            <text:p>Ha</text:p>
          </table:table-cell>
          <table:table-cell office:value-type="string" calcext:value-type="string">
            <text:p>=</text:p>
          </table:table-cell>
          <table:table-cell office:value-type="float" office:value="-0.027953699" calcext:value-type="float">
            <text:p>-2.80E-02</text:p>
          </table:table-cell>
          <table:table-cell office:value-type="string" calcext:value-type="string">
            <text:p>eV;</text:p>
          </table:table-cell>
          <table:table-cell office:value-type="string" calcext:value-type="string">
            <text:p>nu=</text:p>
          </table:table-cell>
          <table:table-cell office:value-type="float" office:value="-225.46181" calcext:value-type="float">
            <text:p>-2.25E+02</text:p>
          </table:table-cell>
          <table:table-cell office:value-type="string" calcext:value-type="string">
            <text:p>cm^-1</text:p>
          </table:table-cell>
        </table:table-row>
        <table:table-row table:style-name="ro1">
          <table:table-cell office:value-type="string" calcext:value-type="string">
            <text:p>hbarW=</text:p>
          </table:table-cell>
          <table:table-cell office:value-type="float" office:value="-0.0010179072" calcext:value-type="float">
            <text:p>-1.02E-03</text:p>
          </table:table-cell>
          <table:table-cell office:value-type="string" calcext:value-type="string">
            <text:p>Ha</text:p>
          </table:table-cell>
          <table:table-cell office:value-type="string" calcext:value-type="string">
            <text:p>=</text:p>
          </table:table-cell>
          <table:table-cell office:value-type="float" office:value="-0.027698663" calcext:value-type="float">
            <text:p>-2.77E-02</text:p>
          </table:table-cell>
          <table:table-cell office:value-type="string" calcext:value-type="string">
            <text:p>eV;</text:p>
          </table:table-cell>
          <table:table-cell office:value-type="string" calcext:value-type="string">
            <text:p>nu=</text:p>
          </table:table-cell>
          <table:table-cell office:value-type="float" office:value="-223.4048" calcext:value-type="float">
            <text:p>-2.23E+02</text:p>
          </table:table-cell>
          <table:table-cell office:value-type="string" calcext:value-type="string">
            <text:p>cm^-1</text:p>
          </table:table-cell>
        </table:table-row>
        <table:table-row table:style-name="ro1">
          <table:table-cell office:value-type="string" calcext:value-type="string">
            <text:p>hbarW=</text:p>
          </table:table-cell>
          <table:table-cell office:value-type="float" office:value="-0.00083967492" calcext:value-type="float">
            <text:p>-8.40E-04</text:p>
          </table:table-cell>
          <table:table-cell office:value-type="string" calcext:value-type="string">
            <text:p>Ha</text:p>
          </table:table-cell>
          <table:table-cell office:value-type="string" calcext:value-type="string">
            <text:p>=</text:p>
          </table:table-cell>
          <table:table-cell office:value-type="float" office:value="-0.022848717" calcext:value-type="float">
            <text:p>-2.28E-02</text:p>
          </table:table-cell>
          <table:table-cell office:value-type="string" calcext:value-type="string">
            <text:p>eV;</text:p>
          </table:table-cell>
          <table:table-cell office:value-type="string" calcext:value-type="string">
            <text:p>nu=</text:p>
          </table:table-cell>
          <table:table-cell office:value-type="float" office:value="-184.28735" calcext:value-type="float">
            <text:p>-1.84E+02</text:p>
          </table:table-cell>
          <table:table-cell office:value-type="string" calcext:value-type="string">
            <text:p>cm^-1</text:p>
          </table:table-cell>
        </table:table-row>
        <table:table-row table:style-name="ro1">
          <table:table-cell office:value-type="string" calcext:value-type="string">
            <text:p>hbarW=</text:p>
          </table:table-cell>
          <table:table-cell office:value-type="float" office:value="-0.00083741769" calcext:value-type="float">
            <text:p>-8.37E-04</text:p>
          </table:table-cell>
          <table:table-cell office:value-type="string" calcext:value-type="string">
            <text:p>Ha</text:p>
          </table:table-cell>
          <table:table-cell office:value-type="string" calcext:value-type="string">
            <text:p>=</text:p>
          </table:table-cell>
          <table:table-cell office:value-type="float" office:value="-0.022787294" calcext:value-type="float">
            <text:p>-2.28E-02</text:p>
          </table:table-cell>
          <table:table-cell office:value-type="string" calcext:value-type="string">
            <text:p>eV;</text:p>
          </table:table-cell>
          <table:table-cell office:value-type="string" calcext:value-type="string">
            <text:p>nu=</text:p>
          </table:table-cell>
          <table:table-cell office:value-type="float" office:value="-183.79194" calcext:value-type="float">
            <text:p>-1.84E+02</text:p>
          </table:table-cell>
          <table:table-cell office:value-type="string" calcext:value-type="string">
            <text:p>cm^-1</text:p>
          </table:table-cell>
        </table:table-row>
        <table:table-row table:style-name="ro1">
          <table:table-cell office:value-type="string" calcext:value-type="string">
            <text:p>hbarW=</text:p>
          </table:table-cell>
          <table:table-cell office:value-type="float" office:value="-0.00082559489" calcext:value-type="float">
            <text:p>-8.26E-04</text:p>
          </table:table-cell>
          <table:table-cell office:value-type="string" calcext:value-type="string">
            <text:p>Ha</text:p>
          </table:table-cell>
          <table:table-cell office:value-type="string" calcext:value-type="string">
            <text:p>=</text:p>
          </table:table-cell>
          <table:table-cell office:value-type="float" office:value="-0.022465579" calcext:value-type="float">
            <text:p>-2.25E-02</text:p>
          </table:table-cell>
          <table:table-cell office:value-type="string" calcext:value-type="string">
            <text:p>eV;</text:p>
          </table:table-cell>
          <table:table-cell office:value-type="string" calcext:value-type="string">
            <text:p>nu=</text:p>
          </table:table-cell>
          <table:table-cell office:value-type="float" office:value="-181.19714" calcext:value-type="float">
            <text:p>-1.81E+02</text:p>
          </table:table-cell>
          <table:table-cell office:value-type="string" calcext:value-type="string">
            <text:p>cm^-1</text:p>
          </table:table-cell>
        </table:table-row>
        <table:table-row table:style-name="ro1">
          <table:table-cell office:value-type="string" calcext:value-type="string">
            <text:p>hbarW=</text:p>
          </table:table-cell>
          <table:table-cell office:value-type="float" office:value="-0.00081775343" calcext:value-type="float">
            <text:p>-8.18E-04</text:p>
          </table:table-cell>
          <table:table-cell office:value-type="string" calcext:value-type="string">
            <text:p>Ha</text:p>
          </table:table-cell>
          <table:table-cell office:value-type="string" calcext:value-type="string">
            <text:p>=</text:p>
          </table:table-cell>
          <table:table-cell office:value-type="float" office:value="-0.022252202" calcext:value-type="float">
            <text:p>-2.23E-02</text:p>
          </table:table-cell>
          <table:table-cell office:value-type="string" calcext:value-type="string">
            <text:p>eV;</text:p>
          </table:table-cell>
          <table:table-cell office:value-type="string" calcext:value-type="string">
            <text:p>nu=</text:p>
          </table:table-cell>
          <table:table-cell office:value-type="float" office:value="-179.47614" calcext:value-type="float">
            <text:p>-1.79E+02</text:p>
          </table:table-cell>
          <table:table-cell office:value-type="string" calcext:value-type="string">
            <text:p>cm^-1</text:p>
          </table:table-cell>
        </table:table-row>
        <table:table-row table:style-name="ro1">
          <table:table-cell office:value-type="string" calcext:value-type="string">
            <text:p>hbarW=</text:p>
          </table:table-cell>
          <table:table-cell office:value-type="float" office:value="-0.00080490189" calcext:value-type="float">
            <text:p>-8.05E-04</text:p>
          </table:table-cell>
          <table:table-cell office:value-type="string" calcext:value-type="string">
            <text:p>Ha</text:p>
          </table:table-cell>
          <table:table-cell office:value-type="string" calcext:value-type="string">
            <text:p>=</text:p>
          </table:table-cell>
          <table:table-cell office:value-type="float" office:value="-0.021902494" calcext:value-type="float">
            <text:p>-2.19E-02</text:p>
          </table:table-cell>
          <table:table-cell office:value-type="string" calcext:value-type="string">
            <text:p>eV;</text:p>
          </table:table-cell>
          <table:table-cell office:value-type="string" calcext:value-type="string">
            <text:p>nu=</text:p>
          </table:table-cell>
          <table:table-cell office:value-type="float" office:value="-176.65555" calcext:value-type="float">
            <text:p>-1.77E+02</text:p>
          </table:table-cell>
          <table:table-cell office:value-type="string" calcext:value-type="string">
            <text:p>cm^-1</text:p>
          </table:table-cell>
        </table:table-row>
        <table:table-row table:style-name="ro1">
          <table:table-cell office:value-type="string" calcext:value-type="string">
            <text:p>hbarW=</text:p>
          </table:table-cell>
          <table:table-cell office:value-type="float" office:value="-0.0007939703" calcext:value-type="float">
            <text:p>-7.94E-04</text:p>
          </table:table-cell>
          <table:table-cell office:value-type="string" calcext:value-type="string">
            <text:p>Ha</text:p>
          </table:table-cell>
          <table:table-cell office:value-type="string" calcext:value-type="string">
            <text:p>=</text:p>
          </table:table-cell>
          <table:table-cell office:value-type="float" office:value="-0.021605031" calcext:value-type="float">
            <text:p>-2.16E-02</text:p>
          </table:table-cell>
          <table:table-cell office:value-type="string" calcext:value-type="string">
            <text:p>eV;</text:p>
          </table:table-cell>
          <table:table-cell office:value-type="string" calcext:value-type="string">
            <text:p>nu=</text:p>
          </table:table-cell>
          <table:table-cell office:value-type="float" office:value="-174.25634" calcext:value-type="float">
            <text:p>-1.74E+02</text:p>
          </table:table-cell>
          <table:table-cell office:value-type="string" calcext:value-type="string">
            <text:p>cm^-1</text:p>
          </table:table-cell>
        </table:table-row>
        <table:table-row table:style-name="ro1">
          <table:table-cell office:value-type="string" calcext:value-type="string">
            <text:p>hbarW=</text:p>
          </table:table-cell>
          <table:table-cell office:value-type="float" office:value="-0.00078466561" calcext:value-type="float">
            <text:p>-7.85E-04</text:p>
          </table:table-cell>
          <table:table-cell office:value-type="string" calcext:value-type="string">
            <text:p>Ha</text:p>
          </table:table-cell>
          <table:table-cell office:value-type="string" calcext:value-type="string">
            <text:p>=</text:p>
          </table:table-cell>
          <table:table-cell office:value-type="float" office:value="-0.021351837" calcext:value-type="float">
            <text:p>-2.14E-02</text:p>
          </table:table-cell>
          <table:table-cell office:value-type="string" calcext:value-type="string">
            <text:p>eV;</text:p>
          </table:table-cell>
          <table:table-cell office:value-type="string" calcext:value-type="string">
            <text:p>nu=</text:p>
          </table:table-cell>
          <table:table-cell office:value-type="float" office:value="-172.2142" calcext:value-type="float">
            <text:p>-1.72E+02</text:p>
          </table:table-cell>
          <table:table-cell office:value-type="string" calcext:value-type="string">
            <text:p>cm^-1</text:p>
          </table:table-cell>
        </table:table-row>
        <table:table-row table:style-name="ro1">
          <table:table-cell office:value-type="string" calcext:value-type="string">
            <text:p>hbarW=</text:p>
          </table:table-cell>
          <table:table-cell office:value-type="float" office:value="-0.00074703772" calcext:value-type="float">
            <text:p>-7.47E-04</text:p>
          </table:table-cell>
          <table:table-cell office:value-type="string" calcext:value-type="string">
            <text:p>Ha</text:p>
          </table:table-cell>
          <table:table-cell office:value-type="string" calcext:value-type="string">
            <text:p>=</text:p>
          </table:table-cell>
          <table:table-cell office:value-type="float" office:value="-0.02032793" calcext:value-type="float">
            <text:p>-2.03E-02</text:p>
          </table:table-cell>
          <table:table-cell office:value-type="string" calcext:value-type="string">
            <text:p>eV;</text:p>
          </table:table-cell>
          <table:table-cell office:value-type="string" calcext:value-type="string">
            <text:p>nu=</text:p>
          </table:table-cell>
          <table:table-cell office:value-type="float" office:value="-163.95583" calcext:value-type="float">
            <text:p>-1.64E+02</text:p>
          </table:table-cell>
          <table:table-cell office:value-type="string" calcext:value-type="string">
            <text:p>cm^-1</text:p>
          </table:table-cell>
        </table:table-row>
        <table:table-row table:style-name="ro1">
          <table:table-cell office:value-type="string" calcext:value-type="string">
            <text:p>hbarW=</text:p>
          </table:table-cell>
          <table:table-cell office:value-type="float" office:value="-0.00073604256" calcext:value-type="float">
            <text:p>-7.36E-04</text:p>
          </table:table-cell>
          <table:table-cell office:value-type="string" calcext:value-type="string">
            <text:p>Ha</text:p>
          </table:table-cell>
          <table:table-cell office:value-type="string" calcext:value-type="string">
            <text:p>=</text:p>
          </table:table-cell>
          <table:table-cell office:value-type="float" office:value="-0.020028737" calcext:value-type="float">
            <text:p>-2.00E-02</text:p>
          </table:table-cell>
          <table:table-cell office:value-type="string" calcext:value-type="string">
            <text:p>eV;</text:p>
          </table:table-cell>
          <table:table-cell office:value-type="string" calcext:value-type="string">
            <text:p>nu=</text:p>
          </table:table-cell>
          <table:table-cell office:value-type="float" office:value="-161.54267" calcext:value-type="float">
            <text:p>-1.62E+02</text:p>
          </table:table-cell>
          <table:table-cell office:value-type="string" calcext:value-type="string">
            <text:p>cm^-1</text:p>
          </table:table-cell>
        </table:table-row>
        <table:table-row table:style-name="ro1">
          <table:table-cell office:value-type="string" calcext:value-type="string">
            <text:p>hbarW=</text:p>
          </table:table-cell>
          <table:table-cell office:value-type="float" office:value="-0.00072879746" calcext:value-type="float">
            <text:p>-7.29E-04</text:p>
          </table:table-cell>
          <table:table-cell office:value-type="string" calcext:value-type="string">
            <text:p>Ha</text:p>
          </table:table-cell>
          <table:table-cell office:value-type="string" calcext:value-type="string">
            <text:p>=</text:p>
          </table:table-cell>
          <table:table-cell office:value-type="float" office:value="-0.019831587" calcext:value-type="float">
            <text:p>-1.98E-02</text:p>
          </table:table-cell>
          <table:table-cell office:value-type="string" calcext:value-type="string">
            <text:p>eV;</text:p>
          </table:table-cell>
          <table:table-cell office:value-type="string" calcext:value-type="string">
            <text:p>nu=</text:p>
          </table:table-cell>
          <table:table-cell office:value-type="float" office:value="-159.95256" calcext:value-type="float">
            <text:p>-1.60E+02</text:p>
          </table:table-cell>
          <table:table-cell office:value-type="string" calcext:value-type="string">
            <text:p>cm^-1</text:p>
          </table:table-cell>
        </table:table-row>
        <table:table-row table:style-name="ro1">
          <table:table-cell office:value-type="string" calcext:value-type="string">
            <text:p>hbarW=</text:p>
          </table:table-cell>
          <table:table-cell office:value-type="float" office:value="-0.00070935911" calcext:value-type="float">
            <text:p>-7.09E-04</text:p>
          </table:table-cell>
          <table:table-cell office:value-type="string" calcext:value-type="string">
            <text:p>Ha</text:p>
          </table:table-cell>
          <table:table-cell office:value-type="string" calcext:value-type="string">
            <text:p>=</text:p>
          </table:table-cell>
          <table:table-cell office:value-type="float" office:value="-0.019302643" calcext:value-type="float">
            <text:p>-1.93E-02</text:p>
          </table:table-cell>
          <table:table-cell office:value-type="string" calcext:value-type="string">
            <text:p>eV;</text:p>
          </table:table-cell>
          <table:table-cell office:value-type="string" calcext:value-type="string">
            <text:p>nu=</text:p>
          </table:table-cell>
          <table:table-cell office:value-type="float" office:value="-155.68633" calcext:value-type="float">
            <text:p>-1.56E+02</text:p>
          </table:table-cell>
          <table:table-cell office:value-type="string" calcext:value-type="string">
            <text:p>cm^-1</text:p>
          </table:table-cell>
        </table:table-row>
        <table:table-row table:style-name="ro1">
          <table:table-cell office:value-type="string" calcext:value-type="string">
            <text:p>hbarW=</text:p>
          </table:table-cell>
          <table:table-cell office:value-type="float" office:value="-0.00066864583" calcext:value-type="float">
            <text:p>-6.69E-04</text:p>
          </table:table-cell>
          <table:table-cell office:value-type="string" calcext:value-type="string">
            <text:p>Ha</text:p>
          </table:table-cell>
          <table:table-cell office:value-type="string" calcext:value-type="string">
            <text:p>=</text:p>
          </table:table-cell>
          <table:table-cell office:value-type="float" office:value="-0.018194778" calcext:value-type="float">
            <text:p>-1.82E-02</text:p>
          </table:table-cell>
          <table:table-cell office:value-type="string" calcext:value-type="string">
            <text:p>eV;</text:p>
          </table:table-cell>
          <table:table-cell office:value-type="string" calcext:value-type="string">
            <text:p>nu=</text:p>
          </table:table-cell>
          <table:table-cell office:value-type="float" office:value="-146.7508" calcext:value-type="float">
            <text:p>-1.47E+02</text:p>
          </table:table-cell>
          <table:table-cell office:value-type="string" calcext:value-type="string">
            <text:p>cm^-1</text:p>
          </table:table-cell>
        </table:table-row>
        <table:table-row table:style-name="ro1">
          <table:table-cell office:value-type="string" calcext:value-type="string">
            <text:p>hbarW=</text:p>
          </table:table-cell>
          <table:table-cell office:value-type="float" office:value="-0.00065063844" calcext:value-type="float">
            <text:p>-6.51E-04</text:p>
          </table:table-cell>
          <table:table-cell office:value-type="string" calcext:value-type="string">
            <text:p>Ha</text:p>
          </table:table-cell>
          <table:table-cell office:value-type="string" calcext:value-type="string">
            <text:p>=</text:p>
          </table:table-cell>
          <table:table-cell office:value-type="float" office:value="-0.017704772" calcext:value-type="float">
            <text:p>-1.77E-02</text:p>
          </table:table-cell>
          <table:table-cell office:value-type="string" calcext:value-type="string">
            <text:p>eV;</text:p>
          </table:table-cell>
          <table:table-cell office:value-type="string" calcext:value-type="string">
            <text:p>nu=</text:p>
          </table:table-cell>
          <table:table-cell office:value-type="float" office:value="-142.79863" calcext:value-type="float">
            <text:p>-1.43E+02</text:p>
          </table:table-cell>
          <table:table-cell office:value-type="string" calcext:value-type="string">
            <text:p>cm^-1</text:p>
          </table:table-cell>
        </table:table-row>
        <table:table-row table:style-name="ro1">
          <table:table-cell office:value-type="string" calcext:value-type="string">
            <text:p>hbarW=</text:p>
          </table:table-cell>
          <table:table-cell office:value-type="float" office:value="-0.00063406041" calcext:value-type="float">
            <text:p>-6.34E-04</text:p>
          </table:table-cell>
          <table:table-cell office:value-type="string" calcext:value-type="string">
            <text:p>Ha</text:p>
          </table:table-cell>
          <table:table-cell office:value-type="string" calcext:value-type="string">
            <text:p>=</text:p>
          </table:table-cell>
          <table:table-cell office:value-type="float" office:value="-0.017253661" calcext:value-type="float">
            <text:p>-1.73E-02</text:p>
          </table:table-cell>
          <table:table-cell office:value-type="string" calcext:value-type="string">
            <text:p>eV;</text:p>
          </table:table-cell>
          <table:table-cell office:value-type="string" calcext:value-type="string">
            <text:p>nu=</text:p>
          </table:table-cell>
          <table:table-cell office:value-type="float" office:value="-139.16018" calcext:value-type="float">
            <text:p>-1.39E+02</text:p>
          </table:table-cell>
          <table:table-cell office:value-type="string" calcext:value-type="string">
            <text:p>cm^-1</text:p>
          </table:table-cell>
        </table:table-row>
        <table:table-row table:style-name="ro1">
          <table:table-cell office:value-type="string" calcext:value-type="string">
            <text:p>hbarW=</text:p>
          </table:table-cell>
          <table:table-cell office:value-type="float" office:value="-0.00059974941" calcext:value-type="float">
            <text:p>-6.00E-04</text:p>
          </table:table-cell>
          <table:table-cell office:value-type="string" calcext:value-type="string">
            <text:p>Ha</text:p>
          </table:table-cell>
          <table:table-cell office:value-type="string" calcext:value-type="string">
            <text:p>=</text:p>
          </table:table-cell>
          <table:table-cell office:value-type="float" office:value="-0.016320011" calcext:value-type="float">
            <text:p>-1.63E-02</text:p>
          </table:table-cell>
          <table:table-cell office:value-type="string" calcext:value-type="string">
            <text:p>eV;</text:p>
          </table:table-cell>
          <table:table-cell office:value-type="string" calcext:value-type="string">
            <text:p>nu=</text:p>
          </table:table-cell>
          <table:table-cell office:value-type="float" office:value="-131.62978" calcext:value-type="float">
            <text:p>-1.32E+02</text:p>
          </table:table-cell>
          <table:table-cell office:value-type="string" calcext:value-type="string">
            <text:p>cm^-1</text:p>
          </table:table-cell>
        </table:table-row>
        <table:table-row table:style-name="ro1">
          <table:table-cell office:value-type="string" calcext:value-type="string">
            <text:p>hbarW=</text:p>
          </table:table-cell>
          <table:table-cell office:value-type="float" office:value="-0.00053025693" calcext:value-type="float">
            <text:p>-5.30E-04</text:p>
          </table:table-cell>
          <table:table-cell office:value-type="string" calcext:value-type="string">
            <text:p>Ha</text:p>
          </table:table-cell>
          <table:table-cell office:value-type="string" calcext:value-type="string">
            <text:p>=</text:p>
          </table:table-cell>
          <table:table-cell office:value-type="float" office:value="-0.014429025" calcext:value-type="float">
            <text:p>-1.44E-02</text:p>
          </table:table-cell>
          <table:table-cell office:value-type="string" calcext:value-type="string">
            <text:p>eV;</text:p>
          </table:table-cell>
          <table:table-cell office:value-type="string" calcext:value-type="string">
            <text:p>nu=</text:p>
          </table:table-cell>
          <table:table-cell office:value-type="float" office:value="-116.37795" calcext:value-type="float">
            <text:p>-1.16E+02</text:p>
          </table:table-cell>
          <table:table-cell office:value-type="string" calcext:value-type="string">
            <text:p>cm^-1</text:p>
          </table:table-cell>
        </table:table-row>
        <table:table-row table:style-name="ro1">
          <table:table-cell office:value-type="string" calcext:value-type="string">
            <text:p>hbarW=</text:p>
          </table:table-cell>
          <table:table-cell office:value-type="float" office:value="-0.00051721534" calcext:value-type="float">
            <text:p>-5.17E-04</text:p>
          </table:table-cell>
          <table:table-cell office:value-type="string" calcext:value-type="string">
            <text:p>Ha</text:p>
          </table:table-cell>
          <table:table-cell office:value-type="string" calcext:value-type="string">
            <text:p>=</text:p>
          </table:table-cell>
          <table:table-cell office:value-type="float" office:value="-0.014074145" calcext:value-type="float">
            <text:p>-1.41E-02</text:p>
          </table:table-cell>
          <table:table-cell office:value-type="string" calcext:value-type="string">
            <text:p>eV;</text:p>
          </table:table-cell>
          <table:table-cell office:value-type="string" calcext:value-type="string">
            <text:p>nu=</text:p>
          </table:table-cell>
          <table:table-cell office:value-type="float" office:value="-113.51565" calcext:value-type="float">
            <text:p>-1.14E+02</text:p>
          </table:table-cell>
          <table:table-cell office:value-type="string" calcext:value-type="string">
            <text:p>cm^-1</text:p>
          </table:table-cell>
        </table:table-row>
        <table:table-row table:style-name="ro1">
          <table:table-cell office:value-type="string" calcext:value-type="string">
            <text:p>hbarW=</text:p>
          </table:table-cell>
          <table:table-cell office:value-type="float" office:value="-0.00049136433" calcext:value-type="float">
            <text:p>-4.91E-04</text:p>
          </table:table-cell>
          <table:table-cell office:value-type="string" calcext:value-type="string">
            <text:p>Ha</text:p>
          </table:table-cell>
          <table:table-cell office:value-type="string" calcext:value-type="string">
            <text:p>=</text:p>
          </table:table-cell>
          <table:table-cell office:value-type="float" office:value="-0.013370703" calcext:value-type="float">
            <text:p>-1.34E-02</text:p>
          </table:table-cell>
          <table:table-cell office:value-type="string" calcext:value-type="string">
            <text:p>eV;</text:p>
          </table:table-cell>
          <table:table-cell office:value-type="string" calcext:value-type="string">
            <text:p>nu=</text:p>
          </table:table-cell>
          <table:table-cell office:value-type="float" office:value="-107.84201" calcext:value-type="float">
            <text:p>-1.08E+02</text:p>
          </table:table-cell>
          <table:table-cell office:value-type="string" calcext:value-type="string">
            <text:p>cm^-1</text:p>
          </table:table-cell>
        </table:table-row>
        <table:table-row table:style-name="ro1">
          <table:table-cell office:value-type="string" calcext:value-type="string">
            <text:p>hbarW=</text:p>
          </table:table-cell>
          <table:table-cell office:value-type="float" office:value="-0.00047760652" calcext:value-type="float">
            <text:p>-4.78E-04</text:p>
          </table:table-cell>
          <table:table-cell office:value-type="string" calcext:value-type="string">
            <text:p>Ha</text:p>
          </table:table-cell>
          <table:table-cell office:value-type="string" calcext:value-type="string">
            <text:p>=</text:p>
          </table:table-cell>
          <table:table-cell office:value-type="float" office:value="-0.012996334" calcext:value-type="float">
            <text:p>-1.30E-02</text:p>
          </table:table-cell>
          <table:table-cell office:value-type="string" calcext:value-type="string">
            <text:p>eV;</text:p>
          </table:table-cell>
          <table:table-cell office:value-type="string" calcext:value-type="string">
            <text:p>nu=</text:p>
          </table:table-cell>
          <table:table-cell office:value-type="float" office:value="-104.82252" calcext:value-type="float">
            <text:p>-1.05E+02</text:p>
          </table:table-cell>
          <table:table-cell office:value-type="string" calcext:value-type="string">
            <text:p>cm^-1</text:p>
          </table:table-cell>
        </table:table-row>
        <table:table-row table:style-name="ro1">
          <table:table-cell office:value-type="string" calcext:value-type="string">
            <text:p>hbarW=</text:p>
          </table:table-cell>
          <table:table-cell office:value-type="float" office:value="-0.00044960265" calcext:value-type="float">
            <text:p>-4.50E-04</text:p>
          </table:table-cell>
          <table:table-cell office:value-type="string" calcext:value-type="string">
            <text:p>Ha</text:p>
          </table:table-cell>
          <table:table-cell office:value-type="string" calcext:value-type="string">
            <text:p>=</text:p>
          </table:table-cell>
          <table:table-cell office:value-type="float" office:value="-0.01223431" calcext:value-type="float">
            <text:p>-1.22E-02</text:p>
          </table:table-cell>
          <table:table-cell office:value-type="string" calcext:value-type="string">
            <text:p>eV;</text:p>
          </table:table-cell>
          <table:table-cell office:value-type="string" calcext:value-type="string">
            <text:p>nu=</text:p>
          </table:table-cell>
          <table:table-cell office:value-type="float" office:value="-98.676377" calcext:value-type="float">
            <text:p>-9.87E+01</text:p>
          </table:table-cell>
          <table:table-cell office:value-type="string" calcext:value-type="string">
            <text:p>cm^-1</text:p>
          </table:table-cell>
        </table:table-row>
        <table:table-row table:style-name="ro1">
          <table:table-cell office:value-type="string" calcext:value-type="string">
            <text:p>hbarW=</text:p>
          </table:table-cell>
          <table:table-cell office:value-type="float" office:value="-0.00043476695" calcext:value-type="float">
            <text:p>-4.35E-04</text:p>
          </table:table-cell>
          <table:table-cell office:value-type="string" calcext:value-type="string">
            <text:p>Ha</text:p>
          </table:table-cell>
          <table:table-cell office:value-type="string" calcext:value-type="string">
            <text:p>=</text:p>
          </table:table-cell>
          <table:table-cell office:value-type="float" office:value="-0.01183061" calcext:value-type="float">
            <text:p>-1.18E-02</text:p>
          </table:table-cell>
          <table:table-cell office:value-type="string" calcext:value-type="string">
            <text:p>eV;</text:p>
          </table:table-cell>
          <table:table-cell office:value-type="string" calcext:value-type="string">
            <text:p>nu=</text:p>
          </table:table-cell>
          <table:table-cell office:value-type="float" office:value="-95.420318" calcext:value-type="float">
            <text:p>-9.54E+01</text:p>
          </table:table-cell>
          <table:table-cell office:value-type="string" calcext:value-type="string">
            <text:p>cm^-1</text:p>
          </table:table-cell>
        </table:table-row>
        <table:table-row table:style-name="ro1">
          <table:table-cell office:value-type="string" calcext:value-type="string">
            <text:p>hbarW=</text:p>
          </table:table-cell>
          <table:table-cell office:value-type="float" office:value="-0.00041746395" calcext:value-type="float">
            <text:p>-4.17E-04</text:p>
          </table:table-cell>
          <table:table-cell office:value-type="string" calcext:value-type="string">
            <text:p>Ha</text:p>
          </table:table-cell>
          <table:table-cell office:value-type="string" calcext:value-type="string">
            <text:p>=</text:p>
          </table:table-cell>
          <table:table-cell office:value-type="float" office:value="-0.011359772" calcext:value-type="float">
            <text:p>-1.14E-02</text:p>
          </table:table-cell>
          <table:table-cell office:value-type="string" calcext:value-type="string">
            <text:p>eV;</text:p>
          </table:table-cell>
          <table:table-cell office:value-type="string" calcext:value-type="string">
            <text:p>nu=</text:p>
          </table:table-cell>
          <table:table-cell office:value-type="float" office:value="-91.622748" calcext:value-type="float">
            <text:p>-9.16E+01</text:p>
          </table:table-cell>
          <table:table-cell office:value-type="string" calcext:value-type="string">
            <text:p>cm^-1</text:p>
          </table:table-cell>
        </table:table-row>
        <table:table-row table:style-name="ro1">
          <table:table-cell office:value-type="string" calcext:value-type="string">
            <text:p>hbarW=</text:p>
          </table:table-cell>
          <table:table-cell office:value-type="float" office:value="-0.00039141204" calcext:value-type="float">
            <text:p>-3.91E-04</text:p>
          </table:table-cell>
          <table:table-cell office:value-type="string" calcext:value-type="string">
            <text:p>Ha</text:p>
          </table:table-cell>
          <table:table-cell office:value-type="string" calcext:value-type="string">
            <text:p>=</text:p>
          </table:table-cell>
          <table:table-cell office:value-type="float" office:value="-0.010650863" calcext:value-type="float">
            <text:p>-1.07E-02</text:p>
          </table:table-cell>
          <table:table-cell office:value-type="string" calcext:value-type="string">
            <text:p>eV;</text:p>
          </table:table-cell>
          <table:table-cell office:value-type="string" calcext:value-type="string">
            <text:p>nu=</text:p>
          </table:table-cell>
          <table:table-cell office:value-type="float" office:value="-85.905014" calcext:value-type="float">
            <text:p>-8.59E+01</text:p>
          </table:table-cell>
          <table:table-cell office:value-type="string" calcext:value-type="string">
            <text:p>cm^-1</text:p>
          </table:table-cell>
        </table:table-row>
        <table:table-row table:style-name="ro1">
          <table:table-cell office:value-type="string" calcext:value-type="string">
            <text:p>hbarW=</text:p>
          </table:table-cell>
          <table:table-cell office:value-type="float" office:value="-0.0003685428" calcext:value-type="float">
            <text:p>-3.69E-04</text:p>
          </table:table-cell>
          <table:table-cell office:value-type="string" calcext:value-type="string">
            <text:p>Ha</text:p>
          </table:table-cell>
          <table:table-cell office:value-type="string" calcext:value-type="string">
            <text:p>=</text:p>
          </table:table-cell>
          <table:table-cell office:value-type="float" office:value="-0.01002856" calcext:value-type="float">
            <text:p>-1.00E-02</text:p>
          </table:table-cell>
          <table:table-cell office:value-type="string" calcext:value-type="string">
            <text:p>eV;</text:p>
          </table:table-cell>
          <table:table-cell office:value-type="string" calcext:value-type="string">
            <text:p>nu=</text:p>
          </table:table-cell>
          <table:table-cell office:value-type="float" office:value="-80.885797" calcext:value-type="float">
            <text:p>-8.09E+01</text:p>
          </table:table-cell>
          <table:table-cell office:value-type="string" calcext:value-type="string">
            <text:p>cm^-1</text:p>
          </table:table-cell>
        </table:table-row>
        <table:table-row table:style-name="ro1">
          <table:table-cell office:value-type="string" calcext:value-type="string">
            <text:p>hbarW=</text:p>
          </table:table-cell>
          <table:table-cell office:value-type="float" office:value="-0.00026229034" calcext:value-type="float">
            <text:p>-2.62E-04</text:p>
          </table:table-cell>
          <table:table-cell office:value-type="string" calcext:value-type="string">
            <text:p>Ha</text:p>
          </table:table-cell>
          <table:table-cell office:value-type="string" calcext:value-type="string">
            <text:p>=</text:p>
          </table:table-cell>
          <table:table-cell office:value-type="float" office:value="-0.0071372832" calcext:value-type="float">
            <text:p>-7.14E-03</text:p>
          </table:table-cell>
          <table:table-cell office:value-type="string" calcext:value-type="string">
            <text:p>eV;</text:p>
          </table:table-cell>
          <table:table-cell office:value-type="string" calcext:value-type="string">
            <text:p>nu=</text:p>
          </table:table-cell>
          <table:table-cell office:value-type="float" office:value="-57.566078" calcext:value-type="float">
            <text:p>-5.76E+01</text:p>
          </table:table-cell>
          <table:table-cell office:value-type="string" calcext:value-type="string">
            <text:p>cm^-1</text:p>
          </table:table-cell>
        </table:table-row>
        <table:table-row table:style-name="ro1">
          <table:table-cell office:value-type="string" calcext:value-type="string">
            <text:p>hbarW=</text:p>
          </table:table-cell>
          <table:table-cell office:value-type="float" office:value="-0.00022677396" calcext:value-type="float">
            <text:p>-2.27E-04</text:p>
          </table:table-cell>
          <table:table-cell office:value-type="string" calcext:value-type="string">
            <text:p>Ha</text:p>
          </table:table-cell>
          <table:table-cell office:value-type="string" calcext:value-type="string">
            <text:p>=</text:p>
          </table:table-cell>
          <table:table-cell office:value-type="float" office:value="-0.0061708332" calcext:value-type="float">
            <text:p>-6.17E-03</text:p>
          </table:table-cell>
          <table:table-cell office:value-type="string" calcext:value-type="string">
            <text:p>eV;</text:p>
          </table:table-cell>
          <table:table-cell office:value-type="string" calcext:value-type="string">
            <text:p>nu=</text:p>
          </table:table-cell>
          <table:table-cell office:value-type="float" office:value="-49.771132" calcext:value-type="float">
            <text:p>-4.98E+01</text:p>
          </table:table-cell>
          <table:table-cell office:value-type="string" calcext:value-type="string">
            <text:p>cm^-1</text:p>
          </table:table-cell>
        </table:table-row>
        <table:table-row table:style-name="ro1">
          <table:table-cell office:value-type="string" calcext:value-type="string">
            <text:p>hbarW=</text:p>
          </table:table-cell>
          <table:table-cell office:value-type="float" office:value="-0.00016137389" calcext:value-type="float">
            <text:p>-1.61E-04</text:p>
          </table:table-cell>
          <table:table-cell office:value-type="string" calcext:value-type="string">
            <text:p>Ha</text:p>
          </table:table-cell>
          <table:table-cell office:value-type="string" calcext:value-type="string">
            <text:p>=</text:p>
          </table:table-cell>
          <table:table-cell office:value-type="float" office:value="-0.0043912069" calcext:value-type="float">
            <text:p>-4.39E-03</text:p>
          </table:table-cell>
          <table:table-cell office:value-type="string" calcext:value-type="string">
            <text:p>eV;</text:p>
          </table:table-cell>
          <table:table-cell office:value-type="string" calcext:value-type="string">
            <text:p>nu=</text:p>
          </table:table-cell>
          <table:table-cell office:value-type="float" office:value="-35.417476" calcext:value-type="float">
            <text:p>-3.54E+01</text:p>
          </table:table-cell>
          <table:table-cell office:value-type="string" calcext:value-type="string">
            <text:p>cm^-1</text:p>
          </table:table-cell>
        </table:table-row>
        <table:table-row table:style-name="ro1">
          <table:table-cell office:value-type="string" calcext:value-type="string">
            <text:p>hbarW=</text:p>
          </table:table-cell>
          <table:table-cell office:value-type="float" office:value="-0.00010535057" calcext:value-type="float">
            <text:p>-1.05E-04</text:p>
          </table:table-cell>
          <table:table-cell office:value-type="string" calcext:value-type="string">
            <text:p>Ha</text:p>
          </table:table-cell>
          <table:table-cell office:value-type="string" calcext:value-type="string">
            <text:p>=</text:p>
          </table:table-cell>
          <table:table-cell office:value-type="float" office:value="-0.0028667349" calcext:value-type="float">
            <text:p>-2.87E-03</text:p>
          </table:table-cell>
          <table:table-cell office:value-type="string" calcext:value-type="string">
            <text:p>eV;</text:p>
          </table:table-cell>
          <table:table-cell office:value-type="string" calcext:value-type="string">
            <text:p>nu=</text:p>
          </table:table-cell>
          <table:table-cell office:value-type="float" office:value="-23.121778" calcext:value-type="float">
            <text:p>-2.31E+01</text:p>
          </table:table-cell>
          <table:table-cell office:value-type="string" calcext:value-type="string">
            <text:p>cm^-1</text:p>
          </table:table-cell>
        </table:table-row>
        <table:table-row table:style-name="ro1">
          <table:table-cell office:value-type="string" calcext:value-type="string">
            <text:p>hbarW=</text:p>
          </table:table-cell>
          <table:table-cell office:value-type="float" office:value="-0.000027588604" calcext:value-type="float">
            <text:p>-2.76E-05</text:p>
          </table:table-cell>
          <table:table-cell office:value-type="string" calcext:value-type="string">
            <text:p>Ha</text:p>
          </table:table-cell>
          <table:table-cell office:value-type="string" calcext:value-type="string">
            <text:p>=</text:p>
          </table:table-cell>
          <table:table-cell office:value-type="float" office:value="-0.00075072409" calcext:value-type="float">
            <text:p>-7.51E-04</text:p>
          </table:table-cell>
          <table:table-cell office:value-type="string" calcext:value-type="string">
            <text:p>eV;</text:p>
          </table:table-cell>
          <table:table-cell office:value-type="string" calcext:value-type="string">
            <text:p>nu=</text:p>
          </table:table-cell>
          <table:table-cell office:value-type="float" office:value="-6.0549988" calcext:value-type="float">
            <text:p>-6.05E+00</text:p>
          </table:table-cell>
          <table:table-cell office:value-type="string" calcext:value-type="string">
            <text:p>cm^-1</text:p>
          </table:table-cell>
        </table:table-row>
        <table:table-row table:style-name="ro1">
          <table:table-cell office:value-type="string" calcext:value-type="string">
            <text:p>hbarW=</text:p>
          </table:table-cell>
          <table:table-cell office:value-type="float" office:value="0.00007300707" calcext:value-type="float">
            <text:p>7.30E-05</text:p>
          </table:table-cell>
          <table:table-cell office:value-type="string" calcext:value-type="string">
            <text:p>Ha</text:p>
          </table:table-cell>
          <table:table-cell office:value-type="string" calcext:value-type="string">
            <text:p>=</text:p>
          </table:table-cell>
          <table:table-cell office:value-type="float" office:value="0.0019866234" calcext:value-type="float">
            <text:p>1.99E-03</text:p>
          </table:table-cell>
          <table:table-cell office:value-type="string" calcext:value-type="string">
            <text:p>eV;</text:p>
          </table:table-cell>
          <table:table-cell office:value-type="string" calcext:value-type="string">
            <text:p>nu=</text:p>
          </table:table-cell>
          <table:table-cell office:value-type="float" office:value="16.0232" calcext:value-type="float">
            <text:p>1.60E+01</text:p>
          </table:table-cell>
          <table:table-cell office:value-type="string" calcext:value-type="string">
            <text:p>cm^-1</text:p>
          </table:table-cell>
        </table:table-row>
        <table:table-row table:style-name="ro1">
          <table:table-cell office:value-type="string" calcext:value-type="string">
            <text:p>hbarW=</text:p>
          </table:table-cell>
          <table:table-cell office:value-type="float" office:value="0.00011090271" calcext:value-type="float">
            <text:p>1.11E-04</text:p>
          </table:table-cell>
          <table:table-cell office:value-type="string" calcext:value-type="string">
            <text:p>Ha</text:p>
          </table:table-cell>
          <table:table-cell office:value-type="string" calcext:value-type="string">
            <text:p>=</text:p>
          </table:table-cell>
          <table:table-cell office:value-type="float" office:value="0.0030178162" calcext:value-type="float">
            <text:p>3.02E-03</text:p>
          </table:table-cell>
          <table:table-cell office:value-type="string" calcext:value-type="string">
            <text:p>eV;</text:p>
          </table:table-cell>
          <table:table-cell office:value-type="string" calcext:value-type="string">
            <text:p>nu=</text:p>
          </table:table-cell>
          <table:table-cell office:value-type="float" office:value="24.340331" calcext:value-type="float">
            <text:p>2.43E+01</text:p>
          </table:table-cell>
          <table:table-cell office:value-type="string" calcext:value-type="string">
            <text:p>cm^-1</text:p>
          </table:table-cell>
        </table:table-row>
        <table:table-row table:style-name="ro1">
          <table:table-cell office:value-type="string" calcext:value-type="string">
            <text:p>hbarW=</text:p>
          </table:table-cell>
          <table:table-cell office:value-type="float" office:value="0.00015022383" calcext:value-type="float">
            <text:p>1.50E-04</text:p>
          </table:table-cell>
          <table:table-cell office:value-type="string" calcext:value-type="string">
            <text:p>Ha</text:p>
          </table:table-cell>
          <table:table-cell office:value-type="string" calcext:value-type="string">
            <text:p>=</text:p>
          </table:table-cell>
          <table:table-cell office:value-type="float" office:value="0.0040877983" calcext:value-type="float">
            <text:p>4.09E-03</text:p>
          </table:table-cell>
          <table:table-cell office:value-type="string" calcext:value-type="string">
            <text:p>eV;</text:p>
          </table:table-cell>
          <table:table-cell office:value-type="string" calcext:value-type="string">
            <text:p>nu=</text:p>
          </table:table-cell>
          <table:table-cell office:value-type="float" office:value="32.970321" calcext:value-type="float">
            <text:p>3.30E+01</text:p>
          </table:table-cell>
          <table:table-cell office:value-type="string" calcext:value-type="string">
            <text:p>cm^-1</text:p>
          </table:table-cell>
        </table:table-row>
        <table:table-row table:style-name="ro1">
          <table:table-cell office:value-type="string" calcext:value-type="string">
            <text:p>hbarW=</text:p>
          </table:table-cell>
          <table:table-cell office:value-type="float" office:value="0.00015945351" calcext:value-type="float">
            <text:p>1.59E-04</text:p>
          </table:table-cell>
          <table:table-cell office:value-type="string" calcext:value-type="string">
            <text:p>Ha</text:p>
          </table:table-cell>
          <table:table-cell office:value-type="string" calcext:value-type="string">
            <text:p>=</text:p>
          </table:table-cell>
          <table:table-cell office:value-type="float" office:value="0.0043389507" calcext:value-type="float">
            <text:p>4.34E-03</text:p>
          </table:table-cell>
          <table:table-cell office:value-type="string" calcext:value-type="string">
            <text:p>eV;</text:p>
          </table:table-cell>
          <table:table-cell office:value-type="string" calcext:value-type="string">
            <text:p>nu=</text:p>
          </table:table-cell>
          <table:table-cell office:value-type="float" office:value="34.996001" calcext:value-type="float">
            <text:p>3.50E+01</text:p>
          </table:table-cell>
          <table:table-cell office:value-type="string" calcext:value-type="string">
            <text:p>cm^-1</text:p>
          </table:table-cell>
        </table:table-row>
        <table:table-row table:style-name="ro1">
          <table:table-cell office:value-type="string" calcext:value-type="string">
            <text:p>hbarW=</text:p>
          </table:table-cell>
          <table:table-cell office:value-type="float" office:value="0.00020234387" calcext:value-type="float">
            <text:p>2.02E-04</text:p>
          </table:table-cell>
          <table:table-cell office:value-type="string" calcext:value-type="string">
            <text:p>Ha</text:p>
          </table:table-cell>
          <table:table-cell office:value-type="string" calcext:value-type="string">
            <text:p>=</text:p>
          </table:table-cell>
          <table:table-cell office:value-type="float" office:value="0.0055060568" calcext:value-type="float">
            <text:p>5.51E-03</text:p>
          </table:table-cell>
          <table:table-cell office:value-type="string" calcext:value-type="string">
            <text:p>eV;</text:p>
          </table:table-cell>
          <table:table-cell office:value-type="string" calcext:value-type="string">
            <text:p>nu=</text:p>
          </table:table-cell>
          <table:table-cell office:value-type="float" office:value="44.409348" calcext:value-type="float">
            <text:p>4.44E+01</text:p>
          </table:table-cell>
          <table:table-cell office:value-type="string" calcext:value-type="string">
            <text:p>cm^-1</text:p>
          </table:table-cell>
        </table:table-row>
        <table:table-row table:style-name="ro1">
          <table:table-cell office:value-type="string" calcext:value-type="string">
            <text:p>hbarW=</text:p>
          </table:table-cell>
          <table:table-cell office:value-type="float" office:value="0.00025332335" calcext:value-type="float">
            <text:p>2.53E-04</text:p>
          </table:table-cell>
          <table:table-cell office:value-type="string" calcext:value-type="string">
            <text:p>Ha</text:p>
          </table:table-cell>
          <table:table-cell office:value-type="string" calcext:value-type="string">
            <text:p>=</text:p>
          </table:table-cell>
          <table:table-cell office:value-type="float" office:value="0.006893279" calcext:value-type="float">
            <text:p>6.89E-03</text:p>
          </table:table-cell>
          <table:table-cell office:value-type="string" calcext:value-type="string">
            <text:p>eV;</text:p>
          </table:table-cell>
          <table:table-cell office:value-type="string" calcext:value-type="string">
            <text:p>nu=</text:p>
          </table:table-cell>
          <table:table-cell office:value-type="float" office:value="55.598051" calcext:value-type="float">
            <text:p>5.56E+01</text:p>
          </table:table-cell>
          <table:table-cell office:value-type="string" calcext:value-type="string">
            <text:p>cm^-1</text:p>
          </table:table-cell>
        </table:table-row>
        <table:table-row table:style-name="ro1">
          <table:table-cell office:value-type="string" calcext:value-type="string">
            <text:p>hbarW=</text:p>
          </table:table-cell>
          <table:table-cell office:value-type="float" office:value="0.00025623978" calcext:value-type="float">
            <text:p>2.56E-04</text:p>
          </table:table-cell>
          <table:table-cell office:value-type="string" calcext:value-type="string">
            <text:p>Ha</text:p>
          </table:table-cell>
          <table:table-cell office:value-type="string" calcext:value-type="string">
            <text:p>=</text:p>
          </table:table-cell>
          <table:table-cell office:value-type="float" office:value="0.0069726389" calcext:value-type="float">
            <text:p>6.97E-03</text:p>
          </table:table-cell>
          <table:table-cell office:value-type="string" calcext:value-type="string">
            <text:p>eV;</text:p>
          </table:table-cell>
          <table:table-cell office:value-type="string" calcext:value-type="string">
            <text:p>nu=</text:p>
          </table:table-cell>
          <table:table-cell office:value-type="float" office:value="56.238131" calcext:value-type="float">
            <text:p>5.62E+01</text:p>
          </table:table-cell>
          <table:table-cell office:value-type="string" calcext:value-type="string">
            <text:p>cm^-1</text:p>
          </table:table-cell>
        </table:table-row>
        <table:table-row table:style-name="ro1">
          <table:table-cell office:value-type="string" calcext:value-type="string">
            <text:p>hbarW=</text:p>
          </table:table-cell>
          <table:table-cell office:value-type="float" office:value="0.00030457394" calcext:value-type="float">
            <text:p>3.05E-04</text:p>
          </table:table-cell>
          <table:table-cell office:value-type="string" calcext:value-type="string">
            <text:p>Ha</text:p>
          </table:table-cell>
          <table:table-cell office:value-type="string" calcext:value-type="string">
            <text:p>=</text:p>
          </table:table-cell>
          <table:table-cell office:value-type="float" office:value="0.0082878783" calcext:value-type="float">
            <text:p>8.29E-03</text:p>
          </table:table-cell>
          <table:table-cell office:value-type="string" calcext:value-type="string">
            <text:p>eV;</text:p>
          </table:table-cell>
          <table:table-cell office:value-type="string" calcext:value-type="string">
            <text:p>nu=</text:p>
          </table:table-cell>
          <table:table-cell office:value-type="float" office:value="66.846254" calcext:value-type="float">
            <text:p>6.68E+01</text:p>
          </table:table-cell>
          <table:table-cell office:value-type="string" calcext:value-type="string">
            <text:p>cm^-1</text:p>
          </table:table-cell>
        </table:table-row>
        <table:table-row table:style-name="ro1">
          <table:table-cell office:value-type="string" calcext:value-type="string">
            <text:p>hbarW=</text:p>
          </table:table-cell>
          <table:table-cell office:value-type="float" office:value="0.00031113072" calcext:value-type="float">
            <text:p>3.11E-04</text:p>
          </table:table-cell>
          <table:table-cell office:value-type="string" calcext:value-type="string">
            <text:p>Ha</text:p>
          </table:table-cell>
          <table:table-cell office:value-type="string" calcext:value-type="string">
            <text:p>=</text:p>
          </table:table-cell>
          <table:table-cell office:value-type="float" office:value="0.0084662976" calcext:value-type="float">
            <text:p>8.47E-03</text:p>
          </table:table-cell>
          <table:table-cell office:value-type="string" calcext:value-type="string">
            <text:p>eV;</text:p>
          </table:table-cell>
          <table:table-cell office:value-type="string" calcext:value-type="string">
            <text:p>nu=</text:p>
          </table:table-cell>
          <table:table-cell office:value-type="float" office:value="68.285302" calcext:value-type="float">
            <text:p>6.83E+01</text:p>
          </table:table-cell>
          <table:table-cell office:value-type="string" calcext:value-type="string">
            <text:p>cm^-1</text:p>
          </table:table-cell>
        </table:table-row>
        <table:table-row table:style-name="ro1">
          <table:table-cell office:value-type="string" calcext:value-type="string">
            <text:p>hbarW=</text:p>
          </table:table-cell>
          <table:table-cell office:value-type="float" office:value="0.00040019495" calcext:value-type="float">
            <text:p>4.00E-04</text:p>
          </table:table-cell>
          <table:table-cell office:value-type="string" calcext:value-type="string">
            <text:p>Ha</text:p>
          </table:table-cell>
          <table:table-cell office:value-type="string" calcext:value-type="string">
            <text:p>=</text:p>
          </table:table-cell>
          <table:table-cell office:value-type="float" office:value="0.010889858" calcext:value-type="float">
            <text:p>1.09E-02</text:p>
          </table:table-cell>
          <table:table-cell office:value-type="string" calcext:value-type="string">
            <text:p>eV;</text:p>
          </table:table-cell>
          <table:table-cell office:value-type="string" calcext:value-type="string">
            <text:p>nu=</text:p>
          </table:table-cell>
          <table:table-cell office:value-type="float" office:value="87.832642" calcext:value-type="float">
            <text:p>8.78E+01</text:p>
          </table:table-cell>
          <table:table-cell office:value-type="string" calcext:value-type="string">
            <text:p>cm^-1</text:p>
          </table:table-cell>
        </table:table-row>
        <table:table-row table:style-name="ro1">
          <table:table-cell office:value-type="string" calcext:value-type="string">
            <text:p>hbarW=</text:p>
          </table:table-cell>
          <table:table-cell office:value-type="float" office:value="0.00041462778" calcext:value-type="float">
            <text:p>4.15E-04</text:p>
          </table:table-cell>
          <table:table-cell office:value-type="string" calcext:value-type="string">
            <text:p>Ha</text:p>
          </table:table-cell>
          <table:table-cell office:value-type="string" calcext:value-type="string">
            <text:p>=</text:p>
          </table:table-cell>
          <table:table-cell office:value-type="float" office:value="0.011282596" calcext:value-type="float">
            <text:p>1.13E-02</text:p>
          </table:table-cell>
          <table:table-cell office:value-type="string" calcext:value-type="string">
            <text:p>eV;</text:p>
          </table:table-cell>
          <table:table-cell office:value-type="string" calcext:value-type="string">
            <text:p>nu=</text:p>
          </table:table-cell>
          <table:table-cell office:value-type="float" office:value="91.000281" calcext:value-type="float">
            <text:p>9.10E+01</text:p>
          </table:table-cell>
          <table:table-cell office:value-type="string" calcext:value-type="string">
            <text:p>cm^-1</text:p>
          </table:table-cell>
        </table:table-row>
        <table:table-row table:style-name="ro1">
          <table:table-cell office:value-type="string" calcext:value-type="string">
            <text:p>hbarW=</text:p>
          </table:table-cell>
          <table:table-cell office:value-type="float" office:value="0.0004467774" calcext:value-type="float">
            <text:p>4.47E-04</text:p>
          </table:table-cell>
          <table:table-cell office:value-type="string" calcext:value-type="string">
            <text:p>Ha</text:p>
          </table:table-cell>
          <table:table-cell office:value-type="string" calcext:value-type="string">
            <text:p>=</text:p>
          </table:table-cell>
          <table:table-cell office:value-type="float" office:value="0.012157431" calcext:value-type="float">
            <text:p>1.22E-02</text:p>
          </table:table-cell>
          <table:table-cell office:value-type="string" calcext:value-type="string">
            <text:p>eV;</text:p>
          </table:table-cell>
          <table:table-cell office:value-type="string" calcext:value-type="string">
            <text:p>nu=</text:p>
          </table:table-cell>
          <table:table-cell office:value-type="float" office:value="98.056308" calcext:value-type="float">
            <text:p>9.81E+01</text:p>
          </table:table-cell>
          <table:table-cell office:value-type="string" calcext:value-type="string">
            <text:p>cm^-1</text:p>
          </table:table-cell>
        </table:table-row>
        <table:table-row table:style-name="ro1">
          <table:table-cell office:value-type="string" calcext:value-type="string">
            <text:p>hbarW=</text:p>
          </table:table-cell>
          <table:table-cell office:value-type="float" office:value="0.00046530021" calcext:value-type="float">
            <text:p>4.65E-04</text:p>
          </table:table-cell>
          <table:table-cell office:value-type="string" calcext:value-type="string">
            <text:p>Ha</text:p>
          </table:table-cell>
          <table:table-cell office:value-type="string" calcext:value-type="string">
            <text:p>=</text:p>
          </table:table-cell>
          <table:table-cell office:value-type="float" office:value="0.012661463" calcext:value-type="float">
            <text:p>1.27E-02</text:p>
          </table:table-cell>
          <table:table-cell office:value-type="string" calcext:value-type="string">
            <text:p>eV;</text:p>
          </table:table-cell>
          <table:table-cell office:value-type="string" calcext:value-type="string">
            <text:p>nu=</text:p>
          </table:table-cell>
          <table:table-cell office:value-type="float" office:value="102.12159" calcext:value-type="float">
            <text:p>1.02E+02</text:p>
          </table:table-cell>
          <table:table-cell office:value-type="string" calcext:value-type="string">
            <text:p>cm^-1</text:p>
          </table:table-cell>
        </table:table-row>
        <table:table-row table:style-name="ro1">
          <table:table-cell office:value-type="string" calcext:value-type="string">
            <text:p>hbarW=</text:p>
          </table:table-cell>
          <table:table-cell office:value-type="float" office:value="0.00049559309" calcext:value-type="float">
            <text:p>4.96E-04</text:p>
          </table:table-cell>
          <table:table-cell office:value-type="string" calcext:value-type="string">
            <text:p>Ha</text:p>
          </table:table-cell>
          <table:table-cell office:value-type="string" calcext:value-type="string">
            <text:p>=</text:p>
          </table:table-cell>
          <table:table-cell office:value-type="float" office:value="0.013485774" calcext:value-type="float">
            <text:p>1.35E-02</text:p>
          </table:table-cell>
          <table:table-cell office:value-type="string" calcext:value-type="string">
            <text:p>eV;</text:p>
          </table:table-cell>
          <table:table-cell office:value-type="string" calcext:value-type="string">
            <text:p>nu=</text:p>
          </table:table-cell>
          <table:table-cell office:value-type="float" office:value="108.77011" calcext:value-type="float">
            <text:p>1.09E+02</text:p>
          </table:table-cell>
          <table:table-cell office:value-type="string" calcext:value-type="string">
            <text:p>cm^-1</text:p>
          </table:table-cell>
        </table:table-row>
        <table:table-row table:style-name="ro1">
          <table:table-cell office:value-type="string" calcext:value-type="string">
            <text:p>hbarW=</text:p>
          </table:table-cell>
          <table:table-cell office:value-type="float" office:value="0.00054417778" calcext:value-type="float">
            <text:p>5.44E-04</text:p>
          </table:table-cell>
          <table:table-cell office:value-type="string" calcext:value-type="string">
            <text:p>Ha</text:p>
          </table:table-cell>
          <table:table-cell office:value-type="string" calcext:value-type="string">
            <text:p>=</text:p>
          </table:table-cell>
          <table:table-cell office:value-type="float" office:value="0.01480783" calcext:value-type="float">
            <text:p>1.48E-02</text:p>
          </table:table-cell>
          <table:table-cell office:value-type="string" calcext:value-type="string">
            <text:p>eV;</text:p>
          </table:table-cell>
          <table:table-cell office:value-type="string" calcext:value-type="string">
            <text:p>nu=</text:p>
          </table:table-cell>
          <table:table-cell office:value-type="float" office:value="119.43322" calcext:value-type="float">
            <text:p>1.19E+02</text:p>
          </table:table-cell>
          <table:table-cell office:value-type="string" calcext:value-type="string">
            <text:p>cm^-1</text:p>
          </table:table-cell>
        </table:table-row>
        <table:table-row table:style-name="ro1">
          <table:table-cell office:value-type="string" calcext:value-type="string">
            <text:p>hbarW=</text:p>
          </table:table-cell>
          <table:table-cell office:value-type="float" office:value="0.00059884875" calcext:value-type="float">
            <text:p>5.99E-04</text:p>
          </table:table-cell>
          <table:table-cell office:value-type="string" calcext:value-type="string">
            <text:p>Ha</text:p>
          </table:table-cell>
          <table:table-cell office:value-type="string" calcext:value-type="string">
            <text:p>=</text:p>
          </table:table-cell>
          <table:table-cell office:value-type="float" office:value="0.016295503" calcext:value-type="float">
            <text:p>1.63E-02</text:p>
          </table:table-cell>
          <table:table-cell office:value-type="string" calcext:value-type="string">
            <text:p>eV;</text:p>
          </table:table-cell>
          <table:table-cell office:value-type="string" calcext:value-type="string">
            <text:p>nu=</text:p>
          </table:table-cell>
          <table:table-cell office:value-type="float" office:value="131.43211" calcext:value-type="float">
            <text:p>1.31E+02</text:p>
          </table:table-cell>
          <table:table-cell office:value-type="string" calcext:value-type="string">
            <text:p>cm^-1</text:p>
          </table:table-cell>
        </table:table-row>
        <table:table-row table:style-name="ro1">
          <table:table-cell office:value-type="string" calcext:value-type="string">
            <text:p>hbarW=</text:p>
          </table:table-cell>
          <table:table-cell office:value-type="float" office:value="0.00063754101" calcext:value-type="float">
            <text:p>6.38E-04</text:p>
          </table:table-cell>
          <table:table-cell office:value-type="string" calcext:value-type="string">
            <text:p>Ha</text:p>
          </table:table-cell>
          <table:table-cell office:value-type="string" calcext:value-type="string">
            <text:p>=</text:p>
          </table:table-cell>
          <table:table-cell office:value-type="float" office:value="0.017348373" calcext:value-type="float">
            <text:p>1.73E-02</text:p>
          </table:table-cell>
          <table:table-cell office:value-type="string" calcext:value-type="string">
            <text:p>eV;</text:p>
          </table:table-cell>
          <table:table-cell office:value-type="string" calcext:value-type="string">
            <text:p>nu=</text:p>
          </table:table-cell>
          <table:table-cell office:value-type="float" office:value="139.92408" calcext:value-type="float">
            <text:p>1.40E+02</text:p>
          </table:table-cell>
          <table:table-cell office:value-type="string" calcext:value-type="string">
            <text:p>cm^-1</text:p>
          </table:table-cell>
        </table:table-row>
        <table:table-row table:style-name="ro1">
          <table:table-cell office:value-type="string" calcext:value-type="string">
            <text:p>hbarW=</text:p>
          </table:table-cell>
          <table:table-cell office:value-type="float" office:value="0.00071370518" calcext:value-type="float">
            <text:p>7.14E-04</text:p>
          </table:table-cell>
          <table:table-cell office:value-type="string" calcext:value-type="string">
            <text:p>Ha</text:p>
          </table:table-cell>
          <table:table-cell office:value-type="string" calcext:value-type="string">
            <text:p>=</text:p>
          </table:table-cell>
          <table:table-cell office:value-type="float" office:value="0.019420906" calcext:value-type="float">
            <text:p>1.94E-02</text:p>
          </table:table-cell>
          <table:table-cell office:value-type="string" calcext:value-type="string">
            <text:p>eV;</text:p>
          </table:table-cell>
          <table:table-cell office:value-type="string" calcext:value-type="string">
            <text:p>nu=</text:p>
          </table:table-cell>
          <table:table-cell office:value-type="float" office:value="156.64018" calcext:value-type="float">
            <text:p>1.57E+02</text:p>
          </table:table-cell>
          <table:table-cell office:value-type="string" calcext:value-type="string">
            <text:p>cm^-1</text:p>
          </table:table-cell>
        </table:table-row>
        <table:table-row table:style-name="ro1">
          <table:table-cell office:value-type="string" calcext:value-type="string">
            <text:p>hbarW=</text:p>
          </table:table-cell>
          <table:table-cell office:value-type="float" office:value="0.00073074978" calcext:value-type="float">
            <text:p>7.31E-04</text:p>
          </table:table-cell>
          <table:table-cell office:value-type="string" calcext:value-type="string">
            <text:p>Ha</text:p>
          </table:table-cell>
          <table:table-cell office:value-type="string" calcext:value-type="string">
            <text:p>=</text:p>
          </table:table-cell>
          <table:table-cell office:value-type="float" office:value="0.019884713" calcext:value-type="float">
            <text:p>1.99E-02</text:p>
          </table:table-cell>
          <table:table-cell office:value-type="string" calcext:value-type="string">
            <text:p>eV;</text:p>
          </table:table-cell>
          <table:table-cell office:value-type="string" calcext:value-type="string">
            <text:p>nu=</text:p>
          </table:table-cell>
          <table:table-cell office:value-type="float" office:value="160.38104" calcext:value-type="float">
            <text:p>1.60E+02</text:p>
          </table:table-cell>
          <table:table-cell office:value-type="string" calcext:value-type="string">
            <text:p>cm^-1</text:p>
          </table:table-cell>
        </table:table-row>
        <table:table-row table:style-name="ro1">
          <table:table-cell office:value-type="string" calcext:value-type="string">
            <text:p>hbarW=</text:p>
          </table:table-cell>
          <table:table-cell office:value-type="float" office:value="0.00074879694" calcext:value-type="float">
            <text:p>7.49E-04</text:p>
          </table:table-cell>
          <table:table-cell office:value-type="string" calcext:value-type="string">
            <text:p>Ha</text:p>
          </table:table-cell>
          <table:table-cell office:value-type="string" calcext:value-type="string">
            <text:p>=</text:p>
          </table:table-cell>
          <table:table-cell office:value-type="float" office:value="0.020375801" calcext:value-type="float">
            <text:p>2.04E-02</text:p>
          </table:table-cell>
          <table:table-cell office:value-type="string" calcext:value-type="string">
            <text:p>eV;</text:p>
          </table:table-cell>
          <table:table-cell office:value-type="string" calcext:value-type="string">
            <text:p>nu=</text:p>
          </table:table-cell>
          <table:table-cell office:value-type="float" office:value="164.34193" calcext:value-type="float">
            <text:p>1.64E+02</text:p>
          </table:table-cell>
          <table:table-cell office:value-type="string" calcext:value-type="string">
            <text:p>cm^-1</text:p>
          </table:table-cell>
        </table:table-row>
        <table:table-row table:style-name="ro1">
          <table:table-cell office:value-type="string" calcext:value-type="string">
            <text:p>hbarW=</text:p>
          </table:table-cell>
          <table:table-cell office:value-type="float" office:value="0.0007861989" calcext:value-type="float">
            <text:p>7.86E-04</text:p>
          </table:table-cell>
          <table:table-cell office:value-type="string" calcext:value-type="string">
            <text:p>Ha</text:p>
          </table:table-cell>
          <table:table-cell office:value-type="string" calcext:value-type="string">
            <text:p>=</text:p>
          </table:table-cell>
          <table:table-cell office:value-type="float" office:value="0.02139356" calcext:value-type="float">
            <text:p>2.14E-02</text:p>
          </table:table-cell>
          <table:table-cell office:value-type="string" calcext:value-type="string">
            <text:p>eV;</text:p>
          </table:table-cell>
          <table:table-cell office:value-type="string" calcext:value-type="string">
            <text:p>nu=</text:p>
          </table:table-cell>
          <table:table-cell office:value-type="float" office:value="172.55072" calcext:value-type="float">
            <text:p>1.73E+02</text:p>
          </table:table-cell>
          <table:table-cell office:value-type="string" calcext:value-type="string">
            <text:p>cm^-1</text:p>
          </table:table-cell>
        </table:table-row>
        <table:table-row table:style-name="ro1">
          <table:table-cell office:value-type="string" calcext:value-type="string">
            <text:p>hbarW=</text:p>
          </table:table-cell>
          <table:table-cell office:value-type="float" office:value="0.00079657625" calcext:value-type="float">
            <text:p>7.97E-04</text:p>
          </table:table-cell>
          <table:table-cell office:value-type="string" calcext:value-type="string">
            <text:p>Ha</text:p>
          </table:table-cell>
          <table:table-cell office:value-type="string" calcext:value-type="string">
            <text:p>=</text:p>
          </table:table-cell>
          <table:table-cell office:value-type="float" office:value="0.021675942" calcext:value-type="float">
            <text:p>2.17E-02</text:p>
          </table:table-cell>
          <table:table-cell office:value-type="string" calcext:value-type="string">
            <text:p>eV;</text:p>
          </table:table-cell>
          <table:table-cell office:value-type="string" calcext:value-type="string">
            <text:p>nu=</text:p>
          </table:table-cell>
          <table:table-cell office:value-type="float" office:value="174.82828" calcext:value-type="float">
            <text:p>1.75E+02</text:p>
          </table:table-cell>
          <table:table-cell office:value-type="string" calcext:value-type="string">
            <text:p>cm^-1</text:p>
          </table:table-cell>
        </table:table-row>
        <table:table-row table:style-name="ro1">
          <table:table-cell office:value-type="string" calcext:value-type="string">
            <text:p>hbarW=</text:p>
          </table:table-cell>
          <table:table-cell office:value-type="float" office:value="0.0008259949" calcext:value-type="float">
            <text:p>8.26E-04</text:p>
          </table:table-cell>
          <table:table-cell office:value-type="string" calcext:value-type="string">
            <text:p>Ha</text:p>
          </table:table-cell>
          <table:table-cell office:value-type="string" calcext:value-type="string">
            <text:p>=</text:p>
          </table:table-cell>
          <table:table-cell office:value-type="float" office:value="0.022476464" calcext:value-type="float">
            <text:p>2.25E-02</text:p>
          </table:table-cell>
          <table:table-cell office:value-type="string" calcext:value-type="string">
            <text:p>eV;</text:p>
          </table:table-cell>
          <table:table-cell office:value-type="string" calcext:value-type="string">
            <text:p>nu=</text:p>
          </table:table-cell>
          <table:table-cell office:value-type="float" office:value="181.28493" calcext:value-type="float">
            <text:p>1.81E+02</text:p>
          </table:table-cell>
          <table:table-cell office:value-type="string" calcext:value-type="string">
            <text:p>cm^-1</text:p>
          </table:table-cell>
        </table:table-row>
        <table:table-row table:style-name="ro1">
          <table:table-cell office:value-type="string" calcext:value-type="string">
            <text:p>hbarW=</text:p>
          </table:table-cell>
          <table:table-cell office:value-type="float" office:value="0.00084074728" calcext:value-type="float">
            <text:p>8.41E-04</text:p>
          </table:table-cell>
          <table:table-cell office:value-type="string" calcext:value-type="string">
            <text:p>Ha</text:p>
          </table:table-cell>
          <table:table-cell office:value-type="string" calcext:value-type="string">
            <text:p>=</text:p>
          </table:table-cell>
          <table:table-cell office:value-type="float" office:value="0.022877897" calcext:value-type="float">
            <text:p>2.29E-02</text:p>
          </table:table-cell>
          <table:table-cell office:value-type="string" calcext:value-type="string">
            <text:p>eV;</text:p>
          </table:table-cell>
          <table:table-cell office:value-type="string" calcext:value-type="string">
            <text:p>nu=</text:p>
          </table:table-cell>
          <table:table-cell office:value-type="float" office:value="184.5227" calcext:value-type="float">
            <text:p>1.85E+02</text:p>
          </table:table-cell>
          <table:table-cell office:value-type="string" calcext:value-type="string">
            <text:p>cm^-1</text:p>
          </table:table-cell>
        </table:table-row>
        <table:table-row table:style-name="ro1">
          <table:table-cell office:value-type="string" calcext:value-type="string">
            <text:p>hbarW=</text:p>
          </table:table-cell>
          <table:table-cell office:value-type="float" office:value="0.00085945411" calcext:value-type="float">
            <text:p>8.59E-04</text:p>
          </table:table-cell>
          <table:table-cell office:value-type="string" calcext:value-type="string">
            <text:p>Ha</text:p>
          </table:table-cell>
          <table:table-cell office:value-type="string" calcext:value-type="string">
            <text:p>=</text:p>
          </table:table-cell>
          <table:table-cell office:value-type="float" office:value="0.023386936" calcext:value-type="float">
            <text:p>2.34E-02</text:p>
          </table:table-cell>
          <table:table-cell office:value-type="string" calcext:value-type="string">
            <text:p>eV;</text:p>
          </table:table-cell>
          <table:table-cell office:value-type="string" calcext:value-type="string">
            <text:p>nu=</text:p>
          </table:table-cell>
          <table:table-cell office:value-type="float" office:value="188.62838" calcext:value-type="float">
            <text:p>1.89E+02</text:p>
          </table:table-cell>
          <table:table-cell office:value-type="string" calcext:value-type="string">
            <text:p>cm^-1</text:p>
          </table:table-cell>
        </table:table-row>
        <table:table-row table:style-name="ro1">
          <table:table-cell office:value-type="string" calcext:value-type="string">
            <text:p>hbarW=</text:p>
          </table:table-cell>
          <table:table-cell office:value-type="float" office:value="0.00087636475" calcext:value-type="float">
            <text:p>8.76E-04</text:p>
          </table:table-cell>
          <table:table-cell office:value-type="string" calcext:value-type="string">
            <text:p>Ha</text:p>
          </table:table-cell>
          <table:table-cell office:value-type="string" calcext:value-type="string">
            <text:p>=</text:p>
          </table:table-cell>
          <table:table-cell office:value-type="float" office:value="0.023847098" calcext:value-type="float">
            <text:p>2.38E-02</text:p>
          </table:table-cell>
          <table:table-cell office:value-type="string" calcext:value-type="string">
            <text:p>eV;</text:p>
          </table:table-cell>
          <table:table-cell office:value-type="string" calcext:value-type="string">
            <text:p>nu=</text:p>
          </table:table-cell>
          <table:table-cell office:value-type="float" office:value="192.33983" calcext:value-type="float">
            <text:p>1.92E+02</text:p>
          </table:table-cell>
          <table:table-cell office:value-type="string" calcext:value-type="string">
            <text:p>cm^-1</text:p>
          </table:table-cell>
        </table:table-row>
        <table:table-row table:style-name="ro1">
          <table:table-cell office:value-type="string" calcext:value-type="string">
            <text:p>hbarW=</text:p>
          </table:table-cell>
          <table:table-cell office:value-type="float" office:value="0.00091729169" calcext:value-type="float">
            <text:p>9.17E-04</text:p>
          </table:table-cell>
          <table:table-cell office:value-type="string" calcext:value-type="string">
            <text:p>Ha</text:p>
          </table:table-cell>
          <table:table-cell office:value-type="string" calcext:value-type="string">
            <text:p>=</text:p>
          </table:table-cell>
          <table:table-cell office:value-type="float" office:value="0.024960776" calcext:value-type="float">
            <text:p>2.50E-02</text:p>
          </table:table-cell>
          <table:table-cell office:value-type="string" calcext:value-type="string">
            <text:p>eV;</text:p>
          </table:table-cell>
          <table:table-cell office:value-type="string" calcext:value-type="string">
            <text:p>nu=</text:p>
          </table:table-cell>
          <table:table-cell office:value-type="float" office:value="201.32226" calcext:value-type="float">
            <text:p>2.01E+02</text:p>
          </table:table-cell>
          <table:table-cell office:value-type="string" calcext:value-type="string">
            <text:p>cm^-1</text:p>
          </table:table-cell>
        </table:table-row>
        <table:table-row table:style-name="ro1">
          <table:table-cell office:value-type="string" calcext:value-type="string">
            <text:p>hbarW=</text:p>
          </table:table-cell>
          <table:table-cell office:value-type="float" office:value="0.0010053721" calcext:value-type="float">
            <text:p>1.01E-03</text:p>
          </table:table-cell>
          <table:table-cell office:value-type="string" calcext:value-type="string">
            <text:p>Ha</text:p>
          </table:table-cell>
          <table:table-cell office:value-type="string" calcext:value-type="string">
            <text:p>=</text:p>
          </table:table-cell>
          <table:table-cell office:value-type="float" office:value="0.027357567" calcext:value-type="float">
            <text:p>2.74E-02</text:p>
          </table:table-cell>
          <table:table-cell office:value-type="string" calcext:value-type="string">
            <text:p>eV;</text:p>
          </table:table-cell>
          <table:table-cell office:value-type="string" calcext:value-type="string">
            <text:p>nu=</text:p>
          </table:table-cell>
          <table:table-cell office:value-type="float" office:value="220.65369" calcext:value-type="float">
            <text:p>2.21E+02</text:p>
          </table:table-cell>
          <table:table-cell office:value-type="string" calcext:value-type="string">
            <text:p>cm^-1</text:p>
          </table:table-cell>
        </table:table-row>
        <table:table-row table:style-name="ro1">
          <table:table-cell office:value-type="string" calcext:value-type="string">
            <text:p>hbarW=</text:p>
          </table:table-cell>
          <table:table-cell office:value-type="float" office:value="0.0010118888" calcext:value-type="float">
            <text:p>1.01E-03</text:p>
          </table:table-cell>
          <table:table-cell office:value-type="string" calcext:value-type="string">
            <text:p>Ha</text:p>
          </table:table-cell>
          <table:table-cell office:value-type="string" calcext:value-type="string">
            <text:p>=</text:p>
          </table:table-cell>
          <table:table-cell office:value-type="float" office:value="0.027534895" calcext:value-type="float">
            <text:p>2.75E-02</text:p>
          </table:table-cell>
          <table:table-cell office:value-type="string" calcext:value-type="string">
            <text:p>eV;</text:p>
          </table:table-cell>
          <table:table-cell office:value-type="string" calcext:value-type="string">
            <text:p>nu=</text:p>
          </table:table-cell>
          <table:table-cell office:value-type="float" office:value="222.08393" calcext:value-type="float">
            <text:p>2.22E+02</text:p>
          </table:table-cell>
          <table:table-cell office:value-type="string" calcext:value-type="string">
            <text:p>cm^-1</text:p>
          </table:table-cell>
        </table:table-row>
        <table:table-row table:style-name="ro1">
          <table:table-cell office:value-type="string" calcext:value-type="string">
            <text:p>hbarW=</text:p>
          </table:table-cell>
          <table:table-cell office:value-type="float" office:value="0.0010583609" calcext:value-type="float">
            <text:p>1.06E-03</text:p>
          </table:table-cell>
          <table:table-cell office:value-type="string" calcext:value-type="string">
            <text:p>Ha</text:p>
          </table:table-cell>
          <table:table-cell office:value-type="string" calcext:value-type="string">
            <text:p>=</text:p>
          </table:table-cell>
          <table:table-cell office:value-type="float" office:value="0.028799465" calcext:value-type="float">
            <text:p>2.88E-02</text:p>
          </table:table-cell>
          <table:table-cell office:value-type="string" calcext:value-type="string">
            <text:p>eV;</text:p>
          </table:table-cell>
          <table:table-cell office:value-type="string" calcext:value-type="string">
            <text:p>nu=</text:p>
          </table:table-cell>
          <table:table-cell office:value-type="float" office:value="232.28338" calcext:value-type="float">
            <text:p>2.32E+02</text:p>
          </table:table-cell>
          <table:table-cell office:value-type="string" calcext:value-type="string">
            <text:p>cm^-1</text:p>
          </table:table-cell>
        </table:table-row>
        <table:table-row table:style-name="ro1">
          <table:table-cell office:value-type="string" calcext:value-type="string">
            <text:p>hbarW=</text:p>
          </table:table-cell>
          <table:table-cell office:value-type="float" office:value="0.0011094567" calcext:value-type="float">
            <text:p>1.11E-03</text:p>
          </table:table-cell>
          <table:table-cell office:value-type="string" calcext:value-type="string">
            <text:p>Ha</text:p>
          </table:table-cell>
          <table:table-cell office:value-type="string" calcext:value-type="string">
            <text:p>=</text:p>
          </table:table-cell>
          <table:table-cell office:value-type="float" office:value="0.030189852" calcext:value-type="float">
            <text:p>3.02E-02</text:p>
          </table:table-cell>
          <table:table-cell office:value-type="string" calcext:value-type="string">
            <text:p>eV;</text:p>
          </table:table-cell>
          <table:table-cell office:value-type="string" calcext:value-type="string">
            <text:p>nu=</text:p>
          </table:table-cell>
          <table:table-cell office:value-type="float" office:value="243.49761" calcext:value-type="float">
            <text:p>2.43E+02</text:p>
          </table:table-cell>
          <table:table-cell office:value-type="string" calcext:value-type="string">
            <text:p>cm^-1</text:p>
          </table:table-cell>
        </table:table-row>
        <table:table-row table:style-name="ro1">
          <table:table-cell office:value-type="string" calcext:value-type="string">
            <text:p>hbarW=</text:p>
          </table:table-cell>
          <table:table-cell office:value-type="float" office:value="0.001134325" calcext:value-type="float">
            <text:p>1.13E-03</text:p>
          </table:table-cell>
          <table:table-cell office:value-type="string" calcext:value-type="string">
            <text:p>Ha</text:p>
          </table:table-cell>
          <table:table-cell office:value-type="string" calcext:value-type="string">
            <text:p>=</text:p>
          </table:table-cell>
          <table:table-cell office:value-type="float" office:value="0.030866552" calcext:value-type="float">
            <text:p>3.09E-02</text:p>
          </table:table-cell>
          <table:table-cell office:value-type="string" calcext:value-type="string">
            <text:p>eV;</text:p>
          </table:table-cell>
          <table:table-cell office:value-type="string" calcext:value-type="string">
            <text:p>nu=</text:p>
          </table:table-cell>
          <table:table-cell office:value-type="float" office:value="248.95556" calcext:value-type="float">
            <text:p>2.49E+02</text:p>
          </table:table-cell>
          <table:table-cell office:value-type="string" calcext:value-type="string">
            <text:p>cm^-1</text:p>
          </table:table-cell>
        </table:table-row>
        <table:table-row table:style-name="ro1">
          <table:table-cell office:value-type="string" calcext:value-type="string">
            <text:p>hbarW=</text:p>
          </table:table-cell>
          <table:table-cell office:value-type="float" office:value="0.0011919301" calcext:value-type="float">
            <text:p>1.19E-03</text:p>
          </table:table-cell>
          <table:table-cell office:value-type="string" calcext:value-type="string">
            <text:p>Ha</text:p>
          </table:table-cell>
          <table:table-cell office:value-type="string" calcext:value-type="string">
            <text:p>=</text:p>
          </table:table-cell>
          <table:table-cell office:value-type="float" office:value="0.032434069" calcext:value-type="float">
            <text:p>3.24E-02</text:p>
          </table:table-cell>
          <table:table-cell office:value-type="string" calcext:value-type="string">
            <text:p>eV;</text:p>
          </table:table-cell>
          <table:table-cell office:value-type="string" calcext:value-type="string">
            <text:p>nu=</text:p>
          </table:table-cell>
          <table:table-cell office:value-type="float" office:value="261.59843" calcext:value-type="float">
            <text:p>2.62E+02</text:p>
          </table:table-cell>
          <table:table-cell office:value-type="string" calcext:value-type="string">
            <text:p>cm^-1</text:p>
          </table:table-cell>
        </table:table-row>
        <table:table-row table:style-name="ro1">
          <table:table-cell office:value-type="string" calcext:value-type="string">
            <text:p>hbarW=</text:p>
          </table:table-cell>
          <table:table-cell office:value-type="float" office:value="0.0011988507" calcext:value-type="float">
            <text:p>1.20E-03</text:p>
          </table:table-cell>
          <table:table-cell office:value-type="string" calcext:value-type="string">
            <text:p>Ha</text:p>
          </table:table-cell>
          <table:table-cell office:value-type="string" calcext:value-type="string">
            <text:p>=</text:p>
          </table:table-cell>
          <table:table-cell office:value-type="float" office:value="0.032622386" calcext:value-type="float">
            <text:p>3.26E-02</text:p>
          </table:table-cell>
          <table:table-cell office:value-type="string" calcext:value-type="string">
            <text:p>eV;</text:p>
          </table:table-cell>
          <table:table-cell office:value-type="string" calcext:value-type="string">
            <text:p>nu=</text:p>
          </table:table-cell>
          <table:table-cell office:value-type="float" office:value="263.11731" calcext:value-type="float">
            <text:p>2.63E+02</text:p>
          </table:table-cell>
          <table:table-cell office:value-type="string" calcext:value-type="string">
            <text:p>cm^-1</text:p>
          </table:table-cell>
        </table:table-row>
        <table:table-row table:style-name="ro1">
          <table:table-cell office:value-type="string" calcext:value-type="string">
            <text:p>hbarW=</text:p>
          </table:table-cell>
          <table:table-cell office:value-type="float" office:value="0.0012191622" calcext:value-type="float">
            <text:p>1.22E-03</text:p>
          </table:table-cell>
          <table:table-cell office:value-type="string" calcext:value-type="string">
            <text:p>Ha</text:p>
          </table:table-cell>
          <table:table-cell office:value-type="string" calcext:value-type="string">
            <text:p>=</text:p>
          </table:table-cell>
          <table:table-cell office:value-type="float" office:value="0.033175091" calcext:value-type="float">
            <text:p>3.32E-02</text:p>
          </table:table-cell>
          <table:table-cell office:value-type="string" calcext:value-type="string">
            <text:p>eV;</text:p>
          </table:table-cell>
          <table:table-cell office:value-type="string" calcext:value-type="string">
            <text:p>nu=</text:p>
          </table:table-cell>
          <table:table-cell office:value-type="float" office:value="267.57518" calcext:value-type="float">
            <text:p>2.68E+02</text:p>
          </table:table-cell>
          <table:table-cell office:value-type="string" calcext:value-type="string">
            <text:p>cm^-1</text:p>
          </table:table-cell>
        </table:table-row>
        <table:table-row table:style-name="ro1">
          <table:table-cell office:value-type="string" calcext:value-type="string">
            <text:p>hbarW=</text:p>
          </table:table-cell>
          <table:table-cell office:value-type="float" office:value="0.0012422058" calcext:value-type="float">
            <text:p>1.24E-03</text:p>
          </table:table-cell>
          <table:table-cell office:value-type="string" calcext:value-type="string">
            <text:p>Ha</text:p>
          </table:table-cell>
          <table:table-cell office:value-type="string" calcext:value-type="string">
            <text:p>=</text:p>
          </table:table-cell>
          <table:table-cell office:value-type="float" office:value="0.03380214" calcext:value-type="float">
            <text:p>3.38E-02</text:p>
          </table:table-cell>
          <table:table-cell office:value-type="string" calcext:value-type="string">
            <text:p>eV;</text:p>
          </table:table-cell>
          <table:table-cell office:value-type="string" calcext:value-type="string">
            <text:p>nu=</text:p>
          </table:table-cell>
          <table:table-cell office:value-type="float" office:value="272.63267" calcext:value-type="float">
            <text:p>2.73E+02</text:p>
          </table:table-cell>
          <table:table-cell office:value-type="string" calcext:value-type="string">
            <text:p>cm^-1</text:p>
          </table:table-cell>
        </table:table-row>
        <table:table-row table:style-name="ro1">
          <table:table-cell office:value-type="string" calcext:value-type="string">
            <text:p>hbarW=</text:p>
          </table:table-cell>
          <table:table-cell office:value-type="float" office:value="0.0012555186" calcext:value-type="float">
            <text:p>1.26E-03</text:p>
          </table:table-cell>
          <table:table-cell office:value-type="string" calcext:value-type="string">
            <text:p>Ha</text:p>
          </table:table-cell>
          <table:table-cell office:value-type="string" calcext:value-type="string">
            <text:p>=</text:p>
          </table:table-cell>
          <table:table-cell office:value-type="float" office:value="0.0341644" calcext:value-type="float">
            <text:p>3.42E-02</text:p>
          </table:table-cell>
          <table:table-cell office:value-type="string" calcext:value-type="string">
            <text:p>eV;</text:p>
          </table:table-cell>
          <table:table-cell office:value-type="string" calcext:value-type="string">
            <text:p>nu=</text:p>
          </table:table-cell>
          <table:table-cell office:value-type="float" office:value="275.5545" calcext:value-type="float">
            <text:p>2.76E+02</text:p>
          </table:table-cell>
          <table:table-cell office:value-type="string" calcext:value-type="string">
            <text:p>cm^-1</text:p>
          </table:table-cell>
        </table:table-row>
        <table:table-row table:style-name="ro1">
          <table:table-cell office:value-type="string" calcext:value-type="string">
            <text:p>hbarW=</text:p>
          </table:table-cell>
          <table:table-cell office:value-type="float" office:value="0.0012861018" calcext:value-type="float">
            <text:p>1.29E-03</text:p>
          </table:table-cell>
          <table:table-cell office:value-type="string" calcext:value-type="string">
            <text:p>Ha</text:p>
          </table:table-cell>
          <table:table-cell office:value-type="string" calcext:value-type="string">
            <text:p>=</text:p>
          </table:table-cell>
          <table:table-cell office:value-type="float" office:value="0.034996609" calcext:value-type="float">
            <text:p>3.50E-02</text:p>
          </table:table-cell>
          <table:table-cell office:value-type="string" calcext:value-type="string">
            <text:p>eV;</text:p>
          </table:table-cell>
          <table:table-cell office:value-type="string" calcext:value-type="string">
            <text:p>nu=</text:p>
          </table:table-cell>
          <table:table-cell office:value-type="float" office:value="282.26672" calcext:value-type="float">
            <text:p>2.82E+02</text:p>
          </table:table-cell>
          <table:table-cell office:value-type="string" calcext:value-type="string">
            <text:p>cm^-1</text:p>
          </table:table-cell>
        </table:table-row>
        <table:table-row table:style-name="ro1">
          <table:table-cell office:value-type="string" calcext:value-type="string">
            <text:p>hbarW=</text:p>
          </table:table-cell>
          <table:table-cell office:value-type="float" office:value="0.0013019677" calcext:value-type="float">
            <text:p>1.30E-03</text:p>
          </table:table-cell>
          <table:table-cell office:value-type="string" calcext:value-type="string">
            <text:p>Ha</text:p>
          </table:table-cell>
          <table:table-cell office:value-type="string" calcext:value-type="string">
            <text:p>=</text:p>
          </table:table-cell>
          <table:table-cell office:value-type="float" office:value="0.035428342" calcext:value-type="float">
            <text:p>3.54E-02</text:p>
          </table:table-cell>
          <table:table-cell office:value-type="string" calcext:value-type="string">
            <text:p>eV;</text:p>
          </table:table-cell>
          <table:table-cell office:value-type="string" calcext:value-type="string">
            <text:p>nu=</text:p>
          </table:table-cell>
          <table:table-cell office:value-type="float" office:value="285.74888" calcext:value-type="float">
            <text:p>2.86E+02</text:p>
          </table:table-cell>
          <table:table-cell office:value-type="string" calcext:value-type="string">
            <text:p>cm^-1</text:p>
          </table:table-cell>
        </table:table-row>
        <table:table-row table:style-name="ro1">
          <table:table-cell office:value-type="string" calcext:value-type="string">
            <text:p>hbarW=</text:p>
          </table:table-cell>
          <table:table-cell office:value-type="float" office:value="0.0013246052" calcext:value-type="float">
            <text:p>1.32E-03</text:p>
          </table:table-cell>
          <table:table-cell office:value-type="string" calcext:value-type="string">
            <text:p>Ha</text:p>
          </table:table-cell>
          <table:table-cell office:value-type="string" calcext:value-type="string">
            <text:p>=</text:p>
          </table:table-cell>
          <table:table-cell office:value-type="float" office:value="0.03604434" calcext:value-type="float">
            <text:p>3.60E-02</text:p>
          </table:table-cell>
          <table:table-cell office:value-type="string" calcext:value-type="string">
            <text:p>eV;</text:p>
          </table:table-cell>
          <table:table-cell office:value-type="string" calcext:value-type="string">
            <text:p>nu=</text:p>
          </table:table-cell>
          <table:table-cell office:value-type="float" office:value="290.71724" calcext:value-type="float">
            <text:p>2.91E+02</text:p>
          </table:table-cell>
          <table:table-cell office:value-type="string" calcext:value-type="string">
            <text:p>cm^-1</text:p>
          </table:table-cell>
        </table:table-row>
        <table:table-row table:style-name="ro1">
          <table:table-cell office:value-type="string" calcext:value-type="string">
            <text:p>hbarW=</text:p>
          </table:table-cell>
          <table:table-cell office:value-type="float" office:value="0.0013459948" calcext:value-type="float">
            <text:p>1.35E-03</text:p>
          </table:table-cell>
          <table:table-cell office:value-type="string" calcext:value-type="string">
            <text:p>Ha</text:p>
          </table:table-cell>
          <table:table-cell office:value-type="string" calcext:value-type="string">
            <text:p>=</text:p>
          </table:table-cell>
          <table:table-cell office:value-type="float" office:value="0.036626381" calcext:value-type="float">
            <text:p>3.66E-02</text:p>
          </table:table-cell>
          <table:table-cell office:value-type="string" calcext:value-type="string">
            <text:p>eV;</text:p>
          </table:table-cell>
          <table:table-cell office:value-type="string" calcext:value-type="string">
            <text:p>nu=</text:p>
          </table:table-cell>
          <table:table-cell office:value-type="float" office:value="295.41172" calcext:value-type="float">
            <text:p>2.95E+02</text:p>
          </table:table-cell>
          <table:table-cell office:value-type="string" calcext:value-type="string">
            <text:p>cm^-1</text:p>
          </table:table-cell>
        </table:table-row>
        <table:table-row table:style-name="ro1">
          <table:table-cell office:value-type="string" calcext:value-type="string">
            <text:p>hbarW=</text:p>
          </table:table-cell>
          <table:table-cell office:value-type="float" office:value="0.0013553542" calcext:value-type="float">
            <text:p>1.36E-03</text:p>
          </table:table-cell>
          <table:table-cell office:value-type="string" calcext:value-type="string">
            <text:p>Ha</text:p>
          </table:table-cell>
          <table:table-cell office:value-type="string" calcext:value-type="string">
            <text:p>=</text:p>
          </table:table-cell>
          <table:table-cell office:value-type="float" office:value="0.036881064" calcext:value-type="float">
            <text:p>3.69E-02</text:p>
          </table:table-cell>
          <table:table-cell office:value-type="string" calcext:value-type="string">
            <text:p>eV;</text:p>
          </table:table-cell>
          <table:table-cell office:value-type="string" calcext:value-type="string">
            <text:p>nu=</text:p>
          </table:table-cell>
          <table:table-cell office:value-type="float" office:value="297.46587" calcext:value-type="float">
            <text:p>2.97E+02</text:p>
          </table:table-cell>
          <table:table-cell office:value-type="string" calcext:value-type="string">
            <text:p>cm^-1</text:p>
          </table:table-cell>
        </table:table-row>
        <table:table-row table:style-name="ro1">
          <table:table-cell office:value-type="string" calcext:value-type="string">
            <text:p>hbarW=</text:p>
          </table:table-cell>
          <table:table-cell office:value-type="float" office:value="0.0013613814" calcext:value-type="float">
            <text:p>1.36E-03</text:p>
          </table:table-cell>
          <table:table-cell office:value-type="string" calcext:value-type="string">
            <text:p>Ha</text:p>
          </table:table-cell>
          <table:table-cell office:value-type="string" calcext:value-type="string">
            <text:p>=</text:p>
          </table:table-cell>
          <table:table-cell office:value-type="float" office:value="0.037045071" calcext:value-type="float">
            <text:p>3.70E-02</text:p>
          </table:table-cell>
          <table:table-cell office:value-type="string" calcext:value-type="string">
            <text:p>eV;</text:p>
          </table:table-cell>
          <table:table-cell office:value-type="string" calcext:value-type="string">
            <text:p>nu=</text:p>
          </table:table-cell>
          <table:table-cell office:value-type="float" office:value="298.78868" calcext:value-type="float">
            <text:p>2.99E+02</text:p>
          </table:table-cell>
          <table:table-cell office:value-type="string" calcext:value-type="string">
            <text:p>cm^-1</text:p>
          </table:table-cell>
        </table:table-row>
        <table:table-row table:style-name="ro1">
          <table:table-cell office:value-type="string" calcext:value-type="string">
            <text:p>hbarW=</text:p>
          </table:table-cell>
          <table:table-cell office:value-type="float" office:value="0.0013748334" calcext:value-type="float">
            <text:p>1.37E-03</text:p>
          </table:table-cell>
          <table:table-cell office:value-type="string" calcext:value-type="string">
            <text:p>Ha</text:p>
          </table:table-cell>
          <table:table-cell office:value-type="string" calcext:value-type="string">
            <text:p>=</text:p>
          </table:table-cell>
          <table:table-cell office:value-type="float" office:value="0.03741112" calcext:value-type="float">
            <text:p>3.74E-02</text:p>
          </table:table-cell>
          <table:table-cell office:value-type="string" calcext:value-type="string">
            <text:p>eV;</text:p>
          </table:table-cell>
          <table:table-cell office:value-type="string" calcext:value-type="string">
            <text:p>nu=</text:p>
          </table:table-cell>
          <table:table-cell office:value-type="float" office:value="301.74107" calcext:value-type="float">
            <text:p>3.02E+02</text:p>
          </table:table-cell>
          <table:table-cell office:value-type="string" calcext:value-type="string">
            <text:p>cm^-1</text:p>
          </table:table-cell>
        </table:table-row>
        <table:table-row table:style-name="ro1">
          <table:table-cell office:value-type="string" calcext:value-type="string">
            <text:p>hbarW=</text:p>
          </table:table-cell>
          <table:table-cell office:value-type="float" office:value="0.0013998036" calcext:value-type="float">
            <text:p>1.40E-03</text:p>
          </table:table-cell>
          <table:table-cell office:value-type="string" calcext:value-type="string">
            <text:p>Ha</text:p>
          </table:table-cell>
          <table:table-cell office:value-type="string" calcext:value-type="string">
            <text:p>=</text:p>
          </table:table-cell>
          <table:table-cell office:value-type="float" office:value="0.038090594" calcext:value-type="float">
            <text:p>3.81E-02</text:p>
          </table:table-cell>
          <table:table-cell office:value-type="string" calcext:value-type="string">
            <text:p>eV;</text:p>
          </table:table-cell>
          <table:table-cell office:value-type="string" calcext:value-type="string">
            <text:p>nu=</text:p>
          </table:table-cell>
          <table:table-cell office:value-type="float" office:value="307.2214" calcext:value-type="float">
            <text:p>3.07E+02</text:p>
          </table:table-cell>
          <table:table-cell office:value-type="string" calcext:value-type="string">
            <text:p>cm^-1</text:p>
          </table:table-cell>
        </table:table-row>
        <table:table-row table:style-name="ro1">
          <table:table-cell office:value-type="string" calcext:value-type="string">
            <text:p>hbarW=</text:p>
          </table:table-cell>
          <table:table-cell office:value-type="float" office:value="0.0014157373" calcext:value-type="float">
            <text:p>1.42E-03</text:p>
          </table:table-cell>
          <table:table-cell office:value-type="string" calcext:value-type="string">
            <text:p>Ha</text:p>
          </table:table-cell>
          <table:table-cell office:value-type="string" calcext:value-type="string">
            <text:p>=</text:p>
          </table:table-cell>
          <table:table-cell office:value-type="float" office:value="0.038524172" calcext:value-type="float">
            <text:p>3.85E-02</text:p>
          </table:table-cell>
          <table:table-cell office:value-type="string" calcext:value-type="string">
            <text:p>eV;</text:p>
          </table:table-cell>
          <table:table-cell office:value-type="string" calcext:value-type="string">
            <text:p>nu=</text:p>
          </table:table-cell>
          <table:table-cell office:value-type="float" office:value="310.71844" calcext:value-type="float">
            <text:p>3.11E+02</text:p>
          </table:table-cell>
          <table:table-cell office:value-type="string" calcext:value-type="string">
            <text:p>cm^-1</text:p>
          </table:table-cell>
        </table:table-row>
        <table:table-row table:style-name="ro1">
          <table:table-cell office:value-type="string" calcext:value-type="string">
            <text:p>hbarW=</text:p>
          </table:table-cell>
          <table:table-cell office:value-type="float" office:value="0.0014269757" calcext:value-type="float">
            <text:p>1.43E-03</text:p>
          </table:table-cell>
          <table:table-cell office:value-type="string" calcext:value-type="string">
            <text:p>Ha</text:p>
          </table:table-cell>
          <table:table-cell office:value-type="string" calcext:value-type="string">
            <text:p>=</text:p>
          </table:table-cell>
          <table:table-cell office:value-type="float" office:value="0.038829984" calcext:value-type="float">
            <text:p>3.88E-02</text:p>
          </table:table-cell>
          <table:table-cell office:value-type="string" calcext:value-type="string">
            <text:p>eV;</text:p>
          </table:table-cell>
          <table:table-cell office:value-type="string" calcext:value-type="string">
            <text:p>nu=</text:p>
          </table:table-cell>
          <table:table-cell office:value-type="float" office:value="313.18498" calcext:value-type="float">
            <text:p>3.13E+02</text:p>
          </table:table-cell>
          <table:table-cell office:value-type="string" calcext:value-type="string">
            <text:p>cm^-1</text:p>
          </table:table-cell>
        </table:table-row>
        <table:table-row table:style-name="ro1">
          <table:table-cell office:value-type="string" calcext:value-type="string">
            <text:p>hbarW=</text:p>
          </table:table-cell>
          <table:table-cell office:value-type="float" office:value="0.0014370364" calcext:value-type="float">
            <text:p>1.44E-03</text:p>
          </table:table-cell>
          <table:table-cell office:value-type="string" calcext:value-type="string">
            <text:p>Ha</text:p>
          </table:table-cell>
          <table:table-cell office:value-type="string" calcext:value-type="string">
            <text:p>=</text:p>
          </table:table-cell>
          <table:table-cell office:value-type="float" office:value="0.039103748" calcext:value-type="float">
            <text:p>3.91E-02</text:p>
          </table:table-cell>
          <table:table-cell office:value-type="string" calcext:value-type="string">
            <text:p>eV;</text:p>
          </table:table-cell>
          <table:table-cell office:value-type="string" calcext:value-type="string">
            <text:p>nu=</text:p>
          </table:table-cell>
          <table:table-cell office:value-type="float" office:value="315.39303" calcext:value-type="float">
            <text:p>3.15E+02</text:p>
          </table:table-cell>
          <table:table-cell office:value-type="string" calcext:value-type="string">
            <text:p>cm^-1</text:p>
          </table:table-cell>
        </table:table-row>
        <table:table-row table:style-name="ro1">
          <table:table-cell office:value-type="string" calcext:value-type="string">
            <text:p>hbarW=</text:p>
          </table:table-cell>
          <table:table-cell office:value-type="float" office:value="0.0014731267" calcext:value-type="float">
            <text:p>1.47E-03</text:p>
          </table:table-cell>
          <table:table-cell office:value-type="string" calcext:value-type="string">
            <text:p>Ha</text:p>
          </table:table-cell>
          <table:table-cell office:value-type="string" calcext:value-type="string">
            <text:p>=</text:p>
          </table:table-cell>
          <table:table-cell office:value-type="float" office:value="0.040085817" calcext:value-type="float">
            <text:p>4.01E-02</text:p>
          </table:table-cell>
          <table:table-cell office:value-type="string" calcext:value-type="string">
            <text:p>eV;</text:p>
          </table:table-cell>
          <table:table-cell office:value-type="string" calcext:value-type="string">
            <text:p>nu=</text:p>
          </table:table-cell>
          <table:table-cell office:value-type="float" office:value="323.31396" calcext:value-type="float">
            <text:p>3.23E+02</text:p>
          </table:table-cell>
          <table:table-cell office:value-type="string" calcext:value-type="string">
            <text:p>cm^-1</text:p>
          </table:table-cell>
        </table:table-row>
        <table:table-row table:style-name="ro1">
          <table:table-cell office:value-type="string" calcext:value-type="string">
            <text:p>hbarW=</text:p>
          </table:table-cell>
          <table:table-cell office:value-type="float" office:value="0.0014830171" calcext:value-type="float">
            <text:p>1.48E-03</text:p>
          </table:table-cell>
          <table:table-cell office:value-type="string" calcext:value-type="string">
            <text:p>Ha</text:p>
          </table:table-cell>
          <table:table-cell office:value-type="string" calcext:value-type="string">
            <text:p>=</text:p>
          </table:table-cell>
          <table:table-cell office:value-type="float" office:value="0.040354948" calcext:value-type="float">
            <text:p>4.04E-02</text:p>
          </table:table-cell>
          <table:table-cell office:value-type="string" calcext:value-type="string">
            <text:p>eV;</text:p>
          </table:table-cell>
          <table:table-cell office:value-type="string" calcext:value-type="string">
            <text:p>nu=</text:p>
          </table:table-cell>
          <table:table-cell office:value-type="float" office:value="325.48464" calcext:value-type="float">
            <text:p>3.25E+02</text:p>
          </table:table-cell>
          <table:table-cell office:value-type="string" calcext:value-type="string">
            <text:p>cm^-1</text:p>
          </table:table-cell>
        </table:table-row>
        <table:table-row table:style-name="ro1">
          <table:table-cell office:value-type="string" calcext:value-type="string">
            <text:p>hbarW=</text:p>
          </table:table-cell>
          <table:table-cell office:value-type="float" office:value="0.0015852087" calcext:value-type="float">
            <text:p>1.59E-03</text:p>
          </table:table-cell>
          <table:table-cell office:value-type="string" calcext:value-type="string">
            <text:p>Ha</text:p>
          </table:table-cell>
          <table:table-cell office:value-type="string" calcext:value-type="string">
            <text:p>=</text:p>
          </table:table-cell>
          <table:table-cell office:value-type="float" office:value="0.043135721" calcext:value-type="float">
            <text:p>4.31E-02</text:p>
          </table:table-cell>
          <table:table-cell office:value-type="string" calcext:value-type="string">
            <text:p>eV;</text:p>
          </table:table-cell>
          <table:table-cell office:value-type="string" calcext:value-type="string">
            <text:p>nu=</text:p>
          </table:table-cell>
          <table:table-cell office:value-type="float" office:value="347.91309" calcext:value-type="float">
            <text:p>3.48E+02</text:p>
          </table:table-cell>
          <table:table-cell office:value-type="string" calcext:value-type="string">
            <text:p>cm^-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9">00/00/0000</text:date>, <text:time style:data-style-name="N2" text:time-value="05:07:23.30502457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5T09:30:42.171343856</meta:creation-date>
    <dc:date>2018-11-19T05:36:16.627903072</dc:date>
    <meta:editing-duration>PT1H51M10S</meta:editing-duration>
    <meta:editing-cycles>17</meta:editing-cycles>
    <meta:generator>LibreOffice/6.0.6.2$Linux_X86_64 LibreOffice_project/00m0$Build-2</meta:generator>
    <meta:document-statistic meta:table-count="3" meta:cell-count="5623" meta:object-count="0"/>
  </office:meta>
</office:document-meta>
</file>